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byssinica SIL1" svg:font-family="&quot;Abyssinica SIL1&quot;"/>
    <style:font-face style:name="Abyssinica SIL" svg:font-family="&quot;Abyssinica SIL&quot;"/>
    <style:font-face style:name="Calibri1" svg:font-family="Calibri1"/>
    <style:font-face style:name="Franklin Gothic Book ,sans-seri" svg:font-family="&quot;Franklin Gothic Book ,sans-ser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byssinica SIL1" style:font-name-asian="Abyssinica SIL1" style:font-name-complex="Abyssinica SIL1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byssinica SIL1" style:font-name-asian="Abyssinica SIL1" style:font-name-complex="Abyssinica SIL1" fo:font-size="8pt" style:font-size-asian="8pt" style:font-size-complex="8pt"/>
    </style:style>
    <style:style style:name="ce22" style:family="table-cell" style:parent-style-name="Defaul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CFE7F5" style:repeat-content="false"/>
      <style:paragraph-properties fo:text-align="center"/>
      <style:text-properties style:font-name="Abyssinica SIL1" style:font-name-asian="Abyssinica SIL1" style:font-name-complex="Abyssinica SIL1" fo:font-size="8pt" style:font-size-asian="8pt" style:font-size-complex="8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999999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1">
      <style:table-cell-properties fo:border="thin solid #000000" style:vertical-align="automatic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/>
    </style:style>
    <style:style style:name="ce32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byssinica SIL1" style:font-name-asian="Abyssinica SIL1" style:font-name-complex="Abyssinica SIL1" fo:font-size="8pt" style:font-size-asian="8pt" style:font-size-complex="8pt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byssinica SIL1" style:font-name-asian="Abyssinica SIL1" style:font-name-complex="Abyssinica SIL1"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byssinica SIL" style:font-name-asian="Abyssinica SIL" style:font-name-complex="Abyssinica SIL"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byssinica SIL1" style:font-name-asian="Abyssinica SIL1" style:font-name-complex="Abyssinica SIL1" fo:font-size="8pt" style:font-size-asian="8pt" style:font-size-complex="8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ext-properties style:font-name="Franklin Gothic Book ,sans-seri" style:font-name-asian="Franklin Gothic Book ,sans-seri" style:font-name-complex="Franklin Gothic Book ,sans-seri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454545" style:font-name="Arial" style:font-name-asian="Arial" style:font-name-complex="Arial" fo:font-size="8pt" style:font-size-asian="8pt" style:font-size-complex="8pt"/>
    </style:style>
    <style:style style:name="ce54" style:family="table-cell" style:parent-style-name="Default" style:data-style-name="N0">
      <style:table-cell-properties fo:border="thin solid #000000" style:vertical-align="middle"/>
      <style:text-properties fo:color="#454545" style:font-name="Arial" style:font-name-asian="Arial" style:font-name-complex="Arial" fo:font-size="8pt" style:font-size-asian="8pt" style:font-size-complex="8pt"/>
    </style:style>
    <style:style style:name="ce55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/>
      <style:text-properties fo:color="#454545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0" style:family="table-cell" style:parent-style-name="Default" style:data-style-name="N0">
      <style:table-cell-properties fo:border="thin solid #000000"/>
      <style:text-properties fo:color="#454545" style:font-name="Arial" style:font-name-asian="Arial" style:font-name-complex="Arial" fo:font-size="8pt" style:font-size-asian="8pt" style:font-size-complex="8pt"/>
    </style:style>
    <style:style style:name="ce61" style:family="table-cell" style:parent-style-name="Default" style:data-style-name="N0">
      <style:table-cell-properties fo:border="thin solid #000000" style:vertical-align="middle"/>
      <style:text-properties style:font-name="Abyssinica SIL1" style:font-name-asian="Abyssinica SIL1" style:font-name-complex="Abyssinica SIL1"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byssinica SIL1" style:font-name-asian="Abyssinica SIL1" style:font-name-complex="Abyssinica SIL1" fo:font-size="8pt" style:font-size-asian="8pt" style:font-size-complex="8pt"/>
    </style:style>
    <style:style style:name="ce63" style:family="table-cell" style:parent-style-name="Default" style:data-style-name="N0">
      <style:table-cell-properties fo:border="thin solid #000000" style:vertical-align="middle" fo:background-color="transparent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Abyssinica SIL1" style:font-name-asian="Abyssinica SIL1" style:font-name-complex="Abyssinica SIL1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1" style:font-name-asian="Calibri1" style:font-name-complex="Calibri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98097222222222cm"/>
    </style:style>
    <style:style style:name="co4" style:family="table-column">
      <style:table-column-properties fo:break-before="auto" style:column-width="5.66208333333333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68513888888889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8.96055555555555cm"/>
    </style:style>
    <style:style style:name="co10" style:family="table-column">
      <style:table-column-properties fo:break-before="auto" style:column-width="11.43cm"/>
    </style:style>
    <style:style style:name="co11" style:family="table-column">
      <style:table-column-properties fo:break-before="auto" style:column-width="6.35cm"/>
    </style:style>
    <style:style style:name="co12" style:family="table-column">
      <style:table-column-properties fo:break-before="auto" style:column-width="2.29305555555556cm"/>
    </style:style>
    <style:style style:name="co13" style:family="table-column">
      <style:table-column-properties fo:break-before="auto" style:column-width="9.10166666666667cm"/>
    </style:style>
    <style:style style:name="co14" style:family="table-column">
      <style:table-column-properties fo:break-before="auto" style:column-width="3.75708333333333cm"/>
    </style:style>
    <style:style style:name="co15" style:family="table-column">
      <style:table-column-properties fo:break-before="auto" style:column-width="6.47347222222222cm" style:use-optimal-column-width="true"/>
    </style:style>
    <style:style style:name="co16" style:family="table-column">
      <style:table-column-properties fo:break-before="auto" style:column-width="1.64041666666667cm" style:use-optimal-column-width="true"/>
    </style:style>
    <style:style style:name="co17" style:family="table-column">
      <style:table-column-properties fo:break-before="auto" style:column-width="6.0325cm" style:use-optimal-column-width="true"/>
    </style:style>
    <style:style style:name="co18" style:family="table-column">
      <style:table-column-properties fo:break-before="auto" style:column-width="6.05013888888889cm" style:use-optimal-column-width="true"/>
    </style:style>
    <style:style style:name="co19" style:family="table-column">
      <style:table-column-properties fo:break-before="auto" style:column-width="1.85208333333333cm" style:use-optimal-column-width="true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3.08680555555556cm"/>
    </style:style>
    <style:style style:name="co22" style:family="table-column">
      <style:table-column-properties fo:break-before="auto" style:column-width="9.22513888888889cm" style:use-optimal-column-width="true"/>
    </style:style>
    <style:style style:name="co23" style:family="table-column">
      <style:table-column-properties fo:break-before="auto" style:column-width="7.47888888888889cm" style:use-optimal-column-width="true"/>
    </style:style>
    <style:style style:name="co24" style:family="table-column">
      <style:table-column-properties fo:break-before="auto" style:column-width="8.41375cm" style:use-optimal-column-width="true"/>
    </style:style>
    <style:style style:name="co25" style:family="table-column">
      <style:table-column-properties fo:break-before="auto" style:column-width="2.32833333333333cm" style:use-optimal-column-width="true"/>
    </style:style>
    <style:style style:name="co26" style:family="table-column">
      <style:table-column-properties fo:break-before="auto" style:column-width="5.02708333333333cm" style:use-optimal-column-width="true"/>
    </style:style>
    <style:style style:name="co27" style:family="table-column">
      <style:table-column-properties fo:break-before="auto" style:column-width="6.79097222222222cm" style:use-optimal-column-width="true"/>
    </style:style>
    <style:style style:name="co28" style:family="table-column">
      <style:table-column-properties fo:break-before="auto" style:column-width="6.82625cm" style:use-optimal-column-width="true"/>
    </style:style>
    <style:style style:name="co29" style:family="table-column">
      <style:table-column-properties fo:break-before="auto" style:column-width="2.39888888888889cm"/>
    </style:style>
    <style:style style:name="co30" style:family="table-column">
      <style:table-column-properties fo:break-before="auto" style:column-width="3.70416666666667cm"/>
    </style:style>
    <style:style style:name="co31" style:family="table-column">
      <style:table-column-properties fo:break-before="auto" style:column-width="9.06638888888889cm" style:use-optimal-column-width="true"/>
    </style:style>
    <style:style style:name="co32" style:family="table-column">
      <style:table-column-properties fo:break-before="auto" style:column-width="5.57388888888889cm" style:use-optimal-column-width="true"/>
    </style:style>
    <style:style style:name="co33" style:family="table-column">
      <style:table-column-properties fo:break-before="auto" style:column-width="3.56305555555556cm"/>
    </style:style>
    <style:style style:name="co34" style:family="table-column">
      <style:table-column-properties fo:break-before="auto" style:column-width="3.06916666666667cm"/>
    </style:style>
    <style:style style:name="co35" style:family="table-column">
      <style:table-column-properties fo:break-before="auto" style:column-width="3.51013888888889cm" style:use-optimal-column-width="true"/>
    </style:style>
    <style:style style:name="co36" style:family="table-column">
      <style:table-column-properties fo:break-before="auto" style:column-width="3.40430555555556cm"/>
    </style:style>
    <style:style style:name="co37" style:family="table-column">
      <style:table-column-properties fo:break-before="auto" style:column-width="7.19666666666667cm" style:use-optimal-column-width="true"/>
    </style:style>
    <style:style style:name="co38" style:family="table-column">
      <style:table-column-properties fo:break-before="auto" style:column-width="2.59291666666667cm" style:use-optimal-column-width="true"/>
    </style:style>
    <style:style style:name="co39" style:family="table-column">
      <style:table-column-properties fo:break-before="auto" style:column-width="3.33375cm" style:use-optimal-column-width="true"/>
    </style:style>
    <style:style style:name="co40" style:family="table-column">
      <style:table-column-properties fo:break-before="auto" style:column-width="3.38666666666667cm" style:use-optimal-column-width="true"/>
    </style:style>
    <style:style style:name="co41" style:family="table-column">
      <style:table-column-properties fo:break-before="auto" style:column-width="2.11666666666667cm"/>
    </style:style>
    <style:style style:name="co42" style:family="table-column">
      <style:table-column-properties fo:break-before="auto" style:column-width="2.27541666666667cm" style:use-optimal-column-width="true"/>
    </style:style>
    <style:style style:name="co43" style:family="table-column">
      <style:table-column-properties fo:break-before="auto" style:column-width="4.67430555555556cm" style:use-optimal-column-width="true"/>
    </style:style>
    <style:style style:name="co44" style:family="table-column">
      <style:table-column-properties fo:break-before="auto" style:column-width="6.15597222222222cm" style:use-optimal-column-width="true"/>
    </style:style>
    <style:style style:name="co45" style:family="table-column">
      <style:table-column-properties fo:break-before="auto" style:column-width="5.99722222222222cm" style:use-optimal-column-width="true"/>
    </style:style>
    <style:style style:name="co46" style:family="table-column">
      <style:table-column-properties fo:break-before="auto" style:column-width="5.25638888888889cm" style:use-optimal-column-width="true"/>
    </style:style>
    <style:style style:name="co47" style:family="table-column">
      <style:table-column-properties fo:break-before="auto" style:column-width="5.29166666666667cm" style:use-optimal-column-width="true"/>
    </style:style>
    <style:style style:name="co48" style:family="table-column">
      <style:table-column-properties fo:break-before="auto" style:column-width="4.65666666666667cm" style:use-optimal-column-width="true"/>
    </style:style>
    <style:style style:name="co49" style:family="table-column">
      <style:table-column-properties fo:break-before="auto" style:column-width="4.93888888888889cm" style:use-optimal-column-width="true"/>
    </style:style>
    <style:style style:name="co50" style:family="table-column">
      <style:table-column-properties fo:break-before="auto" style:column-width="5.18583333333333cm" style:use-optimal-column-width="true"/>
    </style:style>
    <style:style style:name="co51" style:family="table-column">
      <style:table-column-properties fo:break-before="auto" style:column-width="4.40972222222222cm" style:use-optimal-column-width="true"/>
    </style:style>
    <style:style style:name="co52" style:family="table-column">
      <style:table-column-properties fo:break-before="auto" style:column-width="4.46263888888889cm" style:use-optimal-column-width="true"/>
    </style:style>
    <style:style style:name="co53" style:family="table-column">
      <style:table-column-properties fo:break-before="auto" style:column-width="4.35680555555555cm" style:use-optimal-column-width="true"/>
    </style:style>
    <style:style style:name="co54" style:family="table-column">
      <style:table-column-properties fo:break-before="auto" style:column-width="5.3975cm" style:use-optimal-column-width="true"/>
    </style:style>
    <style:style style:name="co55" style:family="table-column">
      <style:table-column-properties fo:break-before="auto" style:column-width="2.75166666666667cm" style:use-optimal-column-width="true"/>
    </style:style>
    <style:style style:name="co56" style:family="table-column">
      <style:table-column-properties fo:break-before="auto" style:column-width="3.59833333333333cm"/>
    </style:style>
    <style:style style:name="co57" style:family="table-column">
      <style:table-column-properties fo:break-before="auto" style:column-width="3.88055555555556cm"/>
    </style:style>
    <style:style style:name="co58" style:family="table-column">
      <style:table-column-properties fo:break-before="auto" style:column-width="6.42055555555556cm" style:use-optimal-column-width="true"/>
    </style:style>
    <style:style style:name="co59" style:family="table-column">
      <style:table-column-properties fo:break-before="auto" style:column-width="2.66347222222222cm" style:use-optimal-column-width="true"/>
    </style:style>
    <style:style style:name="co60" style:family="table-column">
      <style:table-column-properties fo:break-before="auto" style:column-width="5.78555555555556cm" style:use-optimal-column-width="true"/>
    </style:style>
    <style:style style:name="co61" style:family="table-column">
      <style:table-column-properties fo:break-before="auto" style:column-width="1.92263888888889cm"/>
    </style:style>
    <style:style style:name="co62" style:family="table-column">
      <style:table-column-properties fo:break-before="auto" style:column-width="5.67972222222222cm" style:use-optimal-column-width="true"/>
    </style:style>
    <style:style style:name="co63" style:family="table-column">
      <style:table-column-properties fo:break-before="auto" style:column-width="5.23875cm" style:use-optimal-column-width="true"/>
    </style:style>
    <style:style style:name="co64" style:family="table-column">
      <style:table-column-properties fo:break-before="auto" style:column-width="3.98638888888889cm" style:use-optimal-column-width="true"/>
    </style:style>
    <style:style style:name="co65" style:family="table-column">
      <style:table-column-properties fo:break-before="auto" style:column-width="5.15055555555556cm" style:use-optimal-column-width="true"/>
    </style:style>
    <style:style style:name="co66" style:family="table-column">
      <style:table-column-properties fo:break-before="auto" style:column-width="3.56305555555556cm" style:use-optimal-column-width="true"/>
    </style:style>
    <style:style style:name="co67" style:family="table-column">
      <style:table-column-properties fo:break-before="auto" style:column-width="3.13972222222222cm" style:use-optimal-column-width="true"/>
    </style:style>
    <style:style style:name="co68" style:family="table-column">
      <style:table-column-properties fo:break-before="auto" style:column-width="3.01625cm" style:use-optimal-column-width="true"/>
    </style:style>
    <style:style style:name="co69" style:family="table-column">
      <style:table-column-properties fo:break-before="auto" style:column-width="5.09763888888889cm" style:use-optimal-column-width="true"/>
    </style:style>
    <style:style style:name="co70" style:family="table-column">
      <style:table-column-properties fo:break-before="auto" style:column-width="4.60375cm" style:use-optimal-column-width="true"/>
    </style:style>
    <style:style style:name="co71" style:family="table-column">
      <style:table-column-properties fo:break-before="auto" style:column-width="5.20347222222222cm" style:use-optimal-column-width="true"/>
    </style:style>
    <style:style style:name="co72" style:family="table-column">
      <style:table-column-properties fo:break-before="auto" style:column-width="2.54cm" style:use-optimal-column-width="true"/>
    </style:style>
    <style:style style:name="co73" style:family="table-column">
      <style:table-column-properties fo:break-before="auto" style:column-width="2.75166666666667cm"/>
    </style:style>
    <style:style style:name="ro1" style:family="table-row">
      <style:table-row-properties style:row-height="26.15pt" style:use-optimal-row-height="false" fo:break-before="auto"/>
    </style:style>
    <style:style style:name="ro2" style:family="table-row">
      <style:table-row-properties style:row-height="12.2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15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51.75pt" style:use-optimal-row-height="false" fo:break-before="auto"/>
    </style:style>
    <style:style style:name="ro10" style:family="table-row">
      <style:table-row-properties style:row-height="45.75pt" style:use-optimal-row-height="false" fo:break-before="auto"/>
    </style:style>
    <style:style style:name="ro11" style:family="table-row">
      <style:table-row-properties style:row-height="75.75pt" style:use-optimal-row-height="false" fo:break-before="auto"/>
    </style:style>
    <style:style style:name="ro12" style:family="table-row">
      <style:table-row-properties style:row-height="40pt" style:use-optimal-row-height="true" fo:break-before="auto"/>
    </style:style>
    <style:style style:name="ro13" style:family="table-row">
      <style:table-row-properties style:row-height="50pt" style:use-optimal-row-height="true" fo:break-before="auto"/>
    </style:style>
    <style:style style:name="ro14" style:family="table-row">
      <style:table-row-properties style:row-height="61.5pt" style:use-optimal-row-height="false" fo:break-before="auto"/>
    </style:style>
    <style:style style:name="ro15" style:family="table-row">
      <style:table-row-properties style:row-height="70.5pt" style:use-optimal-row-height="false" fo:break-before="auto"/>
    </style:style>
    <style:style style:name="ro16" style:family="table-row">
      <style:table-row-properties style:row-height="52pt" style:use-optimal-row-height="true" fo:break-before="auto"/>
    </style:style>
    <style:style style:name="ro17" style:family="table-row">
      <style:table-row-properties style:row-height="40.5pt" style:use-optimal-row-height="false" fo:break-before="auto"/>
    </style:style>
    <style:style style:name="ro18" style:family="table-row">
      <style:table-row-properties style:row-height="45pt" style:use-optimal-row-height="false" fo:break-before="auto"/>
    </style:style>
    <style:style style:name="ro19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6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1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6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1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2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1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6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2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6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7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7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2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3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7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2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7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3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7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3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7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8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3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8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3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4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8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4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8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9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9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5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9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9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5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0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9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5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0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9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6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1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6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1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1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7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7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2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7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2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8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3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8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3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3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9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9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4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9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4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0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4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0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4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5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5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02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1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25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306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50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1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54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118" style:repeat="stretch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.0512in" fo:padding-bottom="0.0512in" fo:padding-left="0.0984in" fo:padding-right="0.0984in" draw:textarea-vertical-align="middle" draw:textarea-horizontal-align="left" draw:fill="bitmap" draw:fill-image-name="a58" style:repeat="stretch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KAZEN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5" table:default-cell-style-name="ce5"/>
        <table:table-column table:style-name="co5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0" draw:style-name="a3" draw:name="Graphics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0-10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257" table:number-columns-spanned="1" table:number-rows-spanned="9" table:style-name="ce13">
            <text:p>22001257</text:p>
          </table:table-cell>
          <table:table-cell office:value-type="string" table:number-columns-spanned="1" table:number-rows-spanned="9" table:style-name="ce13">
            <text:p>71623HOW000004</text:p>
          </table:table-cell>
          <table:table-cell office:value-type="float" office:value="177365" table:number-columns-spanned="1" table:number-rows-spanned="9" table:style-name="ce13">
            <text:p>177365</text:p>
          </table:table-cell>
          <table:table-cell office:value-type="float" office:value="284018" table:style-name="ce8">
            <text:p>284018</text:p>
          </table:table-cell>
          <table:table-cell office:value-type="string" table:style-name="ce8">
            <text:p>LABELS, CHAPS21-EF-LOGO</text:p>
          </table:table-cell>
          <table:table-cell table:style-name="ce8"/>
          <table:table-cell office:value-type="float" office:value="2720" table:style-name="ce8">
            <text:p>2720</text:p>
          </table:table-cell>
          <table:table-cell office:value-type="string" table:style-name="ce8">
            <text:p>PC</text:p>
          </table:table-cell>
          <table:table-cell office:value-type="float" office:value="288.32" table:formula="of:=[.G6]*0.106" table:style-name="ce9">
            <text:p>288.32</text:p>
          </table:table-cell>
          <table:table-cell office:value-type="float" office:value="288.82" table:formula="of:=[.I6]+0.5" table:style-name="ce9">
            <text:p>288.82</text:p>
          </table:table-cell>
          <table:table-cell office:value-type="string" table:number-columns-spanned="1" table:number-rows-spanned="29" table:style-name="ce13">
            <text:p>5 BOX UP.BU IKA GUDANG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020" table:style-name="ce8">
            <text:p>284020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S</text:p>
          </table:table-cell>
          <table:table-cell office:value-type="float" office:value="296" table:style-name="ce8">
            <text:p>296</text:p>
          </table:table-cell>
          <table:table-cell office:value-type="string" table:style-name="ce8">
            <text:p>PC</text:p>
          </table:table-cell>
          <table:table-cell office:value-type="float" office:value="31.375999999999998" table:formula="of:=[.G7]*0.106" table:style-name="ce9">
            <text:p>31.376</text:p>
          </table:table-cell>
          <table:table-cell office:value-type="float" office:value="31.875999999999998" table:formula="of:=[.I7]+0.5" table:style-name="ce9">
            <text:p>31.87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4" table:style-name="ce8">
            <text:p>284244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M</text:p>
          </table:table-cell>
          <table:table-cell office:value-type="float" office:value="636" table:style-name="ce8">
            <text:p>636</text:p>
          </table:table-cell>
          <table:table-cell office:value-type="string" table:style-name="ce8">
            <text:p>PC</text:p>
          </table:table-cell>
          <table:table-cell office:value-type="float" office:value="67.415999999999997" table:formula="of:=[.G8]*0.106" table:style-name="ce9">
            <text:p>67.416</text:p>
          </table:table-cell>
          <table:table-cell office:value-type="float" office:value="67.915999999999997" table:formula="of:=[.I8]+0.5" table:style-name="ce9">
            <text:p>67.91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5" table:style-name="ce8">
            <text:p>284245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L</text:p>
          </table:table-cell>
          <table:table-cell office:value-type="float" office:value="812" table:style-name="ce8">
            <text:p>812</text:p>
          </table:table-cell>
          <table:table-cell office:value-type="string" table:style-name="ce8">
            <text:p>PC</text:p>
          </table:table-cell>
          <table:table-cell office:value-type="float" office:value="86.072000000000003" table:formula="of:=[.G9]*0.106" table:style-name="ce9">
            <text:p>86.072</text:p>
          </table:table-cell>
          <table:table-cell office:value-type="float" office:value="86.572000000000003" table:formula="of:=[.I9]+0.5" table:style-name="ce9">
            <text:p>86.57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6" table:style-name="ce8">
            <text:p>284246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XL</text:p>
          </table:table-cell>
          <table:table-cell office:value-type="float" office:value="724" table:style-name="ce8">
            <text:p>724</text:p>
          </table:table-cell>
          <table:table-cell office:value-type="string" table:style-name="ce8">
            <text:p>PC</text:p>
          </table:table-cell>
          <table:table-cell office:value-type="float" office:value="76.744" table:formula="of:=[.G10]*0.106" table:style-name="ce9">
            <text:p>76.744</text:p>
          </table:table-cell>
          <table:table-cell office:value-type="float" office:value="77.244" table:formula="of:=[.I10]+0.5" table:style-name="ce9">
            <text:p>77.244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7" table:style-name="ce8">
            <text:p>284247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XXL</text:p>
          </table:table-cell>
          <table:table-cell office:value-type="float" office:value="252" table:style-name="ce8">
            <text:p>252</text:p>
          </table:table-cell>
          <table:table-cell office:value-type="string" table:style-name="ce8">
            <text:p>PC</text:p>
          </table:table-cell>
          <table:table-cell office:value-type="float" office:value="26.712" table:formula="of:=[.G11]*0.106" table:style-name="ce9">
            <text:p>26.712</text:p>
          </table:table-cell>
          <table:table-cell office:value-type="float" office:value="27.212" table:formula="of:=[.I11]+0.5" table:style-name="ce9">
            <text:p>27.21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70528" table:style-name="ce8">
            <text:p>170528</text:p>
          </table:table-cell>
          <table:table-cell office:value-type="string" table:style-name="ce8">
            <text:p>C 1730 (WHITE), 40/2</text:p>
          </table:table-cell>
          <table:table-cell table:style-name="ce8"/>
          <table:table-cell office:value-type="float" office:value="48" table:style-name="ce8">
            <text:p>48</text:p>
          </table:table-cell>
          <table:table-cell office:value-type="string" table:style-name="ce8">
            <text:p>Cns</text:p>
          </table:table-cell>
          <table:table-cell office:value-type="float" office:value="5.0880000000000001" table:formula="of:=[.G12]*0.106" table:style-name="ce9">
            <text:p>5.088</text:p>
          </table:table-cell>
          <table:table-cell office:value-type="float" office:value="5.5880000000000001" table:formula="of:=[.I12]+0.5" table:style-name="ce9">
            <text:p>5.588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69103" table:style-name="ce8">
            <text:p>169103</text:p>
          </table:table-cell>
          <table:table-cell office:value-type="string" table:style-name="ce8">
            <text:p>C 9142 (GREY), 40/2</text:p>
          </table:table-cell>
          <table:table-cell table:style-name="ce8"/>
          <table:table-cell office:value-type="float" office:value="47" table:style-name="ce8">
            <text:p>47</text:p>
          </table:table-cell>
          <table:table-cell office:value-type="string" table:style-name="ce8">
            <text:p>Cns</text:p>
          </table:table-cell>
          <table:table-cell office:value-type="float" office:value="4.9820000000000002" table:formula="of:=[.G13]*0.106" table:style-name="ce9">
            <text:p>4.982</text:p>
          </table:table-cell>
          <table:table-cell office:value-type="float" office:value="5.4820000000000002" table:formula="of:=[.I13]+0.5" table:style-name="ce9">
            <text:p>5.48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417" table:style-name="ce8">
            <text:p>285417</text:p>
          </table:table-cell>
          <table:table-cell office:value-type="string" table:style-name="ce8">
            <text:p>CARE LABEL - #GEN20-SS-CARE 100%RAYON, CODE 1</text:p>
          </table:table-cell>
          <table:table-cell table:style-name="ce8"/>
          <table:table-cell office:value-type="float" office:value="2720" table:style-name="ce8">
            <text:p>2720</text:p>
          </table:table-cell>
          <table:table-cell office:value-type="string" table:style-name="ce8">
            <text:p>PC</text:p>
          </table:table-cell>
          <table:table-cell office:value-type="float" office:value="288.32" table:formula="of:=[.G14]*0.106" table:style-name="ce9">
            <text:p>288.32</text:p>
          </table:table-cell>
          <table:table-cell office:value-type="float" office:value="288.82" table:formula="of:=[.I14]+0.5" table:style-name="ce9">
            <text:p>288.82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2001239" table:number-columns-spanned="1" table:number-rows-spanned="11" table:style-name="ce13">
            <text:p>22001239</text:p>
          </table:table-cell>
          <table:table-cell office:value-type="string" table:number-columns-spanned="1" table:number-rows-spanned="11" table:style-name="ce13">
            <text:p>71623HOW000001</text:p>
          </table:table-cell>
          <table:table-cell office:value-type="float" office:value="177366" table:number-columns-spanned="1" table:number-rows-spanned="11" table:style-name="ce13">
            <text:p>177366</text:p>
          </table:table-cell>
          <table:table-cell office:value-type="float" office:value="284018" table:style-name="ce8">
            <text:p>284018</text:p>
          </table:table-cell>
          <table:table-cell office:value-type="string" table:style-name="ce8">
            <text:p>LABELS, CHAPS21-EF-LOGO</text:p>
          </table:table-cell>
          <table:table-cell table:style-name="ce8"/>
          <table:table-cell office:value-type="float" office:value="3435" table:style-name="ce8">
            <text:p>3435</text:p>
          </table:table-cell>
          <table:table-cell office:value-type="string" table:style-name="ce8">
            <text:p>PC</text:p>
          </table:table-cell>
          <table:table-cell office:value-type="float" office:value="364.11" table:formula="of:=[.G15]*0.106" table:style-name="ce9">
            <text:p>364.11</text:p>
          </table:table-cell>
          <table:table-cell office:value-type="float" office:value="364.61" table:formula="of:=[.I15]+0.5" table:style-name="ce9">
            <text:p>364.6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020" table:style-name="ce8">
            <text:p>284020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S</text:p>
          </table:table-cell>
          <table:table-cell office:value-type="float" office:value="482" table:style-name="ce8">
            <text:p>482</text:p>
          </table:table-cell>
          <table:table-cell office:value-type="string" table:style-name="ce8">
            <text:p>PC</text:p>
          </table:table-cell>
          <table:table-cell office:value-type="float" office:value="51.091999999999999" table:formula="of:=[.G16]*0.106" table:style-name="ce9">
            <text:p>51.092</text:p>
          </table:table-cell>
          <table:table-cell office:value-type="float" office:value="51.591999999999999" table:formula="of:=[.I16]+0.5" table:style-name="ce9">
            <text:p>51.59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4" table:style-name="ce8">
            <text:p>284244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M</text:p>
          </table:table-cell>
          <table:table-cell office:value-type="float" office:value="691" table:style-name="ce8">
            <text:p>691</text:p>
          </table:table-cell>
          <table:table-cell office:value-type="string" table:style-name="ce8">
            <text:p>PC</text:p>
          </table:table-cell>
          <table:table-cell office:value-type="float" office:value="73.245999999999995" table:formula="of:=[.G17]*0.106" table:style-name="ce9">
            <text:p>73.246</text:p>
          </table:table-cell>
          <table:table-cell office:value-type="float" office:value="73.745999999999995" table:formula="of:=[.I17]+0.5" table:style-name="ce9">
            <text:p>73.74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5" table:style-name="ce8">
            <text:p>284245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L</text:p>
          </table:table-cell>
          <table:table-cell office:value-type="float" office:value="1027" table:style-name="ce8">
            <text:p>1027</text:p>
          </table:table-cell>
          <table:table-cell office:value-type="string" table:style-name="ce8">
            <text:p>PC</text:p>
          </table:table-cell>
          <table:table-cell office:value-type="float" office:value="108.86199999999999" table:formula="of:=[.G18]*0.106" table:style-name="ce9">
            <text:p>108.862</text:p>
          </table:table-cell>
          <table:table-cell office:value-type="float" office:value="109.36199999999999" table:formula="of:=[.I18]+0.5" table:style-name="ce9">
            <text:p>109.36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6" table:style-name="ce8">
            <text:p>284246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XL</text:p>
          </table:table-cell>
          <table:table-cell office:value-type="float" office:value="1027" table:style-name="ce8">
            <text:p>1027</text:p>
          </table:table-cell>
          <table:table-cell office:value-type="string" table:style-name="ce8">
            <text:p>PC</text:p>
          </table:table-cell>
          <table:table-cell office:value-type="float" office:value="108.86199999999999" table:formula="of:=[.G19]*0.106" table:style-name="ce9">
            <text:p>108.862</text:p>
          </table:table-cell>
          <table:table-cell office:value-type="float" office:value="109.36199999999999" table:formula="of:=[.I19]+0.5" table:style-name="ce9">
            <text:p>109.36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7" table:style-name="ce8">
            <text:p>284247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XXL</text:p>
          </table:table-cell>
          <table:table-cell office:value-type="float" office:value="208" table:style-name="ce8">
            <text:p>208</text:p>
          </table:table-cell>
          <table:table-cell office:value-type="string" table:style-name="ce8">
            <text:p>PC</text:p>
          </table:table-cell>
          <table:table-cell office:value-type="float" office:value="22.047999999999998" table:formula="of:=[.G20]*0.106" table:style-name="ce9">
            <text:p>22.048</text:p>
          </table:table-cell>
          <table:table-cell office:value-type="float" office:value="22.547999999999998" table:formula="of:=[.I20]+0.5" table:style-name="ce9">
            <text:p>22.548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086" table:style-name="ce8">
            <text:p>285086</text:p>
          </table:table-cell>
          <table:table-cell office:value-type="string" table:style-name="ce8">
            <text:p>BUTTON CHAPS 18L/4H Snow White (11-0602 TCX)</text:p>
          </table:table-cell>
          <table:table-cell table:style-name="ce8"/>
          <table:table-cell office:value-type="float" office:value="18462" table:style-name="ce8">
            <text:p>18462</text:p>
          </table:table-cell>
          <table:table-cell office:value-type="string" table:style-name="ce8">
            <text:p>PC</text:p>
          </table:table-cell>
          <table:table-cell office:value-type="float" office:value="1956.972" table:formula="of:=[.G21]*0.106" table:style-name="ce9">
            <text:p>1956.972</text:p>
          </table:table-cell>
          <table:table-cell office:value-type="float" office:value="1957.472" table:formula="of:=[.I21]+0.5" table:style-name="ce9">
            <text:p>1957.47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70528" table:style-name="ce8">
            <text:p>170528</text:p>
          </table:table-cell>
          <table:table-cell office:value-type="string" table:style-name="ce8">
            <text:p>C 1730 (WHITE), 40/2</text:p>
          </table:table-cell>
          <table:table-cell table:style-name="ce8"/>
          <table:table-cell office:value-type="float" office:value="45" table:style-name="ce8">
            <text:p>45</text:p>
          </table:table-cell>
          <table:table-cell office:value-type="string" table:style-name="ce8">
            <text:p>Cns</text:p>
          </table:table-cell>
          <table:table-cell office:value-type="float" office:value="4.7699999999999996" table:formula="of:=[.G22]*0.106" table:style-name="ce9">
            <text:p>4.77</text:p>
          </table:table-cell>
          <table:table-cell office:value-type="float" office:value="5.27" table:formula="of:=[.I22]+0.5" table:style-name="ce9">
            <text:p>5.2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81808" table:style-name="ce8">
            <text:p>181808</text:p>
          </table:table-cell>
          <table:table-cell office:value-type="string" table:style-name="ce8">
            <text:p>C 8261, 40/2</text:p>
          </table:table-cell>
          <table:table-cell table:style-name="ce8"/>
          <table:table-cell office:value-type="float" office:value="53" table:style-name="ce8">
            <text:p>53</text:p>
          </table:table-cell>
          <table:table-cell office:value-type="string" table:style-name="ce8">
            <text:p>Cns</text:p>
          </table:table-cell>
          <table:table-cell office:value-type="float" office:value="5.6179999999999994" table:formula="of:=[.G23]*0.106" table:style-name="ce9">
            <text:p>5.618</text:p>
          </table:table-cell>
          <table:table-cell office:value-type="float" office:value="6.1179999999999994" table:formula="of:=[.I23]+0.5" table:style-name="ce9">
            <text:p>6.118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085" table:style-name="ce8">
            <text:p>285085</text:p>
          </table:table-cell>
          <table:table-cell office:value-type="string" table:style-name="ce8">
            <text:p>BUTTON CHAPS 18L/4H WHITE</text:p>
          </table:table-cell>
          <table:table-cell table:style-name="ce8"/>
          <table:table-cell office:value-type="float" office:value="15892" table:style-name="ce8">
            <text:p>15892</text:p>
          </table:table-cell>
          <table:table-cell office:value-type="string" table:style-name="ce8">
            <text:p>PC</text:p>
          </table:table-cell>
          <table:table-cell office:value-type="float" office:value="1684.5519999999999" table:formula="of:=[.G24]*0.106" table:style-name="ce9">
            <text:p>1684.552</text:p>
          </table:table-cell>
          <table:table-cell office:value-type="float" office:value="1685.0519999999999" table:formula="of:=[.I24]+0.5" table:style-name="ce9">
            <text:p>1685.05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418" table:style-name="ce8">
            <text:p>285418</text:p>
          </table:table-cell>
          <table:table-cell office:value-type="string" table:style-name="ce8">
            <text:p>CARE LABEL - #GEN20-SS-CARE 100%RAYON, CODE 2</text:p>
          </table:table-cell>
          <table:table-cell table:style-name="ce8"/>
          <table:table-cell office:value-type="float" office:value="3435" table:style-name="ce8">
            <text:p>3435</text:p>
          </table:table-cell>
          <table:table-cell office:value-type="string" table:style-name="ce8">
            <text:p>PC</text:p>
          </table:table-cell>
          <table:table-cell office:value-type="float" office:value="364.11" table:formula="of:=[.G25]*0.106" table:style-name="ce9">
            <text:p>364.11</text:p>
          </table:table-cell>
          <table:table-cell office:value-type="float" office:value="364.61" table:formula="of:=[.I25]+0.5" table:style-name="ce9">
            <text:p>364.61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2001240" table:number-columns-spanned="1" table:number-rows-spanned="9" table:style-name="ce13">
            <text:p>22001240</text:p>
          </table:table-cell>
          <table:table-cell office:value-type="string" table:number-columns-spanned="1" table:number-rows-spanned="9" table:style-name="ce13">
            <text:p>71623HOW000001</text:p>
          </table:table-cell>
          <table:table-cell office:value-type="float" office:value="177367" table:number-columns-spanned="1" table:number-rows-spanned="9" table:style-name="ce13">
            <text:p>177367</text:p>
          </table:table-cell>
          <table:table-cell office:value-type="float" office:value="284018" table:style-name="ce8">
            <text:p>284018</text:p>
          </table:table-cell>
          <table:table-cell office:value-type="string" table:style-name="ce8">
            <text:p>LABELS, CHAPS21-EF-LOGO</text:p>
          </table:table-cell>
          <table:table-cell table:style-name="ce8"/>
          <table:table-cell office:value-type="float" office:value="2350" table:style-name="ce8">
            <text:p>2350</text:p>
          </table:table-cell>
          <table:table-cell office:value-type="string" table:style-name="ce8">
            <text:p>PC</text:p>
          </table:table-cell>
          <table:table-cell office:value-type="float" office:value="249.1" table:formula="of:=[.G26]*0.106" table:style-name="ce9">
            <text:p>249.1</text:p>
          </table:table-cell>
          <table:table-cell office:value-type="float" office:value="249.6" table:formula="of:=[.I26]+0.5" table:style-name="ce9">
            <text:p>249.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020" table:style-name="ce8">
            <text:p>284020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S</text:p>
          </table:table-cell>
          <table:table-cell office:value-type="float" office:value="253" table:style-name="ce8">
            <text:p>253</text:p>
          </table:table-cell>
          <table:table-cell office:value-type="string" table:style-name="ce8">
            <text:p>PC</text:p>
          </table:table-cell>
          <table:table-cell office:value-type="float" office:value="26.817999999999998" table:formula="of:=[.G27]*0.106" table:style-name="ce9">
            <text:p>26.818</text:p>
          </table:table-cell>
          <table:table-cell office:value-type="float" office:value="27.317999999999998" table:formula="of:=[.I27]+0.5" table:style-name="ce9">
            <text:p>27.318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021" table:style-name="ce8">
            <text:p>284021</text:p>
          </table:table-cell>
          <table:table-cell office:value-type="string" table:style-name="ce8">
            <text:p>CARE LABEL - #GEN20-SS-CARE 100% LYOCELL</text:p>
          </table:table-cell>
          <table:table-cell table:style-name="ce8"/>
          <table:table-cell office:value-type="float" office:value="2350" table:style-name="ce8">
            <text:p>2350</text:p>
          </table:table-cell>
          <table:table-cell office:value-type="string" table:style-name="ce8">
            <text:p>PC</text:p>
          </table:table-cell>
          <table:table-cell office:value-type="float" office:value="249.1" table:formula="of:=[.G28]*0.106" table:style-name="ce9">
            <text:p>249.1</text:p>
          </table:table-cell>
          <table:table-cell office:value-type="float" office:value="249.6" table:formula="of:=[.I28]+0.5" table:style-name="ce9">
            <text:p>249.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4" table:style-name="ce8">
            <text:p>284244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M</text:p>
          </table:table-cell>
          <table:table-cell office:value-type="float" office:value="541" table:style-name="ce8">
            <text:p>541</text:p>
          </table:table-cell>
          <table:table-cell office:value-type="string" table:style-name="ce8">
            <text:p>PC</text:p>
          </table:table-cell>
          <table:table-cell office:value-type="float" office:value="57.345999999999997" table:formula="of:=[.G29]*0.106" table:style-name="ce9">
            <text:p>57.346</text:p>
          </table:table-cell>
          <table:table-cell office:value-type="float" office:value="57.845999999999997" table:formula="of:=[.I29]+0.5" table:style-name="ce9">
            <text:p>57.84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5" table:style-name="ce8">
            <text:p>284245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L</text:p>
          </table:table-cell>
          <table:table-cell office:value-type="float" office:value="692" table:style-name="ce8">
            <text:p>692</text:p>
          </table:table-cell>
          <table:table-cell office:value-type="string" table:style-name="ce8">
            <text:p>PC</text:p>
          </table:table-cell>
          <table:table-cell office:value-type="float" office:value="73.352000000000004" table:formula="of:=[.G30]*0.106" table:style-name="ce9">
            <text:p>73.352</text:p>
          </table:table-cell>
          <table:table-cell office:value-type="float" office:value="73.852000000000004" table:formula="of:=[.I30]+0.5" table:style-name="ce9">
            <text:p>73.85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6" table:style-name="ce8">
            <text:p>284246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XL</text:p>
          </table:table-cell>
          <table:table-cell office:value-type="float" office:value="635" table:style-name="ce8">
            <text:p>635</text:p>
          </table:table-cell>
          <table:table-cell office:value-type="string" table:style-name="ce8">
            <text:p>PC</text:p>
          </table:table-cell>
          <table:table-cell office:value-type="float" office:value="67.31" table:formula="of:=[.G31]*0.106" table:style-name="ce9">
            <text:p>67.31</text:p>
          </table:table-cell>
          <table:table-cell office:value-type="float" office:value="67.81" table:formula="of:=[.I31]+0.5" table:style-name="ce9">
            <text:p>67.8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247" table:style-name="ce8">
            <text:p>284247</text:p>
          </table:table-cell>
          <table:table-cell office:value-type="string" table:style-name="ce8">
            <text:p>COO LABEL - #CHAPS21-LF-SZCOO</text:p>
          </table:table-cell>
          <table:table-cell office:value-type="string" table:style-name="ce8">
            <text:p>XXL</text:p>
          </table:table-cell>
          <table:table-cell office:value-type="float" office:value="231" table:style-name="ce8">
            <text:p>231</text:p>
          </table:table-cell>
          <table:table-cell office:value-type="string" table:style-name="ce8">
            <text:p>PC</text:p>
          </table:table-cell>
          <table:table-cell office:value-type="float" office:value="24.486000000000001" table:formula="of:=[.G32]*0.106" table:style-name="ce9">
            <text:p>24.486</text:p>
          </table:table-cell>
          <table:table-cell office:value-type="float" office:value="24.986000000000001" table:formula="of:=[.I32]+0.5" table:style-name="ce9">
            <text:p>24.98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429" table:style-name="ce8">
            <text:p>285429</text:p>
          </table:table-cell>
          <table:table-cell office:value-type="string" table:style-name="ce8">
            <text:p>BUTTON CHAPS 18L/4H BLUE II (CHAMBRAY MED WASH)</text:p>
          </table:table-cell>
          <table:table-cell table:style-name="ce8"/>
          <table:table-cell office:value-type="float" office:value="23501" table:style-name="ce8">
            <text:p>23501</text:p>
          </table:table-cell>
          <table:table-cell office:value-type="string" table:style-name="ce8">
            <text:p>PC</text:p>
          </table:table-cell>
          <table:table-cell office:value-type="float" office:value="2491.1059999999998" table:formula="of:=[.G33]*0.106" table:style-name="ce9">
            <text:p>2491.106</text:p>
          </table:table-cell>
          <table:table-cell office:value-type="float" office:value="2491.6059999999998" table:formula="of:=[.I33]+0.5" table:style-name="ce9">
            <text:p>2491.60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428" table:style-name="ce8">
            <text:p>285428</text:p>
          </table:table-cell>
          <table:table-cell office:value-type="string" table:style-name="ce8">
            <text:p>CHAMBRAY, 40/2</text:p>
          </table:table-cell>
          <table:table-cell table:style-name="ce8"/>
          <table:table-cell office:value-type="float" office:value="67" table:style-name="ce8">
            <text:p>67</text:p>
          </table:table-cell>
          <table:table-cell office:value-type="string" table:style-name="ce8">
            <text:p>Cns</text:p>
          </table:table-cell>
          <table:table-cell office:value-type="float" office:value="7.1019999999999994" table:formula="of:=[.G34]*0.106" table:style-name="ce9">
            <text:p>7.102</text:p>
          </table:table-cell>
          <table:table-cell office:value-type="float" office:value="7.6019999999999994" table:formula="of:=[.I34]+0.5" table:style-name="ce9">
            <text:p>7.602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38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named-expressions>
          <table:named-range table:name="Excel_BuiltIn__FilterDatabase" table:cell-range-address="KAZEN.$A$1:KAZEN.$Z$39" table:base-cell-address="KAZEN.$A$1"/>
        </table:named-expressions>
      </table:table>
      <table:table table:name="BIENSI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default-cell-style-name="ce5"/>
        <table:table-column table:style-name="co2" table:number-columns-repeated="1013" table:default-cell-style-name="ce5"/>
        <table:table-column table:style-name="co6" table:number-columns-repeated="15362" table:default-cell-style-name="ce1"/>
        <table:table-row table:style-name="ro1">
          <table:table-cell table:style-name="ce2">
            <draw:custom-shape svg:x="0.0689in" svg:y="0.0827in" svg:width="1.9484in" svg:height="1.1669in" draw:z-index="1" draw:id="id1" draw:style-name="a7" draw:name="Graphics 1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style-name="ce4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1">
            <text:p>PACKING LIST RIJECT SEWING TANPA ACC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01-11-2022</text:p>
          </table:table-cell>
          <table:covered-table-cell/>
          <table:table-cell table:style-name="ce4"/>
          <table:table-cell table:number-columns-repeated="16375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style-name="ce4"/>
          <table:table-cell table:number-columns-repeated="16375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REMAKS</text:p>
          </table:table-cell>
          <table:table-cell table:number-columns-repeated="16375"/>
        </table:table-row>
        <table:table-row table:style-name="ro1">
          <table:table-cell table:number-columns-spanned="1" table:number-rows-spanned="21" table:style-name="ce15"/>
          <table:table-cell office:value-type="string" table:number-columns-spanned="1" table:number-rows-spanned="21" table:style-name="ce13">
            <text:p>BIENSI</text:p>
          </table:table-cell>
          <table:table-cell office:value-type="float" office:value="177590" table:number-columns-spanned="1" table:number-rows-spanned="21" table:style-name="ce13">
            <text:p>177590</text:p>
          </table:table-cell>
          <table:table-cell office:value-type="float" office:value="283762" table:style-name="ce14">
            <text:p>283762</text:p>
          </table:table-cell>
          <table:table-cell office:value-type="string" table:style-name="ce14">
            <text:p>ELASTIC,EMBOSS A30A-L60280/10 "FAMO", BLACK</text:p>
          </table:table-cell>
          <table:table-cell table:style-name="ce8"/>
          <table:table-cell office:value-type="float" office:value="1730" table:style-name="ce8">
            <text:p>1730</text:p>
          </table:table-cell>
          <table:table-cell office:value-type="string" table:style-name="ce8">
            <text:p>YD</text:p>
          </table:table-cell>
          <table:table-cell office:value-type="string" table:number-columns-spanned="1" table:number-rows-spanned="22" table:style-name="ce13">
            <text:p>4 BOX+21 IKAT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388" table:style-name="ce14">
            <text:p>283388</text:p>
          </table:table-cell>
          <table:table-cell office:value-type="string" table:style-name="ce14">
            <text:p>CL SF/SR 25X77, 100% COTTON "CLASSIC FIT", PUTIH HITAM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522" table:style-name="ce14">
            <text:p>283522</text:p>
          </table:table-cell>
          <table:table-cell office:value-type="string" table:style-name="ce14">
            <text:p>MAIN LABEL FAMO "SPORT" 2201.02.0085, PUTIH HITAM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311" table:style-name="ce14">
            <text:p>283311</text:p>
          </table:table-cell>
          <table:table-cell office:value-type="string" table:style-name="ce14">
            <text:p>SIZE LABEL "FAMO" CODE 2202.02.0003</text:p>
          </table:table-cell>
          <table:table-cell office:value-type="string" table:style-name="ce8">
            <text:p>S</text:p>
          </table:table-cell>
          <table:table-cell office:value-type="float" office:value="412" table:style-name="ce8">
            <text:p>412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312" table:style-name="ce14">
            <text:p>283312</text:p>
          </table:table-cell>
          <table:table-cell office:value-type="string" table:style-name="ce14">
            <text:p>SIZE LABEL "FAMO" CODE 2202.02.0003</text:p>
          </table:table-cell>
          <table:table-cell office:value-type="string" table:style-name="ce8">
            <text:p>M</text:p>
          </table:table-cell>
          <table:table-cell office:value-type="float" office:value="824" table:style-name="ce8">
            <text:p>82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313" table:style-name="ce14">
            <text:p>283313</text:p>
          </table:table-cell>
          <table:table-cell office:value-type="string" table:style-name="ce14">
            <text:p>SIZE LABEL "FAMO" CODE 2202.02.0003</text:p>
          </table:table-cell>
          <table:table-cell office:value-type="string" table:style-name="ce8">
            <text:p>L</text:p>
          </table:table-cell>
          <table:table-cell office:value-type="float" office:value="824" table:style-name="ce8">
            <text:p>82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314" table:style-name="ce14">
            <text:p>283314</text:p>
          </table:table-cell>
          <table:table-cell office:value-type="string" table:style-name="ce14">
            <text:p>SIZE LABEL "FAMO" CODE 2202.02.0003</text:p>
          </table:table-cell>
          <table:table-cell office:value-type="string" table:style-name="ce8">
            <text:p>XL</text:p>
          </table:table-cell>
          <table:table-cell office:value-type="float" office:value="412" table:style-name="ce8">
            <text:p>412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576" table:style-name="ce14">
            <text:p>283576</text:p>
          </table:table-cell>
          <table:table-cell office:value-type="string" table:style-name="ce14">
            <text:p>SIZE LABEL "FAMO" CODE 2202.02.0003</text:p>
          </table:table-cell>
          <table:table-cell office:value-type="string" table:style-name="ce8">
            <text:p>XXL</text:p>
          </table:table-cell>
          <table:table-cell office:value-type="float" office:value="412" table:style-name="ce8">
            <text:p>412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315" table:style-name="ce14">
            <text:p>283315</text:p>
          </table:table-cell>
          <table:table-cell office:value-type="string" table:style-name="ce14">
            <text:p>EMBRO PATCH “FAMO” 17MM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4064" table:style-name="ce14">
            <text:p>284064</text:p>
          </table:table-cell>
          <table:table-cell office:value-type="string" table:style-name="ce14">
            <text:p>CHALK BUTTON"FAMO" POLO SPORT 20L/4H,SW/17/02/2022,BLAKBTY</text:p>
          </table:table-cell>
          <table:table-cell table:style-name="ce8"/>
          <table:table-cell office:value-type="float" office:value="5768" table:style-name="ce8">
            <text:p>5768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4067" table:style-name="ce14">
            <text:p>284067</text:p>
          </table:table-cell>
          <table:table-cell office:value-type="string" table:style-name="ce14">
            <text:p>CHALK BUTTON"FAMO" POLO SPORT 20L/4H,SW/17/02/2022,BLAK2TN81</text:p>
          </table:table-cell>
          <table:table-cell table:style-name="ce8"/>
          <table:table-cell office:value-type="float" office:value="5768" table:style-name="ce8">
            <text:p>5768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4259" table:style-name="ce14">
            <text:p>284259</text:p>
          </table:table-cell>
          <table:table-cell office:value-type="string" table:style-name="ce14">
            <text:p>CL SF/SR 25X77 FAMO PREMIUM "SPORT", PUTIH HITAM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4260" table:style-name="ce14">
            <text:p>284260</text:p>
          </table:table-cell>
          <table:table-cell office:value-type="string" table:style-name="ce14">
            <text:p>CL SF/SR 25X77, 100% COTTON "SPORT/HAND WASH", PUTIH HITAM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317" table:style-name="ce14">
            <text:p>283317</text:p>
          </table:table-cell>
          <table:table-cell office:value-type="string" table:style-name="ce14">
            <text:p>STRING SEAL “FAMO BLACK”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316" table:style-name="ce8">
            <text:p>283316</text:p>
          </table:table-cell>
          <table:table-cell office:value-type="string" table:style-name="ce8">
            <text:p>HANGTAG FAMO “POLO SHIRT”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523" table:style-name="ce8">
            <text:p>283523</text:p>
          </table:table-cell>
          <table:table-cell office:value-type="string" table:style-name="ce8">
            <text:p>TAG PANJANG “SPORT”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409" table:style-name="ce8">
            <text:p>283409</text:p>
          </table:table-cell>
          <table:table-cell office:value-type="string" table:style-name="ce8">
            <text:p>TAG ADDITIONAL AKHTICLC284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320" table:style-name="ce8">
            <text:p>283320</text:p>
          </table:table-cell>
          <table:table-cell office:value-type="string" table:style-name="ce8">
            <text:p>PLBG AKPTQFLC102 TSHIRT</text:p>
          </table:table-cell>
          <table:table-cell table:style-name="ce8"/>
          <table:table-cell office:value-type="float" office:value="2884" table:style-name="ce8">
            <text:p>2884</text:p>
          </table:table-cell>
          <table:table-cell office:value-type="string" table:style-name="ce8">
            <text:p>PC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76843" table:style-name="ce8">
            <text:p>276843</text:p>
          </table:table-cell>
          <table:table-cell office:value-type="string" table:style-name="ce8">
            <text:p>CARTON BOX POLOS</text:p>
          </table:table-cell>
          <table:table-cell table:style-name="ce8"/>
          <table:table-cell office:value-type="float" office:value="21" table:style-name="ce8">
            <text:p>21</text:p>
          </table:table-cell>
          <table:table-cell office:value-type="string" table:style-name="ce8">
            <text:p>IKAT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3718" table:style-name="ce14">
            <text:p>283718</text:p>
          </table:table-cell>
          <table:table-cell office:value-type="string" table:style-name="ce14">
            <text:p>C#3953, 40/S2</text:p>
          </table:table-cell>
          <table:table-cell table:style-name="ce8"/>
          <table:table-cell office:value-type="float" office:value="58" table:style-name="ce8">
            <text:p>58</text:p>
          </table:table-cell>
          <table:table-cell office:value-type="string" table:style-name="ce8">
            <text:p>CNS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84660" table:style-name="ce14">
            <text:p>284660</text:p>
          </table:table-cell>
          <table:table-cell office:value-type="string" table:style-name="ce14">
            <text:p>C#06-504B, 40S/2</text:p>
          </table:table-cell>
          <table:table-cell table:style-name="ce8"/>
          <table:table-cell office:value-type="float" office:value="58" table:style-name="ce8">
            <text:p>58</text:p>
          </table:table-cell>
          <table:table-cell office:value-type="string" table:style-name="ce8">
            <text:p>CNS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3" table:style-name="ce10"/>
          <table:table-cell table:number-columns-repeated="5" table:style-name="ce8"/>
          <table:covered-table-cell/>
          <table:table-cell table:number-columns-repeated="16375"/>
        </table:table-row>
        <table:table-row table:number-rows-repeated="1048538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8" table:style-name="ro3">
          <table:table-cell table:number-columns-repeated="16384"/>
        </table:table-row>
      </table:table>
      <table:table table:name="MIYAMORI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5" table:default-cell-style-name="ce5"/>
        <table:table-column table:style-name="co5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2" draw:style-name="a11" draw:name="Graphics 1">
              <svg:title/>
              <svg:desc/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03-11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300" table:number-columns-spanned="1" table:number-rows-spanned="2" table:style-name="ce13">
            <text:p>22001300</text:p>
          </table:table-cell>
          <table:table-cell office:value-type="string" table:number-columns-spanned="1" table:number-rows-spanned="2" table:style-name="ce13">
            <text:p>ATW-872</text:p>
          </table:table-cell>
          <table:table-cell office:value-type="float" office:value="177898" table:number-columns-spanned="1" table:number-rows-spanned="2" table:style-name="ce13">
            <text:p>177898</text:p>
          </table:table-cell>
          <table:table-cell office:value-type="float" office:value="263269" table:style-name="ce16">
            <text:p>263269</text:p>
          </table:table-cell>
          <table:table-cell office:value-type="string" table:style-name="ce16">
            <text:p>ELASTIC ET21207-30</text:p>
          </table:table-cell>
          <table:table-cell table:style-name="ce8"/>
          <table:table-cell office:value-type="float" office:value="158" table:style-name="ce8">
            <text:p>158</text:p>
          </table:table-cell>
          <table:table-cell office:value-type="string" table:style-name="ce8">
            <text:p>MTR</text:p>
          </table:table-cell>
          <table:table-cell office:value-type="float" office:value="16.748000000000001" table:formula="of:=[.G6]*0.106" table:style-name="ce9">
            <text:p>16.748</text:p>
          </table:table-cell>
          <table:table-cell office:value-type="float" office:value="17.248000000000001" table:formula="of:=[.I6]+0.5" table:style-name="ce9">
            <text:p>17.248</text:p>
          </table:table-cell>
          <table:table-cell office:value-type="string" table:number-columns-spanned="1" table:number-rows-spanned="2" table:style-name="ce13">
            <text:p>1 BOX UP.BU IKA GUDANG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table:number-columns-repeated="5" table:style-name="ce8"/>
          <table:table-cell table:number-columns-repeated="2" table:style-name="ce9"/>
          <table:covered-table-cell/>
          <table:table-cell table:number-columns-repeated="16373"/>
        </table:table-row>
        <table:table-row table:number-rows-repeated="1048538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28" table:style-name="ro3">
          <table:table-cell table:number-columns-repeated="16384"/>
        </table:table-row>
      </table:table>
      <table:table table:name="177898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5" table:default-cell-style-name="ce5"/>
        <table:table-column table:style-name="co5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3" draw:style-name="a15" draw:name="Graphics 1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03-11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300" table:number-columns-spanned="1" table:number-rows-spanned="2" table:style-name="ce13">
            <text:p>22001300</text:p>
          </table:table-cell>
          <table:table-cell office:value-type="string" table:number-columns-spanned="1" table:number-rows-spanned="2" table:style-name="ce13">
            <text:p>ATW-872</text:p>
          </table:table-cell>
          <table:table-cell office:value-type="float" office:value="177898" table:number-columns-spanned="1" table:number-rows-spanned="2" table:style-name="ce13">
            <text:p>177898</text:p>
          </table:table-cell>
          <table:table-cell office:value-type="float" office:value="273633" table:style-name="ce16">
            <text:p>273633</text:p>
          </table:table-cell>
          <table:table-cell office:value-type="string" table:style-name="ce16">
            <text:p>100% POLYESTER TAPE P-001, 271</text:p>
          </table:table-cell>
          <table:table-cell table:style-name="ce8"/>
          <table:table-cell office:value-type="float" office:value="736" table:style-name="ce8">
            <text:p>736</text:p>
          </table:table-cell>
          <table:table-cell office:value-type="string" table:style-name="ce8">
            <text:p>MTR</text:p>
          </table:table-cell>
          <table:table-cell office:value-type="float" office:value="78.015999999999991" table:formula="of:=[.G6]*0.106" table:style-name="ce9">
            <text:p>78.016</text:p>
          </table:table-cell>
          <table:table-cell office:value-type="float" office:value="78.515999999999991" table:formula="of:=[.I6]+0.5" table:style-name="ce9">
            <text:p>78.516</text:p>
          </table:table-cell>
          <table:table-cell office:value-type="string" table:number-columns-spanned="1" table:number-rows-spanned="2" table:style-name="ce13">
            <text:p>1 BOX UP.BU IKA GUDANG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table:number-columns-repeated="5" table:style-name="ce8"/>
          <table:table-cell table:number-columns-repeated="2" table:style-name="ce9"/>
          <table:covered-table-cell/>
          <table:table-cell table:number-columns-repeated="16373"/>
        </table:table-row>
        <table:table-row table:number-rows-repeated="1048538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28" table:style-name="ro3">
          <table:table-cell table:number-columns-repeated="16384"/>
        </table:table-row>
      </table:table>
      <table:table table:name="177426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4" draw:style-name="a19" draw:name="Graphics 1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4-11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272" table:number-columns-spanned="1" table:number-rows-spanned="13" table:style-name="ce13">
            <text:p>22001272</text:p>
          </table:table-cell>
          <table:table-cell office:value-type="string" table:number-columns-spanned="1" table:number-rows-spanned="13" table:style-name="ce13">
            <text:p>KAZEN</text:p>
          </table:table-cell>
          <table:table-cell office:value-type="float" office:value="177426" table:number-columns-spanned="1" table:number-rows-spanned="13" table:style-name="ce13">
            <text:p>177426</text:p>
          </table:table-cell>
          <table:table-cell office:value-type="float" office:value="235953" table:style-name="ce16">
            <text:p>235953</text:p>
          </table:table-cell>
          <table:table-cell office:value-type="string" table:style-name="ce16">
            <text:p>POLY WOVEN NAME KAZEN RED</text:p>
          </table:table-cell>
          <table:table-cell table:style-name="ce14"/>
          <table:table-cell office:value-type="float" office:value="413" table:style-name="ce14">
            <text:p>413</text:p>
          </table:table-cell>
          <table:table-cell office:value-type="string" table:style-name="ce14">
            <text:p>PC</text:p>
          </table:table-cell>
          <table:table-cell office:value-type="float" office:value="0.41300000000000003" table:formula="of:=[.G6]*0.001" table:style-name="ce14">
            <text:p>0.413</text:p>
          </table:table-cell>
          <table:table-cell office:value-type="float" office:value="0.41400000000000003" table:formula="of:=[.I6]+0.001" table:style-name="ce14">
            <text:p>0.414</text:p>
          </table:table-cell>
          <table:table-cell office:value-type="string" table:number-columns-spanned="1" table:number-rows-spanned="14" table:style-name="ce13">
            <text:p>1 BOX UP.BU IKA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4" table:style-name="ce16">
            <text:p>235954</text:p>
          </table:table-cell>
          <table:table-cell office:value-type="string" table:style-name="ce16">
            <text:p>POLY CARE LABEL</text:p>
          </table:table-cell>
          <table:table-cell table:style-name="ce14"/>
          <table:table-cell office:value-type="float" office:value="413" table:style-name="ce14">
            <text:p>413</text:p>
          </table:table-cell>
          <table:table-cell office:value-type="string" table:style-name="ce14">
            <text:p>PC</text:p>
          </table:table-cell>
          <table:table-cell office:value-type="float" office:value="0.41300000000000003" table:formula="of:=[.G7]*0.001" table:style-name="ce14">
            <text:p>0.413</text:p>
          </table:table-cell>
          <table:table-cell office:value-type="float" office:value="0.41400000000000003" table:formula="of:=[.I7]+0.001" table:style-name="ce14">
            <text:p>0.414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4468" table:style-name="ce16">
            <text:p>244468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2</text:p>
          </table:table-cell>
          <table:table-cell office:value-type="float" office:value="77" table:style-name="ce14">
            <text:p>77</text:p>
          </table:table-cell>
          <table:table-cell office:value-type="string" table:style-name="ce14">
            <text:p>PC</text:p>
          </table:table-cell>
          <table:table-cell office:value-type="float" office:value="7.6999999999999999E-2" table:formula="of:=[.G8]*0.001" table:style-name="ce14">
            <text:p>0.077</text:p>
          </table:table-cell>
          <table:table-cell office:value-type="float" office:value="7.8E-2" table:formula="of:=[.I8]+0.001" table:style-name="ce14">
            <text:p>0.078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7" table:style-name="ce16">
            <text:p>235957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3</text:p>
          </table:table-cell>
          <table:table-cell office:value-type="float" office:value="153" table:style-name="ce14">
            <text:p>153</text:p>
          </table:table-cell>
          <table:table-cell office:value-type="string" table:style-name="ce14">
            <text:p>PC</text:p>
          </table:table-cell>
          <table:table-cell office:value-type="float" office:value="0.153" table:formula="of:=[.G9]*0.001" table:style-name="ce14">
            <text:p>0.153</text:p>
          </table:table-cell>
          <table:table-cell office:value-type="float" office:value="0.154" table:formula="of:=[.I9]+0.001" table:style-name="ce14">
            <text:p>0.154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9" table:style-name="ce16">
            <text:p>235959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5</text:p>
          </table:table-cell>
          <table:table-cell office:value-type="float" office:value="71" table:style-name="ce14">
            <text:p>71</text:p>
          </table:table-cell>
          <table:table-cell office:value-type="string" table:style-name="ce14">
            <text:p>PC</text:p>
          </table:table-cell>
          <table:table-cell office:value-type="float" office:value="7.1000000000000008E-2" table:formula="of:=[.G10]*0.001" table:style-name="ce14">
            <text:p>0.071</text:p>
          </table:table-cell>
          <table:table-cell office:value-type="float" office:value="7.2000000000000008E-2" table:formula="of:=[.I10]+0.001" table:style-name="ce14">
            <text:p>0.07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1" table:style-name="ce16">
            <text:p>235961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7</text:p>
          </table:table-cell>
          <table:table-cell office:value-type="float" office:value="61" table:style-name="ce14">
            <text:p>61</text:p>
          </table:table-cell>
          <table:table-cell office:value-type="string" table:style-name="ce14">
            <text:p>PC</text:p>
          </table:table-cell>
          <table:table-cell office:value-type="float" office:value="6.0999999999999999E-2" table:formula="of:=[.G11]*0.001" table:style-name="ce14">
            <text:p>0.061</text:p>
          </table:table-cell>
          <table:table-cell office:value-type="float" office:value="6.2E-2" table:formula="of:=[.I11]+0.001" table:style-name="ce14">
            <text:p>0.06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4" table:style-name="ce16">
            <text:p>235964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10</text:p>
          </table:table-cell>
          <table:table-cell office:value-type="float" office:value="51" table:style-name="ce14">
            <text:p>51</text:p>
          </table:table-cell>
          <table:table-cell office:value-type="string" table:style-name="ce14">
            <text:p>PC</text:p>
          </table:table-cell>
          <table:table-cell office:value-type="float" office:value="5.1000000000000004E-2" table:formula="of:=[.G12]*0.001" table:style-name="ce14">
            <text:p>0.051</text:p>
          </table:table-cell>
          <table:table-cell office:value-type="float" office:value="5.2000000000000005E-2" table:formula="of:=[.I12]+0.001" table:style-name="ce14">
            <text:p>0.05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6" table:style-name="ce16">
            <text:p>235966</text:p>
          </table:table-cell>
          <table:table-cell office:value-type="string" table:style-name="ce16">
            <text:p>ELASTIC 4CORL (4C), 4MM WHITE</text:p>
          </table:table-cell>
          <table:table-cell table:style-name="ce14"/>
          <table:table-cell office:value-type="float" office:value="81" table:style-name="ce14">
            <text:p>81</text:p>
          </table:table-cell>
          <table:table-cell office:value-type="string" table:style-name="ce14">
            <text:p>Mtr</text:p>
          </table:table-cell>
          <table:table-cell office:value-type="float" office:value="0.16200000000000001" table:formula="of:=[.G13]*0.002" table:style-name="ce14">
            <text:p>0.162</text:p>
          </table:table-cell>
          <table:table-cell office:value-type="float" office:value="0.16300000000000001" table:formula="of:=[.I13]+0.001" table:style-name="ce14">
            <text:p>0.16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6045" table:style-name="ce16">
            <text:p>236045</text:p>
          </table:table-cell>
          <table:table-cell office:value-type="string" table:style-name="ce16">
            <text:p>ELASTIC 8CORL (8C), 8MM WHITE</text:p>
          </table:table-cell>
          <table:table-cell table:style-name="ce14"/>
          <table:table-cell office:value-type="float" office:value="79" table:style-name="ce14">
            <text:p>79</text:p>
          </table:table-cell>
          <table:table-cell office:value-type="string" table:style-name="ce14">
            <text:p>Mtr</text:p>
          </table:table-cell>
          <table:table-cell office:value-type="float" office:value="0.158" table:formula="of:=[.G14]*0.002" table:style-name="ce14">
            <text:p>0.158</text:p>
          </table:table-cell>
          <table:table-cell office:value-type="float" office:value="0.159" table:formula="of:=[.I14]+0.001" table:style-name="ce14">
            <text:p>0.15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6451" table:style-name="ce16">
            <text:p>266451</text:p>
          </table:table-cell>
          <table:table-cell office:value-type="string" table:style-name="ce16">
            <text:p>C 1711, 50/3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ns</text:p>
          </table:table-cell>
          <table:table-cell office:value-type="float" office:value="0.05" table:formula="of:=[.G15]*0.05" table:style-name="ce14">
            <text:p>0.05</text:p>
          </table:table-cell>
          <table:table-cell office:value-type="float" office:value="5.1000000000000004E-2" table:formula="of:=[.I15]+0.001" table:style-name="ce14">
            <text:p>0.0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6960" table:style-name="ce16">
            <text:p>266960</text:p>
          </table:table-cell>
          <table:table-cell office:value-type="string" table:style-name="ce16">
            <text:p>C3173, 60/2</text:p>
          </table:table-cell>
          <table:table-cell table:style-name="ce14"/>
          <table:table-cell office:value-type="float" office:value="17" table:style-name="ce14">
            <text:p>17</text:p>
          </table:table-cell>
          <table:table-cell office:value-type="string" table:style-name="ce14">
            <text:p>Cns</text:p>
          </table:table-cell>
          <table:table-cell office:value-type="float" office:value="0.85000000000000009" table:formula="of:=[.G16]*0.05" table:style-name="ce14">
            <text:p>0.85</text:p>
          </table:table-cell>
          <table:table-cell office:value-type="float" office:value="0.85100000000000009" table:formula="of:=[.I16]+0.001" table:style-name="ce14">
            <text:p>0.8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6961" table:style-name="ce16">
            <text:p>266961</text:p>
          </table:table-cell>
          <table:table-cell office:value-type="string" table:style-name="ce16">
            <text:p>C3173, 60/3</text:p>
          </table:table-cell>
          <table:table-cell table:style-name="ce14"/>
          <table:table-cell office:value-type="float" office:value="4" table:style-name="ce14">
            <text:p>4</text:p>
          </table:table-cell>
          <table:table-cell office:value-type="string" table:style-name="ce14">
            <text:p>Cns</text:p>
          </table:table-cell>
          <table:table-cell office:value-type="float" office:value="0.2" table:formula="of:=[.G17]*0.05" table:style-name="ce14">
            <text:p>0.2</text:p>
          </table:table-cell>
          <table:table-cell office:value-type="float" office:value="0.20100000000000001" table:formula="of:=[.I17]+0.001" table:style-name="ce14">
            <text:p>0.2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8428" table:style-name="ce16">
            <text:p>268428</text:p>
          </table:table-cell>
          <table:table-cell office:value-type="string" table:style-name="ce16">
            <text:p>C3173, 50/3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string" table:style-name="ce14">
            <text:p>Cns</text:p>
          </table:table-cell>
          <table:table-cell office:value-type="float" office:value="0.1" table:formula="of:=[.G18]*0.05" table:style-name="ce14">
            <text:p>0.1</text:p>
          </table:table-cell>
          <table:table-cell office:value-type="float" office:value="0.10100000000000001" table:formula="of:=[.I18]+0.001" table:style-name="ce14">
            <text:p>0.101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3" table:style-name="ce10"/>
          <table:table-cell table:number-columns-repeated="7" table:style-name="ce8"/>
          <table:covered-table-cell/>
          <table:table-cell table:number-columns-repeated="16373"/>
        </table:table-row>
        <table:table-row table:number-rows-repeated="1048538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16" table:style-name="ro3">
          <table:table-cell table:number-columns-repeated="16384"/>
        </table:table-row>
      </table:table>
      <table:table table:name="177424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5" draw:style-name="a23" draw:name="Graphics 1">
              <svg:title/>
              <svg:desc/>
              <text:p text:style-name="a21" text:class-names="" text:cond-style-name=""><text:span text:style-name="a2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5-11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272" table:number-columns-spanned="1" table:number-rows-spanned="16" table:style-name="ce13">
            <text:p>22001272</text:p>
          </table:table-cell>
          <table:table-cell office:value-type="string" table:number-columns-spanned="1" table:number-rows-spanned="16" table:style-name="ce13">
            <text:p>KAZEN</text:p>
          </table:table-cell>
          <table:table-cell office:value-type="float" office:value="177424" table:number-columns-spanned="1" table:number-rows-spanned="16" table:style-name="ce13">
            <text:p>177424</text:p>
          </table:table-cell>
          <table:table-cell office:value-type="float" office:value="235953" table:style-name="ce16">
            <text:p>235953</text:p>
          </table:table-cell>
          <table:table-cell office:value-type="string" table:style-name="ce16">
            <text:p>POLY WOVEN NAME KAZEN RED</text:p>
          </table:table-cell>
          <table:table-cell table:style-name="ce14"/>
          <table:table-cell office:value-type="float" office:value="3625" table:style-name="ce14">
            <text:p>3625</text:p>
          </table:table-cell>
          <table:table-cell office:value-type="string" table:style-name="ce14">
            <text:p>PC</text:p>
          </table:table-cell>
          <table:table-cell office:value-type="float" office:value="3.625" table:formula="of:=[.G6]*0.001" table:style-name="ce14">
            <text:p>3.625</text:p>
          </table:table-cell>
          <table:table-cell office:value-type="float" office:value="3.6259999999999999" table:formula="of:=[.I6]+0.001" table:style-name="ce14">
            <text:p>3.626</text:p>
          </table:table-cell>
          <table:table-cell office:value-type="string" table:number-columns-spanned="1" table:number-rows-spanned="16" table:style-name="ce13">
            <text:p>6 BOX UP.BU IKA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4" table:style-name="ce16">
            <text:p>235954</text:p>
          </table:table-cell>
          <table:table-cell office:value-type="string" table:style-name="ce16">
            <text:p>POLY CARE LABEL</text:p>
          </table:table-cell>
          <table:table-cell table:style-name="ce14"/>
          <table:table-cell office:value-type="float" office:value="3625" table:style-name="ce14">
            <text:p>3625</text:p>
          </table:table-cell>
          <table:table-cell office:value-type="string" table:style-name="ce14">
            <text:p>PC</text:p>
          </table:table-cell>
          <table:table-cell office:value-type="float" office:value="3.625" table:formula="of:=[.G7]*0.001" table:style-name="ce14">
            <text:p>3.625</text:p>
          </table:table-cell>
          <table:table-cell office:value-type="float" office:value="3.6259999999999999" table:formula="of:=[.I7]+0.001" table:style-name="ce14">
            <text:p>3.62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4467" table:style-name="ce16">
            <text:p>244467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1</text:p>
          </table:table-cell>
          <table:table-cell office:value-type="float" office:value="50" table:style-name="ce14">
            <text:p>50</text:p>
          </table:table-cell>
          <table:table-cell office:value-type="string" table:style-name="ce14">
            <text:p>PC</text:p>
          </table:table-cell>
          <table:table-cell office:value-type="float" office:value="0.05" table:formula="of:=[.G8]*0.001" table:style-name="ce14">
            <text:p>0.05</text:p>
          </table:table-cell>
          <table:table-cell office:value-type="float" office:value="5.1000000000000004E-2" table:formula="of:=[.I8]+0.001" table:style-name="ce14">
            <text:p>0.0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4468" table:style-name="ce16">
            <text:p>244468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2</text:p>
          </table:table-cell>
          <table:table-cell office:value-type="float" office:value="742" table:style-name="ce14">
            <text:p>742</text:p>
          </table:table-cell>
          <table:table-cell office:value-type="string" table:style-name="ce14">
            <text:p>PC</text:p>
          </table:table-cell>
          <table:table-cell office:value-type="float" office:value="0.74199999999999999" table:formula="of:=[.G9]*0.001" table:style-name="ce14">
            <text:p>0.742</text:p>
          </table:table-cell>
          <table:table-cell office:value-type="float" office:value="0.74299999999999999" table:formula="of:=[.I9]+0.001" table:style-name="ce14">
            <text:p>0.74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7" table:style-name="ce16">
            <text:p>235957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3</text:p>
          </table:table-cell>
          <table:table-cell office:value-type="float" office:value="751" table:style-name="ce14">
            <text:p>751</text:p>
          </table:table-cell>
          <table:table-cell office:value-type="string" table:style-name="ce14">
            <text:p>PC</text:p>
          </table:table-cell>
          <table:table-cell office:value-type="float" office:value="0.751" table:formula="of:=[.G10]*0.001" table:style-name="ce14">
            <text:p>0.751</text:p>
          </table:table-cell>
          <table:table-cell office:value-type="float" office:value="0.752" table:formula="of:=[.I10]+0.001" table:style-name="ce14">
            <text:p>0.75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8" table:style-name="ce16">
            <text:p>235958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4</text:p>
          </table:table-cell>
          <table:table-cell office:value-type="float" office:value="316" table:style-name="ce14">
            <text:p>316</text:p>
          </table:table-cell>
          <table:table-cell office:value-type="string" table:style-name="ce14">
            <text:p>PC</text:p>
          </table:table-cell>
          <table:table-cell office:value-type="float" office:value="0.316" table:formula="of:=[.G11]*0.001" table:style-name="ce14">
            <text:p>0.316</text:p>
          </table:table-cell>
          <table:table-cell office:value-type="float" office:value="0.317" table:formula="of:=[.I11]+0.001" table:style-name="ce14">
            <text:p>0.31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9" table:style-name="ce16">
            <text:p>235959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5</text:p>
          </table:table-cell>
          <table:table-cell office:value-type="float" office:value="530" table:style-name="ce14">
            <text:p>530</text:p>
          </table:table-cell>
          <table:table-cell office:value-type="string" table:style-name="ce14">
            <text:p>PC</text:p>
          </table:table-cell>
          <table:table-cell office:value-type="float" office:value="0.53" table:formula="of:=[.G12]*0.001" table:style-name="ce14">
            <text:p>0.53</text:p>
          </table:table-cell>
          <table:table-cell office:value-type="float" office:value="0.53100000000000003" table:formula="of:=[.I12]+0.001" table:style-name="ce14">
            <text:p>0.53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0" table:style-name="ce16">
            <text:p>235960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6</text:p>
          </table:table-cell>
          <table:table-cell office:value-type="float" office:value="462" table:style-name="ce14">
            <text:p>462</text:p>
          </table:table-cell>
          <table:table-cell office:value-type="string" table:style-name="ce14">
            <text:p>PC</text:p>
          </table:table-cell>
          <table:table-cell office:value-type="float" office:value="0.92400000000000004" table:formula="of:=[.G13]*0.002" table:style-name="ce14">
            <text:p>0.924</text:p>
          </table:table-cell>
          <table:table-cell office:value-type="float" office:value="0.92500000000000004" table:formula="of:=[.I13]+0.001" table:style-name="ce14">
            <text:p>0.92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1" table:style-name="ce16">
            <text:p>235961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7</text:p>
          </table:table-cell>
          <table:table-cell office:value-type="float" office:value="189" table:style-name="ce14">
            <text:p>189</text:p>
          </table:table-cell>
          <table:table-cell office:value-type="string" table:style-name="ce14">
            <text:p>PC</text:p>
          </table:table-cell>
          <table:table-cell office:value-type="float" office:value="0.378" table:formula="of:=[.G14]*0.002" table:style-name="ce14">
            <text:p>0.378</text:p>
          </table:table-cell>
          <table:table-cell office:value-type="float" office:value="0.379" table:formula="of:=[.I14]+0.001" table:style-name="ce14">
            <text:p>0.37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2" table:style-name="ce16">
            <text:p>235962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8</text:p>
          </table:table-cell>
          <table:table-cell office:value-type="float" office:value="488" table:style-name="ce14">
            <text:p>488</text:p>
          </table:table-cell>
          <table:table-cell office:value-type="string" table:style-name="ce14">
            <text:p>PC</text:p>
          </table:table-cell>
          <table:table-cell office:value-type="float" office:value="24.400000000000002" table:formula="of:=[.G15]*0.05" table:style-name="ce14">
            <text:p>24.4</text:p>
          </table:table-cell>
          <table:table-cell office:value-type="float" office:value="24.401000000000003" table:formula="of:=[.I15]+0.001" table:style-name="ce14">
            <text:p>24.4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3" table:style-name="ce16">
            <text:p>235963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9</text:p>
          </table:table-cell>
          <table:table-cell office:value-type="float" office:value="97" table:style-name="ce14">
            <text:p>97</text:p>
          </table:table-cell>
          <table:table-cell office:value-type="string" table:style-name="ce14">
            <text:p>PC</text:p>
          </table:table-cell>
          <table:table-cell office:value-type="float" office:value="4.8500000000000005" table:formula="of:=[.G16]*0.05" table:style-name="ce14">
            <text:p>4.85</text:p>
          </table:table-cell>
          <table:table-cell office:value-type="float" office:value="4.8510000000000009" table:formula="of:=[.I16]+0.001" table:style-name="ce14">
            <text:p>4.8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6" table:style-name="ce16">
            <text:p>235966</text:p>
          </table:table-cell>
          <table:table-cell office:value-type="string" table:style-name="ce16">
            <text:p>ELASTIC 4CORL (4C), 4MM WHITE</text:p>
          </table:table-cell>
          <table:table-cell table:style-name="ce14"/>
          <table:table-cell office:value-type="float" office:value="651" table:style-name="ce14">
            <text:p>651</text:p>
          </table:table-cell>
          <table:table-cell office:value-type="string" table:style-name="ce14">
            <text:p>Mtr</text:p>
          </table:table-cell>
          <table:table-cell office:value-type="float" office:value="32.550000000000004" table:formula="of:=[.G17]*0.05" table:style-name="ce14">
            <text:p>32.55</text:p>
          </table:table-cell>
          <table:table-cell office:value-type="float" office:value="32.551000000000002" table:formula="of:=[.I17]+0.001" table:style-name="ce14">
            <text:p>32.5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6045" table:style-name="ce16">
            <text:p>236045</text:p>
          </table:table-cell>
          <table:table-cell office:value-type="string" table:style-name="ce16">
            <text:p>ELASTIC 8CORL (8C), 8MM WHITE</text:p>
          </table:table-cell>
          <table:table-cell table:style-name="ce14"/>
          <table:table-cell office:value-type="float" office:value="760" table:style-name="ce14">
            <text:p>760</text:p>
          </table:table-cell>
          <table:table-cell office:value-type="string" table:style-name="ce14">
            <text:p>Mtr</text:p>
          </table:table-cell>
          <table:table-cell office:value-type="float" office:value="38" table:formula="of:=[.G18]*0.05" table:style-name="ce14">
            <text:p>38</text:p>
          </table:table-cell>
          <table:table-cell office:value-type="float" office:value="38.000999999999998" table:formula="of:=[.I18]+0.001" table:style-name="ce14">
            <text:p>38.0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2371" table:style-name="ce16">
            <text:p>232371</text:p>
          </table:table-cell>
          <table:table-cell office:value-type="string" table:style-name="ce16">
            <text:p>C 1711, 60/2</text:p>
          </table:table-cell>
          <table:table-cell table:style-name="ce8"/>
          <table:table-cell office:value-type="float" office:value="176" table:style-name="ce8">
            <text:p>176</text:p>
          </table:table-cell>
          <table:table-cell office:value-type="string" table:style-name="ce14">
            <text:p>Cns</text:p>
          </table:table-cell>
          <table:table-cell office:value-type="float" office:value="8.8000000000000007" table:formula="of:=[.G19]*0.05" table:style-name="ce14">
            <text:p>8.8</text:p>
          </table:table-cell>
          <table:table-cell office:value-type="float" office:value="8.8010000000000002" table:formula="of:=[.I19]+0.001" table:style-name="ce14">
            <text:p>8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6449" table:style-name="ce16">
            <text:p>266449</text:p>
          </table:table-cell>
          <table:table-cell office:value-type="string" table:style-name="ce16">
            <text:p>C 1711, 60/3</text:p>
          </table:table-cell>
          <table:table-cell table:style-name="ce10"/>
          <table:table-cell office:value-type="float" office:value="41" table:style-name="ce8">
            <text:p>41</text:p>
          </table:table-cell>
          <table:table-cell office:value-type="string" table:style-name="ce14">
            <text:p>Cns</text:p>
          </table:table-cell>
          <table:table-cell office:value-type="float" office:value="2.0500000000000003" table:formula="of:=[.G20]*0.05" table:style-name="ce14">
            <text:p>2.05</text:p>
          </table:table-cell>
          <table:table-cell office:value-type="float" office:value="2.0510000000000002" table:formula="of:=[.I20]+0.001" table:style-name="ce14">
            <text:p>2.0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6451" table:style-name="ce16">
            <text:p>266451</text:p>
          </table:table-cell>
          <table:table-cell office:value-type="string" table:style-name="ce16">
            <text:p>C 1711, 50/3</text:p>
          </table:table-cell>
          <table:table-cell table:style-name="ce10"/>
          <table:table-cell office:value-type="float" office:value="17" table:style-name="ce8">
            <text:p>17</text:p>
          </table:table-cell>
          <table:table-cell office:value-type="string" table:style-name="ce14">
            <text:p>Cns</text:p>
          </table:table-cell>
          <table:table-cell office:value-type="float" office:value="0.85000000000000009" table:formula="of:=[.G21]*0.05" table:style-name="ce14">
            <text:p>0.85</text:p>
          </table:table-cell>
          <table:table-cell office:value-type="float" office:value="0.85100000000000009" table:formula="of:=[.I21]+0.001" table:style-name="ce14">
            <text:p>0.851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16" table:style-name="ro3">
          <table:table-cell table:number-columns-repeated="16384"/>
        </table:table-row>
      </table:table>
      <table:table table:name="ARKLINE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6" draw:style-name="a27" draw:name="Graphics 1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5-11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7">
            <text:p>TO : CV GARMINDO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table:number-columns-spanned="1" table:number-rows-spanned="41" table:style-name="ce15"/>
          <table:table-cell office:value-type="string" table:number-columns-spanned="1" table:number-rows-spanned="8" table:style-name="ce13">
            <text:p>ARKLINE</text:p>
          </table:table-cell>
          <table:table-cell office:value-type="float" office:value="177592" table:number-columns-spanned="1" table:number-rows-spanned="8" table:style-name="ce13">
            <text:p>177592</text:p>
          </table:table-cell>
          <table:table-cell office:value-type="float" office:value="281831" table:style-name="ce16">
            <text:p>281831</text:p>
          </table:table-cell>
          <table:table-cell office:value-type="string" table:style-name="ce16">
            <text:p>T672, 40/2</text:p>
          </table:table-cell>
          <table:table-cell table:style-name="ce14"/>
          <table:table-cell office:value-type="float" office:value="19" table:style-name="ce14">
            <text:p>19</text:p>
          </table:table-cell>
          <table:table-cell office:value-type="string" table:style-name="ce14">
            <text:p>Cns</text:p>
          </table:table-cell>
          <table:table-cell office:value-type="float" office:value="1.9E-2" table:formula="of:=[.G6]*0.001" table:style-name="ce14">
            <text:p>0.019</text:p>
          </table:table-cell>
          <table:table-cell office:value-type="float" office:value="0.02" table:formula="of:=[.I6]+0.001" table:style-name="ce14">
            <text:p>0.02</text:p>
          </table:table-cell>
          <table:table-cell office:value-type="string" table:number-columns-spanned="1" table:number-rows-spanned="41" table:style-name="ce13">
            <text:p>2 BOX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7" table:style-name="ce16">
            <text:p>275957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S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3.6000000000000004E-2" table:formula="of:=[.G7]*0.001" table:style-name="ce14">
            <text:p>0.036</text:p>
          </table:table-cell>
          <table:table-cell office:value-type="float" office:value="3.7000000000000005E-2" table:formula="of:=[.I7]+0.001" table:style-name="ce14">
            <text:p>0.03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8" table:style-name="ce16">
            <text:p>275958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S</text:p>
          </table:table-cell>
          <table:table-cell office:value-type="float" office:value="109" table:style-name="ce14">
            <text:p>109</text:p>
          </table:table-cell>
          <table:table-cell office:value-type="string" table:style-name="ce14">
            <text:p>PC</text:p>
          </table:table-cell>
          <table:table-cell office:value-type="float" office:value="0.109" table:formula="of:=[.G8]*0.001" table:style-name="ce14">
            <text:p>0.109</text:p>
          </table:table-cell>
          <table:table-cell office:value-type="float" office:value="0.11" table:formula="of:=[.I8]+0.001" table:style-name="ce14">
            <text:p>0.1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9" table:style-name="ce16">
            <text:p>275959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M</text:p>
          </table:table-cell>
          <table:table-cell office:value-type="float" office:value="109" table:style-name="ce14">
            <text:p>109</text:p>
          </table:table-cell>
          <table:table-cell office:value-type="string" table:style-name="ce14">
            <text:p>PC</text:p>
          </table:table-cell>
          <table:table-cell office:value-type="float" office:value="0.109" table:formula="of:=[.G9]*0.001" table:style-name="ce14">
            <text:p>0.109</text:p>
          </table:table-cell>
          <table:table-cell office:value-type="float" office:value="0.11" table:formula="of:=[.I9]+0.001" table:style-name="ce14">
            <text:p>0.1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0" table:style-name="ce16">
            <text:p>275960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L</text:p>
          </table:table-cell>
          <table:table-cell office:value-type="float" office:value="74" table:style-name="ce14">
            <text:p>74</text:p>
          </table:table-cell>
          <table:table-cell office:value-type="string" table:style-name="ce14">
            <text:p>PC</text:p>
          </table:table-cell>
          <table:table-cell office:value-type="float" office:value="7.3999999999999996E-2" table:formula="of:=[.G10]*0.001" table:style-name="ce14">
            <text:p>0.074</text:p>
          </table:table-cell>
          <table:table-cell office:value-type="float" office:value="7.4999999999999997E-2" table:formula="of:=[.I10]+0.001" table:style-name="ce14">
            <text:p>0.07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1" table:style-name="ce16">
            <text:p>275961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L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3.6000000000000004E-2" table:formula="of:=[.G11]*0.001" table:style-name="ce14">
            <text:p>0.036</text:p>
          </table:table-cell>
          <table:table-cell office:value-type="float" office:value="3.7000000000000005E-2" table:formula="of:=[.I11]+0.001" table:style-name="ce14">
            <text:p>0.03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2" table:style-name="ce16">
            <text:p>275962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XL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3.6000000000000004E-2" table:formula="of:=[.G12]*0.001" table:style-name="ce14">
            <text:p>0.036</text:p>
          </table:table-cell>
          <table:table-cell office:value-type="float" office:value="3.7000000000000005E-2" table:formula="of:=[.I12]+0.001" table:style-name="ce14">
            <text:p>0.03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087" table:style-name="ce16">
            <text:p>285087</text:p>
          </table:table-cell>
          <table:table-cell office:value-type="string" table:style-name="ce16">
            <text:p>CARE LABEL ARKLINE WITHOUT HOODIE</text:p>
          </table:table-cell>
          <table:table-cell table:style-name="ce14"/>
          <table:table-cell office:value-type="float" office:value="400" table:style-name="ce14">
            <text:p>400</text:p>
          </table:table-cell>
          <table:table-cell office:value-type="string" table:style-name="ce14">
            <text:p>PC</text:p>
          </table:table-cell>
          <table:table-cell office:value-type="float" office:value="0.8" table:formula="of:=[.G13]*0.002" table:style-name="ce14">
            <text:p>0.8</text:p>
          </table:table-cell>
          <table:table-cell office:value-type="float" office:value="0.80100000000000005" table:formula="of:=[.I13]+0.001" table:style-name="ce14">
            <text:p>0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8" table:style-name="ce18">
            <text:p>ARKLINE</text:p>
          </table:table-cell>
          <table:table-cell office:value-type="float" office:value="177591" table:number-columns-spanned="1" table:number-rows-spanned="8" table:style-name="ce18">
            <text:p>177591</text:p>
          </table:table-cell>
          <table:table-cell office:value-type="float" office:value="281830" table:style-name="ce16">
            <text:p>281830</text:p>
          </table:table-cell>
          <table:table-cell office:value-type="string" table:style-name="ce16">
            <text:p>W497, 40/2</text:p>
          </table:table-cell>
          <table:table-cell table:style-name="ce14"/>
          <table:table-cell office:value-type="float" office:value="19" table:style-name="ce14">
            <text:p>19</text:p>
          </table:table-cell>
          <table:table-cell office:value-type="string" table:style-name="ce14">
            <text:p>Cns</text:p>
          </table:table-cell>
          <table:table-cell office:value-type="float" office:value="3.7999999999999999E-2" table:formula="of:=[.G14]*0.002" table:style-name="ce14">
            <text:p>0.038</text:p>
          </table:table-cell>
          <table:table-cell office:value-type="float" office:value="3.9E-2" table:formula="of:=[.I14]+0.001" table:style-name="ce14">
            <text:p>0.03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7" table:style-name="ce16">
            <text:p>275957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S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1.8" table:formula="of:=[.G15]*0.05" table:style-name="ce14">
            <text:p>1.8</text:p>
          </table:table-cell>
          <table:table-cell office:value-type="float" office:value="1.8009999999999999" table:formula="of:=[.I15]+0.001" table:style-name="ce14">
            <text:p>1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8" table:style-name="ce16">
            <text:p>275958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S</text:p>
          </table:table-cell>
          <table:table-cell office:value-type="float" office:value="109" table:style-name="ce14">
            <text:p>109</text:p>
          </table:table-cell>
          <table:table-cell office:value-type="string" table:style-name="ce14">
            <text:p>PC</text:p>
          </table:table-cell>
          <table:table-cell office:value-type="float" office:value="5.45" table:formula="of:=[.G16]*0.05" table:style-name="ce14">
            <text:p>5.45</text:p>
          </table:table-cell>
          <table:table-cell office:value-type="float" office:value="5.4510000000000005" table:formula="of:=[.I16]+0.001" table:style-name="ce14">
            <text:p>5.4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9" table:style-name="ce16">
            <text:p>275959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M</text:p>
          </table:table-cell>
          <table:table-cell office:value-type="float" office:value="109" table:style-name="ce14">
            <text:p>109</text:p>
          </table:table-cell>
          <table:table-cell office:value-type="string" table:style-name="ce14">
            <text:p>PC</text:p>
          </table:table-cell>
          <table:table-cell office:value-type="float" office:value="5.45" table:formula="of:=[.G17]*0.05" table:style-name="ce14">
            <text:p>5.45</text:p>
          </table:table-cell>
          <table:table-cell office:value-type="float" office:value="5.4510000000000005" table:formula="of:=[.I17]+0.001" table:style-name="ce14">
            <text:p>5.4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0" table:style-name="ce16">
            <text:p>275960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L</text:p>
          </table:table-cell>
          <table:table-cell office:value-type="float" office:value="74" table:style-name="ce14">
            <text:p>74</text:p>
          </table:table-cell>
          <table:table-cell office:value-type="string" table:style-name="ce14">
            <text:p>PC</text:p>
          </table:table-cell>
          <table:table-cell office:value-type="float" office:value="3.7" table:formula="of:=[.G18]*0.05" table:style-name="ce14">
            <text:p>3.7</text:p>
          </table:table-cell>
          <table:table-cell office:value-type="float" office:value="3.7010000000000001" table:formula="of:=[.I18]+0.001" table:style-name="ce14">
            <text:p>3.7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1" table:style-name="ce16">
            <text:p>275961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L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1.8" table:formula="of:=[.G19]*0.05" table:style-name="ce14">
            <text:p>1.8</text:p>
          </table:table-cell>
          <table:table-cell office:value-type="float" office:value="1.8009999999999999" table:formula="of:=[.I19]+0.001" table:style-name="ce14">
            <text:p>1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2" table:style-name="ce16">
            <text:p>275962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XL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1.8" table:formula="of:=[.G20]*0.05" table:style-name="ce14">
            <text:p>1.8</text:p>
          </table:table-cell>
          <table:table-cell office:value-type="float" office:value="1.8009999999999999" table:formula="of:=[.I20]+0.001" table:style-name="ce14">
            <text:p>1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087" table:style-name="ce16">
            <text:p>285087</text:p>
          </table:table-cell>
          <table:table-cell office:value-type="string" table:style-name="ce16">
            <text:p>CARE LABEL ARKLINE WITHOUT HOODIE</text:p>
          </table:table-cell>
          <table:table-cell table:style-name="ce14"/>
          <table:table-cell office:value-type="float" office:value="400" table:style-name="ce14">
            <text:p>400</text:p>
          </table:table-cell>
          <table:table-cell office:value-type="string" table:style-name="ce14">
            <text:p>PC</text:p>
          </table:table-cell>
          <table:table-cell office:value-type="float" office:value="20" table:formula="of:=[.G21]*0.05" table:style-name="ce14">
            <text:p>20</text:p>
          </table:table-cell>
          <table:table-cell office:value-type="float" office:value="20.001000000000001" table:formula="of:=[.I21]+0.001" table:style-name="ce14">
            <text:p>20.00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77591" table:number-columns-spanned="1" table:number-rows-spanned="8" table:style-name="ce18">
            <text:p>177591</text:p>
          </table:table-cell>
          <table:table-cell office:value-type="float" office:value="177597" table:number-columns-spanned="1" table:number-rows-spanned="8" table:style-name="ce18">
            <text:p>177597</text:p>
          </table:table-cell>
          <table:table-cell office:value-type="float" office:value="278452" table:style-name="ce16">
            <text:p>278452</text:p>
          </table:table-cell>
          <table:table-cell office:value-type="string" table:style-name="ce16">
            <text:p>3953, 40/2</text:p>
          </table:table-cell>
          <table:table-cell table:style-name="ce14"/>
          <table:table-cell office:value-type="float" office:value="19" table:style-name="ce14">
            <text:p>19</text:p>
          </table:table-cell>
          <table:table-cell office:value-type="string" table:style-name="ce14">
            <text:p>Cns</text:p>
          </table:table-cell>
          <table:table-cell office:value-type="float" office:value="0.95000000000000007" table:formula="of:=[.G22]*0.05" table:style-name="ce14">
            <text:p>0.95</text:p>
          </table:table-cell>
          <table:table-cell office:value-type="float" office:value="0.95100000000000007" table:formula="of:=[.I22]+0.001" table:style-name="ce14">
            <text:p>0.9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7" table:style-name="ce16">
            <text:p>275957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S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1.8" table:formula="of:=[.G23]*0.05" table:style-name="ce14">
            <text:p>1.8</text:p>
          </table:table-cell>
          <table:table-cell office:value-type="float" office:value="1.8009999999999999" table:formula="of:=[.I23]+0.001" table:style-name="ce14">
            <text:p>1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8" table:style-name="ce16">
            <text:p>275958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S</text:p>
          </table:table-cell>
          <table:table-cell office:value-type="float" office:value="109" table:style-name="ce14">
            <text:p>109</text:p>
          </table:table-cell>
          <table:table-cell office:value-type="string" table:style-name="ce14">
            <text:p>PC</text:p>
          </table:table-cell>
          <table:table-cell office:value-type="float" office:value="5.45" table:formula="of:=[.G24]*0.05" table:style-name="ce14">
            <text:p>5.45</text:p>
          </table:table-cell>
          <table:table-cell office:value-type="float" office:value="5.4510000000000005" table:formula="of:=[.I24]+0.001" table:style-name="ce14">
            <text:p>5.4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9" table:style-name="ce16">
            <text:p>275959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M</text:p>
          </table:table-cell>
          <table:table-cell office:value-type="float" office:value="109" table:style-name="ce14">
            <text:p>109</text:p>
          </table:table-cell>
          <table:table-cell office:value-type="string" table:style-name="ce14">
            <text:p>PC</text:p>
          </table:table-cell>
          <table:table-cell office:value-type="float" office:value="5.45" table:formula="of:=[.G25]*0.05" table:style-name="ce14">
            <text:p>5.45</text:p>
          </table:table-cell>
          <table:table-cell office:value-type="float" office:value="5.4510000000000005" table:formula="of:=[.I25]+0.001" table:style-name="ce14">
            <text:p>5.4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0" table:style-name="ce16">
            <text:p>275960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L</text:p>
          </table:table-cell>
          <table:table-cell office:value-type="float" office:value="74" table:style-name="ce14">
            <text:p>74</text:p>
          </table:table-cell>
          <table:table-cell office:value-type="string" table:style-name="ce14">
            <text:p>PC</text:p>
          </table:table-cell>
          <table:table-cell office:value-type="float" office:value="3.7" table:formula="of:=[.G26]*0.05" table:style-name="ce14">
            <text:p>3.7</text:p>
          </table:table-cell>
          <table:table-cell office:value-type="float" office:value="3.7010000000000001" table:formula="of:=[.I26]+0.001" table:style-name="ce14">
            <text:p>3.7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1" table:style-name="ce16">
            <text:p>275961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L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1.8" table:formula="of:=[.G27]*0.05" table:style-name="ce14">
            <text:p>1.8</text:p>
          </table:table-cell>
          <table:table-cell office:value-type="float" office:value="1.8009999999999999" table:formula="of:=[.I27]+0.001" table:style-name="ce14">
            <text:p>1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2" table:style-name="ce16">
            <text:p>275962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XL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1.8" table:formula="of:=[.G28]*0.05" table:style-name="ce14">
            <text:p>1.8</text:p>
          </table:table-cell>
          <table:table-cell office:value-type="float" office:value="1.8009999999999999" table:formula="of:=[.I28]+0.001" table:style-name="ce14">
            <text:p>1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087" table:style-name="ce16">
            <text:p>285087</text:p>
          </table:table-cell>
          <table:table-cell office:value-type="string" table:style-name="ce16">
            <text:p>CARE LABEL ARKLINE WITHOUT HOODIE</text:p>
          </table:table-cell>
          <table:table-cell table:style-name="ce14"/>
          <table:table-cell office:value-type="float" office:value="400" table:style-name="ce14">
            <text:p>400</text:p>
          </table:table-cell>
          <table:table-cell office:value-type="string" table:style-name="ce14">
            <text:p>PC</text:p>
          </table:table-cell>
          <table:table-cell office:value-type="float" office:value="20" table:formula="of:=[.G29]*0.05" table:style-name="ce14">
            <text:p>20</text:p>
          </table:table-cell>
          <table:table-cell office:value-type="float" office:value="20.001000000000001" table:formula="of:=[.I29]+0.001" table:style-name="ce14">
            <text:p>20.00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9" table:style-name="ce18">
            <text:p>ARKLINE</text:p>
          </table:table-cell>
          <table:table-cell office:value-type="float" office:value="177596" table:number-columns-spanned="1" table:number-rows-spanned="9" table:style-name="ce18">
            <text:p>177596</text:p>
          </table:table-cell>
          <table:table-cell office:value-type="float" office:value="278452" table:style-name="ce16">
            <text:p>278452</text:p>
          </table:table-cell>
          <table:table-cell office:value-type="string" table:style-name="ce16">
            <text:p>3953, 40/2</text:p>
          </table:table-cell>
          <table:table-cell table:style-name="ce14"/>
          <table:table-cell office:value-type="float" office:value="19" table:style-name="ce14">
            <text:p>19</text:p>
          </table:table-cell>
          <table:table-cell office:value-type="string" table:style-name="ce14">
            <text:p>Cns</text:p>
          </table:table-cell>
          <table:table-cell office:value-type="float" office:value="0.95000000000000007" table:formula="of:=[.G30]*0.05" table:style-name="ce14">
            <text:p>0.95</text:p>
          </table:table-cell>
          <table:table-cell office:value-type="float" office:value="0.95100000000000007" table:formula="of:=[.I30]+0.001" table:style-name="ce14">
            <text:p>0.9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1829" table:style-name="ce16">
            <text:p>281829</text:p>
          </table:table-cell>
          <table:table-cell office:value-type="string" table:style-name="ce16">
            <text:p>3003, 40/2</text:p>
          </table:table-cell>
          <table:table-cell table:style-name="ce14"/>
          <table:table-cell office:value-type="float" office:value="19" table:style-name="ce14">
            <text:p>19</text:p>
          </table:table-cell>
          <table:table-cell office:value-type="string" table:style-name="ce14">
            <text:p>Cns</text:p>
          </table:table-cell>
          <table:table-cell office:value-type="float" office:value="0.95000000000000007" table:formula="of:=[.G31]*0.05" table:style-name="ce14">
            <text:p>0.95</text:p>
          </table:table-cell>
          <table:table-cell office:value-type="float" office:value="0.95100000000000007" table:formula="of:=[.I31]+0.001" table:style-name="ce14">
            <text:p>0.9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7" table:style-name="ce16">
            <text:p>275957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S</text:p>
          </table:table-cell>
          <table:table-cell office:value-type="float" office:value="72" table:style-name="ce14">
            <text:p>72</text:p>
          </table:table-cell>
          <table:table-cell office:value-type="string" table:style-name="ce14">
            <text:p>PC</text:p>
          </table:table-cell>
          <table:table-cell office:value-type="float" office:value="3.6" table:formula="of:=[.G32]*0.05" table:style-name="ce14">
            <text:p>3.6</text:p>
          </table:table-cell>
          <table:table-cell office:value-type="float" office:value="3.601" table:formula="of:=[.I32]+0.001" table:style-name="ce14">
            <text:p>3.6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8" table:style-name="ce16">
            <text:p>275958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S</text:p>
          </table:table-cell>
          <table:table-cell office:value-type="float" office:value="218" table:style-name="ce14">
            <text:p>218</text:p>
          </table:table-cell>
          <table:table-cell office:value-type="string" table:style-name="ce14">
            <text:p>PC</text:p>
          </table:table-cell>
          <table:table-cell office:value-type="float" office:value="10.9" table:formula="of:=[.G33]*0.05" table:style-name="ce14">
            <text:p>10.9</text:p>
          </table:table-cell>
          <table:table-cell office:value-type="float" office:value="10.901" table:formula="of:=[.I33]+0.001" table:style-name="ce14">
            <text:p>10.9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9" table:style-name="ce16">
            <text:p>275959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M</text:p>
          </table:table-cell>
          <table:table-cell office:value-type="float" office:value="218" table:style-name="ce14">
            <text:p>218</text:p>
          </table:table-cell>
          <table:table-cell office:value-type="string" table:style-name="ce14">
            <text:p>PC</text:p>
          </table:table-cell>
          <table:table-cell office:value-type="float" office:value="10.9" table:formula="of:=[.G34]*0.05" table:style-name="ce14">
            <text:p>10.9</text:p>
          </table:table-cell>
          <table:table-cell office:value-type="float" office:value="10.901" table:formula="of:=[.I34]+0.001" table:style-name="ce14">
            <text:p>10.9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0" table:style-name="ce16">
            <text:p>275960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L</text:p>
          </table:table-cell>
          <table:table-cell office:value-type="float" office:value="148" table:style-name="ce14">
            <text:p>148</text:p>
          </table:table-cell>
          <table:table-cell office:value-type="string" table:style-name="ce14">
            <text:p>PC</text:p>
          </table:table-cell>
          <table:table-cell office:value-type="float" office:value="7.4" table:formula="of:=[.G35]*0.05" table:style-name="ce14">
            <text:p>7.4</text:p>
          </table:table-cell>
          <table:table-cell office:value-type="float" office:value="7.4010000000000007" table:formula="of:=[.I35]+0.001" table:style-name="ce14">
            <text:p>7.4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1" table:style-name="ce16">
            <text:p>275961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L</text:p>
          </table:table-cell>
          <table:table-cell office:value-type="float" office:value="72" table:style-name="ce14">
            <text:p>72</text:p>
          </table:table-cell>
          <table:table-cell office:value-type="string" table:style-name="ce14">
            <text:p>PC</text:p>
          </table:table-cell>
          <table:table-cell office:value-type="float" office:value="3.6" table:formula="of:=[.G36]*0.05" table:style-name="ce14">
            <text:p>3.6</text:p>
          </table:table-cell>
          <table:table-cell office:value-type="float" office:value="3.601" table:formula="of:=[.I36]+0.001" table:style-name="ce14">
            <text:p>3.6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2" table:style-name="ce16">
            <text:p>275962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XL</text:p>
          </table:table-cell>
          <table:table-cell office:value-type="float" office:value="72" table:style-name="ce14">
            <text:p>72</text:p>
          </table:table-cell>
          <table:table-cell office:value-type="string" table:style-name="ce14">
            <text:p>PC</text:p>
          </table:table-cell>
          <table:table-cell office:value-type="float" office:value="3.6" table:formula="of:=[.G37]*0.05" table:style-name="ce14">
            <text:p>3.6</text:p>
          </table:table-cell>
          <table:table-cell office:value-type="float" office:value="3.601" table:formula="of:=[.I37]+0.001" table:style-name="ce14">
            <text:p>3.6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087" table:style-name="ce16">
            <text:p>285087</text:p>
          </table:table-cell>
          <table:table-cell office:value-type="string" table:style-name="ce16">
            <text:p>CARE LABEL ARKLINE WITHOUT HOODIE</text:p>
          </table:table-cell>
          <table:table-cell table:style-name="ce14"/>
          <table:table-cell office:value-type="float" office:value="800" table:style-name="ce14">
            <text:p>800</text:p>
          </table:table-cell>
          <table:table-cell office:value-type="string" table:style-name="ce14">
            <text:p>PC</text:p>
          </table:table-cell>
          <table:table-cell office:value-type="float" office:value="40" table:formula="of:=[.G38]*0.05" table:style-name="ce14">
            <text:p>40</text:p>
          </table:table-cell>
          <table:table-cell office:value-type="float" office:value="40.000999999999998" table:formula="of:=[.I38]+0.001" table:style-name="ce14">
            <text:p>40.00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8" table:style-name="ce18">
            <text:p>ARKLINE</text:p>
          </table:table-cell>
          <table:table-cell office:value-type="float" office:value="177593" table:number-columns-spanned="1" table:number-rows-spanned="8" table:style-name="ce18">
            <text:p>177593</text:p>
          </table:table-cell>
          <table:table-cell office:value-type="float" office:value="278452" table:style-name="ce16">
            <text:p>278452</text:p>
          </table:table-cell>
          <table:table-cell office:value-type="string" table:style-name="ce16">
            <text:p>3953, 40/2</text:p>
          </table:table-cell>
          <table:table-cell table:style-name="ce14"/>
          <table:table-cell office:value-type="float" office:value="19" table:style-name="ce14">
            <text:p>19</text:p>
          </table:table-cell>
          <table:table-cell office:value-type="string" table:style-name="ce14">
            <text:p>Cns</text:p>
          </table:table-cell>
          <table:table-cell office:value-type="float" office:value="0.95000000000000007" table:formula="of:=[.G39]*0.05" table:style-name="ce14">
            <text:p>0.95</text:p>
          </table:table-cell>
          <table:table-cell office:value-type="float" office:value="0.95100000000000007" table:formula="of:=[.I39]+0.001" table:style-name="ce14">
            <text:p>0.9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7" table:style-name="ce16">
            <text:p>275957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S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1.8" table:formula="of:=[.G40]*0.05" table:style-name="ce14">
            <text:p>1.8</text:p>
          </table:table-cell>
          <table:table-cell office:value-type="float" office:value="1.8009999999999999" table:formula="of:=[.I40]+0.001" table:style-name="ce14">
            <text:p>1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8" table:style-name="ce16">
            <text:p>275958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S</text:p>
          </table:table-cell>
          <table:table-cell office:value-type="float" office:value="109" table:style-name="ce14">
            <text:p>109</text:p>
          </table:table-cell>
          <table:table-cell office:value-type="string" table:style-name="ce14">
            <text:p>PC</text:p>
          </table:table-cell>
          <table:table-cell office:value-type="float" office:value="5.45" table:formula="of:=[.G41]*0.05" table:style-name="ce14">
            <text:p>5.45</text:p>
          </table:table-cell>
          <table:table-cell office:value-type="float" office:value="5.4510000000000005" table:formula="of:=[.I41]+0.001" table:style-name="ce14">
            <text:p>5.4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59" table:style-name="ce16">
            <text:p>275959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M</text:p>
          </table:table-cell>
          <table:table-cell office:value-type="float" office:value="109" table:style-name="ce14">
            <text:p>109</text:p>
          </table:table-cell>
          <table:table-cell office:value-type="string" table:style-name="ce14">
            <text:p>PC</text:p>
          </table:table-cell>
          <table:table-cell office:value-type="float" office:value="5.45" table:formula="of:=[.G42]*0.05" table:style-name="ce14">
            <text:p>5.45</text:p>
          </table:table-cell>
          <table:table-cell office:value-type="float" office:value="5.4510000000000005" table:formula="of:=[.I42]+0.001" table:style-name="ce14">
            <text:p>5.4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0" table:style-name="ce16">
            <text:p>275960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L</text:p>
          </table:table-cell>
          <table:table-cell office:value-type="float" office:value="74" table:style-name="ce14">
            <text:p>74</text:p>
          </table:table-cell>
          <table:table-cell office:value-type="string" table:style-name="ce14">
            <text:p>PC</text:p>
          </table:table-cell>
          <table:table-cell office:value-type="float" office:value="3.7" table:formula="of:=[.G43]*0.05" table:style-name="ce14">
            <text:p>3.7</text:p>
          </table:table-cell>
          <table:table-cell office:value-type="float" office:value="3.7010000000000001" table:formula="of:=[.I43]+0.001" table:style-name="ce14">
            <text:p>3.7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1" table:style-name="ce16">
            <text:p>275961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L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1.8" table:formula="of:=[.G44]*0.05" table:style-name="ce14">
            <text:p>1.8</text:p>
          </table:table-cell>
          <table:table-cell office:value-type="float" office:value="1.8009999999999999" table:formula="of:=[.I44]+0.001" table:style-name="ce14">
            <text:p>1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5962" table:style-name="ce16">
            <text:p>275962</text:p>
          </table:table-cell>
          <table:table-cell office:value-type="string" table:style-name="ce16">
            <text:p>MAIN LABEL ARKLINE</text:p>
          </table:table-cell>
          <table:table-cell office:value-type="string" table:style-name="ce14">
            <text:p>XXL</text:p>
          </table:table-cell>
          <table:table-cell office:value-type="float" office:value="36" table:style-name="ce14">
            <text:p>36</text:p>
          </table:table-cell>
          <table:table-cell office:value-type="string" table:style-name="ce14">
            <text:p>PC</text:p>
          </table:table-cell>
          <table:table-cell office:value-type="float" office:value="1.8" table:formula="of:=[.G45]*0.05" table:style-name="ce14">
            <text:p>1.8</text:p>
          </table:table-cell>
          <table:table-cell office:value-type="float" office:value="1.8009999999999999" table:formula="of:=[.I45]+0.001" table:style-name="ce14">
            <text:p>1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087" table:style-name="ce16">
            <text:p>285087</text:p>
          </table:table-cell>
          <table:table-cell office:value-type="string" table:style-name="ce16">
            <text:p>CARE LABEL ARKLINE WITHOUT HOODIE</text:p>
          </table:table-cell>
          <table:table-cell table:style-name="ce14"/>
          <table:table-cell office:value-type="float" office:value="400" table:style-name="ce14">
            <text:p>400</text:p>
          </table:table-cell>
          <table:table-cell office:value-type="string" table:style-name="ce14">
            <text:p>PC</text:p>
          </table:table-cell>
          <table:table-cell office:value-type="float" office:value="20" table:formula="of:=[.G46]*0.05" table:style-name="ce14">
            <text:p>20</text:p>
          </table:table-cell>
          <table:table-cell office:value-type="float" office:value="20.001000000000001" table:formula="of:=[.I46]+0.001" table:style-name="ce14">
            <text:p>20.001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16" table:style-name="ro3">
          <table:table-cell table:number-columns-repeated="16384"/>
        </table:table-row>
      </table:table>
      <table:table table:name="177424_2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7" draw:style-name="a31" draw:name="Graphics 1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6-11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272" table:number-columns-spanned="1" table:number-rows-spanned="12" table:style-name="ce13">
            <text:p>22001272</text:p>
          </table:table-cell>
          <table:table-cell office:value-type="string" table:number-columns-spanned="1" table:number-rows-spanned="12" table:style-name="ce13">
            <text:p>KAZEN</text:p>
          </table:table-cell>
          <table:table-cell office:value-type="float" office:value="177424" table:number-columns-spanned="1" table:number-rows-spanned="12" table:style-name="ce13">
            <text:p>177424</text:p>
          </table:table-cell>
          <table:table-cell office:value-type="float" office:value="235953" table:style-name="ce16">
            <text:p>235953</text:p>
          </table:table-cell>
          <table:table-cell office:value-type="string" table:style-name="ce16">
            <text:p>POLY WOVEN NAME KAZEN RED</text:p>
          </table:table-cell>
          <table:table-cell table:style-name="ce14"/>
          <table:table-cell office:value-type="float" office:value="628" table:style-name="ce14">
            <text:p>628</text:p>
          </table:table-cell>
          <table:table-cell office:value-type="string" table:style-name="ce14">
            <text:p>PC</text:p>
          </table:table-cell>
          <table:table-cell office:value-type="float" office:value="0.628" table:formula="of:=[.G6]*0.001" table:style-name="ce14">
            <text:p>0.628</text:p>
          </table:table-cell>
          <table:table-cell office:value-type="float" office:value="0.629" table:formula="of:=[.I6]+0.001" table:style-name="ce14">
            <text:p>0.629</text:p>
          </table:table-cell>
          <table:table-cell office:value-type="string" table:number-columns-spanned="1" table:number-rows-spanned="12" table:style-name="ce13">
            <text:p>1 BOX UP.BU IKA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4" table:style-name="ce16">
            <text:p>235954</text:p>
          </table:table-cell>
          <table:table-cell office:value-type="string" table:style-name="ce16">
            <text:p>POLY CARE LABEL</text:p>
          </table:table-cell>
          <table:table-cell table:style-name="ce14"/>
          <table:table-cell office:value-type="float" office:value="628" table:style-name="ce14">
            <text:p>628</text:p>
          </table:table-cell>
          <table:table-cell office:value-type="string" table:style-name="ce14">
            <text:p>PC</text:p>
          </table:table-cell>
          <table:table-cell office:value-type="float" office:value="0.628" table:formula="of:=[.G7]*0.001" table:style-name="ce14">
            <text:p>0.628</text:p>
          </table:table-cell>
          <table:table-cell office:value-type="float" office:value="0.629" table:formula="of:=[.I7]+0.001" table:style-name="ce14">
            <text:p>0.62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4468" table:style-name="ce16">
            <text:p>244468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2</text:p>
          </table:table-cell>
          <table:table-cell office:value-type="float" office:value="100" table:style-name="ce14">
            <text:p>100</text:p>
          </table:table-cell>
          <table:table-cell office:value-type="string" table:style-name="ce14">
            <text:p>PC</text:p>
          </table:table-cell>
          <table:table-cell office:value-type="float" office:value="0.1" table:formula="of:=[.G8]*0.001" table:style-name="ce14">
            <text:p>0.1</text:p>
          </table:table-cell>
          <table:table-cell office:value-type="float" office:value="0.10100000000000001" table:formula="of:=[.I8]+0.001" table:style-name="ce14">
            <text:p>0.1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7" table:style-name="ce16">
            <text:p>235957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3</text:p>
          </table:table-cell>
          <table:table-cell office:value-type="float" office:value="232" table:style-name="ce14">
            <text:p>232</text:p>
          </table:table-cell>
          <table:table-cell office:value-type="string" table:style-name="ce14">
            <text:p>PC</text:p>
          </table:table-cell>
          <table:table-cell office:value-type="float" office:value="0.23200000000000001" table:formula="of:=[.G9]*0.001" table:style-name="ce14">
            <text:p>0.232</text:p>
          </table:table-cell>
          <table:table-cell office:value-type="float" office:value="0.23300000000000001" table:formula="of:=[.I9]+0.001" table:style-name="ce14">
            <text:p>0.23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8" table:style-name="ce16">
            <text:p>235958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4</text:p>
          </table:table-cell>
          <table:table-cell office:value-type="float" office:value="105" table:style-name="ce14">
            <text:p>105</text:p>
          </table:table-cell>
          <table:table-cell office:value-type="string" table:style-name="ce14">
            <text:p>PC</text:p>
          </table:table-cell>
          <table:table-cell office:value-type="float" office:value="0.105" table:formula="of:=[.G10]*0.001" table:style-name="ce14">
            <text:p>0.105</text:p>
          </table:table-cell>
          <table:table-cell office:value-type="float" office:value="0.106" table:formula="of:=[.I10]+0.001" table:style-name="ce14">
            <text:p>0.10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9" table:style-name="ce16">
            <text:p>235959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5</text:p>
          </table:table-cell>
          <table:table-cell office:value-type="float" office:value="67" table:style-name="ce14">
            <text:p>67</text:p>
          </table:table-cell>
          <table:table-cell office:value-type="string" table:style-name="ce14">
            <text:p>PC</text:p>
          </table:table-cell>
          <table:table-cell office:value-type="float" office:value="6.7000000000000004E-2" table:formula="of:=[.G11]*0.001" table:style-name="ce14">
            <text:p>0.067</text:p>
          </table:table-cell>
          <table:table-cell office:value-type="float" office:value="6.8000000000000005E-2" table:formula="of:=[.I11]+0.001" table:style-name="ce14">
            <text:p>0.068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0" table:style-name="ce16">
            <text:p>235960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6</text:p>
          </table:table-cell>
          <table:table-cell office:value-type="float" office:value="124" table:style-name="ce14">
            <text:p>124</text:p>
          </table:table-cell>
          <table:table-cell office:value-type="string" table:style-name="ce14">
            <text:p>PC</text:p>
          </table:table-cell>
          <table:table-cell office:value-type="float" office:value="0.248" table:formula="of:=[.G12]*0.002" table:style-name="ce14">
            <text:p>0.248</text:p>
          </table:table-cell>
          <table:table-cell office:value-type="float" office:value="0.249" table:formula="of:=[.I12]+0.001" table:style-name="ce14">
            <text:p>0.24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6" table:style-name="ce16">
            <text:p>235966</text:p>
          </table:table-cell>
          <table:table-cell office:value-type="string" table:style-name="ce16">
            <text:p>ELASTIC 4CORL (4C), 4MM WHITE</text:p>
          </table:table-cell>
          <table:table-cell table:style-name="ce14"/>
          <table:table-cell office:value-type="float" office:value="153" table:style-name="ce14">
            <text:p>153</text:p>
          </table:table-cell>
          <table:table-cell office:value-type="string" table:style-name="ce14">
            <text:p>Mtr</text:p>
          </table:table-cell>
          <table:table-cell office:value-type="float" office:value="7.65" table:formula="of:=[.G13]*0.05" table:style-name="ce14">
            <text:p>7.65</text:p>
          </table:table-cell>
          <table:table-cell office:value-type="float" office:value="7.6510000000000007" table:formula="of:=[.I13]+0.001" table:style-name="ce14">
            <text:p>7.6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6045" table:style-name="ce16">
            <text:p>236045</text:p>
          </table:table-cell>
          <table:table-cell office:value-type="string" table:style-name="ce16">
            <text:p>ELASTIC 8CORL (8C), 8MM WHITE</text:p>
          </table:table-cell>
          <table:table-cell table:style-name="ce14"/>
          <table:table-cell office:value-type="float" office:value="82" table:style-name="ce14">
            <text:p>82</text:p>
          </table:table-cell>
          <table:table-cell office:value-type="string" table:style-name="ce14">
            <text:p>Mtr</text:p>
          </table:table-cell>
          <table:table-cell office:value-type="float" office:value="4.1000000000000005" table:formula="of:=[.G14]*0.05" table:style-name="ce14">
            <text:p>4.1</text:p>
          </table:table-cell>
          <table:table-cell office:value-type="float" office:value="4.1010000000000009" table:formula="of:=[.I14]+0.001" table:style-name="ce14">
            <text:p>4.1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2371" table:style-name="ce16">
            <text:p>232371</text:p>
          </table:table-cell>
          <table:table-cell office:value-type="string" table:style-name="ce16">
            <text:p>C 1711, 60/2</text:p>
          </table:table-cell>
          <table:table-cell table:style-name="ce8"/>
          <table:table-cell office:value-type="float" office:value="25" table:style-name="ce8">
            <text:p>25</text:p>
          </table:table-cell>
          <table:table-cell office:value-type="string" table:style-name="ce14">
            <text:p>Cns</text:p>
          </table:table-cell>
          <table:table-cell office:value-type="float" office:value="1.25" table:formula="of:=[.G15]*0.05" table:style-name="ce14">
            <text:p>1.25</text:p>
          </table:table-cell>
          <table:table-cell office:value-type="float" office:value="1.2509999999999999" table:formula="of:=[.I15]+0.001" table:style-name="ce14">
            <text:p>1.2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6449" table:style-name="ce16">
            <text:p>266449</text:p>
          </table:table-cell>
          <table:table-cell office:value-type="string" table:style-name="ce16">
            <text:p>C 1711, 60/3</text:p>
          </table:table-cell>
          <table:table-cell table:style-name="ce10"/>
          <table:table-cell office:value-type="float" office:value="6" table:style-name="ce8">
            <text:p>6</text:p>
          </table:table-cell>
          <table:table-cell office:value-type="string" table:style-name="ce14">
            <text:p>Cns</text:p>
          </table:table-cell>
          <table:table-cell office:value-type="float" office:value="0.30000000000000004" table:formula="of:=[.G16]*0.05" table:style-name="ce14">
            <text:p>0.3</text:p>
          </table:table-cell>
          <table:table-cell office:value-type="float" office:value="0.30100000000000005" table:formula="of:=[.I16]+0.001" table:style-name="ce14">
            <text:p>0.3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6451" table:style-name="ce16">
            <text:p>266451</text:p>
          </table:table-cell>
          <table:table-cell office:value-type="string" table:style-name="ce16">
            <text:p>C 1711, 50/3</text:p>
          </table:table-cell>
          <table:table-cell table:style-name="ce10"/>
          <table:table-cell office:value-type="float" office:value="2" table:style-name="ce8">
            <text:p>2</text:p>
          </table:table-cell>
          <table:table-cell office:value-type="string" table:style-name="ce14">
            <text:p>Cns</text:p>
          </table:table-cell>
          <table:table-cell office:value-type="float" office:value="0.1" table:formula="of:=[.G17]*0.05" table:style-name="ce14">
            <text:p>0.1</text:p>
          </table:table-cell>
          <table:table-cell office:value-type="float" office:value="0.10100000000000001" table:formula="of:=[.I17]+0.001" table:style-name="ce14">
            <text:p>0.101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20" table:style-name="ro3">
          <table:table-cell table:number-columns-repeated="16384"/>
        </table:table-row>
      </table:table>
      <table:table table:name="177424_3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8" draw:style-name="a35" draw:name="Graphics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8-11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272" table:number-columns-spanned="1" table:number-rows-spanned="16" table:style-name="ce13">
            <text:p>22001272</text:p>
          </table:table-cell>
          <table:table-cell office:value-type="string" table:number-columns-spanned="1" table:number-rows-spanned="16" table:style-name="ce13">
            <text:p>KAZEN</text:p>
          </table:table-cell>
          <table:table-cell office:value-type="float" office:value="177424" table:number-columns-spanned="1" table:number-rows-spanned="16" table:style-name="ce13">
            <text:p>177424</text:p>
          </table:table-cell>
          <table:table-cell office:value-type="float" office:value="235953" table:style-name="ce16">
            <text:p>235953</text:p>
          </table:table-cell>
          <table:table-cell office:value-type="string" table:style-name="ce16">
            <text:p>POLY WOVEN NAME KAZEN RED</text:p>
          </table:table-cell>
          <table:table-cell table:style-name="ce14"/>
          <table:table-cell office:value-type="float" office:value="6775" table:style-name="ce14">
            <text:p>6775</text:p>
          </table:table-cell>
          <table:table-cell office:value-type="string" table:style-name="ce14">
            <text:p>PC</text:p>
          </table:table-cell>
          <table:table-cell office:value-type="float" office:value="6.7750000000000004" table:formula="of:=[.G6]*0.001" table:style-name="ce14">
            <text:p>6.775</text:p>
          </table:table-cell>
          <table:table-cell office:value-type="float" office:value="6.7760000000000007" table:formula="of:=[.I6]+0.001" table:style-name="ce14">
            <text:p>6.776</text:p>
          </table:table-cell>
          <table:table-cell office:value-type="string" table:number-columns-spanned="1" table:number-rows-spanned="16" table:style-name="ce13">
            <text:p>7 BOX UP.BU IKA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4" table:style-name="ce16">
            <text:p>235954</text:p>
          </table:table-cell>
          <table:table-cell office:value-type="string" table:style-name="ce16">
            <text:p>POLY CARE LABEL</text:p>
          </table:table-cell>
          <table:table-cell table:style-name="ce14"/>
          <table:table-cell office:value-type="float" office:value="6775" table:style-name="ce14">
            <text:p>6775</text:p>
          </table:table-cell>
          <table:table-cell office:value-type="string" table:style-name="ce14">
            <text:p>PC</text:p>
          </table:table-cell>
          <table:table-cell office:value-type="float" office:value="6.7750000000000004" table:formula="of:=[.G7]*0.001" table:style-name="ce14">
            <text:p>6.775</text:p>
          </table:table-cell>
          <table:table-cell office:value-type="float" office:value="6.7760000000000007" table:formula="of:=[.I7]+0.001" table:style-name="ce14">
            <text:p>6.77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4467" table:style-name="ce16">
            <text:p>244467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1</text:p>
          </table:table-cell>
          <table:table-cell office:value-type="float" office:value="358" table:style-name="ce14">
            <text:p>358</text:p>
          </table:table-cell>
          <table:table-cell office:value-type="string" table:style-name="ce14">
            <text:p>PC</text:p>
          </table:table-cell>
          <table:table-cell office:value-type="float" office:value="0.35799999999999998" table:formula="of:=[.G8]*0.001" table:style-name="ce14">
            <text:p>0.358</text:p>
          </table:table-cell>
          <table:table-cell office:value-type="float" office:value="0.35899999999999999" table:formula="of:=[.I8]+0.001" table:style-name="ce14">
            <text:p>0.35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4468" table:style-name="ce16">
            <text:p>244468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2</text:p>
          </table:table-cell>
          <table:table-cell office:value-type="float" office:value="1353" table:style-name="ce14">
            <text:p>1353</text:p>
          </table:table-cell>
          <table:table-cell office:value-type="string" table:style-name="ce14">
            <text:p>PC</text:p>
          </table:table-cell>
          <table:table-cell office:value-type="float" office:value="1.353" table:formula="of:=[.G9]*0.001" table:style-name="ce14">
            <text:p>1.353</text:p>
          </table:table-cell>
          <table:table-cell office:value-type="float" office:value="1.3539999999999999" table:formula="of:=[.I9]+0.001" table:style-name="ce14">
            <text:p>1.354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7" table:style-name="ce16">
            <text:p>235957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3</text:p>
          </table:table-cell>
          <table:table-cell office:value-type="float" office:value="1771" table:style-name="ce14">
            <text:p>1771</text:p>
          </table:table-cell>
          <table:table-cell office:value-type="string" table:style-name="ce14">
            <text:p>PC</text:p>
          </table:table-cell>
          <table:table-cell office:value-type="float" office:value="1.7710000000000001" table:formula="of:=[.G10]*0.001" table:style-name="ce14">
            <text:p>1.771</text:p>
          </table:table-cell>
          <table:table-cell office:value-type="float" office:value="1.772" table:formula="of:=[.I10]+0.001" table:style-name="ce14">
            <text:p>1.77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8" table:style-name="ce16">
            <text:p>235958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4</text:p>
          </table:table-cell>
          <table:table-cell office:value-type="float" office:value="722" table:style-name="ce14">
            <text:p>722</text:p>
          </table:table-cell>
          <table:table-cell office:value-type="string" table:style-name="ce14">
            <text:p>PC</text:p>
          </table:table-cell>
          <table:table-cell office:value-type="float" office:value="0.72199999999999998" table:formula="of:=[.G11]*0.001" table:style-name="ce14">
            <text:p>0.722</text:p>
          </table:table-cell>
          <table:table-cell office:value-type="float" office:value="0.72299999999999998" table:formula="of:=[.I11]+0.001" table:style-name="ce14">
            <text:p>0.72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9" table:style-name="ce16">
            <text:p>235959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5</text:p>
          </table:table-cell>
          <table:table-cell office:value-type="float" office:value="403" table:style-name="ce14">
            <text:p>403</text:p>
          </table:table-cell>
          <table:table-cell office:value-type="string" table:style-name="ce14">
            <text:p>PC</text:p>
          </table:table-cell>
          <table:table-cell office:value-type="float" office:value="0.40300000000000002" table:formula="of:=[.G12]*0.001" table:style-name="ce14">
            <text:p>0.403</text:p>
          </table:table-cell>
          <table:table-cell office:value-type="float" office:value="0.40400000000000003" table:formula="of:=[.I12]+0.001" table:style-name="ce14">
            <text:p>0.404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0" table:style-name="ce16">
            <text:p>235960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6</text:p>
          </table:table-cell>
          <table:table-cell office:value-type="float" office:value="638" table:style-name="ce14">
            <text:p>638</text:p>
          </table:table-cell>
          <table:table-cell office:value-type="string" table:style-name="ce14">
            <text:p>PC</text:p>
          </table:table-cell>
          <table:table-cell office:value-type="float" office:value="1.276" table:formula="of:=[.G13]*0.002" table:style-name="ce14">
            <text:p>1.276</text:p>
          </table:table-cell>
          <table:table-cell office:value-type="float" office:value="1.2769999999999999" table:formula="of:=[.I13]+0.001" table:style-name="ce14">
            <text:p>1.27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1" table:style-name="ce16">
            <text:p>235961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7</text:p>
          </table:table-cell>
          <table:table-cell office:value-type="float" office:value="485" table:style-name="ce14">
            <text:p>485</text:p>
          </table:table-cell>
          <table:table-cell office:value-type="string" table:style-name="ce14">
            <text:p>PC</text:p>
          </table:table-cell>
          <table:table-cell office:value-type="float" office:value="0.97" table:formula="of:=[.G14]*0.002" table:style-name="ce14">
            <text:p>0.97</text:p>
          </table:table-cell>
          <table:table-cell office:value-type="float" office:value="0.97099999999999997" table:formula="of:=[.I14]+0.001" table:style-name="ce14">
            <text:p>0.97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2" table:style-name="ce16">
            <text:p>235962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8</text:p>
          </table:table-cell>
          <table:table-cell office:value-type="float" office:value="226" table:style-name="ce14">
            <text:p>226</text:p>
          </table:table-cell>
          <table:table-cell office:value-type="string" table:style-name="ce14">
            <text:p>PC</text:p>
          </table:table-cell>
          <table:table-cell office:value-type="float" office:value="11.3" table:formula="of:=[.G15]*0.05" table:style-name="ce14">
            <text:p>11.3</text:p>
          </table:table-cell>
          <table:table-cell office:value-type="float" office:value="11.301" table:formula="of:=[.I15]+0.001" table:style-name="ce14">
            <text:p>11.3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3" table:style-name="ce16">
            <text:p>235963</text:p>
          </table:table-cell>
          <table:table-cell office:value-type="string" table:style-name="ce16">
            <text:p>NYLON STYLE &amp; SIZE LABEL</text:p>
          </table:table-cell>
          <table:table-cell office:value-type="string" table:style-name="ce14">
            <text:p>SIZE 9</text:p>
          </table:table-cell>
          <table:table-cell office:value-type="float" office:value="719" table:style-name="ce14">
            <text:p>719</text:p>
          </table:table-cell>
          <table:table-cell office:value-type="string" table:style-name="ce14">
            <text:p>PC</text:p>
          </table:table-cell>
          <table:table-cell office:value-type="float" office:value="35.950000000000003" table:formula="of:=[.G16]*0.05" table:style-name="ce14">
            <text:p>35.95</text:p>
          </table:table-cell>
          <table:table-cell office:value-type="float" office:value="35.951000000000001" table:formula="of:=[.I16]+0.001" table:style-name="ce14">
            <text:p>35.9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66" table:style-name="ce16">
            <text:p>235966</text:p>
          </table:table-cell>
          <table:table-cell office:value-type="string" table:style-name="ce16">
            <text:p>ELASTIC 4CORL (4C), 4MM WHITE</text:p>
          </table:table-cell>
          <table:table-cell table:style-name="ce14"/>
          <table:table-cell office:value-type="float" office:value="1507" table:style-name="ce14">
            <text:p>1507</text:p>
          </table:table-cell>
          <table:table-cell office:value-type="string" table:style-name="ce14">
            <text:p>Mtr</text:p>
          </table:table-cell>
          <table:table-cell office:value-type="float" office:value="75.350000000000009" table:formula="of:=[.G17]*0.05" table:style-name="ce14">
            <text:p>75.35</text:p>
          </table:table-cell>
          <table:table-cell office:value-type="float" office:value="75.351000000000013" table:formula="of:=[.I17]+0.001" table:style-name="ce14">
            <text:p>75.3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6045" table:style-name="ce16">
            <text:p>236045</text:p>
          </table:table-cell>
          <table:table-cell office:value-type="string" table:style-name="ce16">
            <text:p>ELASTIC 8CORL (8C), 8MM WHITE</text:p>
          </table:table-cell>
          <table:table-cell table:style-name="ce14"/>
          <table:table-cell office:value-type="float" office:value="1064" table:style-name="ce14">
            <text:p>1064</text:p>
          </table:table-cell>
          <table:table-cell office:value-type="string" table:style-name="ce14">
            <text:p>Mtr</text:p>
          </table:table-cell>
          <table:table-cell office:value-type="float" office:value="53.2" table:formula="of:=[.G18]*0.05" table:style-name="ce14">
            <text:p>53.2</text:p>
          </table:table-cell>
          <table:table-cell office:value-type="float" office:value="53.201000000000001" table:formula="of:=[.I18]+0.001" table:style-name="ce14">
            <text:p>53.2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2371" table:style-name="ce16">
            <text:p>232371</text:p>
          </table:table-cell>
          <table:table-cell office:value-type="string" table:style-name="ce16">
            <text:p>C 1711, 60/2</text:p>
          </table:table-cell>
          <table:table-cell table:style-name="ce8"/>
          <table:table-cell office:value-type="float" office:value="230" table:style-name="ce8">
            <text:p>230</text:p>
          </table:table-cell>
          <table:table-cell office:value-type="string" table:style-name="ce14">
            <text:p>Cns</text:p>
          </table:table-cell>
          <table:table-cell office:value-type="float" office:value="11.5" table:formula="of:=[.G19]*0.05" table:style-name="ce14">
            <text:p>11.5</text:p>
          </table:table-cell>
          <table:table-cell office:value-type="float" office:value="11.500999999999999" table:formula="of:=[.I19]+0.001" table:style-name="ce14">
            <text:p>11.5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6449" table:style-name="ce16">
            <text:p>266449</text:p>
          </table:table-cell>
          <table:table-cell office:value-type="string" table:style-name="ce16">
            <text:p>C 1711, 60/3</text:p>
          </table:table-cell>
          <table:table-cell table:style-name="ce10"/>
          <table:table-cell office:value-type="float" office:value="53" table:style-name="ce8">
            <text:p>53</text:p>
          </table:table-cell>
          <table:table-cell office:value-type="string" table:style-name="ce14">
            <text:p>Cns</text:p>
          </table:table-cell>
          <table:table-cell office:value-type="float" office:value="2.6500000000000004" table:formula="of:=[.G20]*0.05" table:style-name="ce14">
            <text:p>2.65</text:p>
          </table:table-cell>
          <table:table-cell office:value-type="float" office:value="2.6510000000000002" table:formula="of:=[.I20]+0.001" table:style-name="ce14">
            <text:p>2.6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6451" table:style-name="ce16">
            <text:p>266451</text:p>
          </table:table-cell>
          <table:table-cell office:value-type="string" table:style-name="ce16">
            <text:p>C 1711, 50/3</text:p>
          </table:table-cell>
          <table:table-cell table:style-name="ce10"/>
          <table:table-cell office:value-type="float" office:value="23" table:style-name="ce8">
            <text:p>23</text:p>
          </table:table-cell>
          <table:table-cell office:value-type="string" table:style-name="ce14">
            <text:p>Cns</text:p>
          </table:table-cell>
          <table:table-cell office:value-type="float" office:value="1.1500000000000001" table:formula="of:=[.G21]*0.05" table:style-name="ce14">
            <text:p>1.15</text:p>
          </table:table-cell>
          <table:table-cell office:value-type="float" office:value="1.151" table:formula="of:=[.I21]+0.001" table:style-name="ce14">
            <text:p>1.151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16" table:style-name="ro3">
          <table:table-cell table:number-columns-repeated="16384"/>
        </table:table-row>
      </table:table>
      <table:table table:name="177545&amp;177544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9" draw:style-name="a39" draw:name="Graphics 1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3-11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264" table:number-columns-spanned="1" table:number-rows-spanned="19" table:style-name="ce13">
            <text:p>22001264</text:p>
          </table:table-cell>
          <table:table-cell office:value-type="string" table:number-columns-spanned="1" table:number-rows-spanned="9" table:style-name="ce13">
            <text:p>260-90</text:p>
          </table:table-cell>
          <table:table-cell office:value-type="float" office:value="177545" table:number-columns-spanned="1" table:number-rows-spanned="9" table:style-name="ce13">
            <text:p>177545</text:p>
          </table:table-cell>
          <table:table-cell office:value-type="float" office:value="238724" table:style-name="ce16">
            <text:p>238724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M</text:p>
          </table:table-cell>
          <table:table-cell office:value-type="float" office:value="816" table:style-name="ce14">
            <text:p>816</text:p>
          </table:table-cell>
          <table:table-cell office:value-type="string" table:style-name="ce14">
            <text:p>PC</text:p>
          </table:table-cell>
          <table:table-cell office:value-type="float" office:value="0.81600000000000006" table:formula="of:=[.G6]*0.001" table:style-name="ce14">
            <text:p>0.816</text:p>
          </table:table-cell>
          <table:table-cell office:value-type="float" office:value="0.81700000000000006" table:formula="of:=[.I6]+0.001" table:style-name="ce14">
            <text:p>0.817</text:p>
          </table:table-cell>
          <table:table-cell office:value-type="string" table:number-columns-spanned="1" table:number-rows-spanned="19" table:style-name="ce13">
            <text:p>5 BOX UP.BU IKA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5" table:style-name="ce16">
            <text:p>238725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</text:p>
          </table:table-cell>
          <table:table-cell office:value-type="float" office:value="663" table:style-name="ce14">
            <text:p>663</text:p>
          </table:table-cell>
          <table:table-cell office:value-type="string" table:style-name="ce14">
            <text:p>PC</text:p>
          </table:table-cell>
          <table:table-cell office:value-type="float" office:value="0.66300000000000003" table:formula="of:=[.G7]*0.001" table:style-name="ce14">
            <text:p>0.663</text:p>
          </table:table-cell>
          <table:table-cell office:value-type="float" office:value="0.66400000000000003" table:formula="of:=[.I7]+0.001" table:style-name="ce14">
            <text:p>0.664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6" table:style-name="ce16">
            <text:p>238726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L</text:p>
          </table:table-cell>
          <table:table-cell office:value-type="float" office:value="408" table:style-name="ce14">
            <text:p>408</text:p>
          </table:table-cell>
          <table:table-cell office:value-type="string" table:style-name="ce14">
            <text:p>PC</text:p>
          </table:table-cell>
          <table:table-cell office:value-type="float" office:value="0.40800000000000003" table:formula="of:=[.G8]*0.001" table:style-name="ce14">
            <text:p>0.408</text:p>
          </table:table-cell>
          <table:table-cell office:value-type="float" office:value="0.40900000000000003" table:formula="of:=[.I8]+0.001" table:style-name="ce14">
            <text:p>0.40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7" table:style-name="ce16">
            <text:p>238727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3L</text:p>
          </table:table-cell>
          <table:table-cell office:value-type="float" office:value="153" table:style-name="ce14">
            <text:p>153</text:p>
          </table:table-cell>
          <table:table-cell office:value-type="string" table:style-name="ce14">
            <text:p>PC</text:p>
          </table:table-cell>
          <table:table-cell office:value-type="float" office:value="0.153" table:formula="of:=[.G9]*0.001" table:style-name="ce14">
            <text:p>0.153</text:p>
          </table:table-cell>
          <table:table-cell office:value-type="float" office:value="0.154" table:formula="of:=[.I9]+0.001" table:style-name="ce14">
            <text:p>0.154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4" table:style-name="ce16">
            <text:p>235954</text:p>
          </table:table-cell>
          <table:table-cell office:value-type="string" table:style-name="ce16">
            <text:p>POLY CARE LABEL</text:p>
          </table:table-cell>
          <table:table-cell table:style-name="ce14"/>
          <table:table-cell office:value-type="float" office:value="2040" table:style-name="ce14">
            <text:p>2040</text:p>
          </table:table-cell>
          <table:table-cell office:value-type="string" table:style-name="ce14">
            <text:p>PC</text:p>
          </table:table-cell>
          <table:table-cell office:value-type="float" office:value="2.04" table:formula="of:=[.G10]*0.001" table:style-name="ce14">
            <text:p>2.04</text:p>
          </table:table-cell>
          <table:table-cell office:value-type="float" office:value="2.0409999999999999" table:formula="of:=[.I10]+0.001" table:style-name="ce14">
            <text:p>2.04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9" table:style-name="ce16">
            <text:p>238729</text:p>
          </table:table-cell>
          <table:table-cell office:value-type="string" table:style-name="ce16">
            <text:p>BUTTON, 21MM 34L/4H COL. WHITE</text:p>
          </table:table-cell>
          <table:table-cell table:style-name="ce14"/>
          <table:table-cell office:value-type="float" office:value="8160" table:style-name="ce14">
            <text:p>8160</text:p>
          </table:table-cell>
          <table:table-cell office:value-type="string" table:style-name="ce14">
            <text:p>PC</text:p>
          </table:table-cell>
          <table:table-cell office:value-type="float" office:value="8.16" table:formula="of:=[.G11]*0.001" table:style-name="ce14">
            <text:p>8.16</text:p>
          </table:table-cell>
          <table:table-cell office:value-type="float" office:value="8.1609999999999996" table:formula="of:=[.I11]+0.001" table:style-name="ce14">
            <text:p>8.16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0985" table:style-name="ce16">
            <text:p>270985</text:p>
          </table:table-cell>
          <table:table-cell office:value-type="string" table:style-name="ce16">
            <text:p>C1730, 60/2</text:p>
          </table:table-cell>
          <table:table-cell table:style-name="ce14"/>
          <table:table-cell office:value-type="float" office:value="159" table:style-name="ce14">
            <text:p>159</text:p>
          </table:table-cell>
          <table:table-cell office:value-type="string" table:style-name="ce14">
            <text:p>Cns</text:p>
          </table:table-cell>
          <table:table-cell office:value-type="float" office:value="0.159" table:formula="of:=[.G12]*0.001" table:style-name="ce14">
            <text:p>0.159</text:p>
          </table:table-cell>
          <table:table-cell office:value-type="float" office:value="0.16" table:formula="of:=[.I12]+0.001" table:style-name="ce14">
            <text:p>0.1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9" table:style-name="ce16">
            <text:p>247999</text:p>
          </table:table-cell>
          <table:table-cell office:value-type="string" table:style-name="ce16">
            <text:p>C1730, 60/3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string" table:style-name="ce14">
            <text:p>Cns</text:p>
          </table:table-cell>
          <table:table-cell office:value-type="float" office:value="0.04" table:formula="of:=[.G13]*0.002" table:style-name="ce14">
            <text:p>0.04</text:p>
          </table:table-cell>
          <table:table-cell office:value-type="float" office:value="4.1000000000000002E-2" table:formula="of:=[.I13]+0.001" table:style-name="ce14">
            <text:p>0.04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59665" table:style-name="ce16">
            <text:p>159665</text:p>
          </table:table-cell>
          <table:table-cell office:value-type="string" table:style-name="ce16">
            <text:p>999 WHITE, 50/3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string" table:style-name="ce14">
            <text:p>Cns</text:p>
          </table:table-cell>
          <table:table-cell office:value-type="float" office:value="0.04" table:formula="of:=[.G14]*0.002" table:style-name="ce14">
            <text:p>0.04</text:p>
          </table:table-cell>
          <table:table-cell office:value-type="float" office:value="4.1000000000000002E-2" table:formula="of:=[.I14]+0.001" table:style-name="ce14">
            <text:p>0.04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10" table:style-name="ce13">
            <text:p>255-90</text:p>
          </table:table-cell>
          <table:table-cell office:value-type="float" office:value="177544" table:number-columns-spanned="1" table:number-rows-spanned="10" table:style-name="ce13">
            <text:p>177544</text:p>
          </table:table-cell>
          <table:table-cell office:value-type="float" office:value="238723" table:style-name="ce16">
            <text:p>238723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S</text:p>
          </table:table-cell>
          <table:table-cell office:value-type="float" office:value="102" table:style-name="ce14">
            <text:p>102</text:p>
          </table:table-cell>
          <table:table-cell office:value-type="string" table:style-name="ce14">
            <text:p>PC</text:p>
          </table:table-cell>
          <table:table-cell office:value-type="float" office:value="0.20400000000000001" table:formula="of:=[.G15]*0.002" table:style-name="ce14">
            <text:p>0.204</text:p>
          </table:table-cell>
          <table:table-cell office:value-type="float" office:value="0.20500000000000002" table:formula="of:=[.I15]+0.001" table:style-name="ce14">
            <text:p>0.20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4" table:style-name="ce16">
            <text:p>238724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M</text:p>
          </table:table-cell>
          <table:table-cell office:value-type="float" office:value="510" table:style-name="ce14">
            <text:p>510</text:p>
          </table:table-cell>
          <table:table-cell office:value-type="string" table:style-name="ce14">
            <text:p>PC</text:p>
          </table:table-cell>
          <table:table-cell office:value-type="float" office:value="1.02" table:formula="of:=[.G16]*0.002" table:style-name="ce14">
            <text:p>1.02</text:p>
          </table:table-cell>
          <table:table-cell office:value-type="float" office:value="1.0209999999999999" table:formula="of:=[.I16]+0.001" table:style-name="ce14">
            <text:p>1.02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5" table:style-name="ce16">
            <text:p>238725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</text:p>
          </table:table-cell>
          <table:table-cell office:value-type="float" office:value="408" table:style-name="ce14">
            <text:p>408</text:p>
          </table:table-cell>
          <table:table-cell office:value-type="string" table:style-name="ce14">
            <text:p>PC</text:p>
          </table:table-cell>
          <table:table-cell office:value-type="float" office:value="0.81600000000000006" table:formula="of:=[.G17]*0.002" table:style-name="ce14">
            <text:p>0.816</text:p>
          </table:table-cell>
          <table:table-cell office:value-type="float" office:value="0.81700000000000006" table:formula="of:=[.I17]+0.001" table:style-name="ce14">
            <text:p>0.81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6" table:style-name="ce16">
            <text:p>238726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L</text:p>
          </table:table-cell>
          <table:table-cell office:value-type="float" office:value="204" table:style-name="ce14">
            <text:p>204</text:p>
          </table:table-cell>
          <table:table-cell office:value-type="string" table:style-name="ce14">
            <text:p>PC</text:p>
          </table:table-cell>
          <table:table-cell office:value-type="float" office:value="0.40800000000000003" table:formula="of:=[.G18]*0.002" table:style-name="ce14">
            <text:p>0.408</text:p>
          </table:table-cell>
          <table:table-cell office:value-type="float" office:value="0.40900000000000003" table:formula="of:=[.I18]+0.001" table:style-name="ce14">
            <text:p>0.40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4" table:style-name="ce16">
            <text:p>235954</text:p>
          </table:table-cell>
          <table:table-cell office:value-type="string" table:style-name="ce16">
            <text:p>POLY CARE LABEL</text:p>
          </table:table-cell>
          <table:table-cell table:style-name="ce14"/>
          <table:table-cell office:value-type="float" office:value="1224" table:style-name="ce14">
            <text:p>1224</text:p>
          </table:table-cell>
          <table:table-cell office:value-type="string" table:style-name="ce14">
            <text:p>PC</text:p>
          </table:table-cell>
          <table:table-cell office:value-type="float" office:value="2.448" table:formula="of:=[.G19]*0.002" table:style-name="ce14">
            <text:p>2.448</text:p>
          </table:table-cell>
          <table:table-cell office:value-type="float" office:value="2.4489999999999998" table:formula="of:=[.I19]+0.001" table:style-name="ce14">
            <text:p>2.44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9" table:style-name="ce16">
            <text:p>238729</text:p>
          </table:table-cell>
          <table:table-cell office:value-type="string" table:style-name="ce16">
            <text:p>BUTTON, 21MM 34L/4H COL. WHITE</text:p>
          </table:table-cell>
          <table:table-cell table:style-name="ce14"/>
          <table:table-cell office:value-type="float" office:value="9792" table:style-name="ce14">
            <text:p>9792</text:p>
          </table:table-cell>
          <table:table-cell office:value-type="string" table:style-name="ce14">
            <text:p>PC</text:p>
          </table:table-cell>
          <table:table-cell office:value-type="float" office:value="19.584" table:formula="of:=[.G20]*0.002" table:style-name="ce14">
            <text:p>19.584</text:p>
          </table:table-cell>
          <table:table-cell office:value-type="float" office:value="19.585000000000001" table:formula="of:=[.I20]+0.001" table:style-name="ce14">
            <text:p>19.58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0985" table:style-name="ce16">
            <text:p>270985</text:p>
          </table:table-cell>
          <table:table-cell office:value-type="string" table:style-name="ce16">
            <text:p>C1730, 60/2</text:p>
          </table:table-cell>
          <table:table-cell table:style-name="ce14"/>
          <table:table-cell office:value-type="float" office:value="101" table:style-name="ce14">
            <text:p>101</text:p>
          </table:table-cell>
          <table:table-cell office:value-type="string" table:style-name="ce14">
            <text:p>Cns</text:p>
          </table:table-cell>
          <table:table-cell office:value-type="float" office:value="0.20200000000000001" table:formula="of:=[.G21]*0.002" table:style-name="ce14">
            <text:p>0.202</text:p>
          </table:table-cell>
          <table:table-cell office:value-type="float" office:value="0.20300000000000001" table:formula="of:=[.I21]+0.001" table:style-name="ce14">
            <text:p>0.20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9" table:style-name="ce16">
            <text:p>247999</text:p>
          </table:table-cell>
          <table:table-cell office:value-type="string" table:style-name="ce16">
            <text:p>C1730, 60/3</text:p>
          </table:table-cell>
          <table:table-cell table:style-name="ce14"/>
          <table:table-cell office:value-type="float" office:value="15" table:style-name="ce14">
            <text:p>15</text:p>
          </table:table-cell>
          <table:table-cell office:value-type="string" table:style-name="ce14">
            <text:p>Cns</text:p>
          </table:table-cell>
          <table:table-cell office:value-type="float" office:value="0.03" table:formula="of:=[.G22]*0.002" table:style-name="ce14">
            <text:p>0.03</text:p>
          </table:table-cell>
          <table:table-cell office:value-type="float" office:value="3.1E-2" table:formula="of:=[.I22]+0.001" table:style-name="ce14">
            <text:p>0.03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59665" table:style-name="ce16">
            <text:p>159665</text:p>
          </table:table-cell>
          <table:table-cell office:value-type="string" table:style-name="ce16">
            <text:p>999 WHITE, 50/3</text:p>
          </table:table-cell>
          <table:table-cell table:style-name="ce14"/>
          <table:table-cell office:value-type="float" office:value="12" table:style-name="ce14">
            <text:p>12</text:p>
          </table:table-cell>
          <table:table-cell office:value-type="string" table:style-name="ce14">
            <text:p>Cns</text:p>
          </table:table-cell>
          <table:table-cell office:value-type="float" office:value="2.4E-2" table:formula="of:=[.G23]*0.002" table:style-name="ce14">
            <text:p>0.024</text:p>
          </table:table-cell>
          <table:table-cell office:value-type="float" office:value="2.5000000000000001E-2" table:formula="of:=[.I23]+0.001" table:style-name="ce14">
            <text:p>0.02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2826" table:style-name="ce16">
            <text:p>242826</text:p>
          </table:table-cell>
          <table:table-cell office:value-type="string" table:style-name="ce16">
            <text:p>POLYESTER TAPE 5MMX95MM</text:p>
          </table:table-cell>
          <table:table-cell table:style-name="ce14"/>
          <table:table-cell office:value-type="float" office:value="2448" table:style-name="ce14">
            <text:p>2448</text:p>
          </table:table-cell>
          <table:table-cell office:value-type="string" table:style-name="ce14">
            <text:p>Yd</text:p>
          </table:table-cell>
          <table:table-cell office:value-type="float" office:value="4.8959999999999999" table:formula="of:=[.G24]*0.002" table:style-name="ce14">
            <text:p>4.896</text:p>
          </table:table-cell>
          <table:table-cell office:value-type="float" office:value="4.8970000000000002" table:formula="of:=[.I24]+0.001" table:style-name="ce14">
            <text:p>4.897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32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16" table:style-name="ro3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heet4" table:style-name="ta2">
        <table:table-column table:style-name="co6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177542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10" draw:style-name="a43" draw:name="Graphics 1">
              <svg:title/>
              <svg:desc/>
              <text:p text:style-name="a41" text:class-names="" text:cond-style-name=""><text:span text:style-name="a4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5-11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264" table:number-columns-spanned="1" table:number-rows-spanned="10" table:style-name="ce13">
            <text:p>22001264</text:p>
          </table:table-cell>
          <table:table-cell office:value-type="string" table:number-columns-spanned="1" table:number-rows-spanned="10" table:style-name="ce13">
            <text:p>250-90</text:p>
          </table:table-cell>
          <table:table-cell office:value-type="float" office:value="177542" table:number-columns-spanned="1" table:number-rows-spanned="10" table:style-name="ce13">
            <text:p>177542</text:p>
          </table:table-cell>
          <table:table-cell office:value-type="float" office:value="238723" table:style-name="ce16">
            <text:p>238723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S</text:p>
          </table:table-cell>
          <table:table-cell office:value-type="float" office:value="102" table:style-name="ce14">
            <text:p>102</text:p>
          </table:table-cell>
          <table:table-cell office:value-type="string" table:style-name="ce14">
            <text:p>PC</text:p>
          </table:table-cell>
          <table:table-cell office:value-type="float" office:value="0.10200000000000001" table:formula="of:=[.G6]*0.001" table:style-name="ce14">
            <text:p>0.102</text:p>
          </table:table-cell>
          <table:table-cell office:value-type="float" office:value="0.10300000000000001" table:formula="of:=[.I6]+0.001" table:style-name="ce14">
            <text:p>0.103</text:p>
          </table:table-cell>
          <table:table-cell office:value-type="string" table:number-columns-spanned="1" table:number-rows-spanned="10" table:style-name="ce13">
            <text:p>2 BOX UP.BU IKA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4" table:style-name="ce16">
            <text:p>238724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M</text:p>
          </table:table-cell>
          <table:table-cell office:value-type="float" office:value="408" table:style-name="ce14">
            <text:p>408</text:p>
          </table:table-cell>
          <table:table-cell office:value-type="string" table:style-name="ce14">
            <text:p>PC</text:p>
          </table:table-cell>
          <table:table-cell office:value-type="float" office:value="0.40800000000000003" table:formula="of:=[.G7]*0.001" table:style-name="ce14">
            <text:p>0.408</text:p>
          </table:table-cell>
          <table:table-cell office:value-type="float" office:value="0.40900000000000003" table:formula="of:=[.I7]+0.001" table:style-name="ce14">
            <text:p>0.40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5" table:style-name="ce16">
            <text:p>238725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</text:p>
          </table:table-cell>
          <table:table-cell office:value-type="float" office:value="867" table:style-name="ce14">
            <text:p>867</text:p>
          </table:table-cell>
          <table:table-cell office:value-type="string" table:style-name="ce14">
            <text:p>PC</text:p>
          </table:table-cell>
          <table:table-cell office:value-type="float" office:value="0.86699999999999999" table:formula="of:=[.G8]*0.001" table:style-name="ce14">
            <text:p>0.867</text:p>
          </table:table-cell>
          <table:table-cell office:value-type="float" office:value="0.86799999999999999" table:formula="of:=[.I8]+0.001" table:style-name="ce14">
            <text:p>0.868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6" table:style-name="ce16">
            <text:p>238726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L</text:p>
          </table:table-cell>
          <table:table-cell office:value-type="float" office:value="510" table:style-name="ce14">
            <text:p>510</text:p>
          </table:table-cell>
          <table:table-cell office:value-type="string" table:style-name="ce14">
            <text:p>PC</text:p>
          </table:table-cell>
          <table:table-cell office:value-type="float" office:value="0.51" table:formula="of:=[.G9]*0.001" table:style-name="ce14">
            <text:p>0.51</text:p>
          </table:table-cell>
          <table:table-cell office:value-type="float" office:value="0.51100000000000001" table:formula="of:=[.I9]+0.001" table:style-name="ce14">
            <text:p>0.51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7" table:style-name="ce16">
            <text:p>238727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3L</text:p>
          </table:table-cell>
          <table:table-cell office:value-type="float" office:value="153" table:style-name="ce14">
            <text:p>153</text:p>
          </table:table-cell>
          <table:table-cell office:value-type="string" table:style-name="ce14">
            <text:p>PC</text:p>
          </table:table-cell>
          <table:table-cell office:value-type="float" office:value="0.153" table:formula="of:=[.G10]*0.001" table:style-name="ce14">
            <text:p>0.153</text:p>
          </table:table-cell>
          <table:table-cell office:value-type="float" office:value="0.154" table:formula="of:=[.I10]+0.001" table:style-name="ce14">
            <text:p>0.154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4" table:style-name="ce16">
            <text:p>235954</text:p>
          </table:table-cell>
          <table:table-cell office:value-type="string" table:style-name="ce16">
            <text:p>POLY CARE LABEL</text:p>
          </table:table-cell>
          <table:table-cell table:style-name="ce14"/>
          <table:table-cell office:value-type="float" office:value="2040" table:style-name="ce14">
            <text:p>2040</text:p>
          </table:table-cell>
          <table:table-cell office:value-type="string" table:style-name="ce14">
            <text:p>PC</text:p>
          </table:table-cell>
          <table:table-cell office:value-type="float" office:value="2.04" table:formula="of:=[.G11]*0.001" table:style-name="ce14">
            <text:p>2.04</text:p>
          </table:table-cell>
          <table:table-cell office:value-type="float" office:value="2.0409999999999999" table:formula="of:=[.I11]+0.001" table:style-name="ce14">
            <text:p>2.04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9" table:style-name="ce16">
            <text:p>238729</text:p>
          </table:table-cell>
          <table:table-cell office:value-type="string" table:style-name="ce16">
            <text:p>BUTTON, 21MM 34L/4H COL. WHITE</text:p>
          </table:table-cell>
          <table:table-cell table:style-name="ce14"/>
          <table:table-cell office:value-type="float" office:value="8460" table:style-name="ce14">
            <text:p>8460</text:p>
          </table:table-cell>
          <table:table-cell office:value-type="string" table:style-name="ce14">
            <text:p>PC</text:p>
          </table:table-cell>
          <table:table-cell office:value-type="float" office:value="8.4600000000000009" table:formula="of:=[.G12]*0.001" table:style-name="ce14">
            <text:p>8.46</text:p>
          </table:table-cell>
          <table:table-cell office:value-type="float" office:value="8.4610000000000003" table:formula="of:=[.I12]+0.001" table:style-name="ce14">
            <text:p>8.46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0985" table:style-name="ce16">
            <text:p>270985</text:p>
          </table:table-cell>
          <table:table-cell office:value-type="string" table:style-name="ce16">
            <text:p>C1730, 60/2</text:p>
          </table:table-cell>
          <table:table-cell table:style-name="ce14"/>
          <table:table-cell office:value-type="float" office:value="168" table:style-name="ce14">
            <text:p>168</text:p>
          </table:table-cell>
          <table:table-cell office:value-type="string" table:style-name="ce14">
            <text:p>Cns</text:p>
          </table:table-cell>
          <table:table-cell office:value-type="float" office:value="0.33600000000000002" table:formula="of:=[.G13]*0.002" table:style-name="ce14">
            <text:p>0.336</text:p>
          </table:table-cell>
          <table:table-cell office:value-type="float" office:value="0.33700000000000002" table:formula="of:=[.I13]+0.001" table:style-name="ce14">
            <text:p>0.33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9" table:style-name="ce16">
            <text:p>247999</text:p>
          </table:table-cell>
          <table:table-cell office:value-type="string" table:style-name="ce16">
            <text:p>C1730, 60/3</text:p>
          </table:table-cell>
          <table:table-cell table:style-name="ce14"/>
          <table:table-cell office:value-type="float" office:value="24" table:style-name="ce14">
            <text:p>24</text:p>
          </table:table-cell>
          <table:table-cell office:value-type="string" table:style-name="ce14">
            <text:p>Cns</text:p>
          </table:table-cell>
          <table:table-cell office:value-type="float" office:value="4.8000000000000001E-2" table:formula="of:=[.G14]*0.002" table:style-name="ce14">
            <text:p>0.048</text:p>
          </table:table-cell>
          <table:table-cell office:value-type="float" office:value="4.9000000000000002E-2" table:formula="of:=[.I14]+0.001" table:style-name="ce14">
            <text:p>0.04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59665" table:style-name="ce16">
            <text:p>159665</text:p>
          </table:table-cell>
          <table:table-cell office:value-type="string" table:style-name="ce16">
            <text:p>999 WHITE, 50/3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string" table:style-name="ce14">
            <text:p>Cns</text:p>
          </table:table-cell>
          <table:table-cell office:value-type="float" office:value="1" table:formula="of:=[.G15]*0.05" table:style-name="ce14">
            <text:p>1</text:p>
          </table:table-cell>
          <table:table-cell office:value-type="float" office:value="1.0009999999999999" table:formula="of:=[.I15]+0.001" table:style-name="ce14">
            <text:p>1.001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22" table:style-name="ro3">
          <table:table-cell table:number-columns-repeated="16384"/>
        </table:table-row>
      </table:table>
      <table:table table:name="BENANG_EMBRO_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11" draw:style-name="a47" draw:name="Graphics 1">
              <svg:title/>
              <svg:desc/>
              <text:p text:style-name="a45" text:class-names="" text:cond-style-name=""><text:span text:style-name="a4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-12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330" table:number-columns-spanned="1" table:number-rows-spanned="3" table:style-name="ce13">
            <text:p>22001330</text:p>
          </table:table-cell>
          <table:table-cell office:value-type="string" table:style-name="ce14">
            <text:p>SNWC879</text:p>
          </table:table-cell>
          <table:table-cell office:value-type="float" office:value="178346" table:style-name="ce14">
            <text:p>178346</text:p>
          </table:table-cell>
          <table:table-cell office:value-type="float" office:value="263284" table:style-name="ce19">
            <text:p>263284</text:p>
          </table:table-cell>
          <table:table-cell office:value-type="string" table:style-name="ce19">
            <text:p>PY120, 1198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ns</text:p>
          </table:table-cell>
          <table:table-cell office:value-type="float" office:value="1E-3" table:formula="of:=[.G6]*0.001" table:style-name="ce14">
            <text:p>0.001</text:p>
          </table:table-cell>
          <table:table-cell office:value-type="float" office:value="2E-3" table:formula="of:=[.I6]+0.001" table:style-name="ce14">
            <text:p>0.002</text:p>
          </table:table-cell>
          <table:table-cell office:value-type="string" table:number-columns-spanned="1" table:number-rows-spanned="3" table:style-name="ce13">
            <text:p>1 AMPLOP UP.PAK GALANG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4">
            <text:p>SNW8501</text:p>
          </table:table-cell>
          <table:table-cell office:value-type="float" office:value="178347" table:style-name="ce14">
            <text:p>178347</text:p>
          </table:table-cell>
          <table:table-cell office:value-type="float" office:value="265075" table:style-name="ce19">
            <text:p>265075</text:p>
          </table:table-cell>
          <table:table-cell office:value-type="string" table:style-name="ce19">
            <text:p>PY120, 1038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ns</text:p>
          </table:table-cell>
          <table:table-cell office:value-type="float" office:value="1E-3" table:formula="of:=[.G7]*0.001" table:style-name="ce14">
            <text:p>0.001</text:p>
          </table:table-cell>
          <table:table-cell office:value-type="float" office:value="2E-3" table:formula="of:=[.I7]+0.001" table:style-name="ce14">
            <text:p>0.002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style-name="ce14">
            <text:p>SNW849</text:p>
          </table:table-cell>
          <table:table-cell office:value-type="float" office:value="178325" table:style-name="ce14">
            <text:p>178325</text:p>
          </table:table-cell>
          <table:table-cell office:value-type="float" office:value="265049" table:style-name="ce19">
            <text:p>265049</text:p>
          </table:table-cell>
          <table:table-cell office:value-type="string" table:style-name="ce19">
            <text:p>PY120, 2033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ns</text:p>
          </table:table-cell>
          <table:table-cell office:value-type="float" office:value="1E-3" table:formula="of:=[.G8]*0.001" table:style-name="ce14">
            <text:p>0.001</text:p>
          </table:table-cell>
          <table:table-cell office:value-type="float" office:value="2E-3" table:formula="of:=[.I8]+0.001" table:style-name="ce14">
            <text:p>0.002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29" table:style-name="ro3">
          <table:table-cell table:number-columns-repeated="16384"/>
        </table:table-row>
      </table:table>
      <table:table table:name="177543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12" draw:style-name="a51" draw:name="Graphics 1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IJECT SEWING TANPA ACC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01-12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264" table:number-columns-spanned="1" table:number-rows-spanned="12" table:style-name="ce13">
            <text:p>22001264</text:p>
          </table:table-cell>
          <table:table-cell office:value-type="string" table:number-columns-spanned="1" table:number-rows-spanned="12" table:style-name="ce13">
            <text:p>251-90</text:p>
          </table:table-cell>
          <table:table-cell office:value-type="float" office:value="177543" table:number-columns-spanned="1" table:number-rows-spanned="12" table:style-name="ce13">
            <text:p>177543</text:p>
          </table:table-cell>
          <table:table-cell office:value-type="float" office:value="238723" table:style-name="ce16">
            <text:p>238723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S</text:p>
          </table:table-cell>
          <table:table-cell office:value-type="float" office:value="153" table:style-name="ce14">
            <text:p>153</text:p>
          </table:table-cell>
          <table:table-cell office:value-type="string" table:style-name="ce14">
            <text:p>PC</text:p>
          </table:table-cell>
          <table:table-cell office:value-type="float" office:value="0.153" table:formula="of:=[.G6]*0.001" table:style-name="ce14">
            <text:p>0.153</text:p>
          </table:table-cell>
          <table:table-cell office:value-type="float" office:value="0.154" table:formula="of:=[.I6]+0.001" table:style-name="ce14">
            <text:p>0.154</text:p>
          </table:table-cell>
          <table:table-cell office:value-type="string" table:number-columns-spanned="1" table:number-rows-spanned="12" table:style-name="ce13">
            <text:p>1 BOX UP.BU IKA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4" table:style-name="ce16">
            <text:p>238724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M</text:p>
          </table:table-cell>
          <table:table-cell office:value-type="float" office:value="765" table:style-name="ce14">
            <text:p>765</text:p>
          </table:table-cell>
          <table:table-cell office:value-type="string" table:style-name="ce14">
            <text:p>PC</text:p>
          </table:table-cell>
          <table:table-cell office:value-type="float" office:value="0.76500000000000001" table:formula="of:=[.G7]*0.001" table:style-name="ce14">
            <text:p>0.765</text:p>
          </table:table-cell>
          <table:table-cell office:value-type="float" office:value="0.76600000000000001" table:formula="of:=[.I7]+0.001" table:style-name="ce14">
            <text:p>0.76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5" table:style-name="ce16">
            <text:p>238725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</text:p>
          </table:table-cell>
          <table:table-cell office:value-type="float" office:value="918" table:style-name="ce14">
            <text:p>918</text:p>
          </table:table-cell>
          <table:table-cell office:value-type="string" table:style-name="ce14">
            <text:p>PC</text:p>
          </table:table-cell>
          <table:table-cell office:value-type="float" office:value="0.91800000000000004" table:formula="of:=[.G8]*0.001" table:style-name="ce14">
            <text:p>0.918</text:p>
          </table:table-cell>
          <table:table-cell office:value-type="float" office:value="0.91900000000000004" table:formula="of:=[.I8]+0.001" table:style-name="ce14">
            <text:p>0.91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6" table:style-name="ce16">
            <text:p>238726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L</text:p>
          </table:table-cell>
          <table:table-cell office:value-type="float" office:value="510" table:style-name="ce14">
            <text:p>510</text:p>
          </table:table-cell>
          <table:table-cell office:value-type="string" table:style-name="ce14">
            <text:p>PC</text:p>
          </table:table-cell>
          <table:table-cell office:value-type="float" office:value="0.51" table:formula="of:=[.G9]*0.001" table:style-name="ce14">
            <text:p>0.51</text:p>
          </table:table-cell>
          <table:table-cell office:value-type="float" office:value="0.51100000000000001" table:formula="of:=[.I9]+0.001" table:style-name="ce14">
            <text:p>0.51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7" table:style-name="ce16">
            <text:p>238727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3L</text:p>
          </table:table-cell>
          <table:table-cell office:value-type="float" office:value="102" table:style-name="ce14">
            <text:p>102</text:p>
          </table:table-cell>
          <table:table-cell office:value-type="string" table:style-name="ce14">
            <text:p>PC</text:p>
          </table:table-cell>
          <table:table-cell office:value-type="float" office:value="0.10200000000000001" table:formula="of:=[.G10]*0.001" table:style-name="ce14">
            <text:p>0.102</text:p>
          </table:table-cell>
          <table:table-cell office:value-type="float" office:value="0.10300000000000001" table:formula="of:=[.I10]+0.001" table:style-name="ce14">
            <text:p>0.10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9863" table:style-name="ce16">
            <text:p>279863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4L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PC</text:p>
          </table:table-cell>
          <table:table-cell office:value-type="float" office:value="5.0000000000000001E-3" table:formula="of:=[.G11]*0.001" table:style-name="ce14">
            <text:p>0.005</text:p>
          </table:table-cell>
          <table:table-cell office:value-type="float" office:value="6.0000000000000001E-3" table:formula="of:=[.I11]+0.001" table:style-name="ce14">
            <text:p>0.00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9864" table:style-name="ce16">
            <text:p>279864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5L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PC</text:p>
          </table:table-cell>
          <table:table-cell office:value-type="float" office:value="5.0000000000000001E-3" table:formula="of:=[.G12]*0.001" table:style-name="ce14">
            <text:p>0.005</text:p>
          </table:table-cell>
          <table:table-cell office:value-type="float" office:value="6.0000000000000001E-3" table:formula="of:=[.I12]+0.001" table:style-name="ce14">
            <text:p>0.00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5954" table:style-name="ce16">
            <text:p>235954</text:p>
          </table:table-cell>
          <table:table-cell office:value-type="string" table:style-name="ce16">
            <text:p>POLY CARE LABEL</text:p>
          </table:table-cell>
          <table:table-cell table:style-name="ce14"/>
          <table:table-cell office:value-type="float" office:value="2458" table:style-name="ce14">
            <text:p>2458</text:p>
          </table:table-cell>
          <table:table-cell office:value-type="string" table:style-name="ce14">
            <text:p>PC</text:p>
          </table:table-cell>
          <table:table-cell office:value-type="float" office:value="4.9160000000000004" table:formula="of:=[.G13]*0.002" table:style-name="ce14">
            <text:p>4.916</text:p>
          </table:table-cell>
          <table:table-cell office:value-type="float" office:value="4.9170000000000007" table:formula="of:=[.I13]+0.001" table:style-name="ce14">
            <text:p>4.91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9" table:style-name="ce16">
            <text:p>238729</text:p>
          </table:table-cell>
          <table:table-cell office:value-type="string" table:style-name="ce16">
            <text:p>BUTTON, 21MM 34L/4H COL. WHITE</text:p>
          </table:table-cell>
          <table:table-cell table:style-name="ce14"/>
          <table:table-cell office:value-type="float" office:value="7374" table:style-name="ce14">
            <text:p>7374</text:p>
          </table:table-cell>
          <table:table-cell office:value-type="string" table:style-name="ce14">
            <text:p>PC</text:p>
          </table:table-cell>
          <table:table-cell office:value-type="float" office:value="14.748000000000001" table:formula="of:=[.G14]*0.002" table:style-name="ce14">
            <text:p>14.748</text:p>
          </table:table-cell>
          <table:table-cell office:value-type="float" office:value="14.749000000000001" table:formula="of:=[.I14]+0.001" table:style-name="ce14">
            <text:p>14.74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0985" table:style-name="ce16">
            <text:p>270985</text:p>
          </table:table-cell>
          <table:table-cell office:value-type="string" table:style-name="ce16">
            <text:p>C1730, 60/2</text:p>
          </table:table-cell>
          <table:table-cell table:style-name="ce14"/>
          <table:table-cell office:value-type="float" office:value="203" table:style-name="ce14">
            <text:p>203</text:p>
          </table:table-cell>
          <table:table-cell office:value-type="string" table:style-name="ce14">
            <text:p>Cns</text:p>
          </table:table-cell>
          <table:table-cell office:value-type="float" office:value="10.15" table:formula="of:=[.G15]*0.05" table:style-name="ce14">
            <text:p>10.15</text:p>
          </table:table-cell>
          <table:table-cell office:value-type="float" office:value="10.151" table:formula="of:=[.I15]+0.001" table:style-name="ce14">
            <text:p>10.1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9" table:style-name="ce16">
            <text:p>247999</text:p>
          </table:table-cell>
          <table:table-cell office:value-type="string" table:style-name="ce16">
            <text:p>C1730, 60/3</text:p>
          </table:table-cell>
          <table:table-cell table:style-name="ce14"/>
          <table:table-cell office:value-type="float" office:value="29" table:style-name="ce14">
            <text:p>29</text:p>
          </table:table-cell>
          <table:table-cell office:value-type="string" table:style-name="ce14">
            <text:p>Cns</text:p>
          </table:table-cell>
          <table:table-cell office:value-type="float" office:value="1.4500000000000002" table:formula="of:=[.G16]*0.05" table:style-name="ce14">
            <text:p>1.45</text:p>
          </table:table-cell>
          <table:table-cell office:value-type="float" office:value="1.4510000000000001" table:formula="of:=[.I16]+0.001" table:style-name="ce14">
            <text:p>1.4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59665" table:style-name="ce16">
            <text:p>159665</text:p>
          </table:table-cell>
          <table:table-cell office:value-type="string" table:style-name="ce16">
            <text:p>999 WHITE, 50/3</text:p>
          </table:table-cell>
          <table:table-cell table:style-name="ce14"/>
          <table:table-cell office:value-type="float" office:value="24" table:style-name="ce14">
            <text:p>24</text:p>
          </table:table-cell>
          <table:table-cell office:value-type="string" table:style-name="ce14">
            <text:p>Cns</text:p>
          </table:table-cell>
          <table:table-cell office:value-type="float" office:value="1.2000000000000002" table:formula="of:=[.G17]*0.05" table:style-name="ce14">
            <text:p>1.2</text:p>
          </table:table-cell>
          <table:table-cell office:value-type="float" office:value="1.2010000000000001" table:formula="of:=[.I17]+0.001" table:style-name="ce14">
            <text:p>1.201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33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22" table:style-name="ro3">
          <table:table-cell table:number-columns-repeated="16384"/>
        </table:table-row>
      </table:table>
      <table:table table:name="17754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13" draw:style-name="a55" draw:name="Graphics 1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RETURN ACC SEWING KAZEN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4-12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269" table:number-columns-spanned="1" table:number-rows-spanned="16" table:style-name="ce13">
            <text:p>22001269</text:p>
          </table:table-cell>
          <table:table-cell office:value-type="string" table:number-columns-spanned="1" table:number-rows-spanned="16" table:style-name="ce13">
            <text:p>155-91</text:p>
          </table:table-cell>
          <table:table-cell office:value-type="float" office:value="177541" table:number-columns-spanned="1" table:number-rows-spanned="16" table:style-name="ce13">
            <text:p>177541</text:p>
          </table:table-cell>
          <table:table-cell office:value-type="float" office:value="247980" table:style-name="ce16">
            <text:p>247980</text:p>
          </table:table-cell>
          <table:table-cell office:value-type="string" table:style-name="ce16">
            <text:p>POLY WOVEN KAZEN SAX</text:p>
          </table:table-cell>
          <table:table-cell office:value-type="string" table:style-name="ce14">
            <text:p>SS</text:p>
          </table:table-cell>
          <table:table-cell office:value-type="float" office:value="102" table:style-name="ce14">
            <text:p>102</text:p>
          </table:table-cell>
          <table:table-cell office:value-type="string" table:style-name="ce14">
            <text:p>PC</text:p>
          </table:table-cell>
          <table:table-cell office:value-type="float" office:value="0.10200000000000001" table:formula="of:=[.G6]*0.001" table:style-name="ce14">
            <text:p>0.102</text:p>
          </table:table-cell>
          <table:table-cell office:value-type="float" office:value="0.10300000000000001" table:formula="of:=[.I6]+0.001" table:style-name="ce14">
            <text:p>0.103</text:p>
          </table:table-cell>
          <table:table-cell office:value-type="string" table:number-columns-spanned="1" table:number-rows-spanned="16" table:style-name="ce13">
            <text:p>1 BOX UP.BU IKA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81" table:style-name="ce16">
            <text:p>247981</text:p>
          </table:table-cell>
          <table:table-cell office:value-type="string" table:style-name="ce16">
            <text:p>POLY WOVEN KAZEN SAX</text:p>
          </table:table-cell>
          <table:table-cell office:value-type="string" table:style-name="ce14">
            <text:p>S</text:p>
          </table:table-cell>
          <table:table-cell office:value-type="float" office:value="204" table:style-name="ce14">
            <text:p>204</text:p>
          </table:table-cell>
          <table:table-cell office:value-type="string" table:style-name="ce14">
            <text:p>PC</text:p>
          </table:table-cell>
          <table:table-cell office:value-type="float" office:value="0.20400000000000001" table:formula="of:=[.G7]*0.001" table:style-name="ce14">
            <text:p>0.204</text:p>
          </table:table-cell>
          <table:table-cell office:value-type="float" office:value="0.20500000000000002" table:formula="of:=[.I7]+0.001" table:style-name="ce14">
            <text:p>0.20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82" table:style-name="ce16">
            <text:p>247982</text:p>
          </table:table-cell>
          <table:table-cell office:value-type="string" table:style-name="ce16">
            <text:p>POLY WOVEN KAZEN SAX</text:p>
          </table:table-cell>
          <table:table-cell office:value-type="string" table:style-name="ce14">
            <text:p>M</text:p>
          </table:table-cell>
          <table:table-cell office:value-type="float" office:value="1020" table:style-name="ce14">
            <text:p>1020</text:p>
          </table:table-cell>
          <table:table-cell office:value-type="string" table:style-name="ce14">
            <text:p>PC</text:p>
          </table:table-cell>
          <table:table-cell office:value-type="float" office:value="1.02" table:formula="of:=[.G8]*0.001" table:style-name="ce14">
            <text:p>1.02</text:p>
          </table:table-cell>
          <table:table-cell office:value-type="float" office:value="1.0209999999999999" table:formula="of:=[.I8]+0.001" table:style-name="ce14">
            <text:p>1.02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83" table:style-name="ce16">
            <text:p>247983</text:p>
          </table:table-cell>
          <table:table-cell office:value-type="string" table:style-name="ce16">
            <text:p>POLY WOVEN KAZEN SAX</text:p>
          </table:table-cell>
          <table:table-cell office:value-type="string" table:style-name="ce14">
            <text:p>L</text:p>
          </table:table-cell>
          <table:table-cell office:value-type="float" office:value="816" table:style-name="ce14">
            <text:p>816</text:p>
          </table:table-cell>
          <table:table-cell office:value-type="string" table:style-name="ce14">
            <text:p>PC</text:p>
          </table:table-cell>
          <table:table-cell office:value-type="float" office:value="0.81600000000000006" table:formula="of:=[.G9]*0.001" table:style-name="ce14">
            <text:p>0.816</text:p>
          </table:table-cell>
          <table:table-cell office:value-type="float" office:value="0.81700000000000006" table:formula="of:=[.I9]+0.001" table:style-name="ce14">
            <text:p>0.81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84" table:style-name="ce16">
            <text:p>247984</text:p>
          </table:table-cell>
          <table:table-cell office:value-type="string" table:style-name="ce16">
            <text:p>POLY WOVEN KAZEN SAX</text:p>
          </table:table-cell>
          <table:table-cell office:value-type="string" table:style-name="ce14">
            <text:p>LL</text:p>
          </table:table-cell>
          <table:table-cell office:value-type="float" office:value="459" table:style-name="ce14">
            <text:p>459</text:p>
          </table:table-cell>
          <table:table-cell office:value-type="string" table:style-name="ce14">
            <text:p>PC</text:p>
          </table:table-cell>
          <table:table-cell office:value-type="float" office:value="0.45900000000000002" table:formula="of:=[.G10]*0.001" table:style-name="ce14">
            <text:p>0.459</text:p>
          </table:table-cell>
          <table:table-cell office:value-type="float" office:value="0.46" table:formula="of:=[.I10]+0.001" table:style-name="ce14">
            <text:p>0.46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86" table:style-name="ce16">
            <text:p>247986</text:p>
          </table:table-cell>
          <table:table-cell office:value-type="string" table:style-name="ce16">
            <text:p>POLY WOVEN KAZEN SAX</text:p>
          </table:table-cell>
          <table:table-cell office:value-type="string" table:style-name="ce14">
            <text:p>4L</text:p>
          </table:table-cell>
          <table:table-cell office:value-type="float" office:value="51" table:style-name="ce14">
            <text:p>51</text:p>
          </table:table-cell>
          <table:table-cell office:value-type="string" table:style-name="ce14">
            <text:p>PC</text:p>
          </table:table-cell>
          <table:table-cell office:value-type="float" office:value="5.1000000000000004E-2" table:formula="of:=[.G11]*0.001" table:style-name="ce14">
            <text:p>0.051</text:p>
          </table:table-cell>
          <table:table-cell office:value-type="float" office:value="5.2000000000000005E-2" table:formula="of:=[.I11]+0.001" table:style-name="ce14">
            <text:p>0.05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38728" table:style-name="ce16">
            <text:p>238728</text:p>
          </table:table-cell>
          <table:table-cell office:value-type="string" table:style-name="ce16">
            <text:p>CARE LABEL, KAZEN</text:p>
          </table:table-cell>
          <table:table-cell table:style-name="ce14"/>
          <table:table-cell office:value-type="float" office:value="2652" table:style-name="ce14">
            <text:p>2652</text:p>
          </table:table-cell>
          <table:table-cell office:value-type="string" table:style-name="ce14">
            <text:p>PC</text:p>
          </table:table-cell>
          <table:table-cell office:value-type="float" office:value="2.6520000000000001" table:formula="of:=[.G12]*0.001" table:style-name="ce14">
            <text:p>2.652</text:p>
          </table:table-cell>
          <table:table-cell office:value-type="float" office:value="2.653" table:formula="of:=[.I12]+0.001" table:style-name="ce14">
            <text:p>2.65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88" table:style-name="ce16">
            <text:p>247988</text:p>
          </table:table-cell>
          <table:table-cell office:value-type="string" table:style-name="ce16">
            <text:p>ELASTIC #PW3500 COL. WHITE UK. 30MM</text:p>
          </table:table-cell>
          <table:table-cell table:style-name="ce14"/>
          <table:table-cell office:value-type="float" office:value="2122" table:style-name="ce14">
            <text:p>2122</text:p>
          </table:table-cell>
          <table:table-cell office:value-type="string" table:style-name="ce14">
            <text:p>Mtr</text:p>
          </table:table-cell>
          <table:table-cell office:value-type="float" office:value="4.2439999999999998" table:formula="of:=[.G13]*0.002" table:style-name="ce14">
            <text:p>4.244</text:p>
          </table:table-cell>
          <table:table-cell office:value-type="float" office:value="4.2450000000000001" table:formula="of:=[.I13]+0.001" table:style-name="ce14">
            <text:p>4.24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1" table:style-name="ce16">
            <text:p>247991</text:p>
          </table:table-cell>
          <table:table-cell office:value-type="string" table:style-name="ce16">
            <text:p>GROSSGRAIN TAPE 9MM PINK</text:p>
          </table:table-cell>
          <table:table-cell table:style-name="ce14"/>
          <table:table-cell office:value-type="float" office:value="10" table:style-name="ce14">
            <text:p>10</text:p>
          </table:table-cell>
          <table:table-cell office:value-type="string" table:style-name="ce14">
            <text:p>Mtr</text:p>
          </table:table-cell>
          <table:table-cell office:value-type="float" office:value="0.02" table:formula="of:=[.G14]*0.002" table:style-name="ce14">
            <text:p>0.02</text:p>
          </table:table-cell>
          <table:table-cell office:value-type="float" office:value="2.1000000000000001E-2" table:formula="of:=[.I14]+0.001" table:style-name="ce14">
            <text:p>0.02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2" table:style-name="ce16">
            <text:p>247992</text:p>
          </table:table-cell>
          <table:table-cell office:value-type="string" table:style-name="ce16">
            <text:p>GROSSGRAIN TAPE 9MM WHITE</text:p>
          </table:table-cell>
          <table:table-cell table:style-name="ce14"/>
          <table:table-cell office:value-type="float" office:value="19" table:style-name="ce14">
            <text:p>19</text:p>
          </table:table-cell>
          <table:table-cell office:value-type="string" table:style-name="ce14">
            <text:p>Mtr</text:p>
          </table:table-cell>
          <table:table-cell office:value-type="float" office:value="0.95000000000000007" table:formula="of:=[.G15]*0.05" table:style-name="ce14">
            <text:p>0.95</text:p>
          </table:table-cell>
          <table:table-cell office:value-type="float" office:value="0.95100000000000007" table:formula="of:=[.I15]+0.001" table:style-name="ce14">
            <text:p>0.9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3" table:style-name="ce16">
            <text:p>247993</text:p>
          </table:table-cell>
          <table:table-cell office:value-type="string" table:style-name="ce16">
            <text:p>GROSSGRAIN TAPE 9MM RED</text:p>
          </table:table-cell>
          <table:table-cell table:style-name="ce14"/>
          <table:table-cell office:value-type="float" office:value="92" table:style-name="ce14">
            <text:p>92</text:p>
          </table:table-cell>
          <table:table-cell office:value-type="string" table:style-name="ce14">
            <text:p>Mtr</text:p>
          </table:table-cell>
          <table:table-cell office:value-type="float" office:value="4.6000000000000005" table:formula="of:=[.G16]*0.05" table:style-name="ce14">
            <text:p>4.6</text:p>
          </table:table-cell>
          <table:table-cell office:value-type="float" office:value="4.6010000000000009" table:formula="of:=[.I16]+0.001" table:style-name="ce14">
            <text:p>4.6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4" table:style-name="ce16">
            <text:p>247994</text:p>
          </table:table-cell>
          <table:table-cell office:value-type="string" table:style-name="ce16">
            <text:p>GROSSGRAIN TAPE 9MM PURPLE</text:p>
          </table:table-cell>
          <table:table-cell table:style-name="ce14"/>
          <table:table-cell office:value-type="float" office:value="74" table:style-name="ce14">
            <text:p>74</text:p>
          </table:table-cell>
          <table:table-cell office:value-type="string" table:style-name="ce14">
            <text:p>Mtr</text:p>
          </table:table-cell>
          <table:table-cell office:value-type="float" office:value="3.7" table:formula="of:=[.G17]*0.05" table:style-name="ce14">
            <text:p>3.7</text:p>
          </table:table-cell>
          <table:table-cell office:value-type="float" office:value="3.7010000000000001" table:formula="of:=[.I17]+0.001" table:style-name="ce14">
            <text:p>3.7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5" table:style-name="ce16">
            <text:p>247995</text:p>
          </table:table-cell>
          <table:table-cell office:value-type="string" table:style-name="ce16">
            <text:p>GROSSGRAIN TAPE 9MM GREEN</text:p>
          </table:table-cell>
          <table:table-cell table:style-name="ce14"/>
          <table:table-cell office:value-type="float" office:value="42" table:style-name="ce14">
            <text:p>42</text:p>
          </table:table-cell>
          <table:table-cell office:value-type="string" table:style-name="ce14">
            <text:p>Mtr</text:p>
          </table:table-cell>
          <table:table-cell office:value-type="float" office:value="2.1" table:formula="of:=[.G18]*0.05" table:style-name="ce14">
            <text:p>2.1</text:p>
          </table:table-cell>
          <table:table-cell office:value-type="float" office:value="2.101" table:formula="of:=[.I18]+0.001" table:style-name="ce14">
            <text:p>2.1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7997" table:style-name="ce16">
            <text:p>247997</text:p>
          </table:table-cell>
          <table:table-cell office:value-type="string" table:style-name="ce16">
            <text:p>GROSSGRAIN TAPE 9MM NAVY</text:p>
          </table:table-cell>
          <table:table-cell table:style-name="ce14"/>
          <table:table-cell office:value-type="float" office:value="5" table:style-name="ce14">
            <text:p>5</text:p>
          </table:table-cell>
          <table:table-cell office:value-type="string" table:style-name="ce14">
            <text:p>Mtr</text:p>
          </table:table-cell>
          <table:table-cell office:value-type="float" office:value="0.25" table:formula="of:=[.G19]*0.05" table:style-name="ce14">
            <text:p>0.25</text:p>
          </table:table-cell>
          <table:table-cell office:value-type="float" office:value="0.251" table:formula="of:=[.I19]+0.001" table:style-name="ce14">
            <text:p>0.2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0164" table:style-name="ce16">
            <text:p>260164</text:p>
          </table:table-cell>
          <table:table-cell office:value-type="string" table:style-name="ce16">
            <text:p>09952, 50/3</text:p>
          </table:table-cell>
          <table:table-cell table:style-name="ce14"/>
          <table:table-cell office:value-type="float" office:value="55" table:style-name="ce14">
            <text:p>55</text:p>
          </table:table-cell>
          <table:table-cell office:value-type="string" table:style-name="ce14">
            <text:p>Cns</text:p>
          </table:table-cell>
          <table:table-cell office:value-type="float" office:value="2.75" table:formula="of:=[.G20]*0.05" table:style-name="ce14">
            <text:p>2.75</text:p>
          </table:table-cell>
          <table:table-cell office:value-type="float" office:value="2.7509999999999999" table:formula="of:=[.I20]+0.001" table:style-name="ce14">
            <text:p>2.7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848" table:style-name="ce16">
            <text:p>265848</text:p>
          </table:table-cell>
          <table:table-cell office:value-type="string" table:style-name="ce16">
            <text:p>09952, 60/2</text:p>
          </table:table-cell>
          <table:table-cell table:style-name="ce14"/>
          <table:table-cell office:value-type="float" office:value="30" table:style-name="ce14">
            <text:p>30</text:p>
          </table:table-cell>
          <table:table-cell office:value-type="string" table:style-name="ce14">
            <text:p>Cns</text:p>
          </table:table-cell>
          <table:table-cell office:value-type="float" office:value="1.5" table:formula="of:=[.G21]*0.05" table:style-name="ce14">
            <text:p>1.5</text:p>
          </table:table-cell>
          <table:table-cell office:value-type="float" office:value="1.5009999999999999" table:formula="of:=[.I21]+0.001" table:style-name="ce14">
            <text:p>1.501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29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22" table:style-name="ro3">
          <table:table-cell table:number-columns-repeated="16384"/>
        </table:table-row>
      </table:table>
      <table:table table:name="Sheet15" table:style-name="ta1">
        <table:table-column table:style-name="co1" table:default-cell-style-name="ce5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9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14" draw:style-name="a59" draw:name="Graphics 1">
              <svg:title/>
              <svg:desc/>
              <text:p text:style-name="a57" text:class-names="" text:cond-style-name=""><text:span text:style-name="a5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BENANG EMBRO KEMILAU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6-12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375" table:number-columns-spanned="1" table:number-rows-spanned="2" table:style-name="ce13">
            <text:p>22001375</text:p>
          </table:table-cell>
          <table:table-cell office:value-type="string" table:number-columns-spanned="1" table:number-rows-spanned="2" table:style-name="ce20">
            <text:p>JCT <text:s/>SMO0050011901SU22</text:p>
          </table:table-cell>
          <table:table-cell office:value-type="float" office:value="178566" table:number-columns-spanned="1" table:number-rows-spanned="2" table:style-name="ce21">
            <text:p>178566</text:p>
          </table:table-cell>
          <table:table-cell office:value-type="float" office:value="287799" table:style-name="ce19">
            <text:p>287799</text:p>
          </table:table-cell>
          <table:table-cell office:value-type="string" table:style-name="ce19">
            <text:p>THREAD,RAYON 100%,120D-1X2 COL.98 COL.WHITE</text:p>
          </table:table-cell>
          <table:table-cell table:style-name="ce14"/>
          <table:table-cell office:value-type="float" office:value="101" table:style-name="ce14">
            <text:p>101</text:p>
          </table:table-cell>
          <table:table-cell office:value-type="string" table:style-name="ce14">
            <text:p>Cns</text:p>
          </table:table-cell>
          <table:table-cell office:value-type="float" office:value="0.10100000000000001" table:formula="of:=[.G6]*0.001" table:style-name="ce14">
            <text:p>0.101</text:p>
          </table:table-cell>
          <table:table-cell office:value-type="float" office:value="0.10200000000000001" table:formula="of:=[.I6]+0.001" table:style-name="ce14">
            <text:p>0.102</text:p>
          </table:table-cell>
          <table:table-cell office:value-type="string" table:number-columns-spanned="1" table:number-rows-spanned="2" table:style-name="ce13">
            <text:p>1 BOX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800" table:style-name="ce19">
            <text:p>287800</text:p>
          </table:table-cell>
          <table:table-cell office:value-type="string" table:style-name="ce19">
            <text:p>THREAD,RAYON 100%,120D-1X2 COL.99 COL.RED</text:p>
          </table:table-cell>
          <table:table-cell table:style-name="ce14"/>
          <table:table-cell office:value-type="float" office:value="18" table:style-name="ce14">
            <text:p>18</text:p>
          </table:table-cell>
          <table:table-cell office:value-type="string" table:style-name="ce14">
            <text:p>Cns</text:p>
          </table:table-cell>
          <table:table-cell office:value-type="float" office:value="1.8000000000000002E-2" table:formula="of:=[.G7]*0.001" table:style-name="ce14">
            <text:p>0.018</text:p>
          </table:table-cell>
          <table:table-cell office:value-type="float" office:value="1.9000000000000003E-2" table:formula="of:=[.I7]+0.001" table:style-name="ce14">
            <text:p>0.019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30" table:style-name="ro3">
          <table:table-cell table:number-columns-repeated="16384"/>
        </table:table-row>
      </table:table>
      <table:table table:name="178625,627" table:style-name="ta1">
        <table:table-column table:style-name="co1" table:default-cell-style-name="ce5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0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15" draw:style-name="a63" draw:name="Graphics 1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ETURN ACC DENSO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6-12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380" table:number-columns-spanned="1" table:number-rows-spanned="8" table:style-name="ce13">
            <text:p>22001380</text:p>
          </table:table-cell>
          <table:table-cell office:value-type="string" table:number-columns-spanned="1" table:number-rows-spanned="7" table:style-name="ce20">
            <text:p>JCT <text:s/>SMO0050011901SU23</text:p>
          </table:table-cell>
          <table:table-cell office:value-type="float" office:value="178625" table:number-columns-spanned="1" table:number-rows-spanned="7" table:style-name="ce21">
            <text:p>178625</text:p>
          </table:table-cell>
          <table:table-cell office:value-type="float" office:value="287779" table:style-name="ce19">
            <text:p>287779</text:p>
          </table:table-cell>
          <table:table-cell office:value-type="string" table:style-name="ce19">
            <text:p>PLASTIC ZIPPER OPEN END<text:s/><text:span text:style-name="T1">4VS-0-NA.ES, 44CM, #542</text:span>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string" table:style-name="ce14">
            <text:p>PCS</text:p>
          </table:table-cell>
          <table:table-cell office:value-type="float" office:value="0.02" table:formula="of:=[.G6]*0.001" table:style-name="ce14">
            <text:p>0.02</text:p>
          </table:table-cell>
          <table:table-cell office:value-type="float" office:value="2.1000000000000001E-2" table:formula="of:=[.I6]+0.001" table:style-name="ce14">
            <text:p>0.021</text:p>
          </table:table-cell>
          <table:table-cell office:value-type="string" table:number-columns-spanned="1" table:number-rows-spanned="8" table:style-name="ce13">
            <text:p>1 BOX BU IKA GUDANG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786" table:style-name="ce19">
            <text:p>287786</text:p>
          </table:table-cell>
          <table:table-cell office:value-type="string" table:style-name="ce19">
            <text:p>POLYACETAL MADE DOTTING PRESS<text:s/><text:span text:style-name="T1">BUTTON SOCKET 20L, COL. 1887</text:span>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string" table:style-name="ce14">
            <text:p>PCS</text:p>
          </table:table-cell>
          <table:table-cell office:value-type="float" office:value="0.1" table:formula="of:=[.G7]*0.001" table:style-name="ce14">
            <text:p>0.1</text:p>
          </table:table-cell>
          <table:table-cell office:value-type="float" office:value="0.10100000000000001" table:formula="of:=[.I7]+0.001" table:style-name="ce14">
            <text:p>0.1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789" table:style-name="ce19">
            <text:p>287789</text:p>
          </table:table-cell>
          <table:table-cell office:value-type="string" table:style-name="ce19">
            <text:p>METALIC SEAL,PACKIN 0708-0000<text:s/><text:span text:style-name="T1">10 X 2.8 MM, OFF WHITE</text:span></text:p>
          </table:table-cell>
          <table:table-cell table:style-name="ce10"/>
          <table:table-cell office:value-type="float" office:value="50" table:style-name="ce14">
            <text:p>50</text:p>
          </table:table-cell>
          <table:table-cell office:value-type="string" table:style-name="ce14">
            <text:p>PCS</text:p>
          </table:table-cell>
          <table:table-cell office:value-type="float" office:value="0.05" table:formula="of:=[.G8]*0.001" table:style-name="ce14">
            <text:p>0.05</text:p>
          </table:table-cell>
          <table:table-cell office:value-type="float" office:value="5.1000000000000004E-2" table:formula="of:=[.I8]+0.001" table:style-name="ce14">
            <text:p>0.0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792" table:style-name="ce19">
            <text:p>287792</text:p>
          </table:table-cell>
          <table:table-cell office:value-type="string" table:style-name="ce19">
            <text:p>LABEL,NYLON PRINTED LABEL(CUT)<text:s/><text:span text:style-name="T1">30 X 90MM</text:span></text:p>
          </table:table-cell>
          <table:table-cell table:style-name="ce10"/>
          <table:table-cell office:value-type="float" office:value="50" table:style-name="ce14">
            <text:p>50</text:p>
          </table:table-cell>
          <table:table-cell office:value-type="string" table:style-name="ce14">
            <text:p>PCS</text:p>
          </table:table-cell>
          <table:table-cell office:value-type="float" office:value="0.05" table:formula="of:=[.G9]*0.001" table:style-name="ce14">
            <text:p>0.05</text:p>
          </table:table-cell>
          <table:table-cell office:value-type="float" office:value="5.1000000000000004E-2" table:formula="of:=[.I9]+0.001" table:style-name="ce14">
            <text:p>0.05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778" table:style-name="ce19">
            <text:p>287778</text:p>
          </table:table-cell>
          <table:table-cell office:value-type="string" table:style-name="ce19">
            <text:p>PLASTIC ZIPPER OPEN END<text:s/><text:span text:style-name="T1">4VS-0-NA.ES, 42CM, #542</text:span></text:p>
          </table:table-cell>
          <table:table-cell table:style-name="ce10"/>
          <table:table-cell office:value-type="float" office:value="30" table:style-name="ce14">
            <text:p>30</text:p>
          </table:table-cell>
          <table:table-cell office:value-type="string" table:style-name="ce14">
            <text:p>PCS</text:p>
          </table:table-cell>
          <table:table-cell office:value-type="float" office:value="0.03" table:formula="of:=[.G10]*0.001" table:style-name="ce14">
            <text:p>0.03</text:p>
          </table:table-cell>
          <table:table-cell office:value-type="float" office:value="3.1E-2" table:formula="of:=[.I10]+0.001" table:style-name="ce14">
            <text:p>0.03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803" table:style-name="ce19">
            <text:p>287803</text:p>
          </table:table-cell>
          <table:table-cell office:value-type="string" table:style-name="ce19">
            <text:p>PLASTIC ZIPPER CLOSED END<text:s/><text:span text:style-name="T1">4VS-C-NA.ES, 15CM, #542</text:span></text:p>
          </table:table-cell>
          <table:table-cell table:style-name="ce10"/>
          <table:table-cell office:value-type="float" office:value="100" table:style-name="ce14">
            <text:p>100</text:p>
          </table:table-cell>
          <table:table-cell office:value-type="string" table:style-name="ce14">
            <text:p>PCS</text:p>
          </table:table-cell>
          <table:table-cell office:value-type="float" office:value="0.1" table:formula="of:=[.G11]*0.001" table:style-name="ce14">
            <text:p>0.1</text:p>
          </table:table-cell>
          <table:table-cell office:value-type="float" office:value="0.10100000000000001" table:formula="of:=[.I11]+0.001" table:style-name="ce14">
            <text:p>0.1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899" table:style-name="ce19">
            <text:p>287899</text:p>
          </table:table-cell>
          <table:table-cell office:value-type="string" table:style-name="ce19">
            <text:p>10-2374B, 40/2</text:p>
          </table:table-cell>
          <table:table-cell table:style-name="ce10"/>
          <table:table-cell office:value-type="float" office:value="4" table:style-name="ce14">
            <text:p>4</text:p>
          </table:table-cell>
          <table:table-cell office:value-type="string" table:style-name="ce14">
            <text:p>Cns</text:p>
          </table:table-cell>
          <table:table-cell office:value-type="float" office:value="4.0000000000000001E-3" table:formula="of:=[.G12]*0.001" table:style-name="ce14">
            <text:p>0.004</text:p>
          </table:table-cell>
          <table:table-cell office:value-type="float" office:value="5.0000000000000001E-3" table:formula="of:=[.I12]+0.001" table:style-name="ce14">
            <text:p>0.005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style-name="ce16">
            <text:p>JCT <text:s/>SMO0050011901SU23</text:p>
          </table:table-cell>
          <table:table-cell office:value-type="float" office:value="178627" table:style-name="ce14">
            <text:p>178627</text:p>
          </table:table-cell>
          <table:table-cell office:value-type="float" office:value="287899" table:style-name="ce19">
            <text:p>287899</text:p>
          </table:table-cell>
          <table:table-cell office:value-type="string" table:style-name="ce19">
            <text:p>10-2374B, 40/2</text:p>
          </table:table-cell>
          <table:table-cell table:style-name="ce10"/>
          <table:table-cell office:value-type="float" office:value="5" table:style-name="ce14">
            <text:p>5</text:p>
          </table:table-cell>
          <table:table-cell office:value-type="string" table:style-name="ce14">
            <text:p>Cns</text:p>
          </table:table-cell>
          <table:table-cell office:value-type="float" office:value="5.0000000000000001E-3" table:formula="of:=[.G13]*0.001" table:style-name="ce14">
            <text:p>0.005</text:p>
          </table:table-cell>
          <table:table-cell office:value-type="float" office:value="6.0000000000000001E-3" table:formula="of:=[.I13]+0.001" table:style-name="ce14">
            <text:p>0.006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529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30" table:style-name="ro3">
          <table:table-cell table:number-columns-repeated="16384"/>
        </table:table-row>
      </table:table>
      <table:table table:name="MIYAMORI2" table:style-name="ta1">
        <table:table-column table:style-name="co1" table:default-cell-style-name="ce5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0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16" draw:style-name="a67" draw:name="Graphics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ETURN ACC MIYAMORI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6-12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330" table:number-columns-spanned="1" table:number-rows-spanned="22" table:style-name="ce13">
            <text:p>22001330</text:p>
          </table:table-cell>
          <table:table-cell office:value-type="string" table:number-columns-spanned="1" table:number-rows-spanned="7" table:style-name="ce20">
            <text:p>SNWE829</text:p>
          </table:table-cell>
          <table:table-cell office:value-type="float" office:value="178629" table:number-columns-spanned="1" table:number-rows-spanned="7" table:style-name="ce21">
            <text:p>178629</text:p>
          </table:table-cell>
          <table:table-cell office:value-type="float" office:value="265947" table:style-name="ce19">
            <text:p>265947</text:p>
          </table:table-cell>
          <table:table-cell office:value-type="string" table:style-name="ce19">
            <text:p>ZIPPER, CF5C159N 058</text:p>
          </table:table-cell>
          <table:table-cell office:value-type="string" table:style-name="ce16">
            <text:p>20 CM</text:p>
          </table:table-cell>
          <table:table-cell office:value-type="float" office:value="14" table:style-name="ce19">
            <text:p>14</text:p>
          </table:table-cell>
          <table:table-cell office:value-type="string" table:style-name="ce19">
            <text:p>PC</text:p>
          </table:table-cell>
          <table:table-cell office:value-type="float" office:value="2.8000000000000001E-2" table:formula="of:=[.G6]*0.002" table:style-name="ce14">
            <text:p>0.028</text:p>
          </table:table-cell>
          <table:table-cell office:value-type="float" office:value="2.9000000000000001E-2" table:formula="of:=[.I6]+0.001" table:style-name="ce14">
            <text:p>0.029</text:p>
          </table:table-cell>
          <table:table-cell office:value-type="string" table:number-columns-spanned="1" table:number-rows-spanned="22" table:style-name="ce13">
            <text:p>1 BOX BU IKA GUDANG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947" table:style-name="ce19">
            <text:p>265947</text:p>
          </table:table-cell>
          <table:table-cell office:value-type="string" table:style-name="ce19">
            <text:p>ZIPPER, CF5C159N 058</text:p>
          </table:table-cell>
          <table:table-cell office:value-type="string" table:style-name="ce16">
            <text:p>20 CM</text:p>
          </table:table-cell>
          <table:table-cell office:value-type="float" office:value="92" table:style-name="ce19">
            <text:p>92</text:p>
          </table:table-cell>
          <table:table-cell office:value-type="string" table:style-name="ce19">
            <text:p>PC</text:p>
          </table:table-cell>
          <table:table-cell office:value-type="float" office:value="0.184" table:formula="of:=[.G7]*0.002" table:style-name="ce14">
            <text:p>0.184</text:p>
          </table:table-cell>
          <table:table-cell office:value-type="float" office:value="0.185" table:formula="of:=[.I7]+0.001" table:style-name="ce14">
            <text:p>0.18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947" table:style-name="ce19">
            <text:p>265947</text:p>
          </table:table-cell>
          <table:table-cell office:value-type="string" table:style-name="ce19">
            <text:p>ZIPPER, CF5C159N 058</text:p>
          </table:table-cell>
          <table:table-cell office:value-type="string" table:style-name="ce16">
            <text:p>20 CM</text:p>
          </table:table-cell>
          <table:table-cell office:value-type="float" office:value="89" table:style-name="ce19">
            <text:p>89</text:p>
          </table:table-cell>
          <table:table-cell office:value-type="string" table:style-name="ce19">
            <text:p>PC</text:p>
          </table:table-cell>
          <table:table-cell office:value-type="float" office:value="0.17799999999999999" table:formula="of:=[.G8]*0.002" table:style-name="ce14">
            <text:p>0.178</text:p>
          </table:table-cell>
          <table:table-cell office:value-type="float" office:value="0.17899999999999999" table:formula="of:=[.I8]+0.001" table:style-name="ce14">
            <text:p>0.17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947" table:style-name="ce19">
            <text:p>265947</text:p>
          </table:table-cell>
          <table:table-cell office:value-type="string" table:style-name="ce19">
            <text:p>ZIPPER, CF5C159N 058</text:p>
          </table:table-cell>
          <table:table-cell office:value-type="string" table:style-name="ce16">
            <text:p>20 CM</text:p>
          </table:table-cell>
          <table:table-cell office:value-type="float" office:value="82" table:style-name="ce19">
            <text:p>82</text:p>
          </table:table-cell>
          <table:table-cell office:value-type="string" table:style-name="ce19">
            <text:p>PC</text:p>
          </table:table-cell>
          <table:table-cell office:value-type="float" office:value="0.16400000000000001" table:formula="of:=[.G9]*0.002" table:style-name="ce14">
            <text:p>0.164</text:p>
          </table:table-cell>
          <table:table-cell office:value-type="float" office:value="0.16500000000000001" table:formula="of:=[.I9]+0.001" table:style-name="ce14">
            <text:p>0.16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948" table:style-name="ce19">
            <text:p>265948</text:p>
          </table:table-cell>
          <table:table-cell office:value-type="string" table:style-name="ce19">
            <text:p>ZIPPER, CF5C159N 058</text:p>
          </table:table-cell>
          <table:table-cell office:value-type="string" table:style-name="ce16">
            <text:p>22 CM</text:p>
          </table:table-cell>
          <table:table-cell office:value-type="float" office:value="28" table:style-name="ce19">
            <text:p>28</text:p>
          </table:table-cell>
          <table:table-cell office:value-type="string" table:style-name="ce19">
            <text:p>PC</text:p>
          </table:table-cell>
          <table:table-cell office:value-type="float" office:value="5.6000000000000001E-2" table:formula="of:=[.G10]*0.002" table:style-name="ce14">
            <text:p>0.056</text:p>
          </table:table-cell>
          <table:table-cell office:value-type="float" office:value="5.7000000000000002E-2" table:formula="of:=[.I10]+0.001" table:style-name="ce14">
            <text:p>0.05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8" table:style-name="ce19">
            <text:p>263248</text:p>
          </table:table-cell>
          <table:table-cell office:value-type="string" table:style-name="ce19">
            <text:p>BRAND NAME SC01</text:p>
          </table:table-cell>
          <table:table-cell office:value-type="string" table:style-name="ce14">
            <text:p>L</text:p>
          </table:table-cell>
          <table:table-cell office:value-type="float" office:value="90" table:style-name="ce14">
            <text:p>90</text:p>
          </table:table-cell>
          <table:table-cell office:value-type="string" table:style-name="ce14">
            <text:p>PC</text:p>
          </table:table-cell>
          <table:table-cell office:value-type="float" office:value="0.18" table:formula="of:=[.G11]*0.002" table:style-name="ce14">
            <text:p>0.18</text:p>
          </table:table-cell>
          <table:table-cell office:value-type="float" office:value="0.18099999999999999" table:formula="of:=[.I11]+0.001" table:style-name="ce14">
            <text:p>0.18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84" table:style-name="ce19">
            <text:p>263284</text:p>
          </table:table-cell>
          <table:table-cell office:value-type="string" table:style-name="ce19">
            <text:p>PY120, 1198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O</text:p>
          </table:table-cell>
          <table:table-cell office:value-type="float" office:value="2E-3" table:formula="of:=[.G12]*0.002" table:style-name="ce14">
            <text:p>0.002</text:p>
          </table:table-cell>
          <table:table-cell office:value-type="float" office:value="3.0000000000000001E-3" table:formula="of:=[.I12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8" table:style-name="ce13">
            <text:p>SNW874F</text:p>
          </table:table-cell>
          <table:table-cell office:value-type="float" office:value="178631" table:number-columns-spanned="1" table:number-rows-spanned="8" table:style-name="ce13">
            <text:p>178631</text:p>
          </table:table-cell>
          <table:table-cell office:value-type="float" office:value="263248" table:style-name="ce19">
            <text:p>263248</text:p>
          </table:table-cell>
          <table:table-cell office:value-type="string" table:style-name="ce19">
            <text:p>BRAND NAME SC01</text:p>
          </table:table-cell>
          <table:table-cell office:value-type="string" table:style-name="ce14">
            <text:p>L</text:p>
          </table:table-cell>
          <table:table-cell office:value-type="float" office:value="72" table:style-name="ce14">
            <text:p>72</text:p>
          </table:table-cell>
          <table:table-cell office:value-type="string" table:style-name="ce14">
            <text:p>PC</text:p>
          </table:table-cell>
          <table:table-cell office:value-type="float" office:value="0.14400000000000002" table:formula="of:=[.G13]*0.002" table:style-name="ce14">
            <text:p>0.144</text:p>
          </table:table-cell>
          <table:table-cell office:value-type="float" office:value="0.14500000000000002" table:formula="of:=[.I13]+0.001" table:style-name="ce14">
            <text:p>0.14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69" table:style-name="ce19">
            <text:p>263269</text:p>
          </table:table-cell>
          <table:table-cell office:value-type="string" table:style-name="ce19">
            <text:p>ELASTIC ET21207-30</text:p>
          </table:table-cell>
          <table:table-cell table:style-name="ce14"/>
          <table:table-cell office:value-type="float" office:value="187" table:style-name="ce14">
            <text:p>187</text:p>
          </table:table-cell>
          <table:table-cell office:value-type="string" table:style-name="ce14">
            <text:p>Mtr</text:p>
          </table:table-cell>
          <table:table-cell office:value-type="float" office:value="0.374" table:formula="of:=[.G14]*0.002" table:style-name="ce14">
            <text:p>0.374</text:p>
          </table:table-cell>
          <table:table-cell office:value-type="float" office:value="0.375" table:formula="of:=[.I14]+0.001" table:style-name="ce14">
            <text:p>0.37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72" table:style-name="ce19">
            <text:p>263272</text:p>
          </table:table-cell>
          <table:table-cell office:value-type="string" table:style-name="ce19">
            <text:p>SPINDLE<text:s/><text:span text:style-name="T1">22204M, 30</text:span></text:p>
          </table:table-cell>
          <table:table-cell table:style-name="ce14"/>
          <table:table-cell office:value-type="float" office:value="357" table:style-name="ce14">
            <text:p>357</text:p>
          </table:table-cell>
          <table:table-cell office:value-type="string" table:style-name="ce14">
            <text:p>Mtr</text:p>
          </table:table-cell>
          <table:table-cell office:value-type="float" office:value="0.71399999999999997" table:formula="of:=[.G15]*0.002" table:style-name="ce14">
            <text:p>0.714</text:p>
          </table:table-cell>
          <table:table-cell office:value-type="float" office:value="0.71499999999999997" table:formula="of:=[.I15]+0.001" table:style-name="ce14">
            <text:p>0.71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2" table:style-name="ce19">
            <text:p>263242</text:p>
          </table:table-cell>
          <table:table-cell office:value-type="string" table:style-name="ce19">
            <text:p>PIPING TAPE<text:s/><text:span text:style-name="T1">P003, 49 OFF WHITE</text:span></text:p>
          </table:table-cell>
          <table:table-cell table:style-name="ce14"/>
          <table:table-cell office:value-type="float" office:value="636" table:style-name="ce14">
            <text:p>636</text:p>
          </table:table-cell>
          <table:table-cell office:value-type="string" table:style-name="ce14">
            <text:p>Mtr</text:p>
          </table:table-cell>
          <table:table-cell office:value-type="float" office:value="1.272" table:formula="of:=[.G16]*0.002" table:style-name="ce14">
            <text:p>1.272</text:p>
          </table:table-cell>
          <table:table-cell office:value-type="float" office:value="1.2729999999999999" table:formula="of:=[.I16]+0.001" table:style-name="ce14">
            <text:p>1.27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77108" table:style-name="ce19">
            <text:p>177108</text:p>
          </table:table-cell>
          <table:table-cell office:value-type="string" table:style-name="ce19">
            <text:p>999 (WHITE), 60/3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O</text:p>
          </table:table-cell>
          <table:table-cell office:value-type="float" office:value="2E-3" table:formula="of:=[.G17]*0.002" table:style-name="ce14">
            <text:p>0.002</text:p>
          </table:table-cell>
          <table:table-cell office:value-type="float" office:value="3.0000000000000001E-3" table:formula="of:=[.I17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52" table:style-name="ce19">
            <text:p>263652</text:p>
          </table:table-cell>
          <table:table-cell office:value-type="string" table:style-name="ce19">
            <text:p>691, 110D, POLINA</text:p>
          </table:table-cell>
          <table:table-cell table:style-name="ce14"/>
          <table:table-cell office:value-type="float" office:value="8" table:style-name="ce14">
            <text:p>8</text:p>
          </table:table-cell>
          <table:table-cell office:value-type="string" table:style-name="ce14">
            <text:p>CO</text:p>
          </table:table-cell>
          <table:table-cell office:value-type="float" office:value="1.6E-2" table:formula="of:=[.G18]*0.002" table:style-name="ce14">
            <text:p>0.016</text:p>
          </table:table-cell>
          <table:table-cell office:value-type="float" office:value="1.7000000000000001E-2" table:formula="of:=[.I18]+0.001" table:style-name="ce14">
            <text:p>0.01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177108" table:style-name="ce19">
            <text:p>177108</text:p>
          </table:table-cell>
          <table:table-cell office:value-type="string" table:style-name="ce19">
            <text:p>999 (WHITE), 60/3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O</text:p>
          </table:table-cell>
          <table:table-cell office:value-type="float" office:value="2E-3" table:formula="of:=[.G19]*0.002" table:style-name="ce14">
            <text:p>0.002</text:p>
          </table:table-cell>
          <table:table-cell office:value-type="float" office:value="3.0000000000000001E-3" table:formula="of:=[.I19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65" table:style-name="ce19">
            <text:p>263665</text:p>
          </table:table-cell>
          <table:table-cell office:value-type="string" table:style-name="ce19">
            <text:p>691, 60/3</text:p>
          </table:table-cell>
          <table:table-cell table:style-name="ce14"/>
          <table:table-cell office:value-type="float" office:value="10" table:style-name="ce14">
            <text:p>10</text:p>
          </table:table-cell>
          <table:table-cell office:value-type="string" table:style-name="ce14">
            <text:p>CO</text:p>
          </table:table-cell>
          <table:table-cell office:value-type="float" office:value="0.02" table:formula="of:=[.G20]*0.002" table:style-name="ce14">
            <text:p>0.02</text:p>
          </table:table-cell>
          <table:table-cell office:value-type="float" office:value="2.1000000000000001E-2" table:formula="of:=[.I20]+0.001" table:style-name="ce14">
            <text:p>0.02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7" table:style-name="ce13">
            <text:p>SW5201</text:p>
          </table:table-cell>
          <table:table-cell office:value-type="float" office:value="178752" table:number-columns-spanned="1" table:number-rows-spanned="7" table:style-name="ce13">
            <text:p>178752</text:p>
          </table:table-cell>
          <table:table-cell office:value-type="float" office:value="263248" table:style-name="ce19">
            <text:p>263248</text:p>
          </table:table-cell>
          <table:table-cell office:value-type="string" table:style-name="ce19">
            <text:p>BRAND NAME SC01</text:p>
          </table:table-cell>
          <table:table-cell office:value-type="string" table:style-name="ce14">
            <text:p>L</text:p>
          </table:table-cell>
          <table:table-cell office:value-type="float" office:value="56" table:style-name="ce14">
            <text:p>56</text:p>
          </table:table-cell>
          <table:table-cell office:value-type="string" table:style-name="ce14">
            <text:p>PC</text:p>
          </table:table-cell>
          <table:table-cell office:value-type="float" office:value="0.112" table:formula="of:=[.G21]*0.002" table:style-name="ce14">
            <text:p>0.112</text:p>
          </table:table-cell>
          <table:table-cell office:value-type="float" office:value="0.113" table:formula="of:=[.I21]+0.001" table:style-name="ce14">
            <text:p>0.11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4" table:style-name="ce19">
            <text:p>263244</text:p>
          </table:table-cell>
          <table:table-cell office:value-type="string" table:style-name="ce19">
            <text:p>100% POLYESTER TAPE<text:s/><text:span text:style-name="T1">COM-105AM, 39</text:span></text:p>
          </table:table-cell>
          <table:table-cell table:style-name="ce14"/>
          <table:table-cell office:value-type="float" office:value="49" table:style-name="ce14">
            <text:p>49</text:p>
          </table:table-cell>
          <table:table-cell office:value-type="string" table:style-name="ce14">
            <text:p>Mtr</text:p>
          </table:table-cell>
          <table:table-cell office:value-type="float" office:value="9.8000000000000004E-2" table:formula="of:=[.G22]*0.002" table:style-name="ce14">
            <text:p>0.098</text:p>
          </table:table-cell>
          <table:table-cell office:value-type="float" office:value="9.9000000000000005E-2" table:formula="of:=[.I22]+0.001" table:style-name="ce14">
            <text:p>0.09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65" table:style-name="ce19">
            <text:p>263665</text:p>
          </table:table-cell>
          <table:table-cell office:value-type="string" table:style-name="ce19">
            <text:p>691, 60/3</text:p>
          </table:table-cell>
          <table:table-cell table:style-name="ce14"/>
          <table:table-cell office:value-type="float" office:value="3" table:style-name="ce19">
            <text:p>3</text:p>
          </table:table-cell>
          <table:table-cell office:value-type="string" table:style-name="ce19">
            <text:p>CO</text:p>
          </table:table-cell>
          <table:table-cell office:value-type="float" office:value="6.0000000000000001E-3" table:formula="of:=[.G23]*0.002" table:style-name="ce14">
            <text:p>0.006</text:p>
          </table:table-cell>
          <table:table-cell office:value-type="float" office:value="7.0000000000000001E-3" table:formula="of:=[.I23]+0.001" table:style-name="ce14">
            <text:p>0.00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7305" table:style-name="ce19">
            <text:p>267305</text:p>
          </table:table-cell>
          <table:table-cell office:value-type="string" table:style-name="ce19">
            <text:p>332, 60/3</text:p>
          </table:table-cell>
          <table:table-cell table:style-name="ce14"/>
          <table:table-cell office:value-type="float" office:value="1" table:style-name="ce19">
            <text:p>1</text:p>
          </table:table-cell>
          <table:table-cell office:value-type="string" table:style-name="ce19">
            <text:p>CO</text:p>
          </table:table-cell>
          <table:table-cell office:value-type="float" office:value="2E-3" table:formula="of:=[.G24]*0.002" table:style-name="ce14">
            <text:p>0.002</text:p>
          </table:table-cell>
          <table:table-cell office:value-type="float" office:value="3.0000000000000001E-3" table:formula="of:=[.I24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52" table:style-name="ce19">
            <text:p>263652</text:p>
          </table:table-cell>
          <table:table-cell office:value-type="string" table:style-name="ce19">
            <text:p>691, 110D, POLINA</text:p>
          </table:table-cell>
          <table:table-cell table:style-name="ce14"/>
          <table:table-cell office:value-type="float" office:value="3" table:style-name="ce19">
            <text:p>3</text:p>
          </table:table-cell>
          <table:table-cell office:value-type="string" table:style-name="ce19">
            <text:p>CO</text:p>
          </table:table-cell>
          <table:table-cell office:value-type="float" office:value="6.0000000000000001E-3" table:formula="of:=[.G25]*0.002" table:style-name="ce14">
            <text:p>0.006</text:p>
          </table:table-cell>
          <table:table-cell office:value-type="float" office:value="7.0000000000000001E-3" table:formula="of:=[.I25]+0.001" table:style-name="ce14">
            <text:p>0.00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7306" table:style-name="ce19">
            <text:p>267306</text:p>
          </table:table-cell>
          <table:table-cell office:value-type="string" table:style-name="ce19">
            <text:p>332, 110D, POLINA</text:p>
          </table:table-cell>
          <table:table-cell table:style-name="ce14"/>
          <table:table-cell office:value-type="float" office:value="3" table:style-name="ce19">
            <text:p>3</text:p>
          </table:table-cell>
          <table:table-cell office:value-type="string" table:style-name="ce19">
            <text:p>CO</text:p>
          </table:table-cell>
          <table:table-cell office:value-type="float" office:value="6.0000000000000001E-3" table:formula="of:=[.G26]*0.002" table:style-name="ce14">
            <text:p>0.006</text:p>
          </table:table-cell>
          <table:table-cell office:value-type="float" office:value="7.0000000000000001E-3" table:formula="of:=[.I26]+0.001" table:style-name="ce14">
            <text:p>0.00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84" table:style-name="ce19">
            <text:p>263284</text:p>
          </table:table-cell>
          <table:table-cell office:value-type="string" table:style-name="ce19">
            <text:p>PY120, 1198</text:p>
          </table:table-cell>
          <table:table-cell table:style-name="ce14"/>
          <table:table-cell office:value-type="float" office:value="1" table:style-name="ce19">
            <text:p>1</text:p>
          </table:table-cell>
          <table:table-cell office:value-type="string" table:style-name="ce19">
            <text:p>CO</text:p>
          </table:table-cell>
          <table:table-cell office:value-type="float" office:value="2E-3" table:formula="of:=[.G27]*0.002" table:style-name="ce14">
            <text:p>0.002</text:p>
          </table:table-cell>
          <table:table-cell office:value-type="float" office:value="3.0000000000000001E-3" table:formula="of:=[.I27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table-cell table:number-columns-spanned="11" table:number-rows-spanned="1" table:style-name="ce15"/>
          <table:covered-table-cell table:number-columns-repeated="10"/>
          <table:table-cell table:number-columns-repeated="16373"/>
        </table:table-row>
        <table:table-row table:number-rows-repeated="1048502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43" table:style-name="ro3">
          <table:table-cell table:number-columns-repeated="16384"/>
        </table:table-row>
      </table:table>
      <table:table table:name="Sheet18" table:style-name="ta1">
        <table:table-column table:style-name="co1" table:default-cell-style-name="ce5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0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17" draw:style-name="a71" draw:name="Graphics 1">
              <svg:title/>
              <svg:desc/>
              <text:p text:style-name="a69" text:class-names="" text:cond-style-name=""><text:span text:style-name="a6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ETURN ACC MIYAMORI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9-12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330" table:number-columns-spanned="1" table:number-rows-spanned="30" table:style-name="ce13">
            <text:p>22001330</text:p>
          </table:table-cell>
          <table:table-cell office:value-type="string" table:number-columns-spanned="1" table:number-rows-spanned="11" table:style-name="ce20">
            <text:p>ATW-7179</text:p>
          </table:table-cell>
          <table:table-cell office:value-type="float" office:value="178345" table:number-columns-spanned="1" table:number-rows-spanned="11" table:style-name="ce21">
            <text:p>178345</text:p>
          </table:table-cell>
          <table:table-cell office:value-type="float" office:value="265027" table:style-name="ce19">
            <text:p>265027</text:p>
          </table:table-cell>
          <table:table-cell office:value-type="string" table:style-name="ce19">
            <text:p>BRAND NAME<text:s/><text:span text:style-name="T1">SC01</text:span></text:p>
          </table:table-cell>
          <table:table-cell office:value-type="string" table:style-name="ce14">
            <text:p>S</text:p>
          </table:table-cell>
          <table:table-cell office:value-type="float" office:value="33" table:style-name="ce14">
            <text:p>33</text:p>
          </table:table-cell>
          <table:table-cell office:value-type="string" table:style-name="ce14">
            <text:p>PC</text:p>
          </table:table-cell>
          <table:table-cell office:value-type="float" office:value="6.6000000000000003E-2" table:formula="of:=[.G6]*0.002" table:style-name="ce14">
            <text:p>0.066</text:p>
          </table:table-cell>
          <table:table-cell office:value-type="float" office:value="6.7000000000000004E-2" table:formula="of:=[.I6]+0.001" table:style-name="ce14">
            <text:p>0.067</text:p>
          </table:table-cell>
          <table:table-cell office:value-type="string" table:number-columns-spanned="1" table:number-rows-spanned="37" table:style-name="ce13">
            <text:p>4 BOX BU IKA GUDANG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8" table:style-name="ce19">
            <text:p>265028</text:p>
          </table:table-cell>
          <table:table-cell office:value-type="string" table:style-name="ce19">
            <text:p>BRAND NAME<text:s/><text:span text:style-name="T1">SC01</text:span></text:p>
          </table:table-cell>
          <table:table-cell office:value-type="string" table:style-name="ce14">
            <text:p>M</text:p>
          </table:table-cell>
          <table:table-cell office:value-type="float" office:value="74" table:style-name="ce14">
            <text:p>74</text:p>
          </table:table-cell>
          <table:table-cell office:value-type="string" table:style-name="ce14">
            <text:p>PC</text:p>
          </table:table-cell>
          <table:table-cell office:value-type="float" office:value="0.14799999999999999" table:formula="of:=[.G7]*0.002" table:style-name="ce14">
            <text:p>0.148</text:p>
          </table:table-cell>
          <table:table-cell office:value-type="float" office:value="0.14899999999999999" table:formula="of:=[.I7]+0.001" table:style-name="ce14">
            <text:p>0.14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8" table:style-name="ce19">
            <text:p>263248</text:p>
          </table:table-cell>
          <table:table-cell office:value-type="string" table:style-name="ce19">
            <text:p>BRAND NAME<text:s/><text:span text:style-name="T1">SC01</text:span></text:p>
          </table:table-cell>
          <table:table-cell office:value-type="string" table:style-name="ce14">
            <text:p>L</text:p>
          </table:table-cell>
          <table:table-cell office:value-type="float" office:value="83" table:style-name="ce14">
            <text:p>83</text:p>
          </table:table-cell>
          <table:table-cell office:value-type="string" table:style-name="ce14">
            <text:p>PC</text:p>
          </table:table-cell>
          <table:table-cell office:value-type="float" office:value="0.16600000000000001" table:formula="of:=[.G8]*0.002" table:style-name="ce14">
            <text:p>0.166</text:p>
          </table:table-cell>
          <table:table-cell office:value-type="float" office:value="0.16700000000000001" table:formula="of:=[.I8]+0.001" table:style-name="ce14">
            <text:p>0.16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9" table:style-name="ce19">
            <text:p>265029</text:p>
          </table:table-cell>
          <table:table-cell office:value-type="string" table:style-name="ce19">
            <text:p>BRAND NAME<text:s/><text:span text:style-name="T1">SC01</text:span></text:p>
          </table:table-cell>
          <table:table-cell office:value-type="string" table:style-name="ce14">
            <text:p>O</text:p>
          </table:table-cell>
          <table:table-cell office:value-type="float" office:value="37" table:style-name="ce14">
            <text:p>37</text:p>
          </table:table-cell>
          <table:table-cell office:value-type="string" table:style-name="ce14">
            <text:p>PC</text:p>
          </table:table-cell>
          <table:table-cell office:value-type="float" office:value="7.3999999999999996E-2" table:formula="of:=[.G9]*0.002" table:style-name="ce14">
            <text:p>0.074</text:p>
          </table:table-cell>
          <table:table-cell office:value-type="float" office:value="7.4999999999999997E-2" table:formula="of:=[.I9]+0.001" table:style-name="ce14">
            <text:p>0.07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32" table:style-name="ce19">
            <text:p>265032</text:p>
          </table:table-cell>
          <table:table-cell office:value-type="string" table:style-name="ce19">
            <text:p>QUALITY NAME<text:s/><text:span text:style-name="T1">AT000</text:span></text:p>
          </table:table-cell>
          <table:table-cell table:style-name="ce14"/>
          <table:table-cell office:value-type="float" office:value="234" table:style-name="ce14">
            <text:p>234</text:p>
          </table:table-cell>
          <table:table-cell office:value-type="string" table:style-name="ce14">
            <text:p>PC</text:p>
          </table:table-cell>
          <table:table-cell office:value-type="float" office:value="0.46800000000000003" table:formula="of:=[.G10]*0.002" table:style-name="ce14">
            <text:p>0.468</text:p>
          </table:table-cell>
          <table:table-cell office:value-type="float" office:value="0.46900000000000003" table:formula="of:=[.I10]+0.001" table:style-name="ce14">
            <text:p>0.46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4961" table:style-name="ce19">
            <text:p>274961</text:p>
          </table:table-cell>
          <table:table-cell office:value-type="string" table:style-name="ce19">
            <text:p>TAPE<text:s/><text:span text:style-name="T1">CT010, BLK</text:span></text:p>
          </table:table-cell>
          <table:table-cell table:style-name="ce14"/>
          <table:table-cell office:value-type="float" office:value="23" table:style-name="ce14">
            <text:p>23</text:p>
          </table:table-cell>
          <table:table-cell office:value-type="string" table:style-name="ce14">
            <text:p>Mtr</text:p>
          </table:table-cell>
          <table:table-cell office:value-type="float" office:value="4.5999999999999999E-2" table:formula="of:=[.G11]*0.002" table:style-name="ce14">
            <text:p>0.046</text:p>
          </table:table-cell>
          <table:table-cell office:value-type="float" office:value="4.7E-2" table:formula="of:=[.I11]+0.001" table:style-name="ce14">
            <text:p>0.04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5315" table:style-name="ce19">
            <text:p>285315</text:p>
          </table:table-cell>
          <table:table-cell office:value-type="string" table:style-name="ce19">
            <text:p>SPINDLE<text:s/><text:span text:style-name="T1">22204M, 79</text:span></text:p>
          </table:table-cell>
          <table:table-cell table:style-name="ce14"/>
          <table:table-cell office:value-type="float" office:value="305" table:style-name="ce14">
            <text:p>305</text:p>
          </table:table-cell>
          <table:table-cell office:value-type="string" table:style-name="ce14">
            <text:p>Mtr</text:p>
          </table:table-cell>
          <table:table-cell office:value-type="float" office:value="0.61" table:formula="of:=[.G12]*0.002" table:style-name="ce14">
            <text:p>0.61</text:p>
          </table:table-cell>
          <table:table-cell office:value-type="float" office:value="0.61099999999999999" table:formula="of:=[.I12]+0.001" table:style-name="ce14">
            <text:p>0.61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2" table:style-name="ce19">
            <text:p>263242</text:p>
          </table:table-cell>
          <table:table-cell office:value-type="string" table:style-name="ce19">
            <text:p>PIPING TAPE<text:s/><text:span text:style-name="T1">P003, 49 OFF WHITE</text:span></text:p>
          </table:table-cell>
          <table:table-cell table:style-name="ce14"/>
          <table:table-cell office:value-type="float" office:value="566" table:style-name="ce14">
            <text:p>566</text:p>
          </table:table-cell>
          <table:table-cell office:value-type="string" table:style-name="ce14">
            <text:p>Mtr</text:p>
          </table:table-cell>
          <table:table-cell office:value-type="float" office:value="1.1320000000000001" table:formula="of:=[.G13]*0.002" table:style-name="ce14">
            <text:p>1.132</text:p>
          </table:table-cell>
          <table:table-cell office:value-type="float" office:value="1.133" table:formula="of:=[.I13]+0.001" table:style-name="ce14">
            <text:p>1.13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713" table:style-name="ce22">
            <text:p>284713</text:p>
          </table:table-cell>
          <table:table-cell office:value-type="string" table:style-name="ce22">
            <text:p>624, 60/3</text:p>
          </table:table-cell>
          <table:table-cell table:style-name="ce23"/>
          <table:table-cell office:value-type="float" office:value="7" table:style-name="ce23">
            <text:p>7</text:p>
          </table:table-cell>
          <table:table-cell office:value-type="string" table:style-name="ce23">
            <text:p>Cns</text:p>
          </table:table-cell>
          <table:table-cell office:value-type="float" office:value="1.4E-2" table:formula="of:=[.G14]*0.002" table:style-name="ce23">
            <text:p>0.014</text:p>
          </table:table-cell>
          <table:table-cell office:value-type="float" office:value="1.4999999999999999E-2" table:formula="of:=[.I14]+0.001" table:style-name="ce23">
            <text:p>0.01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715" table:style-name="ce22">
            <text:p>284715</text:p>
          </table:table-cell>
          <table:table-cell office:value-type="string" table:style-name="ce22">
            <text:p>624, 110D, POLINA</text:p>
          </table:table-cell>
          <table:table-cell table:style-name="ce23"/>
          <table:table-cell office:value-type="float" office:value="7" table:style-name="ce23">
            <text:p>7</text:p>
          </table:table-cell>
          <table:table-cell office:value-type="string" table:style-name="ce23">
            <text:p>Cns</text:p>
          </table:table-cell>
          <table:table-cell office:value-type="float" office:value="1.4E-2" table:formula="of:=[.G15]*0.002" table:style-name="ce23">
            <text:p>0.014</text:p>
          </table:table-cell>
          <table:table-cell office:value-type="float" office:value="1.4999999999999999E-2" table:formula="of:=[.I15]+0.001" table:style-name="ce23">
            <text:p>0.01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69" table:style-name="ce19">
            <text:p>263269</text:p>
          </table:table-cell>
          <table:table-cell office:value-type="string" table:style-name="ce19">
            <text:p>ELASTIC<text:s/><text:span text:style-name="T1">ET21207-30</text:span></text:p>
          </table:table-cell>
          <table:table-cell table:style-name="ce14"/>
          <table:table-cell office:value-type="float" office:value="159" table:style-name="ce14">
            <text:p>159</text:p>
          </table:table-cell>
          <table:table-cell office:value-type="string" table:style-name="ce14">
            <text:p>Mtr</text:p>
          </table:table-cell>
          <table:table-cell office:value-type="float" office:value="0.318" table:formula="of:=[.G16]*0.002" table:style-name="ce14">
            <text:p>0.318</text:p>
          </table:table-cell>
          <table:table-cell office:value-type="float" office:value="0.31900000000000001" table:formula="of:=[.I16]+0.001" table:style-name="ce14">
            <text:p>0.319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13" table:style-name="ce13">
            <text:p>SNWC879</text:p>
          </table:table-cell>
          <table:table-cell office:value-type="float" office:value="178346" table:number-columns-spanned="1" table:number-rows-spanned="13" table:style-name="ce13">
            <text:p>178346</text:p>
          </table:table-cell>
          <table:table-cell office:value-type="float" office:value="265027" table:style-name="ce19">
            <text:p>265027</text:p>
          </table:table-cell>
          <table:table-cell office:value-type="string" table:style-name="ce19">
            <text:p>BRAND NAME<text:s/><text:span text:style-name="T1">SC01</text:span></text:p>
          </table:table-cell>
          <table:table-cell office:value-type="string" table:style-name="ce14">
            <text:p>S</text:p>
          </table:table-cell>
          <table:table-cell office:value-type="float" office:value="33" table:style-name="ce14">
            <text:p>33</text:p>
          </table:table-cell>
          <table:table-cell office:value-type="string" table:style-name="ce14">
            <text:p>PC</text:p>
          </table:table-cell>
          <table:table-cell office:value-type="float" office:value="6.6000000000000003E-2" table:formula="of:=[.G17]*0.002" table:style-name="ce14">
            <text:p>0.066</text:p>
          </table:table-cell>
          <table:table-cell office:value-type="float" office:value="6.7000000000000004E-2" table:formula="of:=[.I17]+0.001" table:style-name="ce14">
            <text:p>0.06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8" table:style-name="ce19">
            <text:p>265028</text:p>
          </table:table-cell>
          <table:table-cell office:value-type="string" table:style-name="ce19">
            <text:p>BRAND NAME<text:s/><text:span text:style-name="T1">SC01</text:span></text:p>
          </table:table-cell>
          <table:table-cell office:value-type="string" table:style-name="ce14">
            <text:p>M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PC</text:p>
          </table:table-cell>
          <table:table-cell office:value-type="float" office:value="0.17" table:formula="of:=[.G18]*0.002" table:style-name="ce14">
            <text:p>0.17</text:p>
          </table:table-cell>
          <table:table-cell office:value-type="float" office:value="0.17100000000000001" table:formula="of:=[.I18]+0.001" table:style-name="ce14">
            <text:p>0.17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8" table:style-name="ce19">
            <text:p>263248</text:p>
          </table:table-cell>
          <table:table-cell office:value-type="string" table:style-name="ce19">
            <text:p>BRAND NAME<text:s/><text:span text:style-name="T1">SC01</text:span></text:p>
          </table:table-cell>
          <table:table-cell office:value-type="string" table:style-name="ce14">
            <text:p>L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PC</text:p>
          </table:table-cell>
          <table:table-cell office:value-type="float" office:value="0.17" table:formula="of:=[.G19]*0.002" table:style-name="ce14">
            <text:p>0.17</text:p>
          </table:table-cell>
          <table:table-cell office:value-type="float" office:value="0.17100000000000001" table:formula="of:=[.I19]+0.001" table:style-name="ce14">
            <text:p>0.17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9" table:style-name="ce19">
            <text:p>265029</text:p>
          </table:table-cell>
          <table:table-cell office:value-type="string" table:style-name="ce19">
            <text:p>BRAND NAME<text:s/><text:span text:style-name="T1">SC01</text:span></text:p>
          </table:table-cell>
          <table:table-cell office:value-type="string" table:style-name="ce14">
            <text:p>O</text:p>
          </table:table-cell>
          <table:table-cell office:value-type="float" office:value="70" table:style-name="ce14">
            <text:p>70</text:p>
          </table:table-cell>
          <table:table-cell office:value-type="string" table:style-name="ce14">
            <text:p>PC</text:p>
          </table:table-cell>
          <table:table-cell office:value-type="float" office:value="0.14000000000000001" table:formula="of:=[.G20]*0.002" table:style-name="ce14">
            <text:p>0.14</text:p>
          </table:table-cell>
          <table:table-cell office:value-type="float" office:value="0.14100000000000001" table:formula="of:=[.I20]+0.001" table:style-name="ce14">
            <text:p>0.14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30" table:style-name="ce19">
            <text:p>265030</text:p>
          </table:table-cell>
          <table:table-cell office:value-type="string" table:style-name="ce19">
            <text:p>BRAND NAME<text:s/><text:span text:style-name="T1">SC01</text:span></text:p>
          </table:table-cell>
          <table:table-cell office:value-type="string" table:style-name="ce14">
            <text:p>XO</text:p>
          </table:table-cell>
          <table:table-cell office:value-type="float" office:value="27" table:style-name="ce14">
            <text:p>27</text:p>
          </table:table-cell>
          <table:table-cell office:value-type="string" table:style-name="ce14">
            <text:p>PC</text:p>
          </table:table-cell>
          <table:table-cell office:value-type="float" office:value="5.3999999999999999E-2" table:formula="of:=[.G21]*0.002" table:style-name="ce14">
            <text:p>0.054</text:p>
          </table:table-cell>
          <table:table-cell office:value-type="float" office:value="5.5E-2" table:formula="of:=[.I21]+0.001" table:style-name="ce14">
            <text:p>0.05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32" table:style-name="ce19">
            <text:p>265032</text:p>
          </table:table-cell>
          <table:table-cell office:value-type="string" table:style-name="ce19">
            <text:p>QUALITY NAME<text:s/><text:span text:style-name="T1">AT000</text:span></text:p>
          </table:table-cell>
          <table:table-cell table:style-name="ce14"/>
          <table:table-cell office:value-type="float" office:value="300" table:style-name="ce14">
            <text:p>300</text:p>
          </table:table-cell>
          <table:table-cell office:value-type="string" table:style-name="ce14">
            <text:p>PC</text:p>
          </table:table-cell>
          <table:table-cell office:value-type="float" office:value="0.6" table:formula="of:=[.G22]*0.002" table:style-name="ce14">
            <text:p>0.6</text:p>
          </table:table-cell>
          <table:table-cell office:value-type="float" office:value="0.60099999999999998" table:formula="of:=[.I22]+0.001" table:style-name="ce14">
            <text:p>0.6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4266" table:style-name="ce19">
            <text:p>274266</text:p>
          </table:table-cell>
          <table:table-cell office:value-type="string" table:style-name="ce19">
            <text:p>PIPING TAPE<text:s/><text:span text:style-name="T1">P003, 259</text:span></text:p>
          </table:table-cell>
          <table:table-cell table:style-name="ce14"/>
          <table:table-cell office:value-type="float" office:value="695" table:style-name="ce14">
            <text:p>695</text:p>
          </table:table-cell>
          <table:table-cell office:value-type="string" table:style-name="ce14">
            <text:p>Mtr</text:p>
          </table:table-cell>
          <table:table-cell office:value-type="float" office:value="1.3900000000000001" table:formula="of:=[.G23]*0.002" table:style-name="ce14">
            <text:p>1.39</text:p>
          </table:table-cell>
          <table:table-cell office:value-type="float" office:value="1.391" table:formula="of:=[.I23]+0.001" table:style-name="ce14">
            <text:p>1.39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4961" table:style-name="ce19">
            <text:p>274961</text:p>
          </table:table-cell>
          <table:table-cell office:value-type="string" table:style-name="ce19">
            <text:p>TAPE<text:s/><text:span text:style-name="T1">CT010, BLK</text:span></text:p>
          </table:table-cell>
          <table:table-cell table:style-name="ce14"/>
          <table:table-cell office:value-type="float" office:value="30" table:style-name="ce14">
            <text:p>30</text:p>
          </table:table-cell>
          <table:table-cell office:value-type="string" table:style-name="ce14">
            <text:p>Mtr</text:p>
          </table:table-cell>
          <table:table-cell office:value-type="float" office:value="0.06" table:formula="of:=[.G24]*0.002" table:style-name="ce14">
            <text:p>0.06</text:p>
          </table:table-cell>
          <table:table-cell office:value-type="float" office:value="6.0999999999999999E-2" table:formula="of:=[.I24]+0.001" table:style-name="ce14">
            <text:p>0.06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72" table:style-name="ce19">
            <text:p>263272</text:p>
          </table:table-cell>
          <table:table-cell office:value-type="string" table:style-name="ce19">
            <text:p>SPINDLE<text:s/><text:span text:style-name="T1">22204M, 30</text:span></text:p>
          </table:table-cell>
          <table:table-cell table:style-name="ce14"/>
          <table:table-cell office:value-type="float" office:value="390" table:style-name="ce14">
            <text:p>390</text:p>
          </table:table-cell>
          <table:table-cell office:value-type="string" table:style-name="ce14">
            <text:p>Mtr</text:p>
          </table:table-cell>
          <table:table-cell office:value-type="float" office:value="0.78" table:formula="of:=[.G25]*0.002" table:style-name="ce14">
            <text:p>0.78</text:p>
          </table:table-cell>
          <table:table-cell office:value-type="float" office:value="0.78100000000000003" table:formula="of:=[.I25]+0.001" table:style-name="ce14">
            <text:p>0.78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69" table:style-name="ce19">
            <text:p>263269</text:p>
          </table:table-cell>
          <table:table-cell office:value-type="string" table:style-name="ce19">
            <text:p>ELASTIC<text:s/><text:span text:style-name="T1">ET21207-30</text:span></text:p>
          </table:table-cell>
          <table:table-cell table:style-name="ce14"/>
          <table:table-cell office:value-type="float" office:value="204" table:style-name="ce14">
            <text:p>204</text:p>
          </table:table-cell>
          <table:table-cell office:value-type="string" table:style-name="ce14">
            <text:p>Mtr</text:p>
          </table:table-cell>
          <table:table-cell office:value-type="float" office:value="0.40800000000000003" table:formula="of:=[.G26]*0.002" table:style-name="ce14">
            <text:p>0.408</text:p>
          </table:table-cell>
          <table:table-cell office:value-type="float" office:value="0.40900000000000003" table:formula="of:=[.I26]+0.001" table:style-name="ce14">
            <text:p>0.40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84" table:style-name="ce19">
            <text:p>263284</text:p>
          </table:table-cell>
          <table:table-cell office:value-type="string" table:style-name="ce19">
            <text:p>PY120, 1198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ns</text:p>
          </table:table-cell>
          <table:table-cell office:value-type="float" office:value="2E-3" table:formula="of:=[.G27]*0.002" table:style-name="ce14">
            <text:p>0.002</text:p>
          </table:table-cell>
          <table:table-cell office:value-type="float" office:value="3.0000000000000001E-3" table:formula="of:=[.I27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52" table:style-name="ce19">
            <text:p>263652</text:p>
          </table:table-cell>
          <table:table-cell office:value-type="string" table:style-name="ce19">
            <text:p>691, 110D, POLINA</text:p>
          </table:table-cell>
          <table:table-cell table:style-name="ce14"/>
          <table:table-cell office:value-type="float" office:value="11" table:style-name="ce14">
            <text:p>11</text:p>
          </table:table-cell>
          <table:table-cell office:value-type="string" table:style-name="ce14">
            <text:p>Cns</text:p>
          </table:table-cell>
          <table:table-cell office:value-type="float" office:value="2.1999999999999999E-2" table:formula="of:=[.G28]*0.002" table:style-name="ce14">
            <text:p>0.022</text:p>
          </table:table-cell>
          <table:table-cell office:value-type="float" office:value="2.3E-2" table:formula="of:=[.I28]+0.001" table:style-name="ce14">
            <text:p>0.02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65" table:style-name="ce19">
            <text:p>263665</text:p>
          </table:table-cell>
          <table:table-cell office:value-type="string" table:style-name="ce19">
            <text:p>691, 60/3</text:p>
          </table:table-cell>
          <table:table-cell table:style-name="ce14"/>
          <table:table-cell office:value-type="float" office:value="10" table:style-name="ce14">
            <text:p>10</text:p>
          </table:table-cell>
          <table:table-cell office:value-type="string" table:style-name="ce14">
            <text:p>Cns</text:p>
          </table:table-cell>
          <table:table-cell office:value-type="float" office:value="0.02" table:formula="of:=[.G29]*0.002" table:style-name="ce14">
            <text:p>0.02</text:p>
          </table:table-cell>
          <table:table-cell office:value-type="float" office:value="2.1000000000000001E-2" table:formula="of:=[.I29]+0.001" table:style-name="ce14">
            <text:p>0.02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13" table:style-name="ce21">
            <text:p>SNWB824D</text:p>
          </table:table-cell>
          <table:table-cell office:value-type="float" office:value="178575" table:number-columns-spanned="1" table:number-rows-spanned="13" table:style-name="ce21">
            <text:p>178575</text:p>
          </table:table-cell>
          <table:table-cell office:value-type="float" office:value="265947" table:style-name="ce16">
            <text:p>265947</text:p>
          </table:table-cell>
          <table:table-cell office:value-type="string" table:style-name="ce16">
            <text:p>ZIPPER,CF5C159N,COL.058</text:p>
          </table:table-cell>
          <table:table-cell office:value-type="string" table:style-name="ce14">
            <text:p>20 CM</text:p>
          </table:table-cell>
          <table:table-cell office:value-type="float" office:value="143" table:style-name="ce14">
            <text:p>143</text:p>
          </table:table-cell>
          <table:table-cell office:value-type="string" table:style-name="ce14">
            <text:p>PC</text:p>
          </table:table-cell>
          <table:table-cell office:value-type="float" office:value="0.28600000000000003" table:formula="of:=[.G30]*0.002" table:style-name="ce14">
            <text:p>0.286</text:p>
          </table:table-cell>
          <table:table-cell office:value-type="float" office:value="0.28700000000000003" table:formula="of:=[.I30]+0.001" table:style-name="ce14">
            <text:p>0.28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948" table:style-name="ce16">
            <text:p>265948</text:p>
          </table:table-cell>
          <table:table-cell office:value-type="string" table:style-name="ce16">
            <text:p>ZIPPER,CF5C159N,COL.058</text:p>
          </table:table-cell>
          <table:table-cell office:value-type="string" table:style-name="ce14">
            <text:p>22 CM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C</text:p>
          </table:table-cell>
          <table:table-cell office:value-type="float" office:value="4.0000000000000001E-3" table:formula="of:=[.G31]*0.002" table:style-name="ce14">
            <text:p>0.004</text:p>
          </table:table-cell>
          <table:table-cell office:value-type="float" office:value="5.0000000000000001E-3" table:formula="of:=[.I31]+0.001" table:style-name="ce14">
            <text:p>0.00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7" table:style-name="ce16">
            <text:p>265027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S</text:p>
          </table:table-cell>
          <table:table-cell office:value-type="float" office:value="12" table:style-name="ce14">
            <text:p>12</text:p>
          </table:table-cell>
          <table:table-cell office:value-type="string" table:style-name="ce14">
            <text:p>PC</text:p>
          </table:table-cell>
          <table:table-cell office:value-type="float" office:value="2.4E-2" table:formula="of:=[.G32]*0.002" table:style-name="ce14">
            <text:p>0.024</text:p>
          </table:table-cell>
          <table:table-cell office:value-type="float" office:value="2.5000000000000001E-2" table:formula="of:=[.I32]+0.001" table:style-name="ce14">
            <text:p>0.02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8" table:style-name="ce16">
            <text:p>265028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M</text:p>
          </table:table-cell>
          <table:table-cell office:value-type="float" office:value="41" table:style-name="ce14">
            <text:p>41</text:p>
          </table:table-cell>
          <table:table-cell office:value-type="string" table:style-name="ce14">
            <text:p>PC</text:p>
          </table:table-cell>
          <table:table-cell office:value-type="float" office:value="8.2000000000000003E-2" table:formula="of:=[.G33]*0.002" table:style-name="ce14">
            <text:p>0.082</text:p>
          </table:table-cell>
          <table:table-cell office:value-type="float" office:value="8.3000000000000004E-2" table:formula="of:=[.I33]+0.001" table:style-name="ce14">
            <text:p>0.08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8" table:style-name="ce16">
            <text:p>263248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L</text:p>
          </table:table-cell>
          <table:table-cell office:value-type="float" office:value="60" table:style-name="ce14">
            <text:p>60</text:p>
          </table:table-cell>
          <table:table-cell office:value-type="string" table:style-name="ce14">
            <text:p>PC</text:p>
          </table:table-cell>
          <table:table-cell office:value-type="float" office:value="0.12" table:formula="of:=[.G34]*0.002" table:style-name="ce14">
            <text:p>0.12</text:p>
          </table:table-cell>
          <table:table-cell office:value-type="float" office:value="0.121" table:formula="of:=[.I34]+0.001" table:style-name="ce14">
            <text:p>0.12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9" table:style-name="ce16">
            <text:p>265029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O</text:p>
          </table:table-cell>
          <table:table-cell office:value-type="float" office:value="30" table:style-name="ce14">
            <text:p>30</text:p>
          </table:table-cell>
          <table:table-cell office:value-type="string" table:style-name="ce14">
            <text:p>PC</text:p>
          </table:table-cell>
          <table:table-cell office:value-type="float" office:value="0.06" table:formula="of:=[.G35]*0.002" table:style-name="ce14">
            <text:p>0.06</text:p>
          </table:table-cell>
          <table:table-cell office:value-type="float" office:value="6.0999999999999999E-2" table:formula="of:=[.I35]+0.001" table:style-name="ce14">
            <text:p>0.061</text:p>
          </table:table-cell>
          <table:covered-table-cell/>
          <table:table-cell table:number-columns-repeated="16373"/>
        </table:table-row>
        <table:table-row table:style-name="ro1">
          <table:table-cell table:style-name="ce5"/>
          <table:covered-table-cell/>
          <table:covered-table-cell/>
          <table:table-cell office:value-type="float" office:value="267641" table:style-name="ce16">
            <text:p>267641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YO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C</text:p>
          </table:table-cell>
          <table:table-cell office:value-type="float" office:value="4.0000000000000001E-3" table:formula="of:=[.G36]*0.002" table:style-name="ce14">
            <text:p>0.004</text:p>
          </table:table-cell>
          <table:table-cell office:value-type="float" office:value="5.0000000000000001E-3" table:formula="of:=[.I36]+0.001" table:style-name="ce14">
            <text:p>0.005</text:p>
          </table:table-cell>
          <table:covered-table-cell/>
          <table:table-cell table:number-columns-repeated="16373"/>
        </table:table-row>
        <table:table-row table:style-name="ro1">
          <table:table-cell table:style-name="ce5"/>
          <table:covered-table-cell/>
          <table:covered-table-cell/>
          <table:table-cell office:value-type="float" office:value="265032" table:style-name="ce19">
            <text:p>265032</text:p>
          </table:table-cell>
          <table:table-cell office:value-type="string" table:style-name="ce19">
            <text:p>QUALITY NAME<text:s/><text:span text:style-name="T1">AT000</text:span></text:p>
          </table:table-cell>
          <table:table-cell table:style-name="ce14"/>
          <table:table-cell office:value-type="float" office:value="145" table:style-name="ce14">
            <text:p>145</text:p>
          </table:table-cell>
          <table:table-cell office:value-type="string" table:style-name="ce14">
            <text:p>PC</text:p>
          </table:table-cell>
          <table:table-cell office:value-type="float" office:value="0.28999999999999998" table:formula="of:=[.G37]*0.002" table:style-name="ce14">
            <text:p>0.29</text:p>
          </table:table-cell>
          <table:table-cell office:value-type="float" office:value="0.29099999999999998" table:formula="of:=[.I37]+0.001" table:style-name="ce14">
            <text:p>0.291</text:p>
          </table:table-cell>
          <table:covered-table-cell/>
          <table:table-cell table:number-columns-repeated="16373"/>
        </table:table-row>
        <table:table-row table:style-name="ro1">
          <table:table-cell table:style-name="ce5"/>
          <table:covered-table-cell/>
          <table:covered-table-cell/>
          <table:table-cell office:value-type="float" office:value="273779" table:style-name="ce16">
            <text:p>273779</text:p>
          </table:table-cell>
          <table:table-cell office:value-type="string" table:style-name="ce16">
            <text:p>ELASTIC WEBBING DSP015, WHITE</text:p>
          </table:table-cell>
          <table:table-cell table:style-name="ce14"/>
          <table:table-cell office:value-type="float" office:value="47" table:style-name="ce14">
            <text:p>47</text:p>
          </table:table-cell>
          <table:table-cell office:value-type="string" table:style-name="ce14">
            <text:p>Mtr</text:p>
          </table:table-cell>
          <table:table-cell office:value-type="float" office:value="9.4E-2" table:formula="of:=[.G38]*0.002" table:style-name="ce14">
            <text:p>0.094</text:p>
          </table:table-cell>
          <table:table-cell office:value-type="float" office:value="9.5000000000000001E-2" table:formula="of:=[.I38]+0.001" table:style-name="ce14">
            <text:p>0.095</text:p>
          </table:table-cell>
          <table:covered-table-cell/>
          <table:table-cell table:number-columns-repeated="16373"/>
        </table:table-row>
        <table:table-row table:style-name="ro1">
          <table:table-cell table:style-name="ce5"/>
          <table:covered-table-cell/>
          <table:covered-table-cell/>
          <table:table-cell office:value-type="float" office:value="284684" table:style-name="ce19">
            <text:p>284684</text:p>
          </table:table-cell>
          <table:table-cell office:value-type="string" table:style-name="ce19">
            <text:p>PIPING TAPE<text:s/><text:span text:style-name="T1">P003, 210</text:span></text:p>
          </table:table-cell>
          <table:table-cell table:style-name="ce14"/>
          <table:table-cell office:value-type="float" office:value="261" table:style-name="ce14">
            <text:p>261</text:p>
          </table:table-cell>
          <table:table-cell office:value-type="string" table:style-name="ce14">
            <text:p>Mtr</text:p>
          </table:table-cell>
          <table:table-cell office:value-type="float" office:value="0.52200000000000002" table:formula="of:=[.G39]*0.002" table:style-name="ce14">
            <text:p>0.522</text:p>
          </table:table-cell>
          <table:table-cell office:value-type="float" office:value="0.52300000000000002" table:formula="of:=[.I39]+0.001" table:style-name="ce14">
            <text:p>0.523</text:p>
          </table:table-cell>
          <table:covered-table-cell/>
          <table:table-cell table:number-columns-repeated="16373"/>
        </table:table-row>
        <table:table-row table:style-name="ro1">
          <table:table-cell table:style-name="ce5"/>
          <table:covered-table-cell/>
          <table:covered-table-cell/>
          <table:table-cell office:value-type="float" office:value="263665" table:style-name="ce19">
            <text:p>263665</text:p>
          </table:table-cell>
          <table:table-cell office:value-type="string" table:style-name="ce19">
            <text:p>691, 60/3</text:p>
          </table:table-cell>
          <table:table-cell table:style-name="ce14"/>
          <table:table-cell office:value-type="float" office:value="5" table:style-name="ce14">
            <text:p>5</text:p>
          </table:table-cell>
          <table:table-cell office:value-type="string" table:style-name="ce14">
            <text:p>CO</text:p>
          </table:table-cell>
          <table:table-cell office:value-type="float" office:value="0.01" table:formula="of:=[.G40]*0.002" table:style-name="ce14">
            <text:p>0.01</text:p>
          </table:table-cell>
          <table:table-cell office:value-type="float" office:value="1.0999999999999999E-2" table:formula="of:=[.I40]+0.001" table:style-name="ce14">
            <text:p>0.011</text:p>
          </table:table-cell>
          <table:covered-table-cell/>
          <table:table-cell table:number-columns-repeated="16373"/>
        </table:table-row>
        <table:table-row table:style-name="ro1">
          <table:table-cell table:style-name="ce5"/>
          <table:covered-table-cell/>
          <table:covered-table-cell/>
          <table:table-cell office:value-type="float" office:value="263652" table:style-name="ce19">
            <text:p>263652</text:p>
          </table:table-cell>
          <table:table-cell office:value-type="string" table:style-name="ce19">
            <text:p>691, 110D, POLINA</text:p>
          </table:table-cell>
          <table:table-cell table:style-name="ce14"/>
          <table:table-cell office:value-type="float" office:value="5" table:style-name="ce14">
            <text:p>5</text:p>
          </table:table-cell>
          <table:table-cell office:value-type="string" table:style-name="ce14">
            <text:p>CO</text:p>
          </table:table-cell>
          <table:table-cell office:value-type="float" office:value="0.01" table:formula="of:=[.G41]*0.002" table:style-name="ce14">
            <text:p>0.01</text:p>
          </table:table-cell>
          <table:table-cell office:value-type="float" office:value="1.0999999999999999E-2" table:formula="of:=[.I41]+0.001" table:style-name="ce14">
            <text:p>0.011</text:p>
          </table:table-cell>
          <table:covered-table-cell/>
          <table:table-cell table:number-columns-repeated="16373"/>
        </table:table-row>
        <table:table-row table:style-name="ro1">
          <table:table-cell table:style-name="ce5"/>
          <table:covered-table-cell/>
          <table:covered-table-cell/>
          <table:table-cell office:value-type="float" office:value="263284" table:style-name="ce19">
            <text:p>263284</text:p>
          </table:table-cell>
          <table:table-cell office:value-type="string" table:style-name="ce19">
            <text:p>PY120, 1198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O</text:p>
          </table:table-cell>
          <table:table-cell office:value-type="float" office:value="2E-3" table:formula="of:=[.G42]*0.002" table:style-name="ce14">
            <text:p>0.002</text:p>
          </table:table-cell>
          <table:table-cell office:value-type="float" office:value="3.0000000000000001E-3" table:formula="of:=[.I42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table-cell table:style-name="ce5"/>
          <table:table-cell office:value-type="string" table:number-columns-spanned="1" table:number-rows-spanned="14" table:style-name="ce13">
            <text:p>ATW-870</text:p>
          </table:table-cell>
          <table:table-cell office:value-type="float" office:value="178576" table:number-columns-spanned="1" table:number-rows-spanned="14" table:style-name="ce13">
            <text:p>178576</text:p>
          </table:table-cell>
          <table:table-cell office:value-type="float" office:value="265027" table:style-name="ce16">
            <text:p>265027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S</text:p>
          </table:table-cell>
          <table:table-cell office:value-type="float" office:value="32" table:style-name="ce14">
            <text:p>32</text:p>
          </table:table-cell>
          <table:table-cell office:value-type="string" table:style-name="ce14">
            <text:p>PC</text:p>
          </table:table-cell>
          <table:table-cell office:value-type="float" office:value="6.4000000000000001E-2" table:formula="of:=[.G43]*0.002" table:style-name="ce14">
            <text:p>0.064</text:p>
          </table:table-cell>
          <table:table-cell office:value-type="float" office:value="6.5000000000000002E-2" table:formula="of:=[.I43]+0.001" table:style-name="ce14">
            <text:p>0.065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table:style-name="ce5"/>
          <table:covered-table-cell/>
          <table:covered-table-cell/>
          <table:table-cell office:value-type="float" office:value="265028" table:style-name="ce16">
            <text:p>265028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M</text:p>
          </table:table-cell>
          <table:table-cell office:value-type="float" office:value="67" table:style-name="ce14">
            <text:p>67</text:p>
          </table:table-cell>
          <table:table-cell office:value-type="string" table:style-name="ce14">
            <text:p>PC</text:p>
          </table:table-cell>
          <table:table-cell office:value-type="float" office:value="0.13400000000000001" table:formula="of:=[.G44]*0.002" table:style-name="ce14">
            <text:p>0.134</text:p>
          </table:table-cell>
          <table:table-cell office:value-type="float" office:value="0.13500000000000001" table:formula="of:=[.I44]+0.001" table:style-name="ce14">
            <text:p>0.135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table:style-name="ce5"/>
          <table:covered-table-cell/>
          <table:covered-table-cell/>
          <table:table-cell office:value-type="float" office:value="263248" table:style-name="ce16">
            <text:p>263248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L</text:p>
          </table:table-cell>
          <table:table-cell office:value-type="float" office:value="87" table:style-name="ce14">
            <text:p>87</text:p>
          </table:table-cell>
          <table:table-cell office:value-type="string" table:style-name="ce14">
            <text:p>PC</text:p>
          </table:table-cell>
          <table:table-cell office:value-type="float" office:value="0.17400000000000002" table:formula="of:=[.G45]*0.002" table:style-name="ce14">
            <text:p>0.174</text:p>
          </table:table-cell>
          <table:table-cell office:value-type="float" office:value="0.17500000000000002" table:formula="of:=[.I45]+0.001" table:style-name="ce14">
            <text:p>0.175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table:style-name="ce5"/>
          <table:covered-table-cell/>
          <table:covered-table-cell/>
          <table:table-cell office:value-type="float" office:value="265029" table:style-name="ce16">
            <text:p>265029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O</text:p>
          </table:table-cell>
          <table:table-cell office:value-type="float" office:value="118" table:style-name="ce14">
            <text:p>118</text:p>
          </table:table-cell>
          <table:table-cell office:value-type="string" table:style-name="ce14">
            <text:p>PC</text:p>
          </table:table-cell>
          <table:table-cell office:value-type="float" office:value="0.23600000000000002" table:formula="of:=[.G46]*0.002" table:style-name="ce14">
            <text:p>0.236</text:p>
          </table:table-cell>
          <table:table-cell office:value-type="float" office:value="0.23700000000000002" table:formula="of:=[.I46]+0.001" table:style-name="ce14">
            <text:p>0.237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table:style-name="ce5"/>
          <table:covered-table-cell/>
          <table:covered-table-cell/>
          <table:table-cell office:value-type="float" office:value="265030" table:style-name="ce16">
            <text:p>265030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XO</text:p>
          </table:table-cell>
          <table:table-cell office:value-type="float" office:value="39" table:style-name="ce14">
            <text:p>39</text:p>
          </table:table-cell>
          <table:table-cell office:value-type="string" table:style-name="ce14">
            <text:p>PC</text:p>
          </table:table-cell>
          <table:table-cell office:value-type="float" office:value="7.8E-2" table:formula="of:=[.G47]*0.002" table:style-name="ce14">
            <text:p>0.078</text:p>
          </table:table-cell>
          <table:table-cell office:value-type="float" office:value="7.9000000000000001E-2" table:formula="of:=[.I47]+0.001" table:style-name="ce14">
            <text:p>0.079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table:style-name="ce5"/>
          <table:covered-table-cell/>
          <table:covered-table-cell/>
          <table:table-cell office:value-type="float" office:value="267641" table:style-name="ce16">
            <text:p>267641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YO</text:p>
          </table:table-cell>
          <table:table-cell office:value-type="float" office:value="14" table:style-name="ce14">
            <text:p>14</text:p>
          </table:table-cell>
          <table:table-cell office:value-type="string" table:style-name="ce14">
            <text:p>PC</text:p>
          </table:table-cell>
          <table:table-cell office:value-type="float" office:value="2.8000000000000001E-2" table:formula="of:=[.G48]*0.002" table:style-name="ce14">
            <text:p>0.028</text:p>
          </table:table-cell>
          <table:table-cell office:value-type="float" office:value="2.9000000000000001E-2" table:formula="of:=[.I48]+0.001" table:style-name="ce14">
            <text:p>0.029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/>
          <table:covered-table-cell/>
          <table:covered-table-cell/>
          <table:table-cell office:value-type="float" office:value="267642" table:style-name="ce16">
            <text:p>267642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ZO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PC</text:p>
          </table:table-cell>
          <table:table-cell office:value-type="float" office:value="0.01" table:formula="of:=[.G49]*0.002" table:style-name="ce14">
            <text:p>0.01</text:p>
          </table:table-cell>
          <table:table-cell office:value-type="float" office:value="1.0999999999999999E-2" table:formula="of:=[.I49]+0.001" table:style-name="ce14">
            <text:p>0.011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float" office:value="265032" table:style-name="ce19">
            <text:p>265032</text:p>
          </table:table-cell>
          <table:table-cell office:value-type="string" table:style-name="ce19">
            <text:p>QUALITY NAME<text:s/><text:span text:style-name="T1">AT000</text:span></text:p>
          </table:table-cell>
          <table:table-cell table:style-name="ce14"/>
          <table:table-cell office:value-type="float" office:value="362" table:style-name="ce14">
            <text:p>362</text:p>
          </table:table-cell>
          <table:table-cell office:value-type="string" table:style-name="ce14">
            <text:p>PC</text:p>
          </table:table-cell>
          <table:table-cell office:value-type="float" office:value="0.72399999999999998" table:formula="of:=[.G50]*0.002" table:style-name="ce14">
            <text:p>0.724</text:p>
          </table:table-cell>
          <table:table-cell office:value-type="float" office:value="0.72499999999999998" table:formula="of:=[.I50]+0.001" table:style-name="ce14">
            <text:p>0.725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float" office:value="263269" table:style-name="ce19">
            <text:p>263269</text:p>
          </table:table-cell>
          <table:table-cell office:value-type="string" table:style-name="ce19">
            <text:p>ELASTIC<text:s/><text:span text:style-name="T1">ET21207-30</text:span></text:p>
          </table:table-cell>
          <table:table-cell table:style-name="ce14"/>
          <table:table-cell office:value-type="float" office:value="246.16" table:style-name="ce14">
            <text:p>246.16</text:p>
          </table:table-cell>
          <table:table-cell office:value-type="string" table:style-name="ce14">
            <text:p>Mtr</text:p>
          </table:table-cell>
          <table:table-cell office:value-type="float" office:value="0.49231999999999998" table:formula="of:=[.G51]*0.002" table:style-name="ce14">
            <text:p>0.49232</text:p>
          </table:table-cell>
          <table:table-cell office:value-type="float" office:value="0.49331999999999998" table:formula="of:=[.I51]+0.001" table:style-name="ce14">
            <text:p>0.49332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float" office:value="274961" table:style-name="ce19">
            <text:p>274961</text:p>
          </table:table-cell>
          <table:table-cell office:value-type="string" table:style-name="ce19">
            <text:p>TAPE<text:s/><text:span text:style-name="T1">CT010, BLK</text:span></text:p>
          </table:table-cell>
          <table:table-cell table:style-name="ce14"/>
          <table:table-cell office:value-type="float" office:value="43.44" table:style-name="ce14">
            <text:p>43.44</text:p>
          </table:table-cell>
          <table:table-cell office:value-type="string" table:style-name="ce14">
            <text:p>Mtr</text:p>
          </table:table-cell>
          <table:table-cell office:value-type="float" office:value="8.6879999999999999E-2" table:formula="of:=[.G52]*0.002" table:style-name="ce14">
            <text:p>0.08688</text:p>
          </table:table-cell>
          <table:table-cell office:value-type="float" office:value="8.788E-2" table:formula="of:=[.I52]+0.001" table:style-name="ce14">
            <text:p>0.08788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float" office:value="267875" table:style-name="ce19">
            <text:p>267875</text:p>
          </table:table-cell>
          <table:table-cell office:value-type="string" table:style-name="ce19">
            <text:p>SPINDLE<text:s/><text:span text:style-name="T1">22204M, 29</text:span></text:p>
          </table:table-cell>
          <table:table-cell table:style-name="ce14"/>
          <table:table-cell office:value-type="float" office:value="470.6" table:style-name="ce14">
            <text:p>470.6</text:p>
          </table:table-cell>
          <table:table-cell office:value-type="string" table:style-name="ce14">
            <text:p>Mtr</text:p>
          </table:table-cell>
          <table:table-cell office:value-type="float" office:value="0.94120000000000004" table:formula="of:=[.G53]*0.002" table:style-name="ce14">
            <text:p>0.9412</text:p>
          </table:table-cell>
          <table:table-cell office:value-type="float" office:value="0.94220000000000004" table:formula="of:=[.I53]+0.001" table:style-name="ce14">
            <text:p>0.9422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float" office:value="244492" table:style-name="ce19">
            <text:p>244492</text:p>
          </table:table-cell>
          <table:table-cell office:value-type="string" table:style-name="ce19">
            <text:p>639, 60/3</text:p>
          </table:table-cell>
          <table:table-cell table:style-name="ce14"/>
          <table:table-cell office:value-type="float" office:value="11" table:style-name="ce14">
            <text:p>11</text:p>
          </table:table-cell>
          <table:table-cell office:value-type="string" table:style-name="ce14">
            <text:p>CO</text:p>
          </table:table-cell>
          <table:table-cell office:value-type="float" office:value="2.1999999999999999E-2" table:formula="of:=[.G54]*0.002" table:style-name="ce14">
            <text:p>0.022</text:p>
          </table:table-cell>
          <table:table-cell office:value-type="float" office:value="2.3E-2" table:formula="of:=[.I54]+0.001" table:style-name="ce14">
            <text:p>0.023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float" office:value="261300" table:style-name="ce19">
            <text:p>261300</text:p>
          </table:table-cell>
          <table:table-cell office:value-type="string" table:style-name="ce19">
            <text:p>639, 110D, POLINA</text:p>
          </table:table-cell>
          <table:table-cell table:style-name="ce14"/>
          <table:table-cell office:value-type="float" office:value="14" table:style-name="ce14">
            <text:p>14</text:p>
          </table:table-cell>
          <table:table-cell office:value-type="string" table:style-name="ce14">
            <text:p>CO</text:p>
          </table:table-cell>
          <table:table-cell office:value-type="float" office:value="2.8000000000000001E-2" table:formula="of:=[.G55]*0.002" table:style-name="ce14">
            <text:p>0.028</text:p>
          </table:table-cell>
          <table:table-cell office:value-type="float" office:value="2.9000000000000001E-2" table:formula="of:=[.I55]+0.001" table:style-name="ce14">
            <text:p>0.029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float" office:value="263917" table:style-name="ce16">
            <text:p>263917</text:p>
          </table:table-cell>
          <table:table-cell office:value-type="string" table:style-name="ce16">
            <text:p>PY75, 1038</text:p>
          </table:table-cell>
          <table:table-cell table:style-name="ce14"/>
          <table:table-cell office:value-type="float" office:value="3" table:style-name="ce14">
            <text:p>3</text:p>
          </table:table-cell>
          <table:table-cell office:value-type="string" table:style-name="ce14">
            <text:p>CO</text:p>
          </table:table-cell>
          <table:table-cell office:value-type="float" office:value="6.0000000000000001E-3" table:formula="of:=[.G56]*0.002" table:style-name="ce14">
            <text:p>0.006</text:p>
          </table:table-cell>
          <table:table-cell office:value-type="float" office:value="7.0000000000000001E-3" table:formula="of:=[.I56]+0.001" table:style-name="ce14">
            <text:p>0.007</text:p>
          </table:table-cell>
          <table:table-cell table:number-columns-repeated="16374"/>
        </table:table-row>
        <table:table-row table:number-rows-repeated="1048481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36" table:style-name="ro3">
          <table:table-cell table:number-columns-repeated="16384"/>
        </table:table-row>
      </table:table>
      <table:table table:name="27_Des" table:style-name="ta1">
        <table:table-column table:style-name="co1" table:default-cell-style-name="ce5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0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18" draw:style-name="a75" draw:name="Graphics 1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19" draw:style-name="a79" draw:name="Graphics 1">
              <svg:title/>
              <svg:desc/>
              <text:p text:style-name="a77" text:class-names="" text:cond-style-name=""><text:span text:style-name="a7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ETURN ACC MIYAMORI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7-12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330" table:number-columns-spanned="1" table:number-rows-spanned="32" table:style-name="ce13">
            <text:p>22001330</text:p>
          </table:table-cell>
          <table:table-cell office:value-type="string" table:number-columns-spanned="1" table:number-rows-spanned="13" table:style-name="ce21">
            <text:p>SNWB824D</text:p>
          </table:table-cell>
          <table:table-cell office:value-type="float" office:value="178575" table:number-columns-spanned="1" table:number-rows-spanned="13" table:style-name="ce21">
            <text:p>178575</text:p>
          </table:table-cell>
          <table:table-cell office:value-type="float" office:value="265947" table:style-name="ce16">
            <text:p>265947</text:p>
          </table:table-cell>
          <table:table-cell office:value-type="string" table:style-name="ce16">
            <text:p>ZIPPER,CF5C159N,COL.058</text:p>
          </table:table-cell>
          <table:table-cell office:value-type="string" table:style-name="ce14">
            <text:p>20 CM</text:p>
          </table:table-cell>
          <table:table-cell office:value-type="float" office:value="143" table:style-name="ce14">
            <text:p>143</text:p>
          </table:table-cell>
          <table:table-cell office:value-type="string" table:style-name="ce14">
            <text:p>PC</text:p>
          </table:table-cell>
          <table:table-cell office:value-type="float" office:value="0.28600000000000003" table:formula="of:=[.G6]*0.002" table:style-name="ce14">
            <text:p>0.286</text:p>
          </table:table-cell>
          <table:table-cell office:value-type="float" office:value="0.28700000000000003" table:formula="of:=[.I6]+0.001" table:style-name="ce14">
            <text:p>0.287</text:p>
          </table:table-cell>
          <table:table-cell office:value-type="string" table:number-columns-spanned="1" table:number-rows-spanned="32" table:style-name="ce13">
            <text:p>UP BU IKA GUDANG 1 BOX+1BAG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948" table:style-name="ce16">
            <text:p>265948</text:p>
          </table:table-cell>
          <table:table-cell office:value-type="string" table:style-name="ce16">
            <text:p>ZIPPER,CF5C159N,COL.058</text:p>
          </table:table-cell>
          <table:table-cell office:value-type="string" table:style-name="ce14">
            <text:p>22 CM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C</text:p>
          </table:table-cell>
          <table:table-cell office:value-type="float" office:value="4.0000000000000001E-3" table:formula="of:=[.G7]*0.002" table:style-name="ce14">
            <text:p>0.004</text:p>
          </table:table-cell>
          <table:table-cell office:value-type="float" office:value="5.0000000000000001E-3" table:formula="of:=[.I7]+0.001" table:style-name="ce14">
            <text:p>0.00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7" table:style-name="ce16">
            <text:p>265027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S</text:p>
          </table:table-cell>
          <table:table-cell office:value-type="float" office:value="12" table:style-name="ce14">
            <text:p>12</text:p>
          </table:table-cell>
          <table:table-cell office:value-type="string" table:style-name="ce14">
            <text:p>PC</text:p>
          </table:table-cell>
          <table:table-cell office:value-type="float" office:value="2.4E-2" table:formula="of:=[.G8]*0.002" table:style-name="ce14">
            <text:p>0.024</text:p>
          </table:table-cell>
          <table:table-cell office:value-type="float" office:value="2.5000000000000001E-2" table:formula="of:=[.I8]+0.001" table:style-name="ce14">
            <text:p>0.02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8" table:style-name="ce16">
            <text:p>265028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M</text:p>
          </table:table-cell>
          <table:table-cell office:value-type="float" office:value="41" table:style-name="ce14">
            <text:p>41</text:p>
          </table:table-cell>
          <table:table-cell office:value-type="string" table:style-name="ce14">
            <text:p>PC</text:p>
          </table:table-cell>
          <table:table-cell office:value-type="float" office:value="8.2000000000000003E-2" table:formula="of:=[.G9]*0.002" table:style-name="ce14">
            <text:p>0.082</text:p>
          </table:table-cell>
          <table:table-cell office:value-type="float" office:value="8.3000000000000004E-2" table:formula="of:=[.I9]+0.001" table:style-name="ce14">
            <text:p>0.08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8" table:style-name="ce16">
            <text:p>263248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L</text:p>
          </table:table-cell>
          <table:table-cell office:value-type="float" office:value="60" table:style-name="ce14">
            <text:p>60</text:p>
          </table:table-cell>
          <table:table-cell office:value-type="string" table:style-name="ce14">
            <text:p>PC</text:p>
          </table:table-cell>
          <table:table-cell office:value-type="float" office:value="0.12" table:formula="of:=[.G10]*0.002" table:style-name="ce14">
            <text:p>0.12</text:p>
          </table:table-cell>
          <table:table-cell office:value-type="float" office:value="0.121" table:formula="of:=[.I10]+0.001" table:style-name="ce14">
            <text:p>0.12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9" table:style-name="ce16">
            <text:p>265029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O</text:p>
          </table:table-cell>
          <table:table-cell office:value-type="float" office:value="30" table:style-name="ce14">
            <text:p>30</text:p>
          </table:table-cell>
          <table:table-cell office:value-type="string" table:style-name="ce14">
            <text:p>PC</text:p>
          </table:table-cell>
          <table:table-cell office:value-type="float" office:value="0.06" table:formula="of:=[.G11]*0.002" table:style-name="ce14">
            <text:p>0.06</text:p>
          </table:table-cell>
          <table:table-cell office:value-type="float" office:value="6.0999999999999999E-2" table:formula="of:=[.I11]+0.001" table:style-name="ce14">
            <text:p>0.06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7641" table:style-name="ce16">
            <text:p>267641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YO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C</text:p>
          </table:table-cell>
          <table:table-cell office:value-type="float" office:value="4.0000000000000001E-3" table:formula="of:=[.G12]*0.002" table:style-name="ce14">
            <text:p>0.004</text:p>
          </table:table-cell>
          <table:table-cell office:value-type="float" office:value="5.0000000000000001E-3" table:formula="of:=[.I12]+0.001" table:style-name="ce14">
            <text:p>0.00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32" table:style-name="ce19">
            <text:p>265032</text:p>
          </table:table-cell>
          <table:table-cell office:value-type="string" table:style-name="ce19">
            <text:p>QUALITY NAME<text:s/><text:span text:style-name="T1">AT000</text:span></text:p>
          </table:table-cell>
          <table:table-cell table:style-name="ce14"/>
          <table:table-cell office:value-type="float" office:value="145" table:style-name="ce14">
            <text:p>145</text:p>
          </table:table-cell>
          <table:table-cell office:value-type="string" table:style-name="ce14">
            <text:p>PC</text:p>
          </table:table-cell>
          <table:table-cell office:value-type="float" office:value="0.28999999999999998" table:formula="of:=[.G13]*0.002" table:style-name="ce14">
            <text:p>0.29</text:p>
          </table:table-cell>
          <table:table-cell office:value-type="float" office:value="0.29099999999999998" table:formula="of:=[.I13]+0.001" table:style-name="ce14">
            <text:p>0.29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3779" table:style-name="ce16">
            <text:p>273779</text:p>
          </table:table-cell>
          <table:table-cell office:value-type="string" table:style-name="ce16">
            <text:p>ELASTIC WEBBING DSP015, WHITE</text:p>
          </table:table-cell>
          <table:table-cell table:style-name="ce14"/>
          <table:table-cell office:value-type="float" office:value="47" table:style-name="ce14">
            <text:p>47</text:p>
          </table:table-cell>
          <table:table-cell office:value-type="string" table:style-name="ce14">
            <text:p>Mtr</text:p>
          </table:table-cell>
          <table:table-cell office:value-type="float" office:value="9.4E-2" table:formula="of:=[.G14]*0.002" table:style-name="ce14">
            <text:p>0.094</text:p>
          </table:table-cell>
          <table:table-cell office:value-type="float" office:value="9.5000000000000001E-2" table:formula="of:=[.I14]+0.001" table:style-name="ce14">
            <text:p>0.09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4684" table:style-name="ce19">
            <text:p>284684</text:p>
          </table:table-cell>
          <table:table-cell office:value-type="string" table:style-name="ce19">
            <text:p>PIPING TAPE<text:s/><text:span text:style-name="T1">P003, 210</text:span></text:p>
          </table:table-cell>
          <table:table-cell table:style-name="ce14"/>
          <table:table-cell office:value-type="float" office:value="261" table:style-name="ce14">
            <text:p>261</text:p>
          </table:table-cell>
          <table:table-cell office:value-type="string" table:style-name="ce14">
            <text:p>Mtr</text:p>
          </table:table-cell>
          <table:table-cell office:value-type="float" office:value="0.52200000000000002" table:formula="of:=[.G15]*0.002" table:style-name="ce14">
            <text:p>0.522</text:p>
          </table:table-cell>
          <table:table-cell office:value-type="float" office:value="0.52300000000000002" table:formula="of:=[.I15]+0.001" table:style-name="ce14">
            <text:p>0.52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65" table:style-name="ce19">
            <text:p>263665</text:p>
          </table:table-cell>
          <table:table-cell office:value-type="string" table:style-name="ce19">
            <text:p>691, 60/3</text:p>
          </table:table-cell>
          <table:table-cell table:style-name="ce14"/>
          <table:table-cell office:value-type="float" office:value="5" table:style-name="ce14">
            <text:p>5</text:p>
          </table:table-cell>
          <table:table-cell office:value-type="string" table:style-name="ce14">
            <text:p>CO</text:p>
          </table:table-cell>
          <table:table-cell office:value-type="float" office:value="0.01" table:formula="of:=[.G16]*0.002" table:style-name="ce14">
            <text:p>0.01</text:p>
          </table:table-cell>
          <table:table-cell office:value-type="float" office:value="1.0999999999999999E-2" table:formula="of:=[.I16]+0.001" table:style-name="ce14">
            <text:p>0.01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52" table:style-name="ce19">
            <text:p>263652</text:p>
          </table:table-cell>
          <table:table-cell office:value-type="string" table:style-name="ce19">
            <text:p>691, 110D, POLINA</text:p>
          </table:table-cell>
          <table:table-cell table:style-name="ce14"/>
          <table:table-cell office:value-type="float" office:value="5" table:style-name="ce14">
            <text:p>5</text:p>
          </table:table-cell>
          <table:table-cell office:value-type="string" table:style-name="ce14">
            <text:p>CO</text:p>
          </table:table-cell>
          <table:table-cell office:value-type="float" office:value="0.01" table:formula="of:=[.G17]*0.002" table:style-name="ce14">
            <text:p>0.01</text:p>
          </table:table-cell>
          <table:table-cell office:value-type="float" office:value="1.0999999999999999E-2" table:formula="of:=[.I17]+0.001" table:style-name="ce14">
            <text:p>0.01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84" table:style-name="ce19">
            <text:p>263284</text:p>
          </table:table-cell>
          <table:table-cell office:value-type="string" table:style-name="ce19">
            <text:p>PY120, 1198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O</text:p>
          </table:table-cell>
          <table:table-cell office:value-type="float" office:value="2E-3" table:formula="of:=[.G18]*0.002" table:style-name="ce14">
            <text:p>0.002</text:p>
          </table:table-cell>
          <table:table-cell office:value-type="float" office:value="3.0000000000000001E-3" table:formula="of:=[.I18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14" table:style-name="ce13">
            <text:p>ATW-870</text:p>
          </table:table-cell>
          <table:table-cell office:value-type="float" office:value="178576" table:number-columns-spanned="1" table:number-rows-spanned="14" table:style-name="ce13">
            <text:p>178576</text:p>
          </table:table-cell>
          <table:table-cell office:value-type="float" office:value="265027" table:style-name="ce16">
            <text:p>265027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S</text:p>
          </table:table-cell>
          <table:table-cell office:value-type="float" office:value="32" table:style-name="ce14">
            <text:p>32</text:p>
          </table:table-cell>
          <table:table-cell office:value-type="string" table:style-name="ce14">
            <text:p>PC</text:p>
          </table:table-cell>
          <table:table-cell office:value-type="float" office:value="6.4000000000000001E-2" table:formula="of:=[.G19]*0.002" table:style-name="ce14">
            <text:p>0.064</text:p>
          </table:table-cell>
          <table:table-cell office:value-type="float" office:value="6.5000000000000002E-2" table:formula="of:=[.I19]+0.001" table:style-name="ce14">
            <text:p>0.06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8" table:style-name="ce16">
            <text:p>265028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M</text:p>
          </table:table-cell>
          <table:table-cell office:value-type="float" office:value="67" table:style-name="ce14">
            <text:p>67</text:p>
          </table:table-cell>
          <table:table-cell office:value-type="string" table:style-name="ce14">
            <text:p>PC</text:p>
          </table:table-cell>
          <table:table-cell office:value-type="float" office:value="0.13400000000000001" table:formula="of:=[.G20]*0.002" table:style-name="ce14">
            <text:p>0.134</text:p>
          </table:table-cell>
          <table:table-cell office:value-type="float" office:value="0.13500000000000001" table:formula="of:=[.I20]+0.001" table:style-name="ce14">
            <text:p>0.13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8" table:style-name="ce16">
            <text:p>263248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L</text:p>
          </table:table-cell>
          <table:table-cell office:value-type="float" office:value="87" table:style-name="ce14">
            <text:p>87</text:p>
          </table:table-cell>
          <table:table-cell office:value-type="string" table:style-name="ce14">
            <text:p>PC</text:p>
          </table:table-cell>
          <table:table-cell office:value-type="float" office:value="0.17400000000000002" table:formula="of:=[.G21]*0.002" table:style-name="ce14">
            <text:p>0.174</text:p>
          </table:table-cell>
          <table:table-cell office:value-type="float" office:value="0.17500000000000002" table:formula="of:=[.I21]+0.001" table:style-name="ce14">
            <text:p>0.17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9" table:style-name="ce16">
            <text:p>265029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O</text:p>
          </table:table-cell>
          <table:table-cell office:value-type="float" office:value="118" table:style-name="ce14">
            <text:p>118</text:p>
          </table:table-cell>
          <table:table-cell office:value-type="string" table:style-name="ce14">
            <text:p>PC</text:p>
          </table:table-cell>
          <table:table-cell office:value-type="float" office:value="0.23600000000000002" table:formula="of:=[.G22]*0.002" table:style-name="ce14">
            <text:p>0.236</text:p>
          </table:table-cell>
          <table:table-cell office:value-type="float" office:value="0.23700000000000002" table:formula="of:=[.I22]+0.001" table:style-name="ce14">
            <text:p>0.23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30" table:style-name="ce16">
            <text:p>265030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XO</text:p>
          </table:table-cell>
          <table:table-cell office:value-type="float" office:value="39" table:style-name="ce14">
            <text:p>39</text:p>
          </table:table-cell>
          <table:table-cell office:value-type="string" table:style-name="ce14">
            <text:p>PC</text:p>
          </table:table-cell>
          <table:table-cell office:value-type="float" office:value="7.8E-2" table:formula="of:=[.G23]*0.002" table:style-name="ce14">
            <text:p>0.078</text:p>
          </table:table-cell>
          <table:table-cell office:value-type="float" office:value="7.9000000000000001E-2" table:formula="of:=[.I23]+0.001" table:style-name="ce14">
            <text:p>0.07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7641" table:style-name="ce16">
            <text:p>267641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YO</text:p>
          </table:table-cell>
          <table:table-cell office:value-type="float" office:value="14" table:style-name="ce14">
            <text:p>14</text:p>
          </table:table-cell>
          <table:table-cell office:value-type="string" table:style-name="ce14">
            <text:p>PC</text:p>
          </table:table-cell>
          <table:table-cell office:value-type="float" office:value="2.8000000000000001E-2" table:formula="of:=[.G24]*0.002" table:style-name="ce14">
            <text:p>0.028</text:p>
          </table:table-cell>
          <table:table-cell office:value-type="float" office:value="2.9000000000000001E-2" table:formula="of:=[.I24]+0.001" table:style-name="ce14">
            <text:p>0.02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7642" table:style-name="ce16">
            <text:p>267642</text:p>
          </table:table-cell>
          <table:table-cell office:value-type="string" table:style-name="ce16">
            <text:p>BRAND NAME SC01</text:p>
          </table:table-cell>
          <table:table-cell office:value-type="string" table:style-name="ce14">
            <text:p>ZO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PC</text:p>
          </table:table-cell>
          <table:table-cell office:value-type="float" office:value="0.01" table:formula="of:=[.G25]*0.002" table:style-name="ce14">
            <text:p>0.01</text:p>
          </table:table-cell>
          <table:table-cell office:value-type="float" office:value="1.0999999999999999E-2" table:formula="of:=[.I25]+0.001" table:style-name="ce14">
            <text:p>0.01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32" table:style-name="ce19">
            <text:p>265032</text:p>
          </table:table-cell>
          <table:table-cell office:value-type="string" table:style-name="ce19">
            <text:p>QUALITY NAME<text:s/><text:span text:style-name="T1">AT000</text:span></text:p>
          </table:table-cell>
          <table:table-cell table:style-name="ce14"/>
          <table:table-cell office:value-type="float" office:value="362" table:style-name="ce14">
            <text:p>362</text:p>
          </table:table-cell>
          <table:table-cell office:value-type="string" table:style-name="ce14">
            <text:p>PC</text:p>
          </table:table-cell>
          <table:table-cell office:value-type="float" office:value="0.72399999999999998" table:formula="of:=[.G26]*0.002" table:style-name="ce14">
            <text:p>0.724</text:p>
          </table:table-cell>
          <table:table-cell office:value-type="float" office:value="0.72499999999999998" table:formula="of:=[.I26]+0.001" table:style-name="ce14">
            <text:p>0.72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69" table:style-name="ce19">
            <text:p>263269</text:p>
          </table:table-cell>
          <table:table-cell office:value-type="string" table:style-name="ce19">
            <text:p>ELASTIC<text:s/><text:span text:style-name="T1">ET21207-30</text:span></text:p>
          </table:table-cell>
          <table:table-cell table:style-name="ce14"/>
          <table:table-cell office:value-type="float" office:value="246.16" table:style-name="ce14">
            <text:p>246.16</text:p>
          </table:table-cell>
          <table:table-cell office:value-type="string" table:style-name="ce14">
            <text:p>Mtr</text:p>
          </table:table-cell>
          <table:table-cell office:value-type="float" office:value="0.49231999999999998" table:formula="of:=[.G27]*0.002" table:style-name="ce14">
            <text:p>0.49232</text:p>
          </table:table-cell>
          <table:table-cell office:value-type="float" office:value="0.49331999999999998" table:formula="of:=[.I27]+0.001" table:style-name="ce14">
            <text:p>0.4933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4961" table:style-name="ce19">
            <text:p>274961</text:p>
          </table:table-cell>
          <table:table-cell office:value-type="string" table:style-name="ce19">
            <text:p>TAPE<text:s/><text:span text:style-name="T1">CT010, BLK</text:span></text:p>
          </table:table-cell>
          <table:table-cell table:style-name="ce14"/>
          <table:table-cell office:value-type="float" office:value="43.44" table:style-name="ce14">
            <text:p>43.44</text:p>
          </table:table-cell>
          <table:table-cell office:value-type="string" table:style-name="ce14">
            <text:p>Mtr</text:p>
          </table:table-cell>
          <table:table-cell office:value-type="float" office:value="8.6879999999999999E-2" table:formula="of:=[.G28]*0.002" table:style-name="ce14">
            <text:p>0.08688</text:p>
          </table:table-cell>
          <table:table-cell office:value-type="float" office:value="8.788E-2" table:formula="of:=[.I28]+0.001" table:style-name="ce14">
            <text:p>0.08788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7875" table:style-name="ce19">
            <text:p>267875</text:p>
          </table:table-cell>
          <table:table-cell office:value-type="string" table:style-name="ce19">
            <text:p>SPINDLE<text:s/><text:span text:style-name="T1">22204M, 29</text:span></text:p>
          </table:table-cell>
          <table:table-cell table:style-name="ce14"/>
          <table:table-cell office:value-type="float" office:value="470.6" table:style-name="ce14">
            <text:p>470.6</text:p>
          </table:table-cell>
          <table:table-cell office:value-type="string" table:style-name="ce14">
            <text:p>Mtr</text:p>
          </table:table-cell>
          <table:table-cell office:value-type="float" office:value="0.94120000000000004" table:formula="of:=[.G29]*0.002" table:style-name="ce14">
            <text:p>0.9412</text:p>
          </table:table-cell>
          <table:table-cell office:value-type="float" office:value="0.94220000000000004" table:formula="of:=[.I29]+0.001" table:style-name="ce14">
            <text:p>0.9422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4492" table:style-name="ce19">
            <text:p>244492</text:p>
          </table:table-cell>
          <table:table-cell office:value-type="string" table:style-name="ce19">
            <text:p>639, 60/3</text:p>
          </table:table-cell>
          <table:table-cell table:style-name="ce14"/>
          <table:table-cell office:value-type="float" office:value="11" table:style-name="ce14">
            <text:p>11</text:p>
          </table:table-cell>
          <table:table-cell office:value-type="string" table:style-name="ce14">
            <text:p>CO</text:p>
          </table:table-cell>
          <table:table-cell office:value-type="float" office:value="2.1999999999999999E-2" table:formula="of:=[.G30]*0.002" table:style-name="ce14">
            <text:p>0.022</text:p>
          </table:table-cell>
          <table:table-cell office:value-type="float" office:value="2.3E-2" table:formula="of:=[.I30]+0.001" table:style-name="ce14">
            <text:p>0.02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1300" table:style-name="ce19">
            <text:p>261300</text:p>
          </table:table-cell>
          <table:table-cell office:value-type="string" table:style-name="ce19">
            <text:p>639, 110D, POLINA</text:p>
          </table:table-cell>
          <table:table-cell table:style-name="ce14"/>
          <table:table-cell office:value-type="float" office:value="14" table:style-name="ce14">
            <text:p>14</text:p>
          </table:table-cell>
          <table:table-cell office:value-type="string" table:style-name="ce14">
            <text:p>CO</text:p>
          </table:table-cell>
          <table:table-cell office:value-type="float" office:value="2.8000000000000001E-2" table:formula="of:=[.G31]*0.002" table:style-name="ce14">
            <text:p>0.028</text:p>
          </table:table-cell>
          <table:table-cell office:value-type="float" office:value="2.9000000000000001E-2" table:formula="of:=[.I31]+0.001" table:style-name="ce14">
            <text:p>0.02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917" table:style-name="ce16">
            <text:p>263917</text:p>
          </table:table-cell>
          <table:table-cell office:value-type="string" table:style-name="ce16">
            <text:p>PY75, 1038</text:p>
          </table:table-cell>
          <table:table-cell table:style-name="ce14"/>
          <table:table-cell office:value-type="float" office:value="3" table:style-name="ce14">
            <text:p>3</text:p>
          </table:table-cell>
          <table:table-cell office:value-type="string" table:style-name="ce14">
            <text:p>CO</text:p>
          </table:table-cell>
          <table:table-cell office:value-type="float" office:value="6.0000000000000001E-3" table:formula="of:=[.G32]*0.002" table:style-name="ce14">
            <text:p>0.006</text:p>
          </table:table-cell>
          <table:table-cell office:value-type="float" office:value="7.0000000000000001E-3" table:formula="of:=[.I32]+0.001" table:style-name="ce14">
            <text:p>0.007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string" table:number-columns-spanned="1" table:number-rows-spanned="5" table:style-name="ce13">
            <text:p>SNW7707</text:p>
          </table:table-cell>
          <table:table-cell office:value-type="float" office:value="178146" table:number-columns-spanned="1" table:number-rows-spanned="5" table:style-name="ce13">
            <text:p>178146</text:p>
          </table:table-cell>
          <table:table-cell office:value-type="float" office:value="263249" table:style-name="ce19">
            <text:p>263249</text:p>
          </table:table-cell>
          <table:table-cell office:value-type="string" table:style-name="ce19">
            <text:p>TRANSFER SHEET<text:s/><text:span text:style-name="T1">SC02</text:span></text:p>
          </table:table-cell>
          <table:table-cell table:style-name="ce10"/>
          <table:table-cell office:value-type="float" office:value="303" table:style-name="ce14">
            <text:p>303</text:p>
          </table:table-cell>
          <table:table-cell office:value-type="string" table:style-name="ce14">
            <text:p>CO</text:p>
          </table:table-cell>
          <table:table-cell office:value-type="float" office:value="0.60599999999999998" table:formula="of:=[.G33]*0.002" table:style-name="ce14">
            <text:p>0.606</text:p>
          </table:table-cell>
          <table:table-cell office:value-type="float" office:value="0.60699999999999998" table:formula="of:=[.I33]+0.001" table:style-name="ce14">
            <text:p>0.60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65" table:style-name="ce19">
            <text:p>263665</text:p>
          </table:table-cell>
          <table:table-cell office:value-type="string" table:style-name="ce19">
            <text:p>691, 60/3</text:p>
          </table:table-cell>
          <table:table-cell table:style-name="ce10"/>
          <table:table-cell office:value-type="float" office:value="7" table:style-name="ce14">
            <text:p>7</text:p>
          </table:table-cell>
          <table:table-cell office:value-type="string" table:style-name="ce14">
            <text:p>CO</text:p>
          </table:table-cell>
          <table:table-cell office:value-type="float" office:value="1.4E-2" table:formula="of:=[.G34]*0.002" table:style-name="ce14">
            <text:p>0.014</text:p>
          </table:table-cell>
          <table:table-cell office:value-type="float" office:value="1.4999999999999999E-2" table:formula="of:=[.I34]+0.001" table:style-name="ce14">
            <text:p>0.01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59" table:style-name="ce19">
            <text:p>263659</text:p>
          </table:table-cell>
          <table:table-cell office:value-type="string" table:style-name="ce19">
            <text:p>345, 60/3</text:p>
          </table:table-cell>
          <table:table-cell table:style-name="ce10"/>
          <table:table-cell office:value-type="float" office:value="3" table:style-name="ce14">
            <text:p>3</text:p>
          </table:table-cell>
          <table:table-cell office:value-type="string" table:style-name="ce14">
            <text:p>CO</text:p>
          </table:table-cell>
          <table:table-cell office:value-type="float" office:value="6.0000000000000001E-3" table:formula="of:=[.G35]*0.002" table:style-name="ce14">
            <text:p>0.006</text:p>
          </table:table-cell>
          <table:table-cell office:value-type="float" office:value="7.0000000000000001E-3" table:formula="of:=[.I35]+0.001" table:style-name="ce14">
            <text:p>0.00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52" table:style-name="ce19">
            <text:p>263652</text:p>
          </table:table-cell>
          <table:table-cell office:value-type="string" table:style-name="ce19">
            <text:p>691, 110D, POLINA</text:p>
          </table:table-cell>
          <table:table-cell table:style-name="ce10"/>
          <table:table-cell office:value-type="float" office:value="13" table:style-name="ce14">
            <text:p>13</text:p>
          </table:table-cell>
          <table:table-cell office:value-type="string" table:style-name="ce14">
            <text:p>CO</text:p>
          </table:table-cell>
          <table:table-cell office:value-type="float" office:value="2.6000000000000002E-2" table:formula="of:=[.G36]*0.002" table:style-name="ce14">
            <text:p>0.026</text:p>
          </table:table-cell>
          <table:table-cell office:value-type="float" office:value="2.7000000000000003E-2" table:formula="of:=[.I36]+0.001" table:style-name="ce14">
            <text:p>0.02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646" table:style-name="ce19">
            <text:p>263646</text:p>
          </table:table-cell>
          <table:table-cell office:value-type="string" table:style-name="ce19">
            <text:p>345, 110D, POLINA</text:p>
          </table:table-cell>
          <table:table-cell table:style-name="ce10"/>
          <table:table-cell office:value-type="float" office:value="3" table:style-name="ce14">
            <text:p>3</text:p>
          </table:table-cell>
          <table:table-cell office:value-type="string" table:style-name="ce14">
            <text:p>CO</text:p>
          </table:table-cell>
          <table:table-cell office:value-type="float" office:value="6.0000000000000001E-3" table:formula="of:=[.G37]*0.002" table:style-name="ce14">
            <text:p>0.006</text:p>
          </table:table-cell>
          <table:table-cell office:value-type="float" office:value="7.0000000000000001E-3" table:formula="of:=[.I37]+0.001" table:style-name="ce14">
            <text:p>0.007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474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61" table:style-name="ro3">
          <table:table-cell table:number-columns-repeated="16384"/>
        </table:table-row>
      </table:table>
      <table:table table:name="28_DES" table:style-name="ta1">
        <table:table-column table:style-name="co2" table:number-columns-repeated="4" table:default-cell-style-name="ce1"/>
        <table:table-column table:style-name="co11" table:default-cell-style-name="ce1"/>
        <table:table-column table:style-name="co2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custom-shape svg:x="0.0685in" svg:y="0.0827in" svg:width="1.9366in" svg:height="1.1669in" draw:z-index="1" draw:id="id20" draw:style-name="a83" draw:name="Graphics 1">
              <svg:title/>
              <svg:desc/>
              <text:p text:style-name="a81" text:class-names="" text:cond-style-name=""><text:span text:style-name="a8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 table:style-name="ce5"/>
        </table:table-row>
        <table:table-row table:style-name="ro1">
          <table:table-cell office:value-type="string" table:number-columns-spanned="11" table:number-rows-spanned="1" table:style-name="ce11">
            <text:p>PACKING LIST RETURN ACC MIYAMORI</text:p>
          </table:table-cell>
          <table:covered-table-cell table:number-columns-repeated="10"/>
          <table:table-cell table:number-columns-repeated="16373" table:style-name="ce5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8-12-2022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 table:style-name="ce5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 table:style-name="ce5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 table:style-name="ce5"/>
        </table:table-row>
        <table:table-row table:style-name="ro1">
          <table:table-cell office:value-type="float" office:value="22001330" table:number-columns-spanned="1" table:number-rows-spanned="2" table:style-name="ce13">
            <text:p>22001330</text:p>
          </table:table-cell>
          <table:table-cell office:value-type="string" table:number-columns-spanned="1" table:number-rows-spanned="2" table:style-name="ce20">
            <text:p>ATW-7179</text:p>
          </table:table-cell>
          <table:table-cell office:value-type="float" office:value="178345" table:number-columns-spanned="1" table:number-rows-spanned="2" table:style-name="ce21">
            <text:p>178345</text:p>
          </table:table-cell>
          <table:table-cell office:value-type="float" office:value="284713" table:style-name="ce22">
            <text:p>284713</text:p>
          </table:table-cell>
          <table:table-cell office:value-type="string" table:style-name="ce22">
            <text:p>624, 60/3</text:p>
          </table:table-cell>
          <table:table-cell table:style-name="ce23"/>
          <table:table-cell office:value-type="float" office:value="7" table:style-name="ce23">
            <text:p>7</text:p>
          </table:table-cell>
          <table:table-cell office:value-type="string" table:style-name="ce23">
            <text:p>Cns</text:p>
          </table:table-cell>
          <table:table-cell office:value-type="float" office:value="1.4E-2" table:formula="of:=[.G6]*0.002" table:style-name="ce14">
            <text:p>0.014</text:p>
          </table:table-cell>
          <table:table-cell office:value-type="float" office:value="1.4999999999999999E-2" table:formula="of:=[.I6]+0.001" table:style-name="ce14">
            <text:p>0.015</text:p>
          </table:table-cell>
          <table:table-cell office:value-type="string" table:number-columns-spanned="1" table:number-rows-spanned="2" table:style-name="ce13">
            <text:p>1 BOX BU IKA GUDANG</text:p>
          </table:table-cell>
          <table:table-cell table:number-columns-repeated="16373" table:style-name="ce5"/>
        </table:table-row>
        <table:table-row table:style-name="ro1">
          <table:covered-table-cell/>
          <table:covered-table-cell/>
          <table:covered-table-cell/>
          <table:table-cell office:value-type="float" office:value="284715" table:style-name="ce22">
            <text:p>284715</text:p>
          </table:table-cell>
          <table:table-cell office:value-type="string" table:style-name="ce22">
            <text:p>624, 110D, POLINA</text:p>
          </table:table-cell>
          <table:table-cell table:style-name="ce23"/>
          <table:table-cell office:value-type="float" office:value="7" table:style-name="ce23">
            <text:p>7</text:p>
          </table:table-cell>
          <table:table-cell office:value-type="string" table:style-name="ce23">
            <text:p>Cns</text:p>
          </table:table-cell>
          <table:table-cell office:value-type="float" office:value="1.4E-2" table:formula="of:=[.G7]*0.002" table:style-name="ce23">
            <text:p>0.014</text:p>
          </table:table-cell>
          <table:table-cell office:value-type="float" office:value="1.4999999999999999E-2" table:formula="of:=[.I7]+0.001" table:style-name="ce23">
            <text:p>0.015</text:p>
          </table:table-cell>
          <table:covered-table-cell/>
          <table:table-cell table:number-columns-repeated="16373" table:style-name="ce5"/>
        </table:table-row>
        <table:table-row table:style-name="ro1">
          <table:table-cell table:number-columns-repeated="3" table:style-name="ce10"/>
          <table:table-cell table:number-columns-repeated="2" table:style-name="ce19"/>
          <table:table-cell table:number-columns-repeated="5" table:style-name="ce14"/>
          <table:table-cell table:style-name="ce10"/>
          <table:table-cell table:number-columns-repeated="16373" table:style-name="ce5"/>
        </table:table-row>
        <table:table-row table:number-rows-repeated="1048568" table:style-name="ro5">
          <table:table-cell table:number-columns-repeated="16384"/>
        </table:table-row>
      </table:table>
      <table:table table:name="178630" table:style-name="ta1">
        <table:table-column table:style-name="co1" table:default-cell-style-name="ce5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0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21" draw:style-name="a87" draw:name="Graphics 1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22" draw:style-name="a91" draw:name="Graphics 1">
              <svg:title/>
              <svg:desc/>
              <text:p text:style-name="a89" text:class-names="" text:cond-style-name=""><text:span text:style-name="a8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PACKING LIST RETURN ACC MIYAMORI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3-01-2023</text:p>
          </table:table-cell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number-columns-repeated="16373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">
          <table:table-cell office:value-type="float" office:value="22001330" table:number-columns-spanned="1" table:number-rows-spanned="18" table:style-name="ce13">
            <text:p>22001330</text:p>
          </table:table-cell>
          <table:table-cell office:value-type="string" table:number-columns-spanned="1" table:number-rows-spanned="18" table:style-name="ce21">
            <text:p>S824AA</text:p>
          </table:table-cell>
          <table:table-cell office:value-type="float" office:value="178630" table:number-columns-spanned="1" table:number-rows-spanned="18" table:style-name="ce21">
            <text:p>178630</text:p>
          </table:table-cell>
          <table:table-cell office:value-type="float" office:value="273717" table:style-name="ce19">
            <text:p>273717</text:p>
          </table:table-cell>
          <table:table-cell office:value-type="string" table:style-name="ce19">
            <text:p>ZIPPER - CN45DAC (45CFDAC) 278</text:p>
          </table:table-cell>
          <table:table-cell office:value-type="string" table:style-name="ce16">
            <text:p>20 CM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PC</text:p>
          </table:table-cell>
          <table:table-cell office:value-type="float" office:value="6.0000000000000001E-3" table:formula="of:=[.G6]*0.002" table:style-name="ce14">
            <text:p>0.006</text:p>
          </table:table-cell>
          <table:table-cell office:value-type="float" office:value="7.0000000000000001E-3" table:formula="of:=[.I6]+0.001" table:style-name="ce14">
            <text:p>0.007</text:p>
          </table:table-cell>
          <table:table-cell office:value-type="string" table:number-columns-spanned="1" table:number-rows-spanned="18" table:style-name="ce13">
            <text:p>UP BU IKA GUDANG 1 BOX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3717" table:style-name="ce19">
            <text:p>273717</text:p>
          </table:table-cell>
          <table:table-cell office:value-type="string" table:style-name="ce19">
            <text:p>ZIPPER - CN45DAC (45CFDAC) 278</text:p>
          </table:table-cell>
          <table:table-cell office:value-type="string" table:style-name="ce16">
            <text:p>20 CM</text:p>
          </table:table-cell>
          <table:table-cell office:value-type="float" office:value="36" table:style-name="ce19">
            <text:p>36</text:p>
          </table:table-cell>
          <table:table-cell office:value-type="string" table:style-name="ce19">
            <text:p>PC</text:p>
          </table:table-cell>
          <table:table-cell office:value-type="float" office:value="7.2000000000000008E-2" table:formula="of:=[.G7]*0.002" table:style-name="ce14">
            <text:p>0.072</text:p>
          </table:table-cell>
          <table:table-cell office:value-type="float" office:value="7.3000000000000009E-2" table:formula="of:=[.I7]+0.001" table:style-name="ce14">
            <text:p>0.07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3717" table:style-name="ce19">
            <text:p>273717</text:p>
          </table:table-cell>
          <table:table-cell office:value-type="string" table:style-name="ce19">
            <text:p>ZIPPER - CN45DAC (45CFDAC) 278</text:p>
          </table:table-cell>
          <table:table-cell office:value-type="string" table:style-name="ce16">
            <text:p>20 CM</text:p>
          </table:table-cell>
          <table:table-cell office:value-type="float" office:value="95" table:style-name="ce19">
            <text:p>95</text:p>
          </table:table-cell>
          <table:table-cell office:value-type="string" table:style-name="ce19">
            <text:p>PC</text:p>
          </table:table-cell>
          <table:table-cell office:value-type="float" office:value="0.19" table:formula="of:=[.G8]*0.002" table:style-name="ce14">
            <text:p>0.19</text:p>
          </table:table-cell>
          <table:table-cell office:value-type="float" office:value="0.191" table:formula="of:=[.I8]+0.001" table:style-name="ce14">
            <text:p>0.19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3717" table:style-name="ce19">
            <text:p>273717</text:p>
          </table:table-cell>
          <table:table-cell office:value-type="string" table:style-name="ce19">
            <text:p>ZIPPER - CN45DAC (45CFDAC) 278</text:p>
          </table:table-cell>
          <table:table-cell office:value-type="string" table:style-name="ce16">
            <text:p>20 CM</text:p>
          </table:table-cell>
          <table:table-cell office:value-type="float" office:value="66" table:style-name="ce19">
            <text:p>66</text:p>
          </table:table-cell>
          <table:table-cell office:value-type="string" table:style-name="ce19">
            <text:p>PC</text:p>
          </table:table-cell>
          <table:table-cell office:value-type="float" office:value="0.13200000000000001" table:formula="of:=[.G9]*0.002" table:style-name="ce14">
            <text:p>0.132</text:p>
          </table:table-cell>
          <table:table-cell office:value-type="float" office:value="0.13300000000000001" table:formula="of:=[.I9]+0.001" table:style-name="ce14">
            <text:p>0.13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3718" table:style-name="ce19">
            <text:p>273718</text:p>
          </table:table-cell>
          <table:table-cell office:value-type="string" table:style-name="ce19">
            <text:p>ZIPPER - CN45DAC (45CFDAC) 278</text:p>
          </table:table-cell>
          <table:table-cell office:value-type="string" table:style-name="ce16">
            <text:p>22 CM</text:p>
          </table:table-cell>
          <table:table-cell office:value-type="float" office:value="69" table:style-name="ce19">
            <text:p>69</text:p>
          </table:table-cell>
          <table:table-cell office:value-type="string" table:style-name="ce19">
            <text:p>PC</text:p>
          </table:table-cell>
          <table:table-cell office:value-type="float" office:value="0.13800000000000001" table:formula="of:=[.G10]*0.002" table:style-name="ce14">
            <text:p>0.138</text:p>
          </table:table-cell>
          <table:table-cell office:value-type="float" office:value="0.13900000000000001" table:formula="of:=[.I10]+0.001" table:style-name="ce14">
            <text:p>0.13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3718" table:style-name="ce19">
            <text:p>273718</text:p>
          </table:table-cell>
          <table:table-cell office:value-type="string" table:style-name="ce19">
            <text:p>ZIPPER - CN45DAC (45CFDAC) 278</text:p>
          </table:table-cell>
          <table:table-cell office:value-type="string" table:style-name="ce16">
            <text:p>22 CM</text:p>
          </table:table-cell>
          <table:table-cell office:value-type="float" office:value="16" table:style-name="ce19">
            <text:p>16</text:p>
          </table:table-cell>
          <table:table-cell office:value-type="string" table:style-name="ce19">
            <text:p>PC</text:p>
          </table:table-cell>
          <table:table-cell office:value-type="float" office:value="3.2000000000000001E-2" table:formula="of:=[.G11]*0.002" table:style-name="ce14">
            <text:p>0.032</text:p>
          </table:table-cell>
          <table:table-cell office:value-type="float" office:value="3.3000000000000002E-2" table:formula="of:=[.I11]+0.001" table:style-name="ce14">
            <text:p>0.03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32" table:style-name="ce19">
            <text:p>265032</text:p>
          </table:table-cell>
          <table:table-cell office:value-type="string" table:style-name="ce19">
            <text:p>QUALITY NAME AT000</text:p>
          </table:table-cell>
          <table:table-cell table:style-name="ce16"/>
          <table:table-cell office:value-type="float" office:value="285" table:style-name="ce19">
            <text:p>285</text:p>
          </table:table-cell>
          <table:table-cell office:value-type="string" table:style-name="ce19">
            <text:p>PC</text:p>
          </table:table-cell>
          <table:table-cell office:value-type="float" office:value="0.57000000000000006" table:formula="of:=[.G12]*0.002" table:style-name="ce14">
            <text:p>0.57</text:p>
          </table:table-cell>
          <table:table-cell office:value-type="float" office:value="0.57100000000000006" table:formula="of:=[.I12]+0.001" table:style-name="ce14">
            <text:p>0.57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52" table:style-name="ce19">
            <text:p>263252</text:p>
          </table:table-cell>
          <table:table-cell office:value-type="string" table:style-name="ce19">
            <text:p>100% POLYESTER TAPE<text:s/><text:span text:style-name="T1">TP006A, BLK</text:span></text:p>
          </table:table-cell>
          <table:table-cell table:style-name="ce16"/>
          <table:table-cell office:value-type="float" office:value="80.94" table:style-name="ce19">
            <text:p>80.94</text:p>
          </table:table-cell>
          <table:table-cell office:value-type="string" table:style-name="ce19">
            <text:p>MT</text:p>
          </table:table-cell>
          <table:table-cell office:value-type="float" office:value="0.16188" table:formula="of:=[.G13]*0.002" table:style-name="ce14">
            <text:p>0.16188</text:p>
          </table:table-cell>
          <table:table-cell office:value-type="float" office:value="0.16288" table:formula="of:=[.I13]+0.001" table:style-name="ce14">
            <text:p>0.16288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44492" table:style-name="ce19">
            <text:p>244492</text:p>
          </table:table-cell>
          <table:table-cell office:value-type="string" table:style-name="ce19">
            <text:p>639, 60/3</text:p>
          </table:table-cell>
          <table:table-cell table:style-name="ce16"/>
          <table:table-cell office:value-type="float" office:value="9" table:style-name="ce19">
            <text:p>9</text:p>
          </table:table-cell>
          <table:table-cell office:value-type="string" table:style-name="ce19">
            <text:p>CO</text:p>
          </table:table-cell>
          <table:table-cell office:value-type="float" office:value="1.8000000000000002E-2" table:formula="of:=[.G14]*0.002" table:style-name="ce14">
            <text:p>0.018</text:p>
          </table:table-cell>
          <table:table-cell office:value-type="float" office:value="1.9000000000000003E-2" table:formula="of:=[.I14]+0.001" table:style-name="ce14">
            <text:p>0.01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7307" table:style-name="ce19">
            <text:p>267307</text:p>
          </table:table-cell>
          <table:table-cell office:value-type="string" table:style-name="ce19">
            <text:p>237, 60/3</text:p>
          </table:table-cell>
          <table:table-cell table:style-name="ce16"/>
          <table:table-cell office:value-type="float" office:value="1" table:style-name="ce19">
            <text:p>1</text:p>
          </table:table-cell>
          <table:table-cell office:value-type="string" table:style-name="ce19">
            <text:p>CO</text:p>
          </table:table-cell>
          <table:table-cell office:value-type="float" office:value="2E-3" table:formula="of:=[.G15]*0.002" table:style-name="ce14">
            <text:p>0.002</text:p>
          </table:table-cell>
          <table:table-cell office:value-type="float" office:value="3.0000000000000001E-3" table:formula="of:=[.I15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1300" table:style-name="ce19">
            <text:p>261300</text:p>
          </table:table-cell>
          <table:table-cell office:value-type="string" table:style-name="ce19">
            <text:p>639, 110D, POLINA</text:p>
          </table:table-cell>
          <table:table-cell table:style-name="ce16"/>
          <table:table-cell office:value-type="float" office:value="8" table:style-name="ce19">
            <text:p>8</text:p>
          </table:table-cell>
          <table:table-cell office:value-type="string" table:style-name="ce19">
            <text:p>CO</text:p>
          </table:table-cell>
          <table:table-cell office:value-type="float" office:value="1.6E-2" table:formula="of:=[.G16]*0.002" table:style-name="ce14">
            <text:p>0.016</text:p>
          </table:table-cell>
          <table:table-cell office:value-type="float" office:value="1.7000000000000001E-2" table:formula="of:=[.I16]+0.001" table:style-name="ce14">
            <text:p>0.01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7308" table:style-name="ce19">
            <text:p>267308</text:p>
          </table:table-cell>
          <table:table-cell office:value-type="string" table:style-name="ce19">
            <text:p>237, 110D, POLINA</text:p>
          </table:table-cell>
          <table:table-cell table:style-name="ce16"/>
          <table:table-cell office:value-type="float" office:value="1" table:style-name="ce19">
            <text:p>1</text:p>
          </table:table-cell>
          <table:table-cell office:value-type="string" table:style-name="ce19">
            <text:p>CO</text:p>
          </table:table-cell>
          <table:table-cell office:value-type="float" office:value="2E-3" table:formula="of:=[.G17]*0.002" table:style-name="ce14">
            <text:p>0.002</text:p>
          </table:table-cell>
          <table:table-cell office:value-type="float" office:value="3.0000000000000001E-3" table:formula="of:=[.I17]+0.001" table:style-name="ce14">
            <text:p>0.00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7" table:style-name="ce19">
            <text:p>265027</text:p>
          </table:table-cell>
          <table:table-cell office:value-type="string" table:style-name="ce19">
            <text:p>BRAND NAME SC01</text:p>
          </table:table-cell>
          <table:table-cell office:value-type="string" table:style-name="ce16">
            <text:p>S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PC</text:p>
          </table:table-cell>
          <table:table-cell office:value-type="float" office:value="6.0000000000000001E-3" table:formula="of:=[.G18]*0.002" table:style-name="ce14">
            <text:p>0.006</text:p>
          </table:table-cell>
          <table:table-cell office:value-type="float" office:value="7.0000000000000001E-3" table:formula="of:=[.I18]+0.001" table:style-name="ce14">
            <text:p>0.007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8" table:style-name="ce19">
            <text:p>265028</text:p>
          </table:table-cell>
          <table:table-cell office:value-type="string" table:style-name="ce19">
            <text:p>BRAND NAME SC01</text:p>
          </table:table-cell>
          <table:table-cell office:value-type="string" table:style-name="ce16">
            <text:p>M</text:p>
          </table:table-cell>
          <table:table-cell office:value-type="float" office:value="36" table:style-name="ce19">
            <text:p>36</text:p>
          </table:table-cell>
          <table:table-cell office:value-type="string" table:style-name="ce19">
            <text:p>PC</text:p>
          </table:table-cell>
          <table:table-cell office:value-type="float" office:value="7.2000000000000008E-2" table:formula="of:=[.G19]*0.002" table:style-name="ce14">
            <text:p>0.072</text:p>
          </table:table-cell>
          <table:table-cell office:value-type="float" office:value="7.3000000000000009E-2" table:formula="of:=[.I19]+0.001" table:style-name="ce14">
            <text:p>0.07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3248" table:style-name="ce19">
            <text:p>263248</text:p>
          </table:table-cell>
          <table:table-cell office:value-type="string" table:style-name="ce19">
            <text:p>BRAND NAME SC01</text:p>
          </table:table-cell>
          <table:table-cell office:value-type="string" table:style-name="ce16">
            <text:p>L</text:p>
          </table:table-cell>
          <table:table-cell office:value-type="float" office:value="95" table:style-name="ce19">
            <text:p>95</text:p>
          </table:table-cell>
          <table:table-cell office:value-type="string" table:style-name="ce19">
            <text:p>PC</text:p>
          </table:table-cell>
          <table:table-cell office:value-type="float" office:value="0.19" table:formula="of:=[.G20]*0.002" table:style-name="ce14">
            <text:p>0.19</text:p>
          </table:table-cell>
          <table:table-cell office:value-type="float" office:value="0.191" table:formula="of:=[.I20]+0.001" table:style-name="ce14">
            <text:p>0.19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29" table:style-name="ce19">
            <text:p>265029</text:p>
          </table:table-cell>
          <table:table-cell office:value-type="string" table:style-name="ce19">
            <text:p>BRAND NAME SC01</text:p>
          </table:table-cell>
          <table:table-cell office:value-type="string" table:style-name="ce16">
            <text:p>O</text:p>
          </table:table-cell>
          <table:table-cell office:value-type="float" office:value="66" table:style-name="ce19">
            <text:p>66</text:p>
          </table:table-cell>
          <table:table-cell office:value-type="string" table:style-name="ce19">
            <text:p>PC</text:p>
          </table:table-cell>
          <table:table-cell office:value-type="float" office:value="0.13200000000000001" table:formula="of:=[.G21]*0.002" table:style-name="ce14">
            <text:p>0.132</text:p>
          </table:table-cell>
          <table:table-cell office:value-type="float" office:value="0.13300000000000001" table:formula="of:=[.I21]+0.001" table:style-name="ce14">
            <text:p>0.13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5030" table:style-name="ce19">
            <text:p>265030</text:p>
          </table:table-cell>
          <table:table-cell office:value-type="string" table:style-name="ce19">
            <text:p>BRAND NAME SC01</text:p>
          </table:table-cell>
          <table:table-cell office:value-type="string" table:style-name="ce16">
            <text:p>XO</text:p>
          </table:table-cell>
          <table:table-cell office:value-type="float" office:value="69" table:style-name="ce19">
            <text:p>69</text:p>
          </table:table-cell>
          <table:table-cell office:value-type="string" table:style-name="ce19">
            <text:p>PC</text:p>
          </table:table-cell>
          <table:table-cell office:value-type="float" office:value="0.13800000000000001" table:formula="of:=[.G22]*0.002" table:style-name="ce14">
            <text:p>0.138</text:p>
          </table:table-cell>
          <table:table-cell office:value-type="float" office:value="0.13900000000000001" table:formula="of:=[.I22]+0.001" table:style-name="ce14">
            <text:p>0.139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67641" table:style-name="ce19">
            <text:p>267641</text:p>
          </table:table-cell>
          <table:table-cell office:value-type="string" table:style-name="ce19">
            <text:p>BRAND NAME SC01</text:p>
          </table:table-cell>
          <table:table-cell office:value-type="string" table:style-name="ce16">
            <text:p>YO</text:p>
          </table:table-cell>
          <table:table-cell office:value-type="float" office:value="16" table:style-name="ce19">
            <text:p>16</text:p>
          </table:table-cell>
          <table:table-cell office:value-type="string" table:style-name="ce19">
            <text:p>PC</text:p>
          </table:table-cell>
          <table:table-cell office:value-type="float" office:value="3.2000000000000001E-2" table:formula="of:=[.G23]*0.002" table:style-name="ce14">
            <text:p>0.032</text:p>
          </table:table-cell>
          <table:table-cell office:value-type="float" office:value="3.3000000000000002E-2" table:formula="of:=[.I23]+0.001" table:style-name="ce14">
            <text:p>0.033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474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75" table:style-name="ro3">
          <table:table-cell table:number-columns-repeated="16384"/>
        </table:table-row>
      </table:table>
      <table:table table:name="178566" table:style-name="ta1">
        <table:table-column table:style-name="co1" table:default-cell-style-name="ce5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0" table:default-cell-style-name="ce5"/>
        <table:table-column table:style-name="co2" table:number-columns-repeated="3" table:default-cell-style-name="ce5"/>
        <table:table-column table:style-name="co5" table:number-columns-repeated="3" table:default-cell-style-name="ce5"/>
        <table:table-column table:style-name="co2" table:number-columns-repeated="1013" table:default-cell-style-name="ce5"/>
        <table:table-column table:style-name="co6" table:number-columns-repeated="15360" table:default-cell-style-name="ce1"/>
        <table:table-row table:style-name="ro1">
          <table:table-cell table:style-name="ce2">
            <draw:custom-shape svg:x="0.0689in" svg:y="0.0827in" svg:width="1.9484in" svg:height="1.1669in" draw:z-index="1" draw:id="id23" draw:style-name="a95" draw:name="Graphics 1">
              <svg:title/>
              <svg:desc/>
              <text:p text:style-name="a93" text:class-names="" text:cond-style-name=""><text:span text:style-name="a9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24" draw:style-name="a99" draw:name="Graphics 1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number-columns-spanned="11" table:number-rows-spanned="1" table:style-name="ce11">
            <text:p>PACKING LIST RETURN ACC SEWING</text:p>
          </table:table-cell>
          <table:covered-table-cell table:number-columns-repeated="10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3-01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float" office:value="22001375" table:number-columns-spanned="1" table:number-rows-spanned="20" table:style-name="ce13">
            <text:p>22001375</text:p>
          </table:table-cell>
          <table:table-cell office:value-type="string" table:number-columns-spanned="1" table:number-rows-spanned="20" table:style-name="ce20">
            <text:p>JCT <text:s/>SMO0050011901SU22</text:p>
          </table:table-cell>
          <table:table-cell office:value-type="float" office:value="178566" table:number-columns-spanned="1" table:number-rows-spanned="20" table:style-name="ce21">
            <text:p>178566</text:p>
          </table:table-cell>
          <table:table-cell table:number-columns-repeated="2" table:style-name="ce19"/>
          <table:table-cell table:style-name="ce16"/>
          <table:table-cell table:style-name="ce19"/>
          <table:table-cell table:number-columns-repeated="3" table:style-name="ce14"/>
          <table:table-cell office:value-type="string" table:number-columns-spanned="1" table:number-rows-spanned="20" table:style-name="ce13">
            <text:p>UP BU IKA GUDANG 32 BOX</text:p>
          </table:table-cell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table:number-columns-repeated="2" table:style-name="ce19"/>
          <table:table-cell table:style-name="ce16"/>
          <table:table-cell table:style-name="ce19"/>
          <table:table-cell table:number-columns-repeated="3" table:style-name="ce14"/>
          <table:covered-table-cell/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87745" table:style-name="ce19">
            <text:p>287745</text:p>
          </table:table-cell>
          <table:table-cell office:value-type="string" table:style-name="ce19">
            <text:p>POLY COIL ZIPPER, 5CIFORDA9#580,58CM</text:p>
          </table:table-cell>
          <table:table-cell office:value-type="string" table:style-name="ce16">
            <text:p>M</text:p>
          </table:table-cell>
          <table:table-cell office:value-type="float" office:value="1522" table:style-name="ce19">
            <text:p>1522</text:p>
          </table:table-cell>
          <table:table-cell office:value-type="string" table:style-name="ce14">
            <text:p>PC</text:p>
          </table:table-cell>
          <table:table-cell office:value-type="float" office:value="3.044" table:formula="of:=[.G8]*0.002" table:style-name="ce14">
            <text:p>3.044</text:p>
          </table:table-cell>
          <table:table-cell office:value-type="float" office:value="3.0449999999999999" table:formula="of:=[.I8]+0.001" table:style-name="ce14">
            <text:p>3.045</text:p>
          </table:table-cell>
          <table:covered-table-cell/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87746" table:style-name="ce19">
            <text:p>287746</text:p>
          </table:table-cell>
          <table:table-cell office:value-type="string" table:style-name="ce19">
            <text:p>POLY COIL ZIPPER, 5CIFORDA9#580,61CM</text:p>
          </table:table-cell>
          <table:table-cell office:value-type="string" table:style-name="ce16">
            <text:p>L</text:p>
          </table:table-cell>
          <table:table-cell office:value-type="float" office:value="3482" table:style-name="ce19">
            <text:p>3482</text:p>
          </table:table-cell>
          <table:table-cell office:value-type="string" table:style-name="ce14">
            <text:p>PC</text:p>
          </table:table-cell>
          <table:table-cell office:value-type="float" office:value="6.9640000000000004" table:formula="of:=[.G9]*0.002" table:style-name="ce14">
            <text:p>6.964</text:p>
          </table:table-cell>
          <table:table-cell office:value-type="float" office:value="6.9650000000000007" table:formula="of:=[.I9]+0.001" table:style-name="ce14">
            <text:p>6.965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7747" table:style-name="ce19">
            <text:p>287747</text:p>
          </table:table-cell>
          <table:table-cell office:value-type="string" table:style-name="ce19">
            <text:p>POLY COIL ZIPPER, 5CIFORDA9#580,64CM</text:p>
          </table:table-cell>
          <table:table-cell office:value-type="string" table:style-name="ce16">
            <text:p>LL</text:p>
          </table:table-cell>
          <table:table-cell office:value-type="float" office:value="1939" table:style-name="ce19">
            <text:p>1939</text:p>
          </table:table-cell>
          <table:table-cell office:value-type="string" table:style-name="ce14">
            <text:p>PC</text:p>
          </table:table-cell>
          <table:table-cell office:value-type="float" office:value="3.8780000000000001" table:formula="of:=[.G10]*0.002" table:style-name="ce14">
            <text:p>3.878</text:p>
          </table:table-cell>
          <table:table-cell office:value-type="float" office:value="3.879" table:formula="of:=[.I10]+0.001" table:style-name="ce14">
            <text:p>3.879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7748" table:style-name="ce19">
            <text:p>287748</text:p>
          </table:table-cell>
          <table:table-cell office:value-type="string" table:style-name="ce19">
            <text:p>POLY COIL ZIPPER, 5CIFORDA9#580,66CM</text:p>
          </table:table-cell>
          <table:table-cell office:value-type="string" table:style-name="ce16">
            <text:p>3L</text:p>
          </table:table-cell>
          <table:table-cell office:value-type="float" office:value="1751" table:style-name="ce19">
            <text:p>1751</text:p>
          </table:table-cell>
          <table:table-cell office:value-type="string" table:style-name="ce14">
            <text:p>PC</text:p>
          </table:table-cell>
          <table:table-cell office:value-type="float" office:value="3.5020000000000002" table:formula="of:=[.G11]*0.002" table:style-name="ce14">
            <text:p>3.502</text:p>
          </table:table-cell>
          <table:table-cell office:value-type="float" office:value="3.5030000000000001" table:formula="of:=[.I11]+0.001" table:style-name="ce14">
            <text:p>3.503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7757" table:style-name="ce19">
            <text:p>287757</text:p>
          </table:table-cell>
          <table:table-cell office:value-type="string" table:style-name="ce19">
            <text:p>REF-10X50 REFLECTIVE TAPE-CUT<text:s/><text:span text:style-name="T1">SILVER</text:span></text:p>
          </table:table-cell>
          <table:table-cell table:style-name="ce16"/>
          <table:table-cell office:value-type="float" office:value="7890" table:style-name="ce19">
            <text:p>7890</text:p>
          </table:table-cell>
          <table:table-cell office:value-type="string" table:style-name="ce14">
            <text:p>PC</text:p>
          </table:table-cell>
          <table:table-cell office:value-type="float" office:value="15.780000000000001" table:formula="of:=[.G12]*0.002" table:style-name="ce14">
            <text:p>15.78</text:p>
          </table:table-cell>
          <table:table-cell office:value-type="float" office:value="15.781000000000001" table:formula="of:=[.I12]+0.001" table:style-name="ce14">
            <text:p>15.781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7759" table:style-name="ce19">
            <text:p>287759</text:p>
          </table:table-cell>
          <table:table-cell office:value-type="string" table:style-name="ce19">
            <text:p>PIPING TAPE,65% POLY 35% CTN<text:s/><text:span text:style-name="T1">(600P6), #681, GREY</text:span></text:p>
          </table:table-cell>
          <table:table-cell table:style-name="ce16"/>
          <table:table-cell office:value-type="float" office:value="4088" table:style-name="ce19">
            <text:p>4088</text:p>
          </table:table-cell>
          <table:table-cell office:value-type="string" table:style-name="ce14">
            <text:p>Mtr</text:p>
          </table:table-cell>
          <table:table-cell office:value-type="float" office:value="8.1760000000000002" table:formula="of:=[.G13]*0.002" table:style-name="ce14">
            <text:p>8.176</text:p>
          </table:table-cell>
          <table:table-cell office:value-type="float" office:value="8.1769999999999996" table:formula="of:=[.I13]+0.001" table:style-name="ce14">
            <text:p>8.177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7761" table:style-name="ce19">
            <text:p>287761</text:p>
          </table:table-cell>
          <table:table-cell office:value-type="string" table:style-name="ce19">
            <text:p>STAY TAPE,100% COTTON STRAIGHT<text:s/><text:span text:style-name="T1">20MM, WHITE</text:span></text:p>
          </table:table-cell>
          <table:table-cell table:style-name="ce16"/>
          <table:table-cell office:value-type="float" office:value="9900" table:style-name="ce19">
            <text:p>9900</text:p>
          </table:table-cell>
          <table:table-cell office:value-type="string" table:style-name="ce14">
            <text:p>Mtr</text:p>
          </table:table-cell>
          <table:table-cell office:value-type="float" office:value="19.8" table:formula="of:=[.G14]*0.002" table:style-name="ce14">
            <text:p>19.8</text:p>
          </table:table-cell>
          <table:table-cell office:value-type="float" office:value="19.801000000000002" table:formula="of:=[.I14]+0.001" table:style-name="ce14">
            <text:p>19.801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7762" table:style-name="ce19">
            <text:p>287762</text:p>
          </table:table-cell>
          <table:table-cell office:value-type="string" table:style-name="ce19">
            <text:p>LABEL, NYLON PRINTED LABEL<text:s/><text:span text:style-name="T1">4.5 X 6 CM (T-7560)</text:span></text:p>
          </table:table-cell>
          <table:table-cell table:style-name="ce16"/>
          <table:table-cell office:value-type="float" office:value="7900" table:style-name="ce19">
            <text:p>7900</text:p>
          </table:table-cell>
          <table:table-cell office:value-type="string" table:style-name="ce14">
            <text:p>PC</text:p>
          </table:table-cell>
          <table:table-cell office:value-type="float" office:value="15.8" table:formula="of:=[.G15]*0.002" table:style-name="ce14">
            <text:p>15.8</text:p>
          </table:table-cell>
          <table:table-cell office:value-type="float" office:value="15.801" table:formula="of:=[.I15]+0.001" table:style-name="ce14">
            <text:p>15.801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7763" table:style-name="ce19">
            <text:p>287763</text:p>
          </table:table-cell>
          <table:table-cell office:value-type="string" table:style-name="ce19">
            <text:p>LABEL, NYLON PRINTED LABEL<text:s/><text:span text:style-name="T1">3 X 5 CM (T-7560)</text:span></text:p>
          </table:table-cell>
          <table:table-cell table:style-name="ce16"/>
          <table:table-cell office:value-type="float" office:value="7900" table:style-name="ce19">
            <text:p>7900</text:p>
          </table:table-cell>
          <table:table-cell office:value-type="string" table:style-name="ce14">
            <text:p>PC</text:p>
          </table:table-cell>
          <table:table-cell office:value-type="float" office:value="15.8" table:formula="of:=[.G16]*0.002" table:style-name="ce14">
            <text:p>15.8</text:p>
          </table:table-cell>
          <table:table-cell office:value-type="float" office:value="15.801" table:formula="of:=[.I16]+0.001" table:style-name="ce14">
            <text:p>15.801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7764" table:style-name="ce19">
            <text:p>287764</text:p>
          </table:table-cell>
          <table:table-cell office:value-type="string" table:style-name="ce19">
            <text:p>LABEL, POLYESTER WOVEN LABEL<text:s/><text:span text:style-name="T1">(TB UNIFASHION)</text:span></text:p>
          </table:table-cell>
          <table:table-cell table:style-name="ce16"/>
          <table:table-cell office:value-type="float" office:value="7900" table:style-name="ce19">
            <text:p>7900</text:p>
          </table:table-cell>
          <table:table-cell office:value-type="string" table:style-name="ce14">
            <text:p>PC</text:p>
          </table:table-cell>
          <table:table-cell office:value-type="float" office:value="15.8" table:formula="of:=[.G17]*0.002" table:style-name="ce14">
            <text:p>15.8</text:p>
          </table:table-cell>
          <table:table-cell office:value-type="float" office:value="15.801" table:formula="of:=[.I17]+0.001" table:style-name="ce14">
            <text:p>15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765" table:style-name="ce19">
            <text:p>287765</text:p>
          </table:table-cell>
          <table:table-cell office:value-type="string" table:style-name="ce19">
            <text:p>LABEL, POLYESTER WOVEN LABEL<text:s/><text:span text:style-name="T1">10MM X 37MM (SF100)</text:span></text:p>
          </table:table-cell>
          <table:table-cell table:style-name="ce16"/>
          <table:table-cell office:value-type="float" office:value="7900" table:style-name="ce19">
            <text:p>7900</text:p>
          </table:table-cell>
          <table:table-cell office:value-type="string" table:style-name="ce14">
            <text:p>PC</text:p>
          </table:table-cell>
          <table:table-cell office:value-type="float" office:value="15.8" table:formula="of:=[.G18]*0.002" table:style-name="ce14">
            <text:p>15.8</text:p>
          </table:table-cell>
          <table:table-cell office:value-type="float" office:value="15.801" table:formula="of:=[.I18]+0.001" table:style-name="ce14">
            <text:p>15.8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751" table:style-name="ce19">
            <text:p>287751</text:p>
          </table:table-cell>
          <table:table-cell office:value-type="string" table:style-name="ce19">
            <text:p>POLY COIL ZIPPER CFC-36 DA9LH<text:s/><text:span text:style-name="T1">EQ P12 TB-IPOM,NC-F06,15CM,580</text:span></text:p>
          </table:table-cell>
          <table:table-cell table:style-name="ce16"/>
          <table:table-cell office:value-type="float" office:value="15836" table:style-name="ce19">
            <text:p>15836</text:p>
          </table:table-cell>
          <table:table-cell office:value-type="string" table:style-name="ce14">
            <text:p>PC</text:p>
          </table:table-cell>
          <table:table-cell office:value-type="float" office:value="31.672000000000001" table:formula="of:=[.G19]*0.002" table:style-name="ce14">
            <text:p>31.672</text:p>
          </table:table-cell>
          <table:table-cell office:value-type="float" office:value="31.673000000000002" table:formula="of:=[.I19]+0.001" table:style-name="ce14">
            <text:p>31.673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752" table:style-name="ce19">
            <text:p>287752</text:p>
          </table:table-cell>
          <table:table-cell office:value-type="string" table:style-name="ce19">
            <text:p>A22381,20MM x 60MM CUT<text:s/><text:span text:style-name="T1">#0133 RED</text:span></text:p>
          </table:table-cell>
          <table:table-cell table:style-name="ce16"/>
          <table:table-cell office:value-type="float" office:value="15800" table:style-name="ce19">
            <text:p>15800</text:p>
          </table:table-cell>
          <table:table-cell office:value-type="string" table:style-name="ce14">
            <text:p>PC</text:p>
          </table:table-cell>
          <table:table-cell office:value-type="float" office:value="31.6" table:formula="of:=[.G20]*0.002" table:style-name="ce14">
            <text:p>31.6</text:p>
          </table:table-cell>
          <table:table-cell office:value-type="float" office:value="31.601000000000003" table:formula="of:=[.I20]+0.001" table:style-name="ce14">
            <text:p>31.6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7753" table:style-name="ce19">
            <text:p>287753</text:p>
          </table:table-cell>
          <table:table-cell office:value-type="string" table:style-name="ce19">
            <text:p>N28481,20MM x 60MM CUT<text:s/><text:span text:style-name="T1">#0133 RED</text:span></text:p>
          </table:table-cell>
          <table:table-cell table:style-name="ce16"/>
          <table:table-cell office:value-type="float" office:value="15800" table:style-name="ce19">
            <text:p>15800</text:p>
          </table:table-cell>
          <table:table-cell office:value-type="string" table:style-name="ce14">
            <text:p>PC</text:p>
          </table:table-cell>
          <table:table-cell office:value-type="float" office:value="31.6" table:formula="of:=[.G21]*0.002" table:style-name="ce14">
            <text:p>31.6</text:p>
          </table:table-cell>
          <table:table-cell office:value-type="float" office:value="31.601000000000003" table:formula="of:=[.I21]+0.001" table:style-name="ce14">
            <text:p>31.60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79972" table:style-name="ce19">
            <text:p>279972</text:p>
          </table:table-cell>
          <table:table-cell office:value-type="string" table:style-name="ce19">
            <text:p>3001, 40/2</text:p>
          </table:table-cell>
          <table:table-cell table:style-name="ce16"/>
          <table:table-cell office:value-type="float" office:value="2" table:style-name="ce16">
            <text:p>2</text:p>
          </table:table-cell>
          <table:table-cell office:value-type="string" table:style-name="ce14">
            <text:p>CO</text:p>
          </table:table-cell>
          <table:table-cell office:value-type="float" office:value="4.0000000000000001E-3" table:formula="of:=[.G22]*0.002" table:style-name="ce14">
            <text:p>0.004</text:p>
          </table:table-cell>
          <table:table-cell office:value-type="float" office:value="5.0000000000000001E-3" table:formula="of:=[.I22]+0.001" table:style-name="ce14">
            <text:p>0.00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8007" table:style-name="ce19">
            <text:p>288007</text:p>
          </table:table-cell>
          <table:table-cell office:value-type="string" table:style-name="ce19">
            <text:p>01-1000R OPT.B, 40/2</text:p>
          </table:table-cell>
          <table:table-cell table:style-name="ce16"/>
          <table:table-cell office:value-type="float" office:value="2" table:style-name="ce16">
            <text:p>2</text:p>
          </table:table-cell>
          <table:table-cell office:value-type="string" table:style-name="ce14">
            <text:p>CO</text:p>
          </table:table-cell>
          <table:table-cell office:value-type="float" office:value="4.0000000000000001E-3" table:formula="of:=[.G23]*0.002" table:style-name="ce14">
            <text:p>0.004</text:p>
          </table:table-cell>
          <table:table-cell office:value-type="float" office:value="5.0000000000000001E-3" table:formula="of:=[.I23]+0.001" table:style-name="ce14">
            <text:p>0.005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8008" table:style-name="ce19">
            <text:p>288008</text:p>
          </table:table-cell>
          <table:table-cell office:value-type="string" table:style-name="ce19">
            <text:p>04-1056R OPT.A , 40/2</text:p>
          </table:table-cell>
          <table:table-cell table:style-name="ce16"/>
          <table:table-cell office:value-type="float" office:value="20" table:style-name="ce16">
            <text:p>20</text:p>
          </table:table-cell>
          <table:table-cell office:value-type="string" table:style-name="ce14">
            <text:p>CO</text:p>
          </table:table-cell>
          <table:table-cell office:value-type="float" office:value="0.04" table:formula="of:=[.G24]*0.002" table:style-name="ce14">
            <text:p>0.04</text:p>
          </table:table-cell>
          <table:table-cell office:value-type="float" office:value="4.1000000000000002E-2" table:formula="of:=[.I24]+0.001" table:style-name="ce14">
            <text:p>0.041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/>
          <table:table-cell office:value-type="float" office:value="288369" table:style-name="ce19">
            <text:p>288369</text:p>
          </table:table-cell>
          <table:table-cell office:value-type="string" table:style-name="ce19">
            <text:p>3940, 40/2</text:p>
          </table:table-cell>
          <table:table-cell table:style-name="ce16"/>
          <table:table-cell office:value-type="float" office:value="252" table:style-name="ce16">
            <text:p>252</text:p>
          </table:table-cell>
          <table:table-cell office:value-type="string" table:style-name="ce14">
            <text:p>CO</text:p>
          </table:table-cell>
          <table:table-cell office:value-type="float" office:value="0.504" table:formula="of:=[.G25]*0.002" table:style-name="ce14">
            <text:p>0.504</text:p>
          </table:table-cell>
          <table:table-cell office:value-type="float" office:value="0.505" table:formula="of:=[.I25]+0.001" table:style-name="ce14">
            <text:p>0.505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11" table:style-name="ce10"/>
          <table:table-cell table:number-columns-repeated="16373"/>
        </table:table-row>
        <table:table-row table:number-rows-repeated="1048460"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87" table:style-name="ro3">
          <table:table-cell table:number-columns-repeated="16384"/>
        </table:table-row>
      </table:table>
      <table:table table:name="Sheet1" table:style-name="ta2">
        <table:table-column table:style-name="co12" table:default-cell-style-name="ce1"/>
        <table:table-column table:style-name="co6" table:number-columns-repeated="3" table:default-cell-style-name="ce1"/>
        <table:table-column table:style-name="co13" table:default-cell-style-name="ce1"/>
        <table:table-column table:style-name="co6" table:number-columns-repeated="16379" table:default-cell-style-name="ce1"/>
        <table:table-row table:style-name="ro1">
          <table:table-cell table:style-name="ce2">
            <draw:custom-shape svg:x="0.0689in" svg:y="0.0827in" svg:width="1.9484in" svg:height="1.1669in" draw:z-index="1" draw:id="id25" draw:style-name="a103" draw:name="Graphics 1">
              <svg:title/>
              <svg:desc/>
              <text:p text:style-name="a101" text:class-names="" text:cond-style-name=""><text:span text:style-name="a10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26" draw:style-name="a107" draw:name="Graphics 1">
              <svg:title/>
              <svg:desc/>
              <text:p text:style-name="a105" text:class-names="" text:cond-style-name=""><text:span text:style-name="a10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style-name="ce5"/>
          <table:table-cell table:number-columns-repeated="16372"/>
        </table:table-row>
        <table:table-row table:style-name="ro1">
          <table:table-cell office:value-type="string" table:number-columns-spanned="11" table:number-rows-spanned="1" table:style-name="ce11">
            <text:p>PACKING LIST RETURN ACC SEWING</text:p>
          </table:table-cell>
          <table:covered-table-cell table:number-columns-repeated="10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3-02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1">
          <table:table-cell office:value-type="string" table:style-name="ce24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float" office:value="22001375" table:number-columns-spanned="1" table:number-rows-spanned="3" table:style-name="ce27">
            <text:p>22001375</text:p>
          </table:table-cell>
          <table:table-cell office:value-type="string" table:number-columns-spanned="1" table:number-rows-spanned="3" table:style-name="ce28">
            <text:p>JCT <text:s/>SMO0050011901SU22</text:p>
          </table:table-cell>
          <table:table-cell office:value-type="float" office:value="178566" table:number-columns-spanned="1" table:number-rows-spanned="3" table:style-name="ce27">
            <text:p>178566</text:p>
          </table:table-cell>
          <table:table-cell office:value-type="float" office:value="287745" table:style-name="ce19">
            <text:p>287745</text:p>
          </table:table-cell>
          <table:table-cell office:value-type="string" table:style-name="ce19">
            <text:p>POLY COIL ZIPPER, 5CIFORDA9#580,58CM</text:p>
          </table:table-cell>
          <table:table-cell office:value-type="string" table:style-name="ce16">
            <text:p>M</text:p>
          </table:table-cell>
          <table:table-cell office:value-type="float" office:value="1000" table:style-name="ce19">
            <text:p>1000</text:p>
          </table:table-cell>
          <table:table-cell office:value-type="string" table:style-name="ce14">
            <text:p>PC</text:p>
          </table:table-cell>
          <table:table-cell office:value-type="float" office:value="2" table:formula="of:=[.G6]*0.002" table:style-name="ce14">
            <text:p>2</text:p>
          </table:table-cell>
          <table:table-cell office:value-type="float" office:value="2.0009999999999999" table:formula="of:=[.I6]+0.001" table:style-name="ce14">
            <text:p>2.001</text:p>
          </table:table-cell>
          <table:table-cell office:value-type="string" table:number-columns-spanned="1" table:number-rows-spanned="3" table:style-name="ce28">
            <text:p>6 BOX UPBU IKA GUDANG CLN</text:p>
          </table:table-cell>
          <table:table-cell table:style-name="ce5"/>
          <table:table-cell table:number-columns-repeated="16372"/>
        </table:table-row>
        <table:table-row table:style-name="ro1">
          <table:covered-table-cell/>
          <table:covered-table-cell/>
          <table:covered-table-cell/>
          <table:table-cell office:value-type="float" office:value="287765" table:style-name="ce19">
            <text:p>287765</text:p>
          </table:table-cell>
          <table:table-cell office:value-type="string" table:style-name="ce19">
            <text:p>LABEL, POLYESTER WOVEN LABEL 10MM X 37MM (SF100)</text:p>
          </table:table-cell>
          <table:table-cell office:value-type="string" table:style-name="ce16">
            <text:p>M</text:p>
          </table:table-cell>
          <table:table-cell office:value-type="float" office:value="1000" table:style-name="ce19">
            <text:p>1000</text:p>
          </table:table-cell>
          <table:table-cell office:value-type="string" table:style-name="ce14">
            <text:p>PC</text:p>
          </table:table-cell>
          <table:table-cell office:value-type="float" office:value="2" table:formula="of:=[.G7]*0.002" table:style-name="ce14">
            <text:p>2</text:p>
          </table:table-cell>
          <table:table-cell office:value-type="float" office:value="2.0009999999999999" table:formula="of:=[.I7]+0.001" table:style-name="ce14">
            <text:p>2.001</text:p>
          </table:table-cell>
          <table:covered-table-cell/>
          <table:table-cell table:style-name="ce5"/>
          <table:table-cell table:number-columns-repeated="16372"/>
        </table:table-row>
        <table:table-row table:style-name="ro1">
          <table:covered-table-cell/>
          <table:covered-table-cell/>
          <table:covered-table-cell/>
          <table:table-cell office:value-type="float" office:value="287758" table:style-name="ce19">
            <text:p>287758</text:p>
          </table:table-cell>
          <table:table-cell office:value-type="string" table:style-name="ce19">
            <text:p>REFRECTIVE PIPING-TAPE M4320PF5X5-POLY &amp; CTN,SILVER</text:p>
          </table:table-cell>
          <table:table-cell table:style-name="ce16"/>
          <table:table-cell office:value-type="float" office:value="9630" table:style-name="ce19">
            <text:p>9630</text:p>
          </table:table-cell>
          <table:table-cell office:value-type="string" table:style-name="ce14">
            <text:p>MT</text:p>
          </table:table-cell>
          <table:table-cell office:value-type="float" office:value="19.260000000000002" table:formula="of:=[.G8]*0.002" table:style-name="ce14">
            <text:p>19.26</text:p>
          </table:table-cell>
          <table:table-cell office:value-type="float" office:value="19.261000000000003" table:formula="of:=[.I8]+0.001" table:style-name="ce14">
            <text:p>19.261</text:p>
          </table:table-cell>
          <table:covered-table-cell/>
          <table:table-cell table:style-name="ce5"/>
          <table:table-cell table:number-columns-repeated="16372"/>
        </table:table-row>
        <table:table-row table:number-rows-repeated="1048568" table:style-name="ro4">
          <table:table-cell table:number-columns-repeated="16384"/>
        </table:table-row>
      </table:table>
      <table:table table:name="177547" table:style-name="ta2">
        <table:table-column table:style-name="co6" table:number-columns-repeated="4" table:default-cell-style-name="ce1"/>
        <table:table-column table:style-name="co14" table:default-cell-style-name="ce1"/>
        <table:table-column table:style-name="co6" table:number-columns-repeated="16379" table:default-cell-style-name="ce1"/>
        <table:table-row table:style-name="ro1">
          <table:table-cell table:style-name="ce2">
            <draw:custom-shape svg:x="0.0689in" svg:y="0.0827in" svg:width="1.9484in" svg:height="1.1669in" draw:z-index="1" draw:id="id27" draw:style-name="a111" draw:name="Graphics 1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28" draw:style-name="a115" draw:name="Graphics 1">
              <svg:title/>
              <svg:desc/>
              <text:p text:style-name="a113" text:class-names="" text:cond-style-name=""><text:span text:style-name="a11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number-columns-spanned="11" table:number-rows-spanned="1" table:style-name="ce11">
            <text:p>PACKING LIST RETURN ACC SEWING</text:p>
          </table:table-cell>
          <table:covered-table-cell table:number-columns-repeated="10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6-02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float" office:value="22001264" table:number-columns-spanned="1" table:number-rows-spanned="10" table:style-name="ce13">
            <text:p>22001264</text:p>
          </table:table-cell>
          <table:table-cell office:value-type="string" table:number-columns-spanned="1" table:number-rows-spanned="10" table:style-name="ce20">
            <text:p>261-92</text:p>
          </table:table-cell>
          <table:table-cell office:value-type="float" office:value="177547" table:number-columns-spanned="1" table:number-rows-spanned="10" table:style-name="ce21">
            <text:p>177547</text:p>
          </table:table-cell>
          <table:table-cell office:value-type="float" office:value="238724" table:style-name="ce16">
            <text:p>238724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M</text:p>
          </table:table-cell>
          <table:table-cell office:value-type="float" office:value="510" table:style-name="ce14">
            <text:p>510</text:p>
          </table:table-cell>
          <table:table-cell office:value-type="string" table:style-name="ce14">
            <text:p>PC</text:p>
          </table:table-cell>
          <table:table-cell office:value-type="float" office:value="1.02" table:formula="of:=[.G6]*0.002" table:style-name="ce14">
            <text:p>1.02</text:p>
          </table:table-cell>
          <table:table-cell office:value-type="float" office:value="1.0209999999999999" table:formula="of:=[.I6]+0.001" table:style-name="ce14">
            <text:p>1.021</text:p>
          </table:table-cell>
          <table:table-cell office:value-type="string" table:number-columns-spanned="1" table:number-rows-spanned="10" table:style-name="ce13">
            <text:p>UP BU IKA GUDANG 1 BOX</text:p>
          </table:table-cell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38725" table:style-name="ce16">
            <text:p>238725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</text:p>
          </table:table-cell>
          <table:table-cell office:value-type="float" office:value="765" table:style-name="ce14">
            <text:p>765</text:p>
          </table:table-cell>
          <table:table-cell office:value-type="string" table:style-name="ce14">
            <text:p>PC</text:p>
          </table:table-cell>
          <table:table-cell office:value-type="float" office:value="1.53" table:formula="of:=[.G7]*0.002" table:style-name="ce14">
            <text:p>1.53</text:p>
          </table:table-cell>
          <table:table-cell office:value-type="float" office:value="1.5309999999999999" table:formula="of:=[.I7]+0.001" table:style-name="ce14">
            <text:p>1.531</text:p>
          </table:table-cell>
          <table:covered-table-cell/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38726" table:style-name="ce16">
            <text:p>238726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LL</text:p>
          </table:table-cell>
          <table:table-cell office:value-type="float" office:value="255" table:style-name="ce14">
            <text:p>255</text:p>
          </table:table-cell>
          <table:table-cell office:value-type="string" table:style-name="ce14">
            <text:p>PC</text:p>
          </table:table-cell>
          <table:table-cell office:value-type="float" office:value="0.51" table:formula="of:=[.G8]*0.002" table:style-name="ce14">
            <text:p>0.51</text:p>
          </table:table-cell>
          <table:table-cell office:value-type="float" office:value="0.51100000000000001" table:formula="of:=[.I8]+0.001" table:style-name="ce14">
            <text:p>0.511</text:p>
          </table:table-cell>
          <table:covered-table-cell/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38727" table:style-name="ce16">
            <text:p>238727</text:p>
          </table:table-cell>
          <table:table-cell office:value-type="string" table:style-name="ce16">
            <text:p>MAIN &amp; SIZE LABEL POLY WOVEN KAZEN GREEN</text:p>
          </table:table-cell>
          <table:table-cell office:value-type="string" table:style-name="ce14">
            <text:p>3L</text:p>
          </table:table-cell>
          <table:table-cell office:value-type="float" office:value="102" table:style-name="ce14">
            <text:p>102</text:p>
          </table:table-cell>
          <table:table-cell office:value-type="string" table:style-name="ce14">
            <text:p>PC</text:p>
          </table:table-cell>
          <table:table-cell office:value-type="float" office:value="0.20400000000000001" table:formula="of:=[.G9]*0.002" table:style-name="ce14">
            <text:p>0.204</text:p>
          </table:table-cell>
          <table:table-cell office:value-type="float" office:value="0.20500000000000002" table:formula="of:=[.I9]+0.001" table:style-name="ce14">
            <text:p>0.205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35954" table:style-name="ce16">
            <text:p>235954</text:p>
          </table:table-cell>
          <table:table-cell office:value-type="string" table:style-name="ce16">
            <text:p>POLY CARE LABEL</text:p>
          </table:table-cell>
          <table:table-cell table:style-name="ce16"/>
          <table:table-cell office:value-type="float" office:value="1632" table:style-name="ce14">
            <text:p>1632</text:p>
          </table:table-cell>
          <table:table-cell office:value-type="string" table:style-name="ce14">
            <text:p>PC</text:p>
          </table:table-cell>
          <table:table-cell office:value-type="float" office:value="3.2640000000000002" table:formula="of:=[.G10]*0.002" table:style-name="ce14">
            <text:p>3.264</text:p>
          </table:table-cell>
          <table:table-cell office:value-type="float" office:value="3.2650000000000001" table:formula="of:=[.I10]+0.001" table:style-name="ce14">
            <text:p>3.265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38729" table:style-name="ce16">
            <text:p>238729</text:p>
          </table:table-cell>
          <table:table-cell office:value-type="string" table:style-name="ce16">
            <text:p>BUTTON, 21MM 34L/4H COL. WHITE</text:p>
          </table:table-cell>
          <table:table-cell table:style-name="ce16"/>
          <table:table-cell office:value-type="float" office:value="9792" table:style-name="ce14">
            <text:p>9792</text:p>
          </table:table-cell>
          <table:table-cell office:value-type="string" table:style-name="ce14">
            <text:p>PC</text:p>
          </table:table-cell>
          <table:table-cell office:value-type="float" office:value="19.584" table:formula="of:=[.G11]*0.002" table:style-name="ce14">
            <text:p>19.584</text:p>
          </table:table-cell>
          <table:table-cell office:value-type="float" office:value="19.585000000000001" table:formula="of:=[.I11]+0.001" table:style-name="ce14">
            <text:p>19.585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1049" table:style-name="ce16">
            <text:p>281049</text:p>
          </table:table-cell>
          <table:table-cell office:value-type="string" table:style-name="ce16">
            <text:p>GGI 404-A, 60/2</text:p>
          </table:table-cell>
          <table:table-cell table:style-name="ce16"/>
          <table:table-cell office:value-type="float" office:value="15" table:style-name="ce14">
            <text:p>15</text:p>
          </table:table-cell>
          <table:table-cell office:value-type="string" table:style-name="ce14">
            <text:p>Cns</text:p>
          </table:table-cell>
          <table:table-cell office:value-type="float" office:value="0.03" table:formula="of:=[.G12]*0.002" table:style-name="ce14">
            <text:p>0.03</text:p>
          </table:table-cell>
          <table:table-cell office:value-type="float" office:value="3.1E-2" table:formula="of:=[.I12]+0.001" table:style-name="ce14">
            <text:p>0.031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1050" table:style-name="ce16">
            <text:p>281050</text:p>
          </table:table-cell>
          <table:table-cell office:value-type="string" table:style-name="ce16">
            <text:p>GGI 404-A, 60/3</text:p>
          </table:table-cell>
          <table:table-cell table:style-name="ce16"/>
          <table:table-cell office:value-type="float" office:value="19" table:style-name="ce14">
            <text:p>19</text:p>
          </table:table-cell>
          <table:table-cell office:value-type="string" table:style-name="ce14">
            <text:p>Cns</text:p>
          </table:table-cell>
          <table:table-cell office:value-type="float" office:value="3.7999999999999999E-2" table:formula="of:=[.G13]*0.002" table:style-name="ce14">
            <text:p>0.038</text:p>
          </table:table-cell>
          <table:table-cell office:value-type="float" office:value="3.9E-2" table:formula="of:=[.I13]+0.001" table:style-name="ce14">
            <text:p>0.039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159665" table:style-name="ce16">
            <text:p>159665</text:p>
          </table:table-cell>
          <table:table-cell office:value-type="string" table:style-name="ce16">
            <text:p>999 WHITE, 50/3</text:p>
          </table:table-cell>
          <table:table-cell table:style-name="ce16"/>
          <table:table-cell office:value-type="float" office:value="5" table:style-name="ce14">
            <text:p>5</text:p>
          </table:table-cell>
          <table:table-cell office:value-type="string" table:style-name="ce14">
            <text:p>Cns</text:p>
          </table:table-cell>
          <table:table-cell office:value-type="float" office:value="0.01" table:formula="of:=[.G14]*0.002" table:style-name="ce14">
            <text:p>0.01</text:p>
          </table:table-cell>
          <table:table-cell office:value-type="float" office:value="1.0999999999999999E-2" table:formula="of:=[.I14]+0.001" table:style-name="ce14">
            <text:p>0.011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1051" table:style-name="ce16">
            <text:p>281051</text:p>
          </table:table-cell>
          <table:table-cell office:value-type="string" table:style-name="ce16">
            <text:p>GGI 404-A, 50/3</text:p>
          </table:table-cell>
          <table:table-cell table:style-name="ce10"/>
          <table:table-cell office:value-type="float" office:value="16" table:style-name="ce14">
            <text:p>16</text:p>
          </table:table-cell>
          <table:table-cell office:value-type="string" table:style-name="ce14">
            <text:p>Cns</text:p>
          </table:table-cell>
          <table:table-cell office:value-type="float" office:value="3.2000000000000001E-2" table:formula="of:=[.G15]*0.002" table:style-name="ce14">
            <text:p>0.032</text:p>
          </table:table-cell>
          <table:table-cell office:value-type="float" office:value="3.3000000000000002E-2" table:formula="of:=[.I15]+0.001" table:style-name="ce14">
            <text:p>0.033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number-rows-repeated="1048561" table:style-name="ro4">
          <table:table-cell table:number-columns-repeated="16384"/>
        </table:table-row>
      </table:table>
      <table:table table:name="177879" table:style-name="ta2">
        <table:table-column table:style-name="co6" table:number-columns-repeated="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6" table:default-cell-style-name="ce33"/>
        <table:table-column table:style-name="co6" table:number-columns-repeated="16376" table:default-cell-style-name="ce1"/>
        <table:table-row table:style-name="ro1">
          <table:table-cell table:style-name="ce2">
            <draw:custom-shape svg:x="0.0689in" svg:y="0.0827in" svg:width="1.9484in" svg:height="1.1669in" draw:z-index="1" draw:id="id29" draw:style-name="a119" draw:name="Graphics 1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30" draw:style-name="a123" draw:name="Graphics 1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style-name="ce5"/>
          <table:table-cell table:number-columns-repeated="16372"/>
        </table:table-row>
        <table:table-row table:style-name="ro1">
          <table:table-cell office:value-type="string" table:number-columns-spanned="11" table:number-rows-spanned="1" table:style-name="ce11">
            <text:p>PACKING LIST RETURN ACC SEWING</text:p>
          </table:table-cell>
          <table:covered-table-cell table:number-columns-repeated="10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9-03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1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/>
        </table:table-row>
        <table:table-row table:style-name="ro6">
          <table:table-cell office:value-type="float" office:value="22001399" table:number-columns-spanned="1" table:number-rows-spanned="15" table:style-name="ce27">
            <text:p>22001399</text:p>
          </table:table-cell>
          <table:table-cell office:value-type="string" table:number-columns-spanned="1" table:number-rows-spanned="15" table:style-name="ce28">
            <text:p>LONG SLEEVE</text:p>
          </table:table-cell>
          <table:table-cell office:value-type="float" office:value="177879" table:number-columns-spanned="1" table:number-rows-spanned="15" table:style-name="ce27">
            <text:p>177879</text:p>
          </table:table-cell>
          <table:table-cell office:value-type="float" office:value="285464" table:style-name="ce29">
            <text:p>285464</text:p>
          </table:table-cell>
          <table:table-cell office:value-type="string" table:style-name="ce30">
            <text:p>V134 NX, UREA BUTTON</text:p>
          </table:table-cell>
          <table:table-cell table:style-name="ce31"/>
          <table:table-cell office:value-type="float" office:value="4508" table:style-name="ce30">
            <text:p>4508</text:p>
          </table:table-cell>
          <table:table-cell office:value-type="string" table:style-name="ce30">
            <text:p>PC</text:p>
          </table:table-cell>
          <table:table-cell office:value-type="float" office:value="0.90160000000000007" table:formula="of:=[.G6]*0.0002" table:style-name="ce30">
            <text:p>0.9016</text:p>
          </table:table-cell>
          <table:table-cell office:value-type="float" office:value="0.90170000000000006" table:formula="of:=[.I6]+0.0001" table:style-name="ce30">
            <text:p>0.9017</text:p>
          </table:table-cell>
          <table:table-cell office:value-type="string" table:number-columns-spanned="1" table:number-rows-spanned="15" table:style-name="ce27">
            <text:p>3 BOX</text:p>
          </table:table-cell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26" table:style-name="ce32">
            <text:p>285526</text:p>
          </table:table-cell>
          <table:table-cell office:value-type="string" table:style-name="ce30">
            <text:p>ZIPPER JACUT NYLON FASTNR TAPE</text:p>
          </table:table-cell>
          <table:table-cell table:style-name="ce31"/>
          <table:table-cell office:value-type="float" office:value="3878" table:style-name="ce30">
            <text:p>3878</text:p>
          </table:table-cell>
          <table:table-cell office:value-type="string" table:style-name="ce30">
            <text:p>MT</text:p>
          </table:table-cell>
          <table:table-cell office:value-type="float" office:value="0.77560000000000007" table:formula="of:=[.G7]*0.0002" table:style-name="ce30">
            <text:p>0.7756</text:p>
          </table:table-cell>
          <table:table-cell office:value-type="float" office:value="0.77570000000000006" table:formula="of:=[.I7]+0.0001" table:style-name="ce30">
            <text:p>0.7757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29" table:style-name="ce32">
            <text:p>285529</text:p>
          </table:table-cell>
          <table:table-cell office:value-type="string" table:style-name="ce30">
            <text:p>PLASTIC DOTTING BUTTON-SOCKET</text:p>
          </table:table-cell>
          <table:table-cell table:style-name="ce31"/>
          <table:table-cell office:value-type="float" office:value="1257" table:style-name="ce30">
            <text:p>1257</text:p>
          </table:table-cell>
          <table:table-cell office:value-type="string" table:style-name="ce30">
            <text:p>PC</text:p>
          </table:table-cell>
          <table:table-cell office:value-type="float" office:value="0.25140000000000001" table:formula="of:=[.G8]*0.0002" table:style-name="ce30">
            <text:p>0.2514</text:p>
          </table:table-cell>
          <table:table-cell office:value-type="float" office:value="0.2515" table:formula="of:=[.I8]+0.0001" table:style-name="ce30">
            <text:p>0.2515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30" table:style-name="ce32">
            <text:p>285530</text:p>
          </table:table-cell>
          <table:table-cell office:value-type="string" table:style-name="ce30">
            <text:p>PLASTIC DOTTING BUTTON-SOCKET</text:p>
          </table:table-cell>
          <table:table-cell table:style-name="ce31"/>
          <table:table-cell office:value-type="float" office:value="1704" table:style-name="ce30">
            <text:p>1704</text:p>
          </table:table-cell>
          <table:table-cell office:value-type="string" table:style-name="ce30">
            <text:p>PC</text:p>
          </table:table-cell>
          <table:table-cell office:value-type="float" office:value="0.34079999999999999" table:formula="of:=[.G9]*0.0002" table:style-name="ce30">
            <text:p>0.3408</text:p>
          </table:table-cell>
          <table:table-cell office:value-type="float" office:value="0.34089999999999998" table:formula="of:=[.I9]+0.0001" table:style-name="ce30">
            <text:p>0.3409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31" table:style-name="ce32">
            <text:p>285531</text:p>
          </table:table-cell>
          <table:table-cell office:value-type="string" table:style-name="ce30">
            <text:p>LABEL NAME</text:p>
          </table:table-cell>
          <table:table-cell table:style-name="ce31"/>
          <table:table-cell office:value-type="float" office:value="1454" table:style-name="ce30">
            <text:p>1454</text:p>
          </table:table-cell>
          <table:table-cell office:value-type="string" table:style-name="ce30">
            <text:p>PC</text:p>
          </table:table-cell>
          <table:table-cell office:value-type="float" office:value="0.2908" table:formula="of:=[.G10]*0.0002" table:style-name="ce30">
            <text:p>0.2908</text:p>
          </table:table-cell>
          <table:table-cell office:value-type="float" office:value="0.29089999999999999" table:formula="of:=[.I10]+0.0001" table:style-name="ce30">
            <text:p>0.2909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33" table:style-name="ce32">
            <text:p>285533</text:p>
          </table:table-cell>
          <table:table-cell office:value-type="string" table:style-name="ce30">
            <text:p>HEAT TRANSFER SHEET22MM X155MM</text:p>
          </table:table-cell>
          <table:table-cell table:style-name="ce31"/>
          <table:table-cell office:value-type="float" office:value="1441" table:style-name="ce30">
            <text:p>1441</text:p>
          </table:table-cell>
          <table:table-cell office:value-type="string" table:style-name="ce30">
            <text:p>PC</text:p>
          </table:table-cell>
          <table:table-cell office:value-type="float" office:value="0.28820000000000001" table:formula="of:=[.G11]*0.0002" table:style-name="ce30">
            <text:p>0.2882</text:p>
          </table:table-cell>
          <table:table-cell office:value-type="float" office:value="0.2883" table:formula="of:=[.I11]+0.0001" table:style-name="ce30">
            <text:p>0.2883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34" table:style-name="ce32">
            <text:p>285534</text:p>
          </table:table-cell>
          <table:table-cell office:value-type="string" table:style-name="ce30">
            <text:p>WOVEN LABEL, 30MM x 35MM</text:p>
          </table:table-cell>
          <table:table-cell table:style-name="ce31"/>
          <table:table-cell office:value-type="float" office:value="1454" table:style-name="ce30">
            <text:p>1454</text:p>
          </table:table-cell>
          <table:table-cell office:value-type="string" table:style-name="ce30">
            <text:p>PC</text:p>
          </table:table-cell>
          <table:table-cell office:value-type="float" office:value="0.2908" table:formula="of:=[.G12]*0.0002" table:style-name="ce30">
            <text:p>0.2908</text:p>
          </table:table-cell>
          <table:table-cell office:value-type="float" office:value="0.29089999999999999" table:formula="of:=[.I12]+0.0001" table:style-name="ce30">
            <text:p>0.2909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35" table:style-name="ce32">
            <text:p>285535</text:p>
          </table:table-cell>
          <table:table-cell office:value-type="string" table:style-name="ce30">
            <text:p>HEAT TRANSFER SHEET</text:p>
          </table:table-cell>
          <table:table-cell table:style-name="ce31"/>
          <table:table-cell office:value-type="float" office:value="1464" table:style-name="ce30">
            <text:p>1464</text:p>
          </table:table-cell>
          <table:table-cell office:value-type="string" table:style-name="ce30">
            <text:p>PC</text:p>
          </table:table-cell>
          <table:table-cell office:value-type="float" office:value="0.2928" table:formula="of:=[.G13]*0.0002" table:style-name="ce30">
            <text:p>0.2928</text:p>
          </table:table-cell>
          <table:table-cell office:value-type="float" office:value="0.29289999999999999" table:formula="of:=[.I13]+0.0001" table:style-name="ce30">
            <text:p>0.2929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36" table:style-name="ce32">
            <text:p>285536</text:p>
          </table:table-cell>
          <table:table-cell office:value-type="string" table:style-name="ce30">
            <text:p>PRINTED LABEL 30MM X 50MM, NX</text:p>
          </table:table-cell>
          <table:table-cell table:style-name="ce31"/>
          <table:table-cell office:value-type="float" office:value="1454" table:style-name="ce30">
            <text:p>1454</text:p>
          </table:table-cell>
          <table:table-cell office:value-type="string" table:style-name="ce30">
            <text:p>PC</text:p>
          </table:table-cell>
          <table:table-cell office:value-type="float" office:value="0.2908" table:formula="of:=[.G14]*0.0002" table:style-name="ce30">
            <text:p>0.2908</text:p>
          </table:table-cell>
          <table:table-cell office:value-type="float" office:value="0.29089999999999999" table:formula="of:=[.I14]+0.0001" table:style-name="ce30">
            <text:p>0.2909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32" table:style-name="ce32">
            <text:p>285532</text:p>
          </table:table-cell>
          <table:table-cell office:value-type="string" table:style-name="ce30">
            <text:p>WASHER, POLY PACKING (FELT)</text:p>
          </table:table-cell>
          <table:table-cell table:style-name="ce31"/>
          <table:table-cell office:value-type="float" office:value="448" table:style-name="ce30">
            <text:p>448</text:p>
          </table:table-cell>
          <table:table-cell office:value-type="string" table:style-name="ce30">
            <text:p>PC</text:p>
          </table:table-cell>
          <table:table-cell office:value-type="float" office:value="8.9599999999999999E-2" table:formula="of:=[.G15]*0.0002" table:style-name="ce30">
            <text:p>0.0896</text:p>
          </table:table-cell>
          <table:table-cell office:value-type="float" office:value="8.9700000000000002E-2" table:formula="of:=[.I15]+0.0001" table:style-name="ce30">
            <text:p>0.0897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24" table:style-name="ce32">
            <text:p>285524</text:p>
          </table:table-cell>
          <table:table-cell office:value-type="string" table:style-name="ce30">
            <text:p>TAPE 12MM WHITE X FRESH GREEN</text:p>
          </table:table-cell>
          <table:table-cell table:style-name="ce31"/>
          <table:table-cell office:value-type="float" office:value="3763" table:style-name="ce30">
            <text:p>3763</text:p>
          </table:table-cell>
          <table:table-cell office:value-type="string" table:style-name="ce30">
            <text:p>MT</text:p>
          </table:table-cell>
          <table:table-cell office:value-type="float" office:value="0.75260000000000005" table:formula="of:=[.G16]*0.0002" table:style-name="ce30">
            <text:p>0.7526</text:p>
          </table:table-cell>
          <table:table-cell office:value-type="float" office:value="0.75270000000000004" table:formula="of:=[.I16]+0.0001" table:style-name="ce30">
            <text:p>0.7527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525" table:style-name="ce32">
            <text:p>285525</text:p>
          </table:table-cell>
          <table:table-cell office:value-type="string" table:style-name="ce30">
            <text:p>PIPING CORD 10MM</text:p>
          </table:table-cell>
          <table:table-cell table:style-name="ce31"/>
          <table:table-cell office:value-type="float" office:value="2353" table:style-name="ce30">
            <text:p>2353</text:p>
          </table:table-cell>
          <table:table-cell office:value-type="string" table:style-name="ce30">
            <text:p>MT</text:p>
          </table:table-cell>
          <table:table-cell office:value-type="float" office:value="0.47060000000000002" table:formula="of:=[.G17]*0.0002" table:style-name="ce30">
            <text:p>0.4706</text:p>
          </table:table-cell>
          <table:table-cell office:value-type="float" office:value="0.47070000000000001" table:formula="of:=[.I17]+0.0001" table:style-name="ce30">
            <text:p>0.4707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5526" table:style-name="ce29">
            <text:p>285526</text:p>
          </table:table-cell>
          <table:table-cell office:value-type="string" table:style-name="ce30">
            <text:p>ZIPPER JACUT NYLON FASTNR TAPE</text:p>
          </table:table-cell>
          <table:table-cell table:style-name="ce31"/>
          <table:table-cell office:value-type="float" office:value="8220" table:style-name="ce30">
            <text:p>8220</text:p>
          </table:table-cell>
          <table:table-cell office:value-type="string" table:style-name="ce30">
            <text:p>MT</text:p>
          </table:table-cell>
          <table:table-cell office:value-type="float" office:value="1.6440000000000001" table:formula="of:=[.G18]*0.0002" table:style-name="ce30">
            <text:p>1.644</text:p>
          </table:table-cell>
          <table:table-cell office:value-type="float" office:value="1.6441000000000001" table:formula="of:=[.I18]+0.0001" table:style-name="ce30">
            <text:p>1.644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5528" table:style-name="ce32">
            <text:p>285528</text:p>
          </table:table-cell>
          <table:table-cell office:value-type="string" table:style-name="ce30">
            <text:p>PLASTIC DOTTING BUTTON-STUD</text:p>
          </table:table-cell>
          <table:table-cell table:style-name="ce31"/>
          <table:table-cell office:value-type="float" office:value="3820" table:style-name="ce30">
            <text:p>3820</text:p>
          </table:table-cell>
          <table:table-cell office:value-type="string" table:style-name="ce30">
            <text:p>PC</text:p>
          </table:table-cell>
          <table:table-cell office:value-type="float" office:value="0.76400000000000001" table:formula="of:=[.G19]*0.0002" table:style-name="ce30">
            <text:p>0.764</text:p>
          </table:table-cell>
          <table:table-cell office:value-type="float" office:value="0.7641" table:formula="of:=[.I19]+0.0001" table:style-name="ce30">
            <text:p>0.764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5529" table:style-name="ce32">
            <text:p>285529</text:p>
          </table:table-cell>
          <table:table-cell office:value-type="string" table:style-name="ce30">
            <text:p>PLASTIC DOTTING BUTTON-SOCKET</text:p>
          </table:table-cell>
          <table:table-cell table:style-name="ce31"/>
          <table:table-cell office:value-type="float" office:value="4120" table:style-name="ce30">
            <text:p>4120</text:p>
          </table:table-cell>
          <table:table-cell office:value-type="string" table:style-name="ce30">
            <text:p>PC</text:p>
          </table:table-cell>
          <table:table-cell office:value-type="float" office:value="0.82400000000000007" table:formula="of:=[.G20]*0.0002" table:style-name="ce30">
            <text:p>0.824</text:p>
          </table:table-cell>
          <table:table-cell office:value-type="float" office:value="0.82410000000000005" table:formula="of:=[.I20]+0.0001" table:style-name="ce30">
            <text:p>0.8241</text:p>
          </table:table-cell>
          <table:covered-table-cell/>
          <table:table-cell table:number-columns-repeated="16373"/>
        </table:table-row>
        <table:table-row table:style-name="ro4">
          <table:table-cell table:number-columns-repeated="7" table:style-name="ce31"/>
          <table:table-cell table:style-name="ce30"/>
          <table:table-cell table:number-columns-repeated="3" table:style-name="ce31"/>
          <table:table-cell table:number-columns-repeated="16373"/>
        </table:table-row>
        <table:table-row table:number-rows-repeated="1048555" table:style-name="ro4">
          <table:table-cell table:number-columns-repeated="16384"/>
        </table:table-row>
      </table:table>
      <table:table table:name="BI-ENSI" table:style-name="ta2">
        <table:table-column table:style-name="co6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6379" table:default-cell-style-name="ce1"/>
        <table:table-row table:style-name="ro1">
          <table:table-cell table:style-name="ce2">
            <draw:custom-shape svg:x="0.0689in" svg:y="0.0827in" svg:width="1.9484in" svg:height="1.1669in" draw:z-index="1" draw:id="id31" draw:style-name="a127" draw:name="Graphics 1">
              <svg:title/>
              <svg:desc/>
              <text:p text:style-name="a125" text:class-names="" text:cond-style-name=""><text:span text:style-name="a1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32" draw:style-name="a131" draw:name="Graphics 1">
              <svg:title/>
              <svg:desc/>
              <text:p text:style-name="a129" text:class-names="" text:cond-style-name=""><text:span text:style-name="a12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5" table:style-name="ce2"/>
          <table:table-cell table:style-name="ce4"/>
          <table:table-cell table:style-name="ce5"/>
          <table:table-cell table:number-columns-repeated="16372"/>
        </table:table-row>
        <table:table-row table:style-name="ro1">
          <table:table-cell office:value-type="string" table:number-columns-spanned="11" table:number-rows-spanned="1" table:style-name="ce11">
            <text:p>PACKING LIST RETURN ACC SEWING</text:p>
          </table:table-cell>
          <table:covered-table-cell table:number-columns-repeated="10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5-03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7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/>
        </table:table-row>
        <table:table-row table:style-name="ro6">
          <table:table-cell table:number-columns-repeated="3" table:style-name="ce31"/>
          <table:table-cell office:value-type="float" office:value="288515" table:style-name="ce31">
            <text:p>288515</text:p>
          </table:table-cell>
          <table:table-cell office:value-type="string" table:style-name="ce31">
            <text:p>M/L, AKMLJGMA181ML FMC IVY</text:p>
          </table:table-cell>
          <table:table-cell office:value-type="string" table:style-name="ce31">
            <text:p>S</text:p>
          </table:table-cell>
          <table:table-cell office:value-type="float" office:value="73" table:style-name="ce31">
            <text:p>73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table-cell office:value-type="string" table:number-columns-spanned="1" table:number-rows-spanned="7" table:style-name="ce27">
            <text:p>1 BOX</text:p>
          </table:table-cell>
          <table:table-cell table:number-columns-repeated="16373" table:style-name="ce1"/>
        </table:table-row>
        <table:table-row table:style-name="ro6">
          <table:table-cell table:number-columns-repeated="3" table:style-name="ce31"/>
          <table:table-cell office:value-type="float" office:value="288516" table:style-name="ce31">
            <text:p>288516</text:p>
          </table:table-cell>
          <table:table-cell office:value-type="string" table:style-name="ce31">
            <text:p>M/L, AKMLJGMA181ML FMC IVY</text:p>
          </table:table-cell>
          <table:table-cell office:value-type="string" table:style-name="ce31">
            <text:p>M</text:p>
          </table:table-cell>
          <table:table-cell office:value-type="float" office:value="147" table:style-name="ce31">
            <text:p>147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 table:style-name="ce1"/>
        </table:table-row>
        <table:table-row table:style-name="ro6">
          <table:table-cell table:number-columns-repeated="3" table:style-name="ce31"/>
          <table:table-cell office:value-type="float" office:value="288517" table:style-name="ce31">
            <text:p>288517</text:p>
          </table:table-cell>
          <table:table-cell office:value-type="string" table:style-name="ce31">
            <text:p>M/L, AKMLJGMA181ML FMC IVY</text:p>
          </table:table-cell>
          <table:table-cell office:value-type="string" table:style-name="ce31">
            <text:p>L</text:p>
          </table:table-cell>
          <table:table-cell office:value-type="float" office:value="135" table:style-name="ce31">
            <text:p>135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 table:style-name="ce1"/>
        </table:table-row>
        <table:table-row table:style-name="ro6">
          <table:table-cell table:number-columns-repeated="3" table:style-name="ce31"/>
          <table:table-cell office:value-type="float" office:value="288518" table:style-name="ce31">
            <text:p>288518</text:p>
          </table:table-cell>
          <table:table-cell office:value-type="string" table:style-name="ce31">
            <text:p>M/L, AKMLJGMA181ML FMC IVY</text:p>
          </table:table-cell>
          <table:table-cell office:value-type="string" table:style-name="ce31">
            <text:p>XL</text:p>
          </table:table-cell>
          <table:table-cell office:value-type="float" office:value="50" table:style-name="ce31">
            <text:p>50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 table:style-name="ce1"/>
        </table:table-row>
        <table:table-row table:style-name="ro6">
          <table:table-cell table:number-columns-repeated="3" table:style-name="ce31"/>
          <table:table-cell office:value-type="float" office:value="288513" table:style-name="ce31">
            <text:p>288513</text:p>
          </table:table-cell>
          <table:table-cell office:value-type="string" table:style-name="ce31">
            <text:p>C/L 100% POLY SATIN SIL 22-19</text:p>
          </table:table-cell>
          <table:table-cell table:style-name="ce31"/>
          <table:table-cell office:value-type="float" office:value="234" table:style-name="ce31">
            <text:p>234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 table:style-name="ce1"/>
        </table:table-row>
        <table:table-row table:style-name="ro6">
          <table:table-cell table:number-columns-repeated="3" table:style-name="ce31"/>
          <table:table-cell office:value-type="float" office:value="288514" table:style-name="ce31">
            <text:p>288514</text:p>
          </table:table-cell>
          <table:table-cell office:value-type="string" table:style-name="ce31">
            <text:p>HOT CUT,FMC IVY 02-2023 MENW22</text:p>
          </table:table-cell>
          <table:table-cell table:style-name="ce31"/>
          <table:table-cell office:value-type="float" office:value="368" table:style-name="ce31">
            <text:p>368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 table:style-name="ce1"/>
        </table:table-row>
        <table:table-row table:style-name="ro6">
          <table:table-cell table:number-columns-repeated="3" table:style-name="ce31"/>
          <table:table-cell office:value-type="float" office:value="288508" table:style-name="ce31">
            <text:p>288508</text:p>
          </table:table-cell>
          <table:table-cell office:value-type="string" table:style-name="ce31">
            <text:p>VITERBAND AKPBRCDE171</text:p>
          </table:table-cell>
          <table:table-cell table:style-name="ce31"/>
          <table:table-cell office:value-type="float" office:value="5" table:style-name="ce31">
            <text:p>5</text:p>
          </table:table-cell>
          <table:table-cell office:value-type="string" table:style-name="ce31">
            <text:p>IKAT</text:p>
          </table:table-cell>
          <table:table-cell table:number-columns-repeated="2" table:style-name="ce31"/>
          <table:covered-table-cell/>
          <table:table-cell table:number-columns-repeated="16373" table:style-name="ce1"/>
        </table:table-row>
        <table:table-row table:style-name="ro6">
          <table:table-cell table:number-columns-repeated="11" table:style-name="ce31"/>
          <table:table-cell table:number-columns-repeated="16373" table:style-name="ce1"/>
        </table:table-row>
        <table:table-row table:number-rows-repeated="1048563" table:style-name="ro4">
          <table:table-cell table:number-columns-repeated="16384"/>
        </table:table-row>
      </table:table>
      <table:table table:name="CITRA_SUKSES" table:style-name="ta2">
        <table:table-column table:style-name="co6" table:number-columns-repeated="4" table:default-cell-style-name="ce1"/>
        <table:table-column table:style-name="co18" table:default-cell-style-name="ce1"/>
        <table:table-column table:style-name="co6" table:number-columns-repeated="3" table:default-cell-style-name="ce1"/>
        <table:table-column table:style-name="co19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a</text:p>
            <draw:custom-shape svg:x="0.0689in" svg:y="0.0827in" svg:width="1.9484in" svg:height="1.1669in" draw:z-index="1" draw:id="id33" draw:style-name="a135" draw:name="Graphics 1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34" draw:style-name="a139" draw:name="Graphics 1">
              <svg:title/>
              <svg:desc/>
              <text:p text:style-name="a137" text:class-names="" text:cond-style-name=""><text:span text:style-name="a13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4" table:style-name="ce2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9" table:number-rows-spanned="1" table:style-name="ce11">
            <text:p>PACKING LIST RETURN ACC SEWING</text:p>
          </table:table-cell>
          <table:covered-table-cell table:number-columns-repeated="8"/>
          <table:table-cell table:style-name="ce5"/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06-04-2023</text:p>
          </table:table-cell>
          <table:covered-table-cell/>
          <table:table-cell table:style-name="ce2"/>
          <table:table-cell table:style-name="ce5"/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style-name="ce2"/>
          <table:table-cell table:style-name="ce5"/>
          <table:table-cell table:number-columns-repeated="16374"/>
        </table:table-row>
        <table:table-row table:style-name="ro7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4"/>
        </table:table-row>
        <table:table-row table:style-name="ro6">
          <table:table-cell table:number-columns-repeated="3" table:style-name="ce31"/>
          <table:table-cell office:value-type="float" office:value="289678" table:style-name="ce31">
            <text:p>289678</text:p>
          </table:table-cell>
          <table:table-cell office:value-type="string" table:style-name="ce31">
            <text:p>HTL REFLECTIVE STRIPE 1CM X 15CM</text:p>
          </table:table-cell>
          <table:table-cell table:style-name="ce31"/>
          <table:table-cell office:value-type="float" office:value="226" table:style-name="ce31">
            <text:p>226</text:p>
          </table:table-cell>
          <table:table-cell office:value-type="string" table:style-name="ce31">
            <text:p>PC</text:p>
          </table:table-cell>
          <table:table-cell office:value-type="string" table:style-name="ce31">
            <text:p>1 AMPLOP</text:p>
          </table:table-cell>
          <table:table-cell table:number-columns-repeated="16375" table:style-name="ce1"/>
        </table:table-row>
        <table:table-row table:style-name="ro6">
          <table:table-cell table:number-columns-repeated="9" table:style-name="ce31"/>
          <table:table-cell table:number-columns-repeated="16375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080423" table:style-name="ta2">
        <table:table-column table:style-name="co20" table:default-cell-style-name="ce1"/>
        <table:table-column table:style-name="co21" table:default-cell-style-name="ce1"/>
        <table:table-column table:style-name="co6" table:default-cell-style-name="ce1"/>
        <table:table-column table:style-name="co16" table:default-cell-style-name="ce1"/>
        <table:table-column table:style-name="co22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a</text:p>
            <draw:custom-shape svg:x="0.0689in" svg:y="0.0827in" svg:width="1.9484in" svg:height="1.1669in" draw:z-index="1" draw:id="id35" draw:style-name="a143" draw:name="Graphics 1">
              <svg:title/>
              <svg:desc/>
              <text:p text:style-name="a141" text:class-names="" text:cond-style-name=""><text:span text:style-name="a14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36" draw:style-name="a147" draw:name="Graphics 1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6" table:style-name="ce2"/>
          <table:table-cell table:style-name="ce5"/>
          <table:table-cell table:number-columns-repeated="16372"/>
        </table:table-row>
        <table:table-row table:style-name="ro1">
          <table:table-cell office:value-type="string" table:number-columns-spanned="11" table:number-rows-spanned="1" table:style-name="ce11">
            <text:p>PACKING LIST RETURN ACC SEWING</text:p>
          </table:table-cell>
          <table:covered-table-cell table:number-columns-repeated="10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4" table:number-rows-spanned="1" table:style-name="ce11">
            <text:p>Date: 08-04-2023</text:p>
          </table:table-cell>
          <table:covered-table-cell table:number-columns-repeated="3"/>
          <table:table-cell table:style-name="ce2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4" table:number-rows-spanned="1" table:style-name="ce12"/>
          <table:covered-table-cell table:number-columns-repeated="3"/>
          <table:table-cell table:style-name="ce2"/>
          <table:table-cell table:style-name="ce5"/>
          <table:table-cell table:number-columns-repeated="16372"/>
        </table:table-row>
        <table:table-row table:style-name="ro7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/>
        </table:table-row>
        <table:table-row table:style-name="ro8">
          <table:table-cell office:value-type="float" office:value="22001377" table:style-name="ce14">
            <text:p>22001377</text:p>
          </table:table-cell>
          <table:table-cell office:value-type="string" table:style-name="ce14">
            <text:p>JCT <text:s/>SMO0050011901SU22</text:p>
          </table:table-cell>
          <table:table-cell office:value-type="float" office:value="178564" table:style-name="ce14">
            <text:p>178564</text:p>
          </table:table-cell>
          <table:table-cell office:value-type="float" office:value="287755" table:style-name="ce34">
            <text:p>287755</text:p>
          </table:table-cell>
          <table:table-cell office:value-type="string" table:style-name="ce34">
            <text:p>POLYACETAL MADE-SG600B DOTING BUTTON-SOCKET,13MM,#580</text:p>
          </table:table-cell>
          <table:table-cell table:style-name="ce35"/>
          <table:table-cell office:value-type="float" office:value="30600" table:style-name="ce35">
            <text:p>30600</text:p>
          </table:table-cell>
          <table:table-cell office:value-type="string" table:style-name="ce35">
            <text:p>PC</text:p>
          </table:table-cell>
          <table:table-cell office:value-type="float" office:value="15.3" table:formula="of:=[.G6]*0.0005" table:style-name="ce35">
            <text:p>15.3</text:p>
          </table:table-cell>
          <table:table-cell office:value-type="float" office:value="15.32" table:formula="of:=[.I6]+0.02" table:style-name="ce35">
            <text:p>15.32</text:p>
          </table:table-cell>
          <table:table-cell office:value-type="string" table:style-name="ce35">
            <text:p>1 BOX</text:p>
          </table:table-cell>
          <table:table-cell table:number-columns-repeated="16373" table:style-name="ce36"/>
        </table:table-row>
        <table:table-row table:style-name="ro6">
          <table:table-cell table:number-columns-repeated="11" table:style-name="ce31"/>
          <table:table-cell table:number-columns-repeated="16373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CSP120523" table:style-name="ta2">
        <table:table-column table:style-name="co6" table:number-columns-repeated="4" table:default-cell-style-name="ce1"/>
        <table:table-column table:style-name="co23" table:default-cell-style-name="ce1"/>
        <table:table-column table:style-name="co6" table:number-columns-repeated="3" table:default-cell-style-name="ce1"/>
        <table:table-column table:style-name="co19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a</text:p>
            <draw:custom-shape svg:x="0.0689in" svg:y="0.0827in" svg:width="1.9484in" svg:height="1.1669in" draw:z-index="1" draw:id="id37" draw:style-name="a151" draw:name="Graphics 1">
              <svg:title/>
              <svg:desc/>
              <text:p text:style-name="a149" text:class-names="" text:cond-style-name=""><text:span text:style-name="a14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38" draw:style-name="a155" draw:name="Graphics 1">
              <svg:title/>
              <svg:desc/>
              <text:p text:style-name="a153" text:class-names="" text:cond-style-name=""><text:span text:style-name="a15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3" table:style-name="ce2"/>
          <table:table-cell table:style-name="ce3"/>
          <table:table-cell table:number-columns-repeated="4" table:style-name="ce2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9" table:number-rows-spanned="1" table:style-name="ce11">
            <text:p>PACKING LIST RETURN ACC SEWING</text:p>
          </table:table-cell>
          <table:covered-table-cell table:number-columns-repeated="8"/>
          <table:table-cell table:style-name="ce5"/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2-05-2023</text:p>
          </table:table-cell>
          <table:covered-table-cell/>
          <table:table-cell table:style-name="ce2"/>
          <table:table-cell table:style-name="ce5"/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style-name="ce2"/>
          <table:table-cell table:style-name="ce5"/>
          <table:table-cell table:number-columns-repeated="16374"/>
        </table:table-row>
        <table:table-row table:style-name="ro7">
          <table:table-cell office:value-type="string" table:style-name="ce25">
            <text:p>PO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4"/>
        </table:table-row>
        <table:table-row table:style-name="ro6">
          <table:table-cell office:value-type="float" office:value="23001155" table:style-name="ce31">
            <text:p>23001155</text:p>
          </table:table-cell>
          <table:table-cell table:number-columns-repeated="2" table:style-name="ce31"/>
          <table:table-cell office:value-type="float" office:value="263495" table:style-name="ce31">
            <text:p>263495</text:p>
          </table:table-cell>
          <table:table-cell office:value-type="string" table:style-name="ce31">
            <text:p>HTL REFLECTIVE <text:s/>EIGER 4 CM x 2.5 CM, OPT. 1</text:p>
          </table:table-cell>
          <table:table-cell table:style-name="ce31"/>
          <table:table-cell office:value-type="float" office:value="200" table:style-name="ce31">
            <text:p>200</text:p>
          </table:table-cell>
          <table:table-cell office:value-type="string" table:style-name="ce31">
            <text:p>PC</text:p>
          </table:table-cell>
          <table:table-cell office:value-type="string" table:style-name="ce31">
            <text:p>1 AMPLOP</text:p>
          </table:table-cell>
          <table:table-cell table:number-columns-repeated="16375" table:style-name="ce1"/>
        </table:table-row>
        <table:table-row table:style-name="ro6">
          <table:table-cell table:number-columns-repeated="9" table:style-name="ce31"/>
          <table:table-cell table:number-columns-repeated="16375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NITTSU" table:style-name="ta2">
        <table:table-column table:style-name="co6" table:number-columns-repeated="4" table:default-cell-style-name="ce1"/>
        <table:table-column table:style-name="co24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39" draw:style-name="a159" draw:name="Graphics 1">
              <svg:title/>
              <svg:desc/>
              <text:p text:style-name="a157" text:class-names="" text:cond-style-name=""><text:span text:style-name="a15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40" draw:style-name="a163" draw:name="Graphics 1">
              <svg:title/>
              <svg:desc/>
              <text:p text:style-name="a161" text:class-names="" text:cond-style-name=""><text:span text:style-name="a16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2-05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float" office:value="22002585" table:number-columns-spanned="1" table:number-rows-spanned="6" table:style-name="ce13">
            <text:p>22002585</text:p>
          </table:table-cell>
          <table:table-cell office:value-type="string" table:number-columns-spanned="1" table:number-rows-spanned="6" table:style-name="ce20">
            <text:p>LSVSHMCULS SHIRT <text:s/>SN22</text:p>
          </table:table-cell>
          <table:table-cell office:value-type="float" office:value="177879" table:number-columns-spanned="1" table:number-rows-spanned="6" table:style-name="ce21">
            <text:p>177879</text:p>
          </table:table-cell>
          <table:table-cell office:value-type="float" office:value="286006" table:style-name="ce19">
            <text:p>286006</text:p>
          </table:table-cell>
          <table:table-cell office:value-type="string" table:style-name="ce19">
            <text:p>ZIPPER JBLCUT NYLN FASTNR TAPE 16MM X 40MM COL.S030</text:p>
          </table:table-cell>
          <table:table-cell table:style-name="ce14"/>
          <table:table-cell office:value-type="float" office:value="5130" table:style-name="ce14">
            <text:p>5130</text:p>
          </table:table-cell>
          <table:table-cell office:value-type="string" table:style-name="ce14">
            <text:p>PC</text:p>
          </table:table-cell>
          <table:table-cell office:value-type="float" office:value="10.26" table:formula="of:=[.G5]*0.002" table:style-name="ce14">
            <text:p>10.26</text:p>
          </table:table-cell>
          <table:table-cell office:value-type="float" office:value="10.260999999999999" table:formula="of:=[.I5]+0.001" table:style-name="ce14">
            <text:p>10.261</text:p>
          </table:table-cell>
          <table:table-cell office:value-type="string" table:number-columns-spanned="1" table:number-rows-spanned="6" table:style-name="ce13">
            <text:p>UP BU IKA GUDANG 27 BOX</text:p>
          </table:table-cell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85526" table:style-name="ce19">
            <text:p>285526</text:p>
          </table:table-cell>
          <table:table-cell office:value-type="string" table:style-name="ce19">
            <text:p>ZIPPER JACUT NYLON FASTNR TAPE<text:s/><text:span text:style-name="T2">16MM X 40MM COL.S030</text:span></text:p>
          </table:table-cell>
          <table:table-cell table:style-name="ce14"/>
          <table:table-cell office:value-type="float" office:value="14209" table:style-name="ce14">
            <text:p>14209</text:p>
          </table:table-cell>
          <table:table-cell office:value-type="string" table:style-name="ce14">
            <text:p>PC</text:p>
          </table:table-cell>
          <table:table-cell office:value-type="float" office:value="28.417999999999999" table:formula="of:=[.G6]*0.002" table:style-name="ce14">
            <text:p>28.418</text:p>
          </table:table-cell>
          <table:table-cell office:value-type="float" office:value="28.419" table:formula="of:=[.I6]+0.001" table:style-name="ce14">
            <text:p>28.419</text:p>
          </table:table-cell>
          <table:covered-table-cell/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85539" table:style-name="ce19">
            <text:p>285539</text:p>
          </table:table-cell>
          <table:table-cell office:value-type="string" table:style-name="ce19">
            <text:p>07-539B, 60/3</text:p>
          </table:table-cell>
          <table:table-cell table:style-name="ce14"/>
          <table:table-cell office:value-type="float" office:value="2899" table:style-name="ce14">
            <text:p>2899</text:p>
          </table:table-cell>
          <table:table-cell office:value-type="string" table:style-name="ce14">
            <text:p>CO</text:p>
          </table:table-cell>
          <table:table-cell office:value-type="float" office:value="144.95000000000002" table:formula="of:=[.G7]*0.05" table:style-name="ce14">
            <text:p>144.95</text:p>
          </table:table-cell>
          <table:table-cell office:value-type="float" office:value="144.95100000000002" table:formula="of:=[.I7]+0.001" table:style-name="ce14">
            <text:p>144.951</text:p>
          </table:table-cell>
          <table:covered-table-cell/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85541" table:style-name="ce19">
            <text:p>285541</text:p>
          </table:table-cell>
          <table:table-cell office:value-type="string" table:style-name="ce19">
            <text:p>3002, 60/3</text:p>
          </table:table-cell>
          <table:table-cell table:style-name="ce14"/>
          <table:table-cell office:value-type="float" office:value="171" table:style-name="ce14">
            <text:p>171</text:p>
          </table:table-cell>
          <table:table-cell office:value-type="string" table:style-name="ce14">
            <text:p>CO</text:p>
          </table:table-cell>
          <table:table-cell office:value-type="float" office:value="8.5500000000000007" table:formula="of:=[.G8]*0.05" table:style-name="ce14">
            <text:p>8.55</text:p>
          </table:table-cell>
          <table:table-cell office:value-type="float" office:value="8.5510000000000002" table:formula="of:=[.I8]+0.001" table:style-name="ce14">
            <text:p>8.551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office:value-type="float" office:value="285540" table:style-name="ce19">
            <text:p>285540</text:p>
          </table:table-cell>
          <table:table-cell office:value-type="string" table:style-name="ce19">
            <text:p>3953, 60/3</text:p>
          </table:table-cell>
          <table:table-cell table:style-name="ce16"/>
          <table:table-cell office:value-type="float" office:value="15" table:style-name="ce14">
            <text:p>15</text:p>
          </table:table-cell>
          <table:table-cell office:value-type="string" table:style-name="ce14">
            <text:p>CO</text:p>
          </table:table-cell>
          <table:table-cell office:value-type="float" office:value="0.75" table:formula="of:=[.G9]*0.05" table:style-name="ce14">
            <text:p>0.75</text:p>
          </table:table-cell>
          <table:table-cell office:value-type="float" office:value="0.751" table:formula="of:=[.I9]+0.001" table:style-name="ce14">
            <text:p>0.751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1">
          <table:covered-table-cell/>
          <table:covered-table-cell/>
          <table:covered-table-cell/>
          <table:table-cell table:number-columns-repeated="3" table:style-name="ce16"/>
          <table:table-cell table:number-columns-repeated="4" table:style-name="ce14"/>
          <table:covered-table-cell/>
          <table:table-cell table:number-columns-repeated="1013" table:style-name="ce5"/>
          <table:table-cell table:number-columns-repeated="15360"/>
        </table:table-row>
        <table:table-row table:number-rows-repeated="1048566" table:style-name="ro4">
          <table:table-cell table:number-columns-repeated="16384"/>
        </table:table-row>
      </table:table>
      <table:table table:name="REDWING" table:style-name="ta2">
        <table:table-column table:style-name="co6" table:default-cell-style-name="ce1"/>
        <table:table-column table:style-name="co25" table:default-cell-style-name="ce1"/>
        <table:table-column table:style-name="co6" table:number-columns-repeated="2" table:default-cell-style-name="ce1"/>
        <table:table-column table:style-name="co24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41" draw:style-name="a167" draw:name="Graphics 1">
              <svg:title/>
              <svg:desc/>
              <text:p text:style-name="a165" text:class-names="" text:cond-style-name=""><text:span text:style-name="a16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42" draw:style-name="a171" draw:name="Graphics 1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9-06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7">
            <text:p><text:s/>CONTRACT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float" office:value="23001078" table:number-columns-spanned="1" table:number-rows-spanned="2" table:style-name="ce13">
            <text:p>23001078</text:p>
          </table:table-cell>
          <table:table-cell office:value-type="string" table:number-columns-spanned="1" table:number-rows-spanned="2" table:style-name="ce21">
            <text:p>CVRL RED61105-54 <text:s/>23R1</text:p>
          </table:table-cell>
          <table:table-cell office:value-type="float" office:value="179824" table:number-columns-spanned="1" table:number-rows-spanned="2" table:style-name="ce21">
            <text:p>179824</text:p>
          </table:table-cell>
          <table:table-cell office:value-type="float" office:value="290829" table:style-name="ce34">
            <text:p>290829</text:p>
          </table:table-cell>
          <table:table-cell office:value-type="string" table:style-name="ce34">
            <text:p>WOVEN LABEL, 5 CM X 4 CM RED WING BRAND</text:p>
          </table:table-cell>
          <table:table-cell table:style-name="ce14"/>
          <table:table-cell office:value-type="float" office:value="2000" table:style-name="ce14">
            <text:p>2000</text:p>
          </table:table-cell>
          <table:table-cell office:value-type="string" table:style-name="ce14">
            <text:p>PC</text:p>
          </table:table-cell>
          <table:table-cell office:value-type="float" office:value="4" table:formula="of:=[.G5]*0.002" table:style-name="ce14">
            <text:p>4</text:p>
          </table:table-cell>
          <table:table-cell office:value-type="float" office:value="4.0010000000000003" table:formula="of:=[.I5]+0.001" table:style-name="ce14">
            <text:p>4.001</text:p>
          </table:table-cell>
          <table:table-cell office:value-type="string" table:number-columns-spanned="1" table:number-rows-spanned="2" table:style-name="ce42">
            <text:p>UP BU IKA GUDANG 1 BOX</text:p>
          </table:table-cell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90828" table:style-name="ce37">
            <text:p>290828</text:p>
          </table:table-cell>
          <table:table-cell office:value-type="string" table:style-name="ce37">
            <text:p>LABEL, 5 CM X 2 CM MANUFACTURER PLACE/DATE LABEL</text:p>
          </table:table-cell>
          <table:table-cell table:style-name="ce14"/>
          <table:table-cell office:value-type="float" office:value="1000" table:style-name="ce14">
            <text:p>1000</text:p>
          </table:table-cell>
          <table:table-cell office:value-type="string" table:style-name="ce14">
            <text:p>PC</text:p>
          </table:table-cell>
          <table:table-cell office:value-type="float" office:value="2" table:formula="of:=[.G6]*0.002" table:style-name="ce14">
            <text:p>2</text:p>
          </table:table-cell>
          <table:table-cell office:value-type="float" office:value="2.0009999999999999" table:formula="of:=[.I6]+0.001" table:style-name="ce14">
            <text:p>2.001</text:p>
          </table:table-cell>
          <table:covered-table-cell/>
          <table:table-cell table:style-name="ce5"/>
          <table:table-cell table:number-columns-repeated="16372" table:style-name="ce1"/>
        </table:table-row>
        <table:table-row table:style-name="ro1">
          <table:table-cell table:style-name="ce38"/>
          <table:table-cell table:style-name="ce39"/>
          <table:table-cell table:style-name="ce40"/>
          <table:table-cell table:number-columns-repeated="3" table:style-name="ce16"/>
          <table:table-cell table:number-columns-repeated="4" table:style-name="ce14"/>
          <table:table-cell table:style-name="ce41"/>
          <table:table-cell table:number-columns-repeated="1013" table:style-name="ce5"/>
          <table:table-cell table:number-columns-repeated="15360"/>
        </table:table-row>
        <table:table-row table:number-rows-repeated="1048569" table:style-name="ro4">
          <table:table-cell table:number-columns-repeated="16384"/>
        </table:table-row>
      </table:table>
      <table:table table:name="EIGER" table:style-name="ta2">
        <table:table-column table:style-name="co6" table:default-cell-style-name="ce1"/>
        <table:table-column table:style-name="co25" table:default-cell-style-name="ce1"/>
        <table:table-column table:style-name="co6" table:number-columns-repeated="2" table:default-cell-style-name="ce1"/>
        <table:table-column table:style-name="co24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43" draw:style-name="a175" draw:name="Graphics 1">
              <svg:title/>
              <svg:desc/>
              <text:p text:style-name="a173" text:class-names="" text:cond-style-name=""><text:span text:style-name="a17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44" draw:style-name="a179" draw:name="Graphics 1">
              <svg:title/>
              <svg:desc/>
              <text:p text:style-name="a177" text:class-names="" text:cond-style-name=""><text:span text:style-name="a17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0-06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float" office:value="23001082" table:number-columns-spanned="1" table:number-rows-spanned="91" table:style-name="ce13">
            <text:p>23001082</text:p>
          </table:table-cell>
          <table:table-cell office:value-type="string" table:number-columns-spanned="1" table:number-rows-spanned="12" table:style-name="ce21">
            <text:p>TIGHTEIG910008716 LC23</text:p>
          </table:table-cell>
          <table:table-cell office:value-type="float" office:value="180031" table:number-columns-spanned="1" table:number-rows-spanned="12" table:style-name="ce21">
            <text:p>180031</text:p>
          </table:table-cell>
          <table:table-cell office:value-type="float" office:value="289588" table:style-name="ce34">
            <text:p>289588</text:p>
          </table:table-cell>
          <table:table-cell office:value-type="string" table:style-name="ce34">
            <text:p>CARE LABEL LEGGING STELLAR</text:p>
          </table:table-cell>
          <table:table-cell table:style-name="ce14"/>
          <table:table-cell office:value-type="float" office:value="2000" table:style-name="ce34">
            <text:p>2000</text:p>
          </table:table-cell>
          <table:table-cell office:value-type="string" table:style-name="ce34">
            <text:p>PC</text:p>
          </table:table-cell>
          <table:table-cell office:value-type="float" office:value="4" table:formula="of:=[.G5]*0.002" table:style-name="ce14">
            <text:p>4</text:p>
          </table:table-cell>
          <table:table-cell office:value-type="float" office:value="4.0010000000000003" table:formula="of:=[.I5]+0.001" table:style-name="ce14">
            <text:p>4.001</text:p>
          </table:table-cell>
          <table:table-cell office:value-type="string" table:number-columns-spanned="1" table:number-rows-spanned="91" table:style-name="ce13">
            <text:p>UP BU IKA GUDANG 21 BOX</text:p>
          </table:table-cell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55786" table:style-name="ce34">
            <text:p>255786</text:p>
          </table:table-cell>
          <table:table-cell office:value-type="string" table:style-name="ce34">
            <text:p>C/L EIGER, TROPIC DRY COL. <text:s/>WHITE</text:p>
          </table:table-cell>
          <table:table-cell table:style-name="ce14"/>
          <table:table-cell office:value-type="float" office:value="2000" table:style-name="ce34">
            <text:p>2000</text:p>
          </table:table-cell>
          <table:table-cell office:value-type="string" table:style-name="ce34">
            <text:p>PC</text:p>
          </table:table-cell>
          <table:table-cell office:value-type="float" office:value="4" table:formula="of:=[.G6]*0.002" table:style-name="ce14">
            <text:p>4</text:p>
          </table:table-cell>
          <table:table-cell office:value-type="float" office:value="4.0010000000000003" table:formula="of:=[.I6]+0.001" table:style-name="ce14">
            <text:p>4.001</text:p>
          </table:table-cell>
          <table:covered-table-cell/>
          <table:table-cell table:style-name="ce5"/>
          <table:table-cell table:number-columns-repeated="16372" table:style-name="ce1"/>
        </table:table-row>
        <table:table-row table:style-name="ro1">
          <table:covered-table-cell/>
          <table:covered-table-cell/>
          <table:covered-table-cell/>
          <table:table-cell office:value-type="float" office:value="260230" table:style-name="ce34">
            <text:p>260230</text:p>
          </table:table-cell>
          <table:table-cell office:value-type="string" table:style-name="ce34">
            <text:p>ID LABEL</text:p>
          </table:table-cell>
          <table:table-cell table:style-name="ce14"/>
          <table:table-cell office:value-type="float" office:value="2000" table:style-name="ce34">
            <text:p>2000</text:p>
          </table:table-cell>
          <table:table-cell office:value-type="string" table:style-name="ce34">
            <text:p>PC</text:p>
          </table:table-cell>
          <table:table-cell office:value-type="float" office:value="4" table:formula="of:=[.G7]*0.002" table:style-name="ce14">
            <text:p>4</text:p>
          </table:table-cell>
          <table:table-cell office:value-type="float" office:value="4.0010000000000003" table:formula="of:=[.I7]+0.001" table:style-name="ce14">
            <text:p>4.001</text:p>
          </table:table-cell>
          <table:covered-table-cell/>
          <table:table-cell table:number-columns-repeated="1013" table:style-name="ce5"/>
          <table:table-cell table:number-columns-repeated="15360"/>
        </table:table-row>
        <table:table-row table:style-name="ro6">
          <table:covered-table-cell/>
          <table:covered-table-cell/>
          <table:covered-table-cell/>
          <table:table-cell office:value-type="float" office:value="284495" table:style-name="ce34">
            <text:p>284495</text:p>
          </table:table-cell>
          <table:table-cell office:value-type="string" table:style-name="ce34">
            <text:p>3953, 40/2</text:p>
          </table:table-cell>
          <table:table-cell table:style-name="ce14"/>
          <table:table-cell office:value-type="float" office:value="27" table:style-name="ce34">
            <text:p>27</text:p>
          </table:table-cell>
          <table:table-cell office:value-type="string" table:style-name="ce34">
            <text:p>CO</text:p>
          </table:table-cell>
          <table:table-cell office:value-type="float" office:value="5.3999999999999999E-2" table:formula="of:=[.G8]*0.002" table:style-name="ce14">
            <text:p>0.054</text:p>
          </table:table-cell>
          <table:table-cell office:value-type="float" office:value="5.5E-2" table:formula="of:=[.I8]+0.001" table:style-name="ce14">
            <text:p>0.055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9587" table:style-name="ce34">
            <text:p>289587</text:p>
          </table:table-cell>
          <table:table-cell office:value-type="string" table:style-name="ce34">
            <text:p>HTL EIGER EMTHTE LOGO2, 4 CM COOL GREY</text:p>
          </table:table-cell>
          <table:table-cell table:style-name="ce14"/>
          <table:table-cell office:value-type="float" office:value="2000" table:style-name="ce34">
            <text:p>2000</text:p>
          </table:table-cell>
          <table:table-cell office:value-type="string" table:style-name="ce34">
            <text:p>PC</text:p>
          </table:table-cell>
          <table:table-cell office:value-type="float" office:value="4" table:formula="of:=[.G9]*0.002" table:style-name="ce14">
            <text:p>4</text:p>
          </table:table-cell>
          <table:table-cell office:value-type="float" office:value="4.0010000000000003" table:formula="of:=[.I9]+0.001" table:style-name="ce14">
            <text:p>4.00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90947" table:style-name="ce34">
            <text:p>290947</text:p>
          </table:table-cell>
          <table:table-cell office:value-type="string" table:style-name="ce34">
            <text:p>HTL SIZE WOMENS EMTHTLSWEG EIGERGREEN, COOL GREY 8C</text:p>
          </table:table-cell>
          <table:table-cell office:value-type="string" table:style-name="ce14">
            <text:p>S</text:p>
          </table:table-cell>
          <table:table-cell office:value-type="float" office:value="260" table:style-name="ce34">
            <text:p>260</text:p>
          </table:table-cell>
          <table:table-cell office:value-type="string" table:style-name="ce34">
            <text:p>PC</text:p>
          </table:table-cell>
          <table:table-cell office:value-type="float" office:value="0.52" table:formula="of:=[.G10]*0.002" table:style-name="ce14">
            <text:p>0.52</text:p>
          </table:table-cell>
          <table:table-cell office:value-type="float" office:value="0.52100000000000002" table:formula="of:=[.I10]+0.001" table:style-name="ce14">
            <text:p>0.52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90948" table:style-name="ce34">
            <text:p>290948</text:p>
          </table:table-cell>
          <table:table-cell office:value-type="string" table:style-name="ce34">
            <text:p>HTL SIZE WOMENS EMTHTLSWEG EIGERGREEN, COOL GREY 8C</text:p>
          </table:table-cell>
          <table:table-cell office:value-type="string" table:style-name="ce14">
            <text:p>M</text:p>
          </table:table-cell>
          <table:table-cell office:value-type="float" office:value="560" table:style-name="ce34">
            <text:p>560</text:p>
          </table:table-cell>
          <table:table-cell office:value-type="string" table:style-name="ce34">
            <text:p>PC</text:p>
          </table:table-cell>
          <table:table-cell office:value-type="float" office:value="1.1200000000000001" table:formula="of:=[.G11]*0.002" table:style-name="ce14">
            <text:p>1.12</text:p>
          </table:table-cell>
          <table:table-cell office:value-type="float" office:value="1.121" table:formula="of:=[.I11]+0.001" table:style-name="ce14">
            <text:p>1.12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90949" table:style-name="ce34">
            <text:p>290949</text:p>
          </table:table-cell>
          <table:table-cell office:value-type="string" table:style-name="ce34">
            <text:p>HTL SIZE WOMENS EMTHTLSWEG EIGERGREEN, COOL GREY 8C</text:p>
          </table:table-cell>
          <table:table-cell office:value-type="string" table:style-name="ce14">
            <text:p>L</text:p>
          </table:table-cell>
          <table:table-cell office:value-type="float" office:value="520" table:style-name="ce34">
            <text:p>520</text:p>
          </table:table-cell>
          <table:table-cell office:value-type="string" table:style-name="ce34">
            <text:p>PC</text:p>
          </table:table-cell>
          <table:table-cell office:value-type="float" office:value="1.04" table:formula="of:=[.G12]*0.002" table:style-name="ce14">
            <text:p>1.04</text:p>
          </table:table-cell>
          <table:table-cell office:value-type="float" office:value="1.0409999999999999" table:formula="of:=[.I12]+0.001" table:style-name="ce14">
            <text:p>1.04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90950" table:style-name="ce34">
            <text:p>290950</text:p>
          </table:table-cell>
          <table:table-cell office:value-type="string" table:style-name="ce34">
            <text:p>HTL SIZE WOMENS EMTHTLSWEG EIGERGREEN, COOL GREY 8C</text:p>
          </table:table-cell>
          <table:table-cell office:value-type="string" table:style-name="ce14">
            <text:p>XL</text:p>
          </table:table-cell>
          <table:table-cell office:value-type="float" office:value="420" table:style-name="ce34">
            <text:p>420</text:p>
          </table:table-cell>
          <table:table-cell office:value-type="string" table:style-name="ce34">
            <text:p>PC</text:p>
          </table:table-cell>
          <table:table-cell office:value-type="float" office:value="0.84" table:formula="of:=[.G13]*0.002" table:style-name="ce14">
            <text:p>0.84</text:p>
          </table:table-cell>
          <table:table-cell office:value-type="float" office:value="0.84099999999999997" table:formula="of:=[.I13]+0.001" table:style-name="ce14">
            <text:p>0.84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90951" table:style-name="ce34">
            <text:p>290951</text:p>
          </table:table-cell>
          <table:table-cell office:value-type="string" table:style-name="ce34">
            <text:p>HTL SIZE WOMENS EMTHTLSWEG EIGERGREEN, COOL GREY 8C</text:p>
          </table:table-cell>
          <table:table-cell office:value-type="string" table:style-name="ce14">
            <text:p>2XL</text:p>
          </table:table-cell>
          <table:table-cell office:value-type="float" office:value="240" table:style-name="ce34">
            <text:p>240</text:p>
          </table:table-cell>
          <table:table-cell office:value-type="string" table:style-name="ce34">
            <text:p>PC</text:p>
          </table:table-cell>
          <table:table-cell office:value-type="float" office:value="0.48" table:formula="of:=[.G14]*0.002" table:style-name="ce14">
            <text:p>0.48</text:p>
          </table:table-cell>
          <table:table-cell office:value-type="float" office:value="0.48099999999999998" table:formula="of:=[.I14]+0.001" table:style-name="ce14">
            <text:p>0.48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5256" table:style-name="ce34">
            <text:p>285256</text:p>
          </table:table-cell>
          <table:table-cell office:value-type="string" table:style-name="ce34">
            <text:p>ELASTIC, RP 486-1/4 F 1/4 <text:s/>, WHITE</text:p>
          </table:table-cell>
          <table:table-cell table:style-name="ce14"/>
          <table:table-cell office:value-type="float" office:value="1600" table:style-name="ce34">
            <text:p>1600</text:p>
          </table:table-cell>
          <table:table-cell office:value-type="string" table:style-name="ce34">
            <text:p>YD</text:p>
          </table:table-cell>
          <table:table-cell office:value-type="float" office:value="3.2" table:formula="of:=[.G15]*0.002" table:style-name="ce14">
            <text:p>3.2</text:p>
          </table:table-cell>
          <table:table-cell office:value-type="float" office:value="3.2010000000000001" table:formula="of:=[.I15]+0.001" table:style-name="ce14">
            <text:p>3.20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88037" table:style-name="ce34">
            <text:p>288037</text:p>
          </table:table-cell>
          <table:table-cell office:value-type="string" table:style-name="ce34">
            <text:p>3876, 40/2</text:p>
          </table:table-cell>
          <table:table-cell table:style-name="ce14"/>
          <table:table-cell office:value-type="float" office:value="28" table:style-name="ce34">
            <text:p>28</text:p>
          </table:table-cell>
          <table:table-cell office:value-type="string" table:style-name="ce34">
            <text:p>CO</text:p>
          </table:table-cell>
          <table:table-cell office:value-type="float" office:value="5.6000000000000001E-2" table:formula="of:=[.G16]*0.002" table:style-name="ce14">
            <text:p>0.056</text:p>
          </table:table-cell>
          <table:table-cell office:value-type="float" office:value="5.7000000000000002E-2" table:formula="of:=[.I16]+0.001" table:style-name="ce14">
            <text:p>0.057</text:p>
          </table:table-cell>
          <table:covered-table-cell/>
          <table:table-cell table:number-columns-repeated="16373" table:style-name="ce1"/>
        </table:table-row>
        <table:table-row table:style-name="ro4">
          <table:covered-table-cell/>
          <table:table-cell office:value-type="string" table:number-columns-spanned="1" table:number-rows-spanned="17" table:style-name="ce28">
            <text:p>PANTSEIG910008721 LC23</text:p>
          </table:table-cell>
          <table:table-cell office:value-type="float" office:value="180032" table:number-columns-spanned="1" table:number-rows-spanned="17" table:style-name="ce27">
            <text:p>180032</text:p>
          </table:table-cell>
          <table:table-cell office:value-type="float" office:value="287656" table:style-name="ce34">
            <text:p>287656</text:p>
          </table:table-cell>
          <table:table-cell office:value-type="string" table:style-name="ce34">
            <text:p>ZIPPER CFC-456 DA E P14 KENSIN N-ANTI P-TB,13CM,#580</text:p>
          </table:table-cell>
          <table:table-cell table:style-name="ce14"/>
          <table:table-cell office:value-type="float" office:value="998" table:style-name="ce14">
            <text:p>998</text:p>
          </table:table-cell>
          <table:table-cell office:value-type="string" table:style-name="ce34">
            <text:p>PC</text:p>
          </table:table-cell>
          <table:table-cell office:value-type="float" office:value="1.996" table:formula="of:=[.G17]*0.002" table:style-name="ce14">
            <text:p>1.996</text:p>
          </table:table-cell>
          <table:table-cell office:value-type="float" office:value="1.9969999999999999" table:formula="of:=[.I17]+0.001" table:style-name="ce14">
            <text:p>1.997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595" table:style-name="ce34">
            <text:p>289595</text:p>
          </table:table-cell>
          <table:table-cell office:value-type="string" table:style-name="ce34">
            <text:p>ZIPPER CFC-456 DA E P14 KENSIN N-ANTI P-TB,13CM,#577</text:p>
          </table:table-cell>
          <table:table-cell table:style-name="ce14"/>
          <table:table-cell office:value-type="float" office:value="1000" table:style-name="ce14">
            <text:p>1000</text:p>
          </table:table-cell>
          <table:table-cell office:value-type="string" table:style-name="ce34">
            <text:p>PC</text:p>
          </table:table-cell>
          <table:table-cell office:value-type="float" office:value="2" table:formula="of:=[.G18]*0.002" table:style-name="ce14">
            <text:p>2</text:p>
          </table:table-cell>
          <table:table-cell office:value-type="float" office:value="2.0009999999999999" table:formula="of:=[.I18]+0.001" table:style-name="ce14">
            <text:p>2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592" table:style-name="ce34">
            <text:p>289592</text:p>
          </table:table-cell>
          <table:table-cell office:value-type="string" table:style-name="ce34">
            <text:p>ELASTIC,K404373 40MM, COL.BLACK</text:p>
          </table:table-cell>
          <table:table-cell table:style-name="ce14"/>
          <table:table-cell office:value-type="float" office:value="1400" table:style-name="ce14">
            <text:p>1400</text:p>
          </table:table-cell>
          <table:table-cell office:value-type="string" table:style-name="ce34">
            <text:p>YD</text:p>
          </table:table-cell>
          <table:table-cell office:value-type="float" office:value="2.8000000000000003" table:formula="of:=[.G19]*0.002" table:style-name="ce14">
            <text:p>2.8</text:p>
          </table:table-cell>
          <table:table-cell office:value-type="float" office:value="2.8010000000000002" table:formula="of:=[.I19]+0.001" table:style-name="ce14">
            <text:p>2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594" table:style-name="ce34">
            <text:p>289594</text:p>
          </table:table-cell>
          <table:table-cell office:value-type="string" table:style-name="ce34">
            <text:p>ZIPPER CFC39 DSBYG H3P12KENSIN N-ANTI P-TB,15CM, #J1917</text:p>
          </table:table-cell>
          <table:table-cell table:style-name="ce14"/>
          <table:table-cell office:value-type="float" office:value="1000" table:style-name="ce14">
            <text:p>1000</text:p>
          </table:table-cell>
          <table:table-cell office:value-type="string" table:style-name="ce34">
            <text:p>PC</text:p>
          </table:table-cell>
          <table:table-cell office:value-type="float" office:value="2" table:formula="of:=[.G20]*0.002" table:style-name="ce14">
            <text:p>2</text:p>
          </table:table-cell>
          <table:table-cell office:value-type="float" office:value="2.0009999999999999" table:formula="of:=[.I20]+0.001" table:style-name="ce14">
            <text:p>2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596" table:style-name="ce34">
            <text:p>289596</text:p>
          </table:table-cell>
          <table:table-cell office:value-type="string" table:style-name="ce34">
            <text:p>METAL BUTTON PITA 2HOLE, 19MM ZINC ALLOY, GREY DOFF</text:p>
          </table:table-cell>
          <table:table-cell table:style-name="ce14"/>
          <table:table-cell office:value-type="float" office:value="1000" table:style-name="ce14">
            <text:p>1000</text:p>
          </table:table-cell>
          <table:table-cell office:value-type="string" table:style-name="ce34">
            <text:p>PC</text:p>
          </table:table-cell>
          <table:table-cell office:value-type="float" office:value="2" table:formula="of:=[.G21]*0.002" table:style-name="ce14">
            <text:p>2</text:p>
          </table:table-cell>
          <table:table-cell office:value-type="float" office:value="2.0009999999999999" table:formula="of:=[.I21]+0.001" table:style-name="ce14">
            <text:p>2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0230" table:style-name="ce34">
            <text:p>260230</text:p>
          </table:table-cell>
          <table:table-cell office:value-type="string" table:style-name="ce34">
            <text:p>ID LABEL</text:p>
          </table:table-cell>
          <table:table-cell table:style-name="ce14"/>
          <table:table-cell office:value-type="float" office:value="1979" table:style-name="ce14">
            <text:p>1979</text:p>
          </table:table-cell>
          <table:table-cell office:value-type="string" table:style-name="ce34">
            <text:p>PC</text:p>
          </table:table-cell>
          <table:table-cell office:value-type="float" office:value="3.9580000000000002" table:formula="of:=[.G22]*0.002" table:style-name="ce14">
            <text:p>3.958</text:p>
          </table:table-cell>
          <table:table-cell office:value-type="float" office:value="3.9590000000000001" table:formula="of:=[.I22]+0.001" table:style-name="ce14">
            <text:p>3.95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4495" table:style-name="ce34">
            <text:p>284495</text:p>
          </table:table-cell>
          <table:table-cell office:value-type="string" table:style-name="ce34">
            <text:p>3953, 40/2</text:p>
          </table:table-cell>
          <table:table-cell table:style-name="ce14"/>
          <table:table-cell office:value-type="float" office:value="75" table:style-name="ce14">
            <text:p>75</text:p>
          </table:table-cell>
          <table:table-cell office:value-type="string" table:style-name="ce34">
            <text:p>CO</text:p>
          </table:table-cell>
          <table:table-cell office:value-type="float" office:value="0.15" table:formula="of:=[.G23]*0.002" table:style-name="ce14">
            <text:p>0.15</text:p>
          </table:table-cell>
          <table:table-cell office:value-type="float" office:value="0.151" table:formula="of:=[.I23]+0.001" table:style-name="ce14">
            <text:p>0.15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55786" table:style-name="ce34">
            <text:p>255786</text:p>
          </table:table-cell>
          <table:table-cell office:value-type="string" table:style-name="ce34">
            <text:p>C/L EIGER, TROPIC DRY COL. <text:s/>WHITE</text:p>
          </table:table-cell>
          <table:table-cell table:style-name="ce14"/>
          <table:table-cell office:value-type="float" office:value="1980" table:style-name="ce14">
            <text:p>1980</text:p>
          </table:table-cell>
          <table:table-cell office:value-type="string" table:style-name="ce34">
            <text:p>PC</text:p>
          </table:table-cell>
          <table:table-cell office:value-type="float" office:value="3.96" table:formula="of:=[.G24]*0.002" table:style-name="ce14">
            <text:p>3.96</text:p>
          </table:table-cell>
          <table:table-cell office:value-type="float" office:value="3.9609999999999999" table:formula="of:=[.I24]+0.001" table:style-name="ce14">
            <text:p>3.96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597" table:style-name="ce34">
            <text:p>289597</text:p>
          </table:table-cell>
          <table:table-cell office:value-type="string" table:style-name="ce34">
            <text:p>GROSSGRAIN TP-476, 1/4" COL.18-1651 TCX (MR 2423)OPT C</text:p>
          </table:table-cell>
          <table:table-cell table:style-name="ce14"/>
          <table:table-cell office:value-type="float" office:value="400" table:style-name="ce14">
            <text:p>400</text:p>
          </table:table-cell>
          <table:table-cell office:value-type="string" table:style-name="ce34">
            <text:p>YD</text:p>
          </table:table-cell>
          <table:table-cell office:value-type="float" office:value="0.8" table:formula="of:=[.G25]*0.002" table:style-name="ce14">
            <text:p>0.8</text:p>
          </table:table-cell>
          <table:table-cell office:value-type="float" office:value="0.80100000000000005" table:formula="of:=[.I25]+0.001" table:style-name="ce14">
            <text:p>0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604" table:style-name="ce34">
            <text:p>289604</text:p>
          </table:table-cell>
          <table:table-cell office:value-type="string" table:style-name="ce34">
            <text:p>HTL EIGER EMT LOGO 2.5 COOL GREY 8C</text:p>
          </table:table-cell>
          <table:table-cell table:style-name="ce14"/>
          <table:table-cell office:value-type="float" office:value="1000" table:style-name="ce14">
            <text:p>1000</text:p>
          </table:table-cell>
          <table:table-cell office:value-type="string" table:style-name="ce34">
            <text:p>PC</text:p>
          </table:table-cell>
          <table:table-cell office:value-type="float" office:value="2" table:formula="of:=[.G26]*0.002" table:style-name="ce14">
            <text:p>2</text:p>
          </table:table-cell>
          <table:table-cell office:value-type="float" office:value="2.0009999999999999" table:formula="of:=[.I26]+0.001" table:style-name="ce14">
            <text:p>2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54783" table:style-name="ce34">
            <text:p>254783</text:p>
          </table:table-cell>
          <table:table-cell office:value-type="string" table:style-name="ce34">
            <text:p>CARE LABEL, EIGER PANTS</text:p>
          </table:table-cell>
          <table:table-cell table:style-name="ce14"/>
          <table:table-cell office:value-type="float" office:value="1980" table:style-name="ce14">
            <text:p>1980</text:p>
          </table:table-cell>
          <table:table-cell office:value-type="string" table:style-name="ce34">
            <text:p>PC</text:p>
          </table:table-cell>
          <table:table-cell office:value-type="float" office:value="3.96" table:formula="of:=[.G27]*0.002" table:style-name="ce14">
            <text:p>3.96</text:p>
          </table:table-cell>
          <table:table-cell office:value-type="float" office:value="3.9609999999999999" table:formula="of:=[.I27]+0.001" table:style-name="ce14">
            <text:p>3.96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3" table:style-name="ce34">
            <text:p>269913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S</text:p>
          </table:table-cell>
          <table:table-cell office:value-type="float" office:value="260" table:style-name="ce14">
            <text:p>260</text:p>
          </table:table-cell>
          <table:table-cell office:value-type="string" table:style-name="ce34">
            <text:p>PC</text:p>
          </table:table-cell>
          <table:table-cell office:value-type="float" office:value="0.52" table:formula="of:=[.G28]*0.002" table:style-name="ce14">
            <text:p>0.52</text:p>
          </table:table-cell>
          <table:table-cell office:value-type="float" office:value="0.52100000000000002" table:formula="of:=[.I28]+0.001" table:style-name="ce14">
            <text:p>0.52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4" table:style-name="ce34">
            <text:p>269914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M</text:p>
          </table:table-cell>
          <table:table-cell office:value-type="float" office:value="560" table:style-name="ce14">
            <text:p>560</text:p>
          </table:table-cell>
          <table:table-cell office:value-type="string" table:style-name="ce34">
            <text:p>PC</text:p>
          </table:table-cell>
          <table:table-cell office:value-type="float" office:value="1.1200000000000001" table:formula="of:=[.G29]*0.002" table:style-name="ce14">
            <text:p>1.12</text:p>
          </table:table-cell>
          <table:table-cell office:value-type="float" office:value="1.121" table:formula="of:=[.I29]+0.001" table:style-name="ce14">
            <text:p>1.12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5" table:style-name="ce34">
            <text:p>269915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L</text:p>
          </table:table-cell>
          <table:table-cell office:value-type="float" office:value="520" table:style-name="ce14">
            <text:p>520</text:p>
          </table:table-cell>
          <table:table-cell office:value-type="string" table:style-name="ce34">
            <text:p>PC</text:p>
          </table:table-cell>
          <table:table-cell office:value-type="float" office:value="1.04" table:formula="of:=[.G30]*0.002" table:style-name="ce14">
            <text:p>1.04</text:p>
          </table:table-cell>
          <table:table-cell office:value-type="float" office:value="1.0409999999999999" table:formula="of:=[.I30]+0.001" table:style-name="ce14">
            <text:p>1.04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6" table:style-name="ce34">
            <text:p>269916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XL</text:p>
          </table:table-cell>
          <table:table-cell office:value-type="float" office:value="420" table:style-name="ce14">
            <text:p>420</text:p>
          </table:table-cell>
          <table:table-cell office:value-type="string" table:style-name="ce34">
            <text:p>PC</text:p>
          </table:table-cell>
          <table:table-cell office:value-type="float" office:value="0.84" table:formula="of:=[.G31]*0.002" table:style-name="ce14">
            <text:p>0.84</text:p>
          </table:table-cell>
          <table:table-cell office:value-type="float" office:value="0.84099999999999997" table:formula="of:=[.I31]+0.001" table:style-name="ce14">
            <text:p>0.84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7" table:style-name="ce34">
            <text:p>269917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2XL</text:p>
          </table:table-cell>
          <table:table-cell office:value-type="float" office:value="240" table:style-name="ce14">
            <text:p>240</text:p>
          </table:table-cell>
          <table:table-cell office:value-type="string" table:style-name="ce34">
            <text:p>PC</text:p>
          </table:table-cell>
          <table:table-cell office:value-type="float" office:value="0.48" table:formula="of:=[.G32]*0.002" table:style-name="ce14">
            <text:p>0.48</text:p>
          </table:table-cell>
          <table:table-cell office:value-type="float" office:value="0.48099999999999998" table:formula="of:=[.I32]+0.001" table:style-name="ce14">
            <text:p>0.48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8037" table:style-name="ce34">
            <text:p>288037</text:p>
          </table:table-cell>
          <table:table-cell office:value-type="string" table:style-name="ce34">
            <text:p>3876, 40/2</text:p>
          </table:table-cell>
          <table:table-cell table:style-name="ce14"/>
          <table:table-cell office:value-type="float" office:value="76" table:style-name="ce14">
            <text:p>76</text:p>
          </table:table-cell>
          <table:table-cell office:value-type="string" table:style-name="ce34">
            <text:p>CO</text:p>
          </table:table-cell>
          <table:table-cell office:value-type="float" office:value="0.152" table:formula="of:=[.G33]*0.002" table:style-name="ce14">
            <text:p>0.152</text:p>
          </table:table-cell>
          <table:table-cell office:value-type="float" office:value="0.153" table:formula="of:=[.I33]+0.001" table:style-name="ce14">
            <text:p>0.15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office:value-type="string" table:number-columns-spanned="1" table:number-rows-spanned="16" table:style-name="ce28">
            <text:p>SPANTEIG910008722 LC23</text:p>
          </table:table-cell>
          <table:table-cell office:value-type="float" office:value="180033" table:number-columns-spanned="1" table:number-rows-spanned="16" table:style-name="ce27">
            <text:p>180033</text:p>
          </table:table-cell>
          <table:table-cell office:value-type="float" office:value="289592" table:style-name="ce34">
            <text:p>289592</text:p>
          </table:table-cell>
          <table:table-cell office:value-type="string" table:style-name="ce34">
            <text:p>ELASTIC,K404373 40MM, COL.BLACK</text:p>
          </table:table-cell>
          <table:table-cell table:style-name="ce14"/>
          <table:table-cell office:value-type="float" office:value="1400" table:style-name="ce34">
            <text:p>1400</text:p>
          </table:table-cell>
          <table:table-cell office:value-type="string" table:style-name="ce34">
            <text:p>YD</text:p>
          </table:table-cell>
          <table:table-cell office:value-type="float" office:value="2.8000000000000003" table:formula="of:=[.G34]*0.002" table:style-name="ce14">
            <text:p>2.8</text:p>
          </table:table-cell>
          <table:table-cell office:value-type="float" office:value="2.8010000000000002" table:formula="of:=[.I34]+0.001" table:style-name="ce14">
            <text:p>2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596" table:style-name="ce34">
            <text:p>289596</text:p>
          </table:table-cell>
          <table:table-cell office:value-type="string" table:style-name="ce34">
            <text:p>METAL BUTTON PITA 2HOLE, 19MM ZINC ALLOY, GREY DOFF</text:p>
          </table:table-cell>
          <table:table-cell table:style-name="ce14"/>
          <table:table-cell office:value-type="float" office:value="1000" table:style-name="ce34">
            <text:p>1000</text:p>
          </table:table-cell>
          <table:table-cell office:value-type="string" table:style-name="ce34">
            <text:p>PC</text:p>
          </table:table-cell>
          <table:table-cell office:value-type="float" office:value="2" table:formula="of:=[.G35]*0.002" table:style-name="ce14">
            <text:p>2</text:p>
          </table:table-cell>
          <table:table-cell office:value-type="float" office:value="2.0009999999999999" table:formula="of:=[.I35]+0.001" table:style-name="ce14">
            <text:p>2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0230" table:style-name="ce34">
            <text:p>260230</text:p>
          </table:table-cell>
          <table:table-cell office:value-type="string" table:style-name="ce34">
            <text:p>ID LABEL</text:p>
          </table:table-cell>
          <table:table-cell table:style-name="ce14"/>
          <table:table-cell office:value-type="float" office:value="2000" table:style-name="ce34">
            <text:p>2000</text:p>
          </table:table-cell>
          <table:table-cell office:value-type="string" table:style-name="ce34">
            <text:p>PC</text:p>
          </table:table-cell>
          <table:table-cell office:value-type="float" office:value="4" table:formula="of:=[.G36]*0.002" table:style-name="ce14">
            <text:p>4</text:p>
          </table:table-cell>
          <table:table-cell office:value-type="float" office:value="4.0010000000000003" table:formula="of:=[.I36]+0.001" table:style-name="ce14">
            <text:p>4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4495" table:style-name="ce34">
            <text:p>284495</text:p>
          </table:table-cell>
          <table:table-cell office:value-type="string" table:style-name="ce34">
            <text:p>3953, 40/2</text:p>
          </table:table-cell>
          <table:table-cell table:style-name="ce14"/>
          <table:table-cell office:value-type="float" office:value="64" table:style-name="ce14">
            <text:p>64</text:p>
          </table:table-cell>
          <table:table-cell office:value-type="string" table:style-name="ce34">
            <text:p>CO</text:p>
          </table:table-cell>
          <table:table-cell office:value-type="float" office:value="0.128" table:formula="of:=[.G37]*0.002" table:style-name="ce14">
            <text:p>0.128</text:p>
          </table:table-cell>
          <table:table-cell office:value-type="float" office:value="0.129" table:formula="of:=[.I37]+0.001" table:style-name="ce14">
            <text:p>0.12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8037" table:style-name="ce34">
            <text:p>288037</text:p>
          </table:table-cell>
          <table:table-cell office:value-type="string" table:style-name="ce34">
            <text:p>3876, 40/2</text:p>
          </table:table-cell>
          <table:table-cell table:style-name="ce14"/>
          <table:table-cell office:value-type="float" office:value="64" table:style-name="ce14">
            <text:p>64</text:p>
          </table:table-cell>
          <table:table-cell office:value-type="string" table:style-name="ce34">
            <text:p>CO</text:p>
          </table:table-cell>
          <table:table-cell office:value-type="float" office:value="0.128" table:formula="of:=[.G38]*0.002" table:style-name="ce14">
            <text:p>0.128</text:p>
          </table:table-cell>
          <table:table-cell office:value-type="float" office:value="0.129" table:formula="of:=[.I38]+0.001" table:style-name="ce14">
            <text:p>0.12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55786" table:style-name="ce34">
            <text:p>255786</text:p>
          </table:table-cell>
          <table:table-cell office:value-type="string" table:style-name="ce34">
            <text:p>C/L EIGER, TROPIC DRY COL. <text:s/>WHITE</text:p>
          </table:table-cell>
          <table:table-cell table:style-name="ce14"/>
          <table:table-cell office:value-type="float" office:value="2000" table:style-name="ce34">
            <text:p>2000</text:p>
          </table:table-cell>
          <table:table-cell office:value-type="string" table:style-name="ce34">
            <text:p>PC</text:p>
          </table:table-cell>
          <table:table-cell office:value-type="float" office:value="4" table:formula="of:=[.G39]*0.002" table:style-name="ce14">
            <text:p>4</text:p>
          </table:table-cell>
          <table:table-cell office:value-type="float" office:value="4.0010000000000003" table:formula="of:=[.I39]+0.001" table:style-name="ce14">
            <text:p>4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597" table:style-name="ce34">
            <text:p>289597</text:p>
          </table:table-cell>
          <table:table-cell office:value-type="string" table:style-name="ce34">
            <text:p>GROSSGRAIN TP-476, 1/4" COL.18-1651 TCX (MR 2423)OPT C</text:p>
          </table:table-cell>
          <table:table-cell table:style-name="ce14"/>
          <table:table-cell office:value-type="float" office:value="400" table:style-name="ce34">
            <text:p>400</text:p>
          </table:table-cell>
          <table:table-cell office:value-type="string" table:style-name="ce34">
            <text:p>YD</text:p>
          </table:table-cell>
          <table:table-cell office:value-type="float" office:value="0.8" table:formula="of:=[.G40]*0.002" table:style-name="ce14">
            <text:p>0.8</text:p>
          </table:table-cell>
          <table:table-cell office:value-type="float" office:value="0.80100000000000005" table:formula="of:=[.I40]+0.001" table:style-name="ce14">
            <text:p>0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604" table:style-name="ce34">
            <text:p>289604</text:p>
          </table:table-cell>
          <table:table-cell office:value-type="string" table:style-name="ce34">
            <text:p>HTL EIGER EMT LOGO 2.5 COOL GREY 8C</text:p>
          </table:table-cell>
          <table:table-cell table:style-name="ce14"/>
          <table:table-cell office:value-type="float" office:value="1000" table:style-name="ce34">
            <text:p>1000</text:p>
          </table:table-cell>
          <table:table-cell office:value-type="string" table:style-name="ce34">
            <text:p>PC</text:p>
          </table:table-cell>
          <table:table-cell office:value-type="float" office:value="2" table:formula="of:=[.G41]*0.002" table:style-name="ce14">
            <text:p>2</text:p>
          </table:table-cell>
          <table:table-cell office:value-type="float" office:value="2.0009999999999999" table:formula="of:=[.I41]+0.001" table:style-name="ce14">
            <text:p>2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54783" table:style-name="ce34">
            <text:p>254783</text:p>
          </table:table-cell>
          <table:table-cell office:value-type="string" table:style-name="ce34">
            <text:p>CARE LABEL, EIGER PANTS</text:p>
          </table:table-cell>
          <table:table-cell table:style-name="ce14"/>
          <table:table-cell office:value-type="float" office:value="2000" table:style-name="ce34">
            <text:p>2000</text:p>
          </table:table-cell>
          <table:table-cell office:value-type="string" table:style-name="ce34">
            <text:p>PC</text:p>
          </table:table-cell>
          <table:table-cell office:value-type="float" office:value="4" table:formula="of:=[.G42]*0.002" table:style-name="ce14">
            <text:p>4</text:p>
          </table:table-cell>
          <table:table-cell office:value-type="float" office:value="4.0010000000000003" table:formula="of:=[.I42]+0.001" table:style-name="ce14">
            <text:p>4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656" table:style-name="ce34">
            <text:p>287656</text:p>
          </table:table-cell>
          <table:table-cell office:value-type="string" table:style-name="ce34">
            <text:p>ZIPPER CFC-456 DA E P14 KENSIN N-ANTI P-TB,13CM,#580</text:p>
          </table:table-cell>
          <table:table-cell table:style-name="ce14"/>
          <table:table-cell office:value-type="float" office:value="1000" table:style-name="ce34">
            <text:p>1000</text:p>
          </table:table-cell>
          <table:table-cell office:value-type="string" table:style-name="ce34">
            <text:p>PC</text:p>
          </table:table-cell>
          <table:table-cell office:value-type="float" office:value="2" table:formula="of:=[.G43]*0.002" table:style-name="ce14">
            <text:p>2</text:p>
          </table:table-cell>
          <table:table-cell office:value-type="float" office:value="2.0009999999999999" table:formula="of:=[.I43]+0.001" table:style-name="ce14">
            <text:p>2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595" table:style-name="ce34">
            <text:p>289595</text:p>
          </table:table-cell>
          <table:table-cell office:value-type="string" table:style-name="ce34">
            <text:p>ZIPPER CFC-456 DA E P14 KENSIN N-ANTI P-TB,13CM,#577</text:p>
          </table:table-cell>
          <table:table-cell table:style-name="ce14"/>
          <table:table-cell office:value-type="float" office:value="1000" table:style-name="ce34">
            <text:p>1000</text:p>
          </table:table-cell>
          <table:table-cell office:value-type="string" table:style-name="ce34">
            <text:p>PC</text:p>
          </table:table-cell>
          <table:table-cell office:value-type="float" office:value="2" table:formula="of:=[.G44]*0.002" table:style-name="ce14">
            <text:p>2</text:p>
          </table:table-cell>
          <table:table-cell office:value-type="float" office:value="2.0009999999999999" table:formula="of:=[.I44]+0.001" table:style-name="ce14">
            <text:p>2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3" table:style-name="ce34">
            <text:p>269913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S</text:p>
          </table:table-cell>
          <table:table-cell office:value-type="float" office:value="360" table:style-name="ce34">
            <text:p>360</text:p>
          </table:table-cell>
          <table:table-cell office:value-type="string" table:style-name="ce34">
            <text:p>PC</text:p>
          </table:table-cell>
          <table:table-cell office:value-type="float" office:value="0.72" table:formula="of:=[.G45]*0.002" table:style-name="ce14">
            <text:p>0.72</text:p>
          </table:table-cell>
          <table:table-cell office:value-type="float" office:value="0.72099999999999997" table:formula="of:=[.I45]+0.001" table:style-name="ce14">
            <text:p>0.72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4" table:style-name="ce34">
            <text:p>269914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M</text:p>
          </table:table-cell>
          <table:table-cell office:value-type="float" office:value="716" table:style-name="ce34">
            <text:p>716</text:p>
          </table:table-cell>
          <table:table-cell office:value-type="string" table:style-name="ce34">
            <text:p>PC</text:p>
          </table:table-cell>
          <table:table-cell office:value-type="float" office:value="1.4319999999999999" table:formula="of:=[.G46]*0.002" table:style-name="ce14">
            <text:p>1.432</text:p>
          </table:table-cell>
          <table:table-cell office:value-type="float" office:value="1.4329999999999998" table:formula="of:=[.I46]+0.001" table:style-name="ce14">
            <text:p>1.43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5" table:style-name="ce34">
            <text:p>269915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L</text:p>
          </table:table-cell>
          <table:table-cell office:value-type="float" office:value="584" table:style-name="ce34">
            <text:p>584</text:p>
          </table:table-cell>
          <table:table-cell office:value-type="string" table:style-name="ce34">
            <text:p>PC</text:p>
          </table:table-cell>
          <table:table-cell office:value-type="float" office:value="1.1679999999999999" table:formula="of:=[.G47]*0.002" table:style-name="ce14">
            <text:p>1.168</text:p>
          </table:table-cell>
          <table:table-cell office:value-type="float" office:value="1.1689999999999998" table:formula="of:=[.I47]+0.001" table:style-name="ce14">
            <text:p>1.16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6" table:style-name="ce34">
            <text:p>269916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XL</text:p>
          </table:table-cell>
          <table:table-cell office:value-type="float" office:value="222" table:style-name="ce34">
            <text:p>222</text:p>
          </table:table-cell>
          <table:table-cell office:value-type="string" table:style-name="ce34">
            <text:p>PC</text:p>
          </table:table-cell>
          <table:table-cell office:value-type="float" office:value="0.44400000000000001" table:formula="of:=[.G48]*0.002" table:style-name="ce14">
            <text:p>0.444</text:p>
          </table:table-cell>
          <table:table-cell office:value-type="float" office:value="0.44500000000000001" table:formula="of:=[.I48]+0.001" table:style-name="ce14">
            <text:p>0.44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17" table:style-name="ce34">
            <text:p>269917</text:p>
          </table:table-cell>
          <table:table-cell office:value-type="string" table:style-name="ce34">
            <text:p>MAIN LABEL NEMOS PRINT HD <text:s/>WOMEN SERIES,BLACK</text:p>
          </table:table-cell>
          <table:table-cell office:value-type="string" table:style-name="ce14">
            <text:p>2XL</text:p>
          </table:table-cell>
          <table:table-cell office:value-type="float" office:value="118" table:style-name="ce34">
            <text:p>118</text:p>
          </table:table-cell>
          <table:table-cell office:value-type="string" table:style-name="ce34">
            <text:p>PC</text:p>
          </table:table-cell>
          <table:table-cell office:value-type="float" office:value="0.23600000000000002" table:formula="of:=[.G49]*0.002" table:style-name="ce14">
            <text:p>0.236</text:p>
          </table:table-cell>
          <table:table-cell office:value-type="float" office:value="0.23700000000000002" table:formula="of:=[.I49]+0.001" table:style-name="ce14">
            <text:p>0.237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office:value-type="string" table:number-columns-spanned="1" table:number-rows-spanned="24" table:style-name="ce28">
            <text:p>PANTSEIG910008637 LC23</text:p>
          </table:table-cell>
          <table:table-cell office:value-type="float" office:value="180034" table:number-columns-spanned="1" table:number-rows-spanned="24" table:style-name="ce27">
            <text:p>180034</text:p>
          </table:table-cell>
          <table:table-cell office:value-type="float" office:value="289781" table:style-name="ce34">
            <text:p>289781</text:p>
          </table:table-cell>
          <table:table-cell office:value-type="string" table:style-name="ce34">
            <text:p>M/L TECHNICAL TAPE LOOP MENS</text:p>
          </table:table-cell>
          <table:table-cell office:value-type="float" office:value="29" table:style-name="ce14">
            <text:p>29</text:p>
          </table:table-cell>
          <table:table-cell office:value-type="float" office:value="206" table:style-name="ce34">
            <text:p>206</text:p>
          </table:table-cell>
          <table:table-cell office:value-type="string" table:style-name="ce34">
            <text:p>PC</text:p>
          </table:table-cell>
          <table:table-cell office:value-type="float" office:value="0.41200000000000003" table:formula="of:=[.G50]*0.002" table:style-name="ce14">
            <text:p>0.412</text:p>
          </table:table-cell>
          <table:table-cell office:value-type="float" office:value="0.41300000000000003" table:formula="of:=[.I50]+0.001" table:style-name="ce14">
            <text:p>0.41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2" table:style-name="ce34">
            <text:p>289782</text:p>
          </table:table-cell>
          <table:table-cell office:value-type="string" table:style-name="ce34">
            <text:p>M/L TECHNICAL TAPE LOOP MENS</text:p>
          </table:table-cell>
          <table:table-cell office:value-type="float" office:value="30" table:style-name="ce14">
            <text:p>30</text:p>
          </table:table-cell>
          <table:table-cell office:value-type="float" office:value="272" table:style-name="ce34">
            <text:p>272</text:p>
          </table:table-cell>
          <table:table-cell office:value-type="string" table:style-name="ce34">
            <text:p>PC</text:p>
          </table:table-cell>
          <table:table-cell office:value-type="float" office:value="0.54400000000000004" table:formula="of:=[.G51]*0.002" table:style-name="ce14">
            <text:p>0.544</text:p>
          </table:table-cell>
          <table:table-cell office:value-type="float" office:value="0.54500000000000004" table:formula="of:=[.I51]+0.001" table:style-name="ce14">
            <text:p>0.54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3" table:style-name="ce34">
            <text:p>289783</text:p>
          </table:table-cell>
          <table:table-cell office:value-type="string" table:style-name="ce34">
            <text:p>M/L TECHNICAL TAPE LOOP MENS</text:p>
          </table:table-cell>
          <table:table-cell office:value-type="float" office:value="31" table:style-name="ce14">
            <text:p>31</text:p>
          </table:table-cell>
          <table:table-cell office:value-type="float" office:value="372" table:style-name="ce34">
            <text:p>372</text:p>
          </table:table-cell>
          <table:table-cell office:value-type="string" table:style-name="ce34">
            <text:p>PC</text:p>
          </table:table-cell>
          <table:table-cell office:value-type="float" office:value="0.74399999999999999" table:formula="of:=[.G52]*0.002" table:style-name="ce14">
            <text:p>0.744</text:p>
          </table:table-cell>
          <table:table-cell office:value-type="float" office:value="0.745" table:formula="of:=[.I52]+0.001" table:style-name="ce14">
            <text:p>0.74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4" table:style-name="ce34">
            <text:p>289784</text:p>
          </table:table-cell>
          <table:table-cell office:value-type="string" table:style-name="ce34">
            <text:p>M/L TECHNICAL TAPE LOOP MENS</text:p>
          </table:table-cell>
          <table:table-cell office:value-type="float" office:value="32" table:style-name="ce14">
            <text:p>32</text:p>
          </table:table-cell>
          <table:table-cell office:value-type="float" office:value="360" table:style-name="ce34">
            <text:p>360</text:p>
          </table:table-cell>
          <table:table-cell office:value-type="string" table:style-name="ce34">
            <text:p>PC</text:p>
          </table:table-cell>
          <table:table-cell office:value-type="float" office:value="0.72" table:formula="of:=[.G53]*0.002" table:style-name="ce14">
            <text:p>0.72</text:p>
          </table:table-cell>
          <table:table-cell office:value-type="float" office:value="0.72099999999999997" table:formula="of:=[.I53]+0.001" table:style-name="ce14">
            <text:p>0.72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5" table:style-name="ce34">
            <text:p>289785</text:p>
          </table:table-cell>
          <table:table-cell office:value-type="string" table:style-name="ce34">
            <text:p>M/L TECHNICAL TAPE LOOP MENS</text:p>
          </table:table-cell>
          <table:table-cell office:value-type="float" office:value="33" table:style-name="ce14">
            <text:p>33</text:p>
          </table:table-cell>
          <table:table-cell office:value-type="float" office:value="356" table:style-name="ce34">
            <text:p>356</text:p>
          </table:table-cell>
          <table:table-cell office:value-type="string" table:style-name="ce34">
            <text:p>PC</text:p>
          </table:table-cell>
          <table:table-cell office:value-type="float" office:value="0.71199999999999997" table:formula="of:=[.G54]*0.002" table:style-name="ce14">
            <text:p>0.712</text:p>
          </table:table-cell>
          <table:table-cell office:value-type="float" office:value="0.71299999999999997" table:formula="of:=[.I54]+0.001" table:style-name="ce14">
            <text:p>0.71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6" table:style-name="ce34">
            <text:p>289786</text:p>
          </table:table-cell>
          <table:table-cell office:value-type="string" table:style-name="ce34">
            <text:p>M/L TECHNICAL TAPE LOOP MENS</text:p>
          </table:table-cell>
          <table:table-cell office:value-type="float" office:value="34" table:style-name="ce14">
            <text:p>34</text:p>
          </table:table-cell>
          <table:table-cell office:value-type="float" office:value="318" table:style-name="ce34">
            <text:p>318</text:p>
          </table:table-cell>
          <table:table-cell office:value-type="string" table:style-name="ce34">
            <text:p>PC</text:p>
          </table:table-cell>
          <table:table-cell office:value-type="float" office:value="0.63600000000000001" table:formula="of:=[.G55]*0.002" table:style-name="ce14">
            <text:p>0.636</text:p>
          </table:table-cell>
          <table:table-cell office:value-type="float" office:value="0.63700000000000001" table:formula="of:=[.I55]+0.001" table:style-name="ce14">
            <text:p>0.637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7" table:style-name="ce34">
            <text:p>289787</text:p>
          </table:table-cell>
          <table:table-cell office:value-type="string" table:style-name="ce34">
            <text:p>M/L TECHNICAL TAPE LOOP MENS</text:p>
          </table:table-cell>
          <table:table-cell office:value-type="float" office:value="36" table:style-name="ce14">
            <text:p>36</text:p>
          </table:table-cell>
          <table:table-cell office:value-type="float" office:value="212" table:style-name="ce34">
            <text:p>212</text:p>
          </table:table-cell>
          <table:table-cell office:value-type="string" table:style-name="ce34">
            <text:p>PC</text:p>
          </table:table-cell>
          <table:table-cell office:value-type="float" office:value="0.42399999999999999" table:formula="of:=[.G56]*0.002" table:style-name="ce14">
            <text:p>0.424</text:p>
          </table:table-cell>
          <table:table-cell office:value-type="float" office:value="0.42499999999999999" table:formula="of:=[.I56]+0.001" table:style-name="ce14">
            <text:p>0.42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8" table:style-name="ce34">
            <text:p>289788</text:p>
          </table:table-cell>
          <table:table-cell office:value-type="string" table:style-name="ce34">
            <text:p>M/L TECHNICAL TAPE LOOP MENS</text:p>
          </table:table-cell>
          <table:table-cell office:value-type="float" office:value="38" table:style-name="ce14">
            <text:p>38</text:p>
          </table:table-cell>
          <table:table-cell office:value-type="float" office:value="162" table:style-name="ce34">
            <text:p>162</text:p>
          </table:table-cell>
          <table:table-cell office:value-type="string" table:style-name="ce34">
            <text:p>PC</text:p>
          </table:table-cell>
          <table:table-cell office:value-type="float" office:value="0.32400000000000001" table:formula="of:=[.G57]*0.002" table:style-name="ce14">
            <text:p>0.324</text:p>
          </table:table-cell>
          <table:table-cell office:value-type="float" office:value="0.32500000000000001" table:formula="of:=[.I57]+0.001" table:style-name="ce14">
            <text:p>0.32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9" table:style-name="ce34">
            <text:p>289789</text:p>
          </table:table-cell>
          <table:table-cell office:value-type="string" table:style-name="ce34">
            <text:p>M/L TECHNICAL TAPE LOOP MENS</text:p>
          </table:table-cell>
          <table:table-cell office:value-type="float" office:value="40" table:style-name="ce14">
            <text:p>40</text:p>
          </table:table-cell>
          <table:table-cell office:value-type="float" office:value="142" table:style-name="ce34">
            <text:p>142</text:p>
          </table:table-cell>
          <table:table-cell office:value-type="string" table:style-name="ce34">
            <text:p>PC</text:p>
          </table:table-cell>
          <table:table-cell office:value-type="float" office:value="0.28400000000000003" table:formula="of:=[.G58]*0.002" table:style-name="ce14">
            <text:p>0.284</text:p>
          </table:table-cell>
          <table:table-cell office:value-type="float" office:value="0.28500000000000003" table:formula="of:=[.I58]+0.001" table:style-name="ce14">
            <text:p>0.28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54783" table:style-name="ce34">
            <text:p>254783</text:p>
          </table:table-cell>
          <table:table-cell office:value-type="string" table:style-name="ce34">
            <text:p>CARE LABEL, EIGER PANTS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59]*0.002" table:style-name="ce14">
            <text:p>4.8</text:p>
          </table:table-cell>
          <table:table-cell office:value-type="float" office:value="4.8010000000000002" table:formula="of:=[.I59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29" table:style-name="ce34">
            <text:p>269929</text:p>
          </table:table-cell>
          <table:table-cell office:value-type="string" table:style-name="ce34">
            <text:p>C/L EIGER, TROPIC REPPELENT COL. WHITE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60]*0.002" table:style-name="ce14">
            <text:p>4.8</text:p>
          </table:table-cell>
          <table:table-cell office:value-type="float" office:value="4.8010000000000002" table:formula="of:=[.I60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0230" table:style-name="ce34">
            <text:p>260230</text:p>
          </table:table-cell>
          <table:table-cell office:value-type="string" table:style-name="ce34">
            <text:p>ID LABEL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61]*0.002" table:style-name="ce14">
            <text:p>4.8</text:p>
          </table:table-cell>
          <table:table-cell office:value-type="float" office:value="4.8010000000000002" table:formula="of:=[.I61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73933" table:style-name="ce34">
            <text:p>273933</text:p>
          </table:table-cell>
          <table:table-cell office:value-type="string" table:style-name="ce34">
            <text:p>SLIP LABEL EIGER MOUNTENERING NLS229023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62]*0.002" table:style-name="ce14">
            <text:p>4.8</text:p>
          </table:table-cell>
          <table:table-cell office:value-type="float" office:value="4.8010000000000002" table:formula="of:=[.I62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90" table:style-name="ce34">
            <text:p>289790</text:p>
          </table:table-cell>
          <table:table-cell office:value-type="string" table:style-name="ce34">
            <text:p>ELASTIC <text:s/>KP 189 1 3/4 <text:s/>, WHITE</text:p>
          </table:table-cell>
          <table:table-cell table:style-name="ce14"/>
          <table:table-cell office:value-type="float" office:value="1824" table:style-name="ce34">
            <text:p>1824</text:p>
          </table:table-cell>
          <table:table-cell office:value-type="string" table:style-name="ce34">
            <text:p>YD</text:p>
          </table:table-cell>
          <table:table-cell office:value-type="float" office:value="3.6480000000000001" table:formula="of:=[.G63]*0.002" table:style-name="ce14">
            <text:p>3.648</text:p>
          </table:table-cell>
          <table:table-cell office:value-type="float" office:value="3.649" table:formula="of:=[.I63]+0.001" table:style-name="ce14">
            <text:p>3.64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91" table:style-name="ce34">
            <text:p>289791</text:p>
          </table:table-cell>
          <table:table-cell office:value-type="string" table:style-name="ce34">
            <text:p>ELASTIC STRING 2MM, ART.69R MJ</text:p>
          </table:table-cell>
          <table:table-cell table:style-name="ce14"/>
          <table:table-cell office:value-type="float" office:value="3840" table:style-name="ce34">
            <text:p>3840</text:p>
          </table:table-cell>
          <table:table-cell office:value-type="string" table:style-name="ce34">
            <text:p>YD</text:p>
          </table:table-cell>
          <table:table-cell office:value-type="float" office:value="7.68" table:formula="of:=[.G64]*0.002" table:style-name="ce14">
            <text:p>7.68</text:p>
          </table:table-cell>
          <table:table-cell office:value-type="float" office:value="7.681" table:formula="of:=[.I64]+0.001" table:style-name="ce14">
            <text:p>7.68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92" table:style-name="ce34">
            <text:p>289792</text:p>
          </table:table-cell>
          <table:table-cell office:value-type="string" table:style-name="ce34">
            <text:p>BEADS CORD + ADJUSTER (SET)</text:p>
          </table:table-cell>
          <table:table-cell table:style-name="ce14"/>
          <table:table-cell office:value-type="float" office:value="4800" table:style-name="ce34">
            <text:p>4800</text:p>
          </table:table-cell>
          <table:table-cell office:value-type="string" table:style-name="ce34">
            <text:p>ST</text:p>
          </table:table-cell>
          <table:table-cell office:value-type="float" office:value="9.6" table:formula="of:=[.G65]*0.002" table:style-name="ce14">
            <text:p>9.6</text:p>
          </table:table-cell>
          <table:table-cell office:value-type="float" office:value="9.6009999999999991" table:formula="of:=[.I65]+0.001" table:style-name="ce14">
            <text:p>9.6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93" table:style-name="ce34">
            <text:p>289793</text:p>
          </table:table-cell>
          <table:table-cell office:value-type="string" table:style-name="ce34">
            <text:p>ZIPPER COIL ZIP #3 REVERSED UK. 6", DFBW BLACK #580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66]*0.002" table:style-name="ce14">
            <text:p>4.8</text:p>
          </table:table-cell>
          <table:table-cell office:value-type="float" office:value="4.8010000000000002" table:formula="of:=[.I66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94" table:style-name="ce34">
            <text:p>289794</text:p>
          </table:table-cell>
          <table:table-cell office:value-type="string" table:style-name="ce34">
            <text:p>ZIPPER COIL ZIP #3 REVERSED UK. 6", DFBW, L.GREY #JJ566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67]*0.002" table:style-name="ce14">
            <text:p>4.8</text:p>
          </table:table-cell>
          <table:table-cell office:value-type="float" office:value="4.8010000000000002" table:formula="of:=[.I67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96" table:style-name="ce34">
            <text:p>289796</text:p>
          </table:table-cell>
          <table:table-cell office:value-type="string" table:style-name="ce34">
            <text:p>HTL EIGER EMT LOGO 2.5 COL. LUNAR ROCK 14-4201 TCX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68]*0.002" table:style-name="ce14">
            <text:p>4.8</text:p>
          </table:table-cell>
          <table:table-cell office:value-type="float" office:value="4.8010000000000002" table:formula="of:=[.I68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45846" table:style-name="ce34">
            <text:p>245846</text:p>
          </table:table-cell>
          <table:table-cell office:value-type="string" table:style-name="ce34">
            <text:p>HTL EMT SH SR REFLECTIVE 0,9594 x 4 CM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69]*0.002" table:style-name="ce14">
            <text:p>4.8</text:p>
          </table:table-cell>
          <table:table-cell office:value-type="float" office:value="4.8010000000000002" table:formula="of:=[.I69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156" table:style-name="ce34">
            <text:p>291156</text:p>
          </table:table-cell>
          <table:table-cell office:value-type="string" table:style-name="ce34">
            <text:p>FLAT DRAWCORD POLY#4153F MJ BLACK 2C</text:p>
          </table:table-cell>
          <table:table-cell table:style-name="ce14"/>
          <table:table-cell office:value-type="float" office:value="1800" table:style-name="ce34">
            <text:p>1800</text:p>
          </table:table-cell>
          <table:table-cell office:value-type="string" table:style-name="ce34">
            <text:p>YD</text:p>
          </table:table-cell>
          <table:table-cell office:value-type="float" office:value="3.6" table:formula="of:=[.G70]*0.002" table:style-name="ce14">
            <text:p>3.6</text:p>
          </table:table-cell>
          <table:table-cell office:value-type="float" office:value="3.601" table:formula="of:=[.I70]+0.001" table:style-name="ce14">
            <text:p>3.6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157" table:style-name="ce34">
            <text:p>291157</text:p>
          </table:table-cell>
          <table:table-cell office:value-type="string" table:style-name="ce34">
            <text:p>FLAT DRAWCORD POLY#4153F MJ 18-0306 GUN METAL</text:p>
          </table:table-cell>
          <table:table-cell table:style-name="ce14"/>
          <table:table-cell office:value-type="float" office:value="1800" table:style-name="ce34">
            <text:p>1800</text:p>
          </table:table-cell>
          <table:table-cell office:value-type="string" table:style-name="ce34">
            <text:p>YD</text:p>
          </table:table-cell>
          <table:table-cell office:value-type="float" office:value="3.6" table:formula="of:=[.G71]*0.002" table:style-name="ce14">
            <text:p>3.6</text:p>
          </table:table-cell>
          <table:table-cell office:value-type="float" office:value="3.601" table:formula="of:=[.I71]+0.001" table:style-name="ce14">
            <text:p>3.6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158" table:style-name="ce34">
            <text:p>291158</text:p>
          </table:table-cell>
          <table:table-cell office:value-type="string" table:style-name="ce34">
            <text:p>PULLER CORD POLY UK.1.5MM, BLACK</text:p>
          </table:table-cell>
          <table:table-cell table:style-name="ce14"/>
          <table:table-cell office:value-type="float" office:value="600" table:style-name="ce34">
            <text:p>600</text:p>
          </table:table-cell>
          <table:table-cell office:value-type="string" table:style-name="ce34">
            <text:p>YD</text:p>
          </table:table-cell>
          <table:table-cell office:value-type="float" office:value="1.2" table:formula="of:=[.G72]*0.002" table:style-name="ce14">
            <text:p>1.2</text:p>
          </table:table-cell>
          <table:table-cell office:value-type="float" office:value="1.2009999999999998" table:formula="of:=[.I72]+0.001" table:style-name="ce14">
            <text:p>1.2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159" table:style-name="ce34">
            <text:p>291159</text:p>
          </table:table-cell>
          <table:table-cell office:value-type="string" table:style-name="ce34">
            <text:p>PULLER CORD POLY UK.1.5MM, L.GREY</text:p>
          </table:table-cell>
          <table:table-cell table:style-name="ce14"/>
          <table:table-cell office:value-type="float" office:value="600" table:style-name="ce34">
            <text:p>600</text:p>
          </table:table-cell>
          <table:table-cell office:value-type="string" table:style-name="ce34">
            <text:p>YD</text:p>
          </table:table-cell>
          <table:table-cell office:value-type="float" office:value="1.2" table:formula="of:=[.G73]*0.002" table:style-name="ce14">
            <text:p>1.2</text:p>
          </table:table-cell>
          <table:table-cell office:value-type="float" office:value="1.2009999999999998" table:formula="of:=[.I73]+0.001" table:style-name="ce14">
            <text:p>1.20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office:value-type="string" table:number-columns-spanned="1" table:number-rows-spanned="22" table:style-name="ce28">
            <text:p>SPANTEIG910008640 LC23</text:p>
          </table:table-cell>
          <table:table-cell office:value-type="float" office:value="180035" table:number-columns-spanned="1" table:number-rows-spanned="22" table:style-name="ce27">
            <text:p>180035</text:p>
          </table:table-cell>
          <table:table-cell office:value-type="float" office:value="289781" table:style-name="ce34">
            <text:p>289781</text:p>
          </table:table-cell>
          <table:table-cell office:value-type="string" table:style-name="ce34">
            <text:p>M/L TECHNICAL TAPE LOOP MENS</text:p>
          </table:table-cell>
          <table:table-cell office:value-type="float" office:value="29" table:style-name="ce14">
            <text:p>29</text:p>
          </table:table-cell>
          <table:table-cell office:value-type="float" office:value="206" table:style-name="ce34">
            <text:p>206</text:p>
          </table:table-cell>
          <table:table-cell office:value-type="string" table:style-name="ce34">
            <text:p>PC</text:p>
          </table:table-cell>
          <table:table-cell office:value-type="float" office:value="0.41200000000000003" table:formula="of:=[.G74]*0.002" table:style-name="ce14">
            <text:p>0.412</text:p>
          </table:table-cell>
          <table:table-cell office:value-type="float" office:value="0.41300000000000003" table:formula="of:=[.I74]+0.001" table:style-name="ce14">
            <text:p>0.41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2" table:style-name="ce34">
            <text:p>289782</text:p>
          </table:table-cell>
          <table:table-cell office:value-type="string" table:style-name="ce34">
            <text:p>M/L TECHNICAL TAPE LOOP MENS</text:p>
          </table:table-cell>
          <table:table-cell office:value-type="float" office:value="30" table:style-name="ce14">
            <text:p>30</text:p>
          </table:table-cell>
          <table:table-cell office:value-type="float" office:value="272" table:style-name="ce34">
            <text:p>272</text:p>
          </table:table-cell>
          <table:table-cell office:value-type="string" table:style-name="ce34">
            <text:p>PC</text:p>
          </table:table-cell>
          <table:table-cell office:value-type="float" office:value="0.54400000000000004" table:formula="of:=[.G75]*0.002" table:style-name="ce14">
            <text:p>0.544</text:p>
          </table:table-cell>
          <table:table-cell office:value-type="float" office:value="0.54500000000000004" table:formula="of:=[.I75]+0.001" table:style-name="ce14">
            <text:p>0.54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3" table:style-name="ce34">
            <text:p>289783</text:p>
          </table:table-cell>
          <table:table-cell office:value-type="string" table:style-name="ce34">
            <text:p>M/L TECHNICAL TAPE LOOP MENS</text:p>
          </table:table-cell>
          <table:table-cell office:value-type="float" office:value="31" table:style-name="ce14">
            <text:p>31</text:p>
          </table:table-cell>
          <table:table-cell office:value-type="float" office:value="372" table:style-name="ce34">
            <text:p>372</text:p>
          </table:table-cell>
          <table:table-cell office:value-type="string" table:style-name="ce34">
            <text:p>PC</text:p>
          </table:table-cell>
          <table:table-cell office:value-type="float" office:value="0.74399999999999999" table:formula="of:=[.G76]*0.002" table:style-name="ce14">
            <text:p>0.744</text:p>
          </table:table-cell>
          <table:table-cell office:value-type="float" office:value="0.745" table:formula="of:=[.I76]+0.001" table:style-name="ce14">
            <text:p>0.74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4" table:style-name="ce34">
            <text:p>289784</text:p>
          </table:table-cell>
          <table:table-cell office:value-type="string" table:style-name="ce34">
            <text:p>M/L TECHNICAL TAPE LOOP MENS</text:p>
          </table:table-cell>
          <table:table-cell office:value-type="float" office:value="32" table:style-name="ce14">
            <text:p>32</text:p>
          </table:table-cell>
          <table:table-cell office:value-type="float" office:value="360" table:style-name="ce34">
            <text:p>360</text:p>
          </table:table-cell>
          <table:table-cell office:value-type="string" table:style-name="ce34">
            <text:p>PC</text:p>
          </table:table-cell>
          <table:table-cell office:value-type="float" office:value="0.72" table:formula="of:=[.G77]*0.002" table:style-name="ce14">
            <text:p>0.72</text:p>
          </table:table-cell>
          <table:table-cell office:value-type="float" office:value="0.72099999999999997" table:formula="of:=[.I77]+0.001" table:style-name="ce14">
            <text:p>0.72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5" table:style-name="ce34">
            <text:p>289785</text:p>
          </table:table-cell>
          <table:table-cell office:value-type="string" table:style-name="ce34">
            <text:p>M/L TECHNICAL TAPE LOOP MENS</text:p>
          </table:table-cell>
          <table:table-cell office:value-type="float" office:value="33" table:style-name="ce14">
            <text:p>33</text:p>
          </table:table-cell>
          <table:table-cell office:value-type="float" office:value="356" table:style-name="ce34">
            <text:p>356</text:p>
          </table:table-cell>
          <table:table-cell office:value-type="string" table:style-name="ce34">
            <text:p>PC</text:p>
          </table:table-cell>
          <table:table-cell office:value-type="float" office:value="0.71199999999999997" table:formula="of:=[.G78]*0.002" table:style-name="ce14">
            <text:p>0.712</text:p>
          </table:table-cell>
          <table:table-cell office:value-type="float" office:value="0.71299999999999997" table:formula="of:=[.I78]+0.001" table:style-name="ce14">
            <text:p>0.71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6" table:style-name="ce34">
            <text:p>289786</text:p>
          </table:table-cell>
          <table:table-cell office:value-type="string" table:style-name="ce34">
            <text:p>M/L TECHNICAL TAPE LOOP MENS</text:p>
          </table:table-cell>
          <table:table-cell office:value-type="float" office:value="34" table:style-name="ce14">
            <text:p>34</text:p>
          </table:table-cell>
          <table:table-cell office:value-type="float" office:value="318" table:style-name="ce34">
            <text:p>318</text:p>
          </table:table-cell>
          <table:table-cell office:value-type="string" table:style-name="ce34">
            <text:p>PC</text:p>
          </table:table-cell>
          <table:table-cell office:value-type="float" office:value="0.63600000000000001" table:formula="of:=[.G79]*0.002" table:style-name="ce14">
            <text:p>0.636</text:p>
          </table:table-cell>
          <table:table-cell office:value-type="float" office:value="0.63700000000000001" table:formula="of:=[.I79]+0.001" table:style-name="ce14">
            <text:p>0.637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7" table:style-name="ce34">
            <text:p>289787</text:p>
          </table:table-cell>
          <table:table-cell office:value-type="string" table:style-name="ce34">
            <text:p>M/L TECHNICAL TAPE LOOP MENS</text:p>
          </table:table-cell>
          <table:table-cell office:value-type="float" office:value="36" table:style-name="ce14">
            <text:p>36</text:p>
          </table:table-cell>
          <table:table-cell office:value-type="float" office:value="212" table:style-name="ce34">
            <text:p>212</text:p>
          </table:table-cell>
          <table:table-cell office:value-type="string" table:style-name="ce34">
            <text:p>PC</text:p>
          </table:table-cell>
          <table:table-cell office:value-type="float" office:value="0.42399999999999999" table:formula="of:=[.G80]*0.002" table:style-name="ce14">
            <text:p>0.424</text:p>
          </table:table-cell>
          <table:table-cell office:value-type="float" office:value="0.42499999999999999" table:formula="of:=[.I80]+0.001" table:style-name="ce14">
            <text:p>0.42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8" table:style-name="ce34">
            <text:p>289788</text:p>
          </table:table-cell>
          <table:table-cell office:value-type="string" table:style-name="ce34">
            <text:p>M/L TECHNICAL TAPE LOOP MENS</text:p>
          </table:table-cell>
          <table:table-cell office:value-type="float" office:value="38" table:style-name="ce14">
            <text:p>38</text:p>
          </table:table-cell>
          <table:table-cell office:value-type="float" office:value="162" table:style-name="ce34">
            <text:p>162</text:p>
          </table:table-cell>
          <table:table-cell office:value-type="string" table:style-name="ce34">
            <text:p>PC</text:p>
          </table:table-cell>
          <table:table-cell office:value-type="float" office:value="0.32400000000000001" table:formula="of:=[.G81]*0.002" table:style-name="ce14">
            <text:p>0.324</text:p>
          </table:table-cell>
          <table:table-cell office:value-type="float" office:value="0.32500000000000001" table:formula="of:=[.I81]+0.001" table:style-name="ce14">
            <text:p>0.32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89" table:style-name="ce34">
            <text:p>289789</text:p>
          </table:table-cell>
          <table:table-cell office:value-type="string" table:style-name="ce34">
            <text:p>M/L TECHNICAL TAPE LOOP MENS</text:p>
          </table:table-cell>
          <table:table-cell office:value-type="float" office:value="40" table:style-name="ce14">
            <text:p>40</text:p>
          </table:table-cell>
          <table:table-cell office:value-type="float" office:value="142" table:style-name="ce34">
            <text:p>142</text:p>
          </table:table-cell>
          <table:table-cell office:value-type="string" table:style-name="ce34">
            <text:p>PC</text:p>
          </table:table-cell>
          <table:table-cell office:value-type="float" office:value="0.28400000000000003" table:formula="of:=[.G82]*0.002" table:style-name="ce14">
            <text:p>0.284</text:p>
          </table:table-cell>
          <table:table-cell office:value-type="float" office:value="0.28500000000000003" table:formula="of:=[.I82]+0.001" table:style-name="ce14">
            <text:p>0.28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54783" table:style-name="ce34">
            <text:p>254783</text:p>
          </table:table-cell>
          <table:table-cell office:value-type="string" table:style-name="ce34">
            <text:p>CARE LABEL, EIGER PANTS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83]*0.002" table:style-name="ce14">
            <text:p>4.8</text:p>
          </table:table-cell>
          <table:table-cell office:value-type="float" office:value="4.8010000000000002" table:formula="of:=[.I83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9929" table:style-name="ce34">
            <text:p>269929</text:p>
          </table:table-cell>
          <table:table-cell office:value-type="string" table:style-name="ce34">
            <text:p>C/L EIGER, TROPIC REPPELENT COL. WHITE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84]*0.002" table:style-name="ce14">
            <text:p>4.8</text:p>
          </table:table-cell>
          <table:table-cell office:value-type="float" office:value="4.8010000000000002" table:formula="of:=[.I84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60230" table:style-name="ce34">
            <text:p>260230</text:p>
          </table:table-cell>
          <table:table-cell office:value-type="string" table:style-name="ce34">
            <text:p>ID LABEL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85]*0.002" table:style-name="ce14">
            <text:p>4.8</text:p>
          </table:table-cell>
          <table:table-cell office:value-type="float" office:value="4.8010000000000002" table:formula="of:=[.I85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73933" table:style-name="ce34">
            <text:p>273933</text:p>
          </table:table-cell>
          <table:table-cell office:value-type="string" table:style-name="ce34">
            <text:p>SLIP LABEL EIGER MOUNTENERING NLS229023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86]*0.002" table:style-name="ce14">
            <text:p>4.8</text:p>
          </table:table-cell>
          <table:table-cell office:value-type="float" office:value="4.8010000000000002" table:formula="of:=[.I86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90" table:style-name="ce34">
            <text:p>289790</text:p>
          </table:table-cell>
          <table:table-cell office:value-type="string" table:style-name="ce34">
            <text:p>ELASTIC <text:s/>KP 189 1 3/4 <text:s/>, WHITE</text:p>
          </table:table-cell>
          <table:table-cell table:style-name="ce14"/>
          <table:table-cell office:value-type="float" office:value="1824" table:style-name="ce34">
            <text:p>1824</text:p>
          </table:table-cell>
          <table:table-cell office:value-type="string" table:style-name="ce34">
            <text:p>YD</text:p>
          </table:table-cell>
          <table:table-cell office:value-type="float" office:value="3.6480000000000001" table:formula="of:=[.G87]*0.002" table:style-name="ce14">
            <text:p>3.648</text:p>
          </table:table-cell>
          <table:table-cell office:value-type="float" office:value="3.649" table:formula="of:=[.I87]+0.001" table:style-name="ce14">
            <text:p>3.64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533" table:style-name="ce34">
            <text:p>290533</text:p>
          </table:table-cell>
          <table:table-cell office:value-type="string" table:style-name="ce34">
            <text:p>ZIPPER COIL ZIP #3 REVERSED UK. 6", DFBW, GREEN #JK625<text:s/>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88]*0.002" table:style-name="ce14">
            <text:p>4.8</text:p>
          </table:table-cell>
          <table:table-cell office:value-type="float" office:value="4.8010000000000002" table:formula="of:=[.I88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534" table:style-name="ce34">
            <text:p>290534</text:p>
          </table:table-cell>
          <table:table-cell office:value-type="string" table:style-name="ce34">
            <text:p>ZIPPER COIL ZIP #3 REVERSED UK. 6", DFBW, OLIVE #J8135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89]*0.002" table:style-name="ce14">
            <text:p>4.8</text:p>
          </table:table-cell>
          <table:table-cell office:value-type="float" office:value="4.8010000000000002" table:formula="of:=[.I89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9796" table:style-name="ce34">
            <text:p>289796</text:p>
          </table:table-cell>
          <table:table-cell office:value-type="string" table:style-name="ce34">
            <text:p>HTL EIGER EMT LOGO 2.5 COL. LUNAR ROCK 14-4201 TCX</text:p>
          </table:table-cell>
          <table:table-cell table:style-name="ce14"/>
          <table:table-cell office:value-type="float" office:value="2400" table:style-name="ce34">
            <text:p>2400</text:p>
          </table:table-cell>
          <table:table-cell office:value-type="string" table:style-name="ce34">
            <text:p>PC</text:p>
          </table:table-cell>
          <table:table-cell office:value-type="float" office:value="4.8" table:formula="of:=[.G90]*0.002" table:style-name="ce14">
            <text:p>4.8</text:p>
          </table:table-cell>
          <table:table-cell office:value-type="float" office:value="4.8010000000000002" table:formula="of:=[.I90]+0.001" table:style-name="ce14">
            <text:p>4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551" table:style-name="ce34">
            <text:p>291551</text:p>
          </table:table-cell>
          <table:table-cell office:value-type="string" table:style-name="ce34">
            <text:p>3712, 40/2</text:p>
          </table:table-cell>
          <table:table-cell table:style-name="ce14"/>
          <table:table-cell office:value-type="float" office:value="83" table:style-name="ce34">
            <text:p>83</text:p>
          </table:table-cell>
          <table:table-cell office:value-type="string" table:style-name="ce34">
            <text:p>CO</text:p>
          </table:table-cell>
          <table:table-cell office:value-type="float" office:value="0.16600000000000001" table:formula="of:=[.G91]*0.002" table:style-name="ce14">
            <text:p>0.166</text:p>
          </table:table-cell>
          <table:table-cell office:value-type="float" office:value="0.16700000000000001" table:formula="of:=[.I91]+0.001" table:style-name="ce14">
            <text:p>0.167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152" table:style-name="ce34">
            <text:p>291152</text:p>
          </table:table-cell>
          <table:table-cell office:value-type="string" table:style-name="ce34">
            <text:p>FLAT DRAWCORD POLY#4153F MJ 18-5611 DARK FOREST</text:p>
          </table:table-cell>
          <table:table-cell table:style-name="ce14"/>
          <table:table-cell office:value-type="float" office:value="1800" table:style-name="ce34">
            <text:p>1800</text:p>
          </table:table-cell>
          <table:table-cell office:value-type="string" table:style-name="ce34">
            <text:p>YD</text:p>
          </table:table-cell>
          <table:table-cell office:value-type="float" office:value="3.6" table:formula="of:=[.G92]*0.002" table:style-name="ce14">
            <text:p>3.6</text:p>
          </table:table-cell>
          <table:table-cell office:value-type="float" office:value="3.601" table:formula="of:=[.I92]+0.001" table:style-name="ce14">
            <text:p>3.6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153" table:style-name="ce34">
            <text:p>291153</text:p>
          </table:table-cell>
          <table:table-cell office:value-type="string" table:style-name="ce34">
            <text:p>FLAT DRAWCORD POLY#4153F MJ 19-0622 MILITARY OLIVE</text:p>
          </table:table-cell>
          <table:table-cell table:style-name="ce14"/>
          <table:table-cell office:value-type="float" office:value="1800" table:style-name="ce34">
            <text:p>1800</text:p>
          </table:table-cell>
          <table:table-cell office:value-type="string" table:style-name="ce34">
            <text:p>YD</text:p>
          </table:table-cell>
          <table:table-cell office:value-type="float" office:value="3.6" table:formula="of:=[.G93]*0.002" table:style-name="ce14">
            <text:p>3.6</text:p>
          </table:table-cell>
          <table:table-cell office:value-type="float" office:value="3.601" table:formula="of:=[.I93]+0.001" table:style-name="ce14">
            <text:p>3.6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154" table:style-name="ce34">
            <text:p>291154</text:p>
          </table:table-cell>
          <table:table-cell office:value-type="string" table:style-name="ce34">
            <text:p>PULLER CORD POLY UK.1.5MM, GREEN</text:p>
          </table:table-cell>
          <table:table-cell table:style-name="ce14"/>
          <table:table-cell office:value-type="float" office:value="600" table:style-name="ce34">
            <text:p>600</text:p>
          </table:table-cell>
          <table:table-cell office:value-type="string" table:style-name="ce34">
            <text:p>YD</text:p>
          </table:table-cell>
          <table:table-cell office:value-type="float" office:value="1.2" table:formula="of:=[.G94]*0.002" table:style-name="ce14">
            <text:p>1.2</text:p>
          </table:table-cell>
          <table:table-cell office:value-type="float" office:value="1.2009999999999998" table:formula="of:=[.I94]+0.001" table:style-name="ce14">
            <text:p>1.2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155" table:style-name="ce34">
            <text:p>291155</text:p>
          </table:table-cell>
          <table:table-cell office:value-type="string" table:style-name="ce34">
            <text:p>PULLER CORD POLY UK.1.5MM, OLIVE</text:p>
          </table:table-cell>
          <table:table-cell table:style-name="ce14"/>
          <table:table-cell office:value-type="float" office:value="600" table:style-name="ce34">
            <text:p>600</text:p>
          </table:table-cell>
          <table:table-cell office:value-type="string" table:style-name="ce34">
            <text:p>YD</text:p>
          </table:table-cell>
          <table:table-cell office:value-type="float" office:value="1.2" table:formula="of:=[.G95]*0.002" table:style-name="ce14">
            <text:p>1.2</text:p>
          </table:table-cell>
          <table:table-cell office:value-type="float" office:value="1.2009999999999998" table:formula="of:=[.I95]+0.001" table:style-name="ce14">
            <text:p>1.201</text:p>
          </table:table-cell>
          <table:covered-table-cell/>
          <table:table-cell table:number-columns-repeated="16373"/>
        </table:table-row>
        <table:table-row table:number-rows-repeated="1048481" table:style-name="ro4">
          <table:table-cell table:number-columns-repeated="16384"/>
        </table:table-row>
      </table:table>
      <table:table table:name="PAXAR180723" table:style-name="ta2">
        <table:table-column table:style-name="co6" table:number-columns-repeated="4" table:default-cell-style-name="ce1"/>
        <table:table-column table:style-name="co26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45" draw:style-name="a183" draw:name="Graphics 1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689in" svg:y="0.0827in" svg:width="1.9484in" svg:height="1.1669in" draw:z-index="2" draw:id="id46" draw:style-name="a187" draw:name="Graphics 1">
              <svg:title/>
              <svg:desc/>
              <text:p text:style-name="a185" text:class-names="" text:cond-style-name=""><text:span text:style-name="a18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44"/>
          <table:covered-table-cell/>
          <table:table-cell office:value-type="string" table:number-columns-spanned="3" table:number-rows-spanned="1" table:style-name="ce45">
            <text:p>TO : PT. PAXAR INDONESIA</text:p>
          </table:table-cell>
          <table:covered-table-cell table:number-columns-repeated="2"/>
          <table:table-cell table:style-name="ce5"/>
          <table:table-cell table:number-columns-repeated="16372" table:style-name="ce1"/>
        </table:table-row>
        <table:table-row table:style-name="ro9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office:value-type="string" table:number-columns-spanned="3" table:number-rows-spanned="1" table:style-name="ce46">
            <text:p>Date: 18-07-2023</text:p>
          </table:table-cell>
          <table:covered-table-cell table:number-columns-repeated="2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25">
            <text:p>PO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float" office:value="23001287" table:style-name="ce43">
            <text:p>23001287</text:p>
          </table:table-cell>
          <table:table-cell table:number-columns-repeated="2" table:style-name="ce31"/>
          <table:table-cell office:value-type="float" office:value="290752" table:style-name="ce34">
            <text:p>290752</text:p>
          </table:table-cell>
          <table:table-cell office:value-type="string" table:style-name="ce34">
            <text:p>HTL EMTHTREFLR02</text:p>
          </table:table-cell>
          <table:table-cell table:style-name="ce14"/>
          <table:table-cell office:value-type="float" office:value="2635" table:style-name="ce34">
            <text:p>2635</text:p>
          </table:table-cell>
          <table:table-cell office:value-type="string" table:style-name="ce34">
            <text:p>ST</text:p>
          </table:table-cell>
          <table:table-cell office:value-type="float" office:value="2.6350000000000002" table:formula="of:=[.G5]*0.001" table:style-name="ce14">
            <text:p>2.635</text:p>
          </table:table-cell>
          <table:table-cell office:value-type="float" office:value="2.6360000000000001" table:formula="of:=[.I5]+0.001" table:style-name="ce14">
            <text:p>2.636</text:p>
          </table:table-cell>
          <table:table-cell office:value-type="string" table:style-name="ce35">
            <text:p>1 PACK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3" table:style-name="ce31"/>
          <table:table-cell table:number-columns-repeated="2" table:style-name="ce34"/>
          <table:table-cell table:style-name="ce14"/>
          <table:table-cell table:number-columns-repeated="2" table:style-name="ce34"/>
          <table:table-cell table:number-columns-repeated="2" table:style-name="ce14"/>
          <table:table-cell table:style-name="ce31"/>
          <table:table-cell table:number-columns-repeated="1013" table:style-name="ce5"/>
          <table:table-cell table:number-columns-repeated="15360"/>
        </table:table-row>
        <table:table-row table:number-rows-repeated="1048570" table:style-name="ro4">
          <table:table-cell table:number-columns-repeated="16384"/>
        </table:table-row>
      </table:table>
      <table:table table:name="CLN210823" table:style-name="ta2">
        <table:table-column table:style-name="co6" table:number-columns-repeated="4" table:default-cell-style-name="ce1"/>
        <table:table-column table:style-name="co27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47" draw:style-name="a191" draw:name="Graphics 1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4807in" svg:y="0in" svg:width="1.9484in" svg:height="1.1669in" draw:z-index="2" draw:id="id48" draw:style-name="a195" draw:name="Graphics 1">
              <svg:title/>
              <svg:desc/>
              <text:p text:style-name="a193" text:class-names="" text:cond-style-name=""><text:span text:style-name="a19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1-08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10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11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/>
        </table:table-row>
        <table:table-row table:style-name="ro6">
          <table:table-cell office:value-type="float" office:value="23001117" table:number-columns-spanned="1" table:number-rows-spanned="26" table:style-name="ce27">
            <text:p>23001117</text:p>
          </table:table-cell>
          <table:table-cell office:value-type="string" table:number-columns-spanned="1" table:number-rows-spanned="9" table:style-name="ce28">
            <text:p>ROBE MCU250-90 <text:s text:c="3"/>SN23</text:p>
          </table:table-cell>
          <table:table-cell office:value-type="float" office:value="180540" table:number-columns-spanned="1" table:number-rows-spanned="9" table:style-name="ce28">
            <text:p>180540</text:p>
          </table:table-cell>
          <table:table-cell office:value-type="float" office:value="238723" table:style-name="ce34">
            <text:p>238723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S</text:p>
          </table:table-cell>
          <table:table-cell office:value-type="float" office:value="50" table:style-name="ce34">
            <text:p>50</text:p>
          </table:table-cell>
          <table:table-cell office:value-type="string" table:style-name="ce34">
            <text:p>PC</text:p>
          </table:table-cell>
          <table:table-cell office:value-type="float" office:value="0.1" table:formula="of:=[.G5]*0.002" table:style-name="ce34">
            <text:p>0.1</text:p>
          </table:table-cell>
          <table:table-cell office:value-type="float" office:value="0.10100000000000001" table:formula="of:=[.I5]+0.001" table:style-name="ce34">
            <text:p>0.101</text:p>
          </table:table-cell>
          <table:table-cell office:value-type="string" table:number-columns-spanned="1" table:number-rows-spanned="26" table:style-name="ce27">
            <text:p>6 BOX</text:p>
          </table:table-cell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38724" table:style-name="ce34">
            <text:p>238724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M</text:p>
          </table:table-cell>
          <table:table-cell office:value-type="float" office:value="400" table:style-name="ce34">
            <text:p>400</text:p>
          </table:table-cell>
          <table:table-cell office:value-type="string" table:style-name="ce34">
            <text:p>PC</text:p>
          </table:table-cell>
          <table:table-cell office:value-type="float" office:value="0.8" table:formula="of:=[.G6]*0.002" table:style-name="ce34">
            <text:p>0.8</text:p>
          </table:table-cell>
          <table:table-cell office:value-type="float" office:value="0.80100000000000005" table:formula="of:=[.I6]+0.001" table:style-name="ce34">
            <text:p>0.80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38725" table:style-name="ce34">
            <text:p>238725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L</text:p>
          </table:table-cell>
          <table:table-cell office:value-type="float" office:value="700" table:style-name="ce34">
            <text:p>700</text:p>
          </table:table-cell>
          <table:table-cell office:value-type="string" table:style-name="ce34">
            <text:p>PC</text:p>
          </table:table-cell>
          <table:table-cell office:value-type="float" office:value="1.4000000000000001" table:formula="of:=[.G7]*0.002" table:style-name="ce34">
            <text:p>1.4</text:p>
          </table:table-cell>
          <table:table-cell office:value-type="float" office:value="1.401" table:formula="of:=[.I7]+0.001" table:style-name="ce34">
            <text:p>1.40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38726" table:style-name="ce34">
            <text:p>238726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LL</text:p>
          </table:table-cell>
          <table:table-cell office:value-type="float" office:value="150" table:style-name="ce34">
            <text:p>150</text:p>
          </table:table-cell>
          <table:table-cell office:value-type="string" table:style-name="ce34">
            <text:p>PC</text:p>
          </table:table-cell>
          <table:table-cell office:value-type="float" office:value="0.3" table:formula="of:=[.G8]*0.002" table:style-name="ce34">
            <text:p>0.3</text:p>
          </table:table-cell>
          <table:table-cell office:value-type="float" office:value="0.30099999999999999" table:formula="of:=[.I8]+0.001" table:style-name="ce34">
            <text:p>0.30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35954" table:style-name="ce34">
            <text:p>235954</text:p>
          </table:table-cell>
          <table:table-cell office:value-type="string" table:style-name="ce34">
            <text:p>POLY CARE LABEL</text:p>
          </table:table-cell>
          <table:table-cell table:style-name="ce14"/>
          <table:table-cell office:value-type="float" office:value="1300" table:style-name="ce34">
            <text:p>1300</text:p>
          </table:table-cell>
          <table:table-cell office:value-type="string" table:style-name="ce34">
            <text:p>PC</text:p>
          </table:table-cell>
          <table:table-cell office:value-type="float" office:value="2.6" table:formula="of:=[.G9]*0.002" table:style-name="ce34">
            <text:p>2.6</text:p>
          </table:table-cell>
          <table:table-cell office:value-type="float" office:value="2.601" table:formula="of:=[.I9]+0.001" table:style-name="ce34">
            <text:p>2.60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38729" table:style-name="ce34">
            <text:p>238729</text:p>
          </table:table-cell>
          <table:table-cell office:value-type="string" table:style-name="ce34">
            <text:p>BUTTON, 21MM 34L/4H COL. WHITE</text:p>
          </table:table-cell>
          <table:table-cell table:style-name="ce14"/>
          <table:table-cell office:value-type="float" office:value="5200" table:style-name="ce34">
            <text:p>5200</text:p>
          </table:table-cell>
          <table:table-cell office:value-type="string" table:style-name="ce34">
            <text:p>PC</text:p>
          </table:table-cell>
          <table:table-cell office:value-type="float" office:value="10.4" table:formula="of:=[.G10]*0.002" table:style-name="ce34">
            <text:p>10.4</text:p>
          </table:table-cell>
          <table:table-cell office:value-type="float" office:value="10.401" table:formula="of:=[.I10]+0.001" table:style-name="ce34">
            <text:p>10.40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70985" table:style-name="ce34">
            <text:p>270985</text:p>
          </table:table-cell>
          <table:table-cell office:value-type="string" table:style-name="ce34">
            <text:p>C1730, 60/2</text:p>
          </table:table-cell>
          <table:table-cell table:style-name="ce14"/>
          <table:table-cell office:value-type="float" office:value="107" table:style-name="ce34">
            <text:p>107</text:p>
          </table:table-cell>
          <table:table-cell office:value-type="string" table:style-name="ce34">
            <text:p>CO</text:p>
          </table:table-cell>
          <table:table-cell office:value-type="float" office:value="1.07" table:formula="of:=[.G11]*0.01" table:style-name="ce34">
            <text:p>1.07</text:p>
          </table:table-cell>
          <table:table-cell office:value-type="float" office:value="1.071" table:formula="of:=[.I11]+0.001" table:style-name="ce34">
            <text:p>1.07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247999" table:style-name="ce34">
            <text:p>247999</text:p>
          </table:table-cell>
          <table:table-cell office:value-type="string" table:style-name="ce34">
            <text:p>C1730, 60/3</text:p>
          </table:table-cell>
          <table:table-cell table:style-name="ce14"/>
          <table:table-cell office:value-type="float" office:value="15" table:style-name="ce34">
            <text:p>15</text:p>
          </table:table-cell>
          <table:table-cell office:value-type="string" table:style-name="ce34">
            <text:p>CO</text:p>
          </table:table-cell>
          <table:table-cell office:value-type="float" office:value="0.15" table:formula="of:=[.G12]*0.01" table:style-name="ce34">
            <text:p>0.15</text:p>
          </table:table-cell>
          <table:table-cell office:value-type="float" office:value="0.151" table:formula="of:=[.I12]+0.001" table:style-name="ce34">
            <text:p>0.151</text:p>
          </table:table-cell>
          <table:covered-table-cell/>
          <table:table-cell table:number-columns-repeated="16373" table:style-name="ce1"/>
        </table:table-row>
        <table:table-row table:style-name="ro6">
          <table:covered-table-cell/>
          <table:covered-table-cell/>
          <table:covered-table-cell/>
          <table:table-cell office:value-type="float" office:value="159665" table:style-name="ce34">
            <text:p>159665</text:p>
          </table:table-cell>
          <table:table-cell office:value-type="string" table:style-name="ce34">
            <text:p>999 WHITE, 50/3</text:p>
          </table:table-cell>
          <table:table-cell table:style-name="ce14"/>
          <table:table-cell office:value-type="float" office:value="13" table:style-name="ce34">
            <text:p>13</text:p>
          </table:table-cell>
          <table:table-cell office:value-type="string" table:style-name="ce34">
            <text:p>CO</text:p>
          </table:table-cell>
          <table:table-cell office:value-type="float" office:value="0.13" table:formula="of:=[.G13]*0.01" table:style-name="ce34">
            <text:p>0.13</text:p>
          </table:table-cell>
          <table:table-cell office:value-type="float" office:value="0.13100000000000001" table:formula="of:=[.I13]+0.001" table:style-name="ce34">
            <text:p>0.131</text:p>
          </table:table-cell>
          <table:covered-table-cell/>
          <table:table-cell table:number-columns-repeated="16373" table:style-name="ce1"/>
        </table:table-row>
        <table:table-row table:style-name="ro4">
          <table:covered-table-cell/>
          <table:table-cell office:value-type="string" table:number-columns-spanned="1" table:number-rows-spanned="9" table:style-name="ce28">
            <text:p>ROBE MCU255-90 <text:s text:c="3"/>SN23</text:p>
          </table:table-cell>
          <table:table-cell office:value-type="float" office:value="180541" table:number-columns-spanned="1" table:number-rows-spanned="9" table:style-name="ce28">
            <text:p>180541</text:p>
          </table:table-cell>
          <table:table-cell office:value-type="float" office:value="238725" table:style-name="ce34">
            <text:p>238725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L</text:p>
          </table:table-cell>
          <table:table-cell office:value-type="float" office:value="200" table:style-name="ce34">
            <text:p>200</text:p>
          </table:table-cell>
          <table:table-cell office:value-type="string" table:style-name="ce34">
            <text:p>PC</text:p>
          </table:table-cell>
          <table:table-cell office:value-type="float" office:value="0.4" table:formula="of:=[.G14]*0.002" table:style-name="ce34">
            <text:p>0.4</text:p>
          </table:table-cell>
          <table:table-cell office:value-type="float" office:value="0.40100000000000002" table:formula="of:=[.I14]+0.001" table:style-name="ce34">
            <text:p>0.401</text:p>
          </table:table-cell>
          <table:covered-table-cell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table-cell office:value-type="float" office:value="238726" table:style-name="ce34">
            <text:p>238726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LL</text:p>
          </table:table-cell>
          <table:table-cell office:value-type="float" office:value="200" table:style-name="ce34">
            <text:p>200</text:p>
          </table:table-cell>
          <table:table-cell office:value-type="string" table:style-name="ce34">
            <text:p>PC</text:p>
          </table:table-cell>
          <table:table-cell office:value-type="float" office:value="0.4" table:formula="of:=[.G15]*0.002" table:style-name="ce34">
            <text:p>0.4</text:p>
          </table:table-cell>
          <table:table-cell office:value-type="float" office:value="0.40100000000000002" table:formula="of:=[.I15]+0.001" table:style-name="ce34">
            <text:p>0.401</text:p>
          </table:table-cell>
          <table:covered-table-cell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table-cell office:value-type="float" office:value="238727" table:style-name="ce34">
            <text:p>238727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3L</text:p>
          </table:table-cell>
          <table:table-cell office:value-type="float" office:value="150" table:style-name="ce34">
            <text:p>150</text:p>
          </table:table-cell>
          <table:table-cell office:value-type="string" table:style-name="ce34">
            <text:p>PC</text:p>
          </table:table-cell>
          <table:table-cell office:value-type="float" office:value="0.3" table:formula="of:=[.G16]*0.002" table:style-name="ce34">
            <text:p>0.3</text:p>
          </table:table-cell>
          <table:table-cell office:value-type="float" office:value="0.30099999999999999" table:formula="of:=[.I16]+0.001" table:style-name="ce34">
            <text:p>0.301</text:p>
          </table:table-cell>
          <table:covered-table-cell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table-cell office:value-type="float" office:value="235954" table:style-name="ce34">
            <text:p>235954</text:p>
          </table:table-cell>
          <table:table-cell office:value-type="string" table:style-name="ce34">
            <text:p>POLY CARE LABEL</text:p>
          </table:table-cell>
          <table:table-cell table:style-name="ce14"/>
          <table:table-cell office:value-type="float" office:value="550" table:style-name="ce34">
            <text:p>550</text:p>
          </table:table-cell>
          <table:table-cell office:value-type="string" table:style-name="ce34">
            <text:p>PC</text:p>
          </table:table-cell>
          <table:table-cell office:value-type="float" office:value="1.1000000000000001" table:formula="of:=[.G17]*0.002" table:style-name="ce34">
            <text:p>1.1</text:p>
          </table:table-cell>
          <table:table-cell office:value-type="float" office:value="1.101" table:formula="of:=[.I17]+0.001" table:style-name="ce34">
            <text:p>1.1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38729" table:style-name="ce34">
            <text:p>238729</text:p>
          </table:table-cell>
          <table:table-cell office:value-type="string" table:style-name="ce34">
            <text:p>BUTTON, 21MM 34L/4H COL. WHITE</text:p>
          </table:table-cell>
          <table:table-cell table:style-name="ce14"/>
          <table:table-cell office:value-type="float" office:value="4400" table:style-name="ce34">
            <text:p>4400</text:p>
          </table:table-cell>
          <table:table-cell office:value-type="string" table:style-name="ce34">
            <text:p>PC</text:p>
          </table:table-cell>
          <table:table-cell office:value-type="float" office:value="8.8000000000000007" table:formula="of:=[.G18]*0.002" table:style-name="ce34">
            <text:p>8.8</text:p>
          </table:table-cell>
          <table:table-cell office:value-type="float" office:value="8.8010000000000002" table:formula="of:=[.I18]+0.001" table:style-name="ce34">
            <text:p>8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70985" table:style-name="ce34">
            <text:p>270985</text:p>
          </table:table-cell>
          <table:table-cell office:value-type="string" table:style-name="ce34">
            <text:p>C1730, 60/2</text:p>
          </table:table-cell>
          <table:table-cell table:style-name="ce14"/>
          <table:table-cell office:value-type="float" office:value="45" table:style-name="ce34">
            <text:p>45</text:p>
          </table:table-cell>
          <table:table-cell office:value-type="string" table:style-name="ce34">
            <text:p>CO</text:p>
          </table:table-cell>
          <table:table-cell office:value-type="float" office:value="0.45" table:formula="of:=[.G19]*0.01" table:style-name="ce34">
            <text:p>0.45</text:p>
          </table:table-cell>
          <table:table-cell office:value-type="float" office:value="0.45100000000000001" table:formula="of:=[.I19]+0.001" table:style-name="ce34">
            <text:p>0.45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47999" table:style-name="ce34">
            <text:p>247999</text:p>
          </table:table-cell>
          <table:table-cell office:value-type="string" table:style-name="ce34">
            <text:p>C1730, 60/3</text:p>
          </table:table-cell>
          <table:table-cell table:style-name="ce14"/>
          <table:table-cell office:value-type="float" office:value="6" table:style-name="ce34">
            <text:p>6</text:p>
          </table:table-cell>
          <table:table-cell office:value-type="string" table:style-name="ce34">
            <text:p>CO</text:p>
          </table:table-cell>
          <table:table-cell office:value-type="float" office:value="0.06" table:formula="of:=[.G20]*0.01" table:style-name="ce34">
            <text:p>0.06</text:p>
          </table:table-cell>
          <table:table-cell office:value-type="float" office:value="6.0999999999999999E-2" table:formula="of:=[.I20]+0.001" table:style-name="ce34">
            <text:p>0.06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159665" table:style-name="ce34">
            <text:p>159665</text:p>
          </table:table-cell>
          <table:table-cell office:value-type="string" table:style-name="ce34">
            <text:p>999 WHITE, 50/3</text:p>
          </table:table-cell>
          <table:table-cell table:style-name="ce14"/>
          <table:table-cell office:value-type="float" office:value="5" table:style-name="ce34">
            <text:p>5</text:p>
          </table:table-cell>
          <table:table-cell office:value-type="string" table:style-name="ce34">
            <text:p>CO</text:p>
          </table:table-cell>
          <table:table-cell office:value-type="float" office:value="0.05" table:formula="of:=[.G21]*0.01" table:style-name="ce34">
            <text:p>0.05</text:p>
          </table:table-cell>
          <table:table-cell office:value-type="float" office:value="5.1000000000000004E-2" table:formula="of:=[.I21]+0.001" table:style-name="ce34">
            <text:p>0.05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42826" table:style-name="ce34">
            <text:p>242826</text:p>
          </table:table-cell>
          <table:table-cell office:value-type="string" table:style-name="ce34">
            <text:p>POLYESTER TAPE 5MMX95MM</text:p>
          </table:table-cell>
          <table:table-cell table:style-name="ce14"/>
          <table:table-cell office:value-type="float" office:value="1100" table:style-name="ce34">
            <text:p>1100</text:p>
          </table:table-cell>
          <table:table-cell office:value-type="string" table:style-name="ce34">
            <text:p>PC</text:p>
          </table:table-cell>
          <table:table-cell office:value-type="float" office:value="2.2000000000000002" table:formula="of:=[.G22]*0.002" table:style-name="ce34">
            <text:p>2.2</text:p>
          </table:table-cell>
          <table:table-cell office:value-type="float" office:value="2.2010000000000001" table:formula="of:=[.I22]+0.001" table:style-name="ce34">
            <text:p>2.20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office:value-type="string" table:number-columns-spanned="1" table:number-rows-spanned="8" table:style-name="ce28">
            <text:p>ROBE MCU265-90 <text:s text:c="3"/>SN23</text:p>
          </table:table-cell>
          <table:table-cell office:value-type="float" office:value="180543" table:number-columns-spanned="1" table:number-rows-spanned="8" table:style-name="ce28">
            <text:p>180543</text:p>
          </table:table-cell>
          <table:table-cell office:value-type="float" office:value="238724" table:style-name="ce34">
            <text:p>238724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M</text:p>
          </table:table-cell>
          <table:table-cell office:value-type="float" office:value="250" table:style-name="ce34">
            <text:p>250</text:p>
          </table:table-cell>
          <table:table-cell office:value-type="string" table:style-name="ce34">
            <text:p>PC</text:p>
          </table:table-cell>
          <table:table-cell office:value-type="float" office:value="0.5" table:formula="of:=[.G23]*0.002" table:style-name="ce34">
            <text:p>0.5</text:p>
          </table:table-cell>
          <table:table-cell office:value-type="float" office:value="0.501" table:formula="of:=[.I23]+0.001" table:style-name="ce34">
            <text:p>0.5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38725" table:style-name="ce34">
            <text:p>238725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L</text:p>
          </table:table-cell>
          <table:table-cell office:value-type="float" office:value="200" table:style-name="ce34">
            <text:p>200</text:p>
          </table:table-cell>
          <table:table-cell office:value-type="string" table:style-name="ce34">
            <text:p>PC</text:p>
          </table:table-cell>
          <table:table-cell office:value-type="float" office:value="0.4" table:formula="of:=[.G24]*0.002" table:style-name="ce34">
            <text:p>0.4</text:p>
          </table:table-cell>
          <table:table-cell office:value-type="float" office:value="0.40100000000000002" table:formula="of:=[.I24]+0.001" table:style-name="ce34">
            <text:p>0.4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38726" table:style-name="ce34">
            <text:p>238726</text:p>
          </table:table-cell>
          <table:table-cell office:value-type="string" table:style-name="ce34">
            <text:p>MAIN &amp; SIZE LABEL POLY WOVEN KAZEN GREEN</text:p>
          </table:table-cell>
          <table:table-cell office:value-type="string" table:style-name="ce14">
            <text:p>LL</text:p>
          </table:table-cell>
          <table:table-cell office:value-type="float" office:value="100" table:style-name="ce34">
            <text:p>100</text:p>
          </table:table-cell>
          <table:table-cell office:value-type="string" table:style-name="ce34">
            <text:p>PC</text:p>
          </table:table-cell>
          <table:table-cell office:value-type="float" office:value="0.2" table:formula="of:=[.G25]*0.002" table:style-name="ce34">
            <text:p>0.2</text:p>
          </table:table-cell>
          <table:table-cell office:value-type="float" office:value="0.20100000000000001" table:formula="of:=[.I25]+0.001" table:style-name="ce34">
            <text:p>0.2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35954" table:style-name="ce34">
            <text:p>235954</text:p>
          </table:table-cell>
          <table:table-cell office:value-type="string" table:style-name="ce34">
            <text:p>POLY CARE LABEL</text:p>
          </table:table-cell>
          <table:table-cell table:style-name="ce14"/>
          <table:table-cell office:value-type="float" office:value="550" table:style-name="ce34">
            <text:p>550</text:p>
          </table:table-cell>
          <table:table-cell office:value-type="string" table:style-name="ce34">
            <text:p>PC</text:p>
          </table:table-cell>
          <table:table-cell office:value-type="float" office:value="1.1000000000000001" table:formula="of:=[.G26]*0.002" table:style-name="ce34">
            <text:p>1.1</text:p>
          </table:table-cell>
          <table:table-cell office:value-type="float" office:value="1.101" table:formula="of:=[.I26]+0.001" table:style-name="ce34">
            <text:p>1.1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38729" table:style-name="ce34">
            <text:p>238729</text:p>
          </table:table-cell>
          <table:table-cell office:value-type="string" table:style-name="ce34">
            <text:p>BUTTON, 21MM 34L/4H COL. WHITE</text:p>
          </table:table-cell>
          <table:table-cell table:style-name="ce14"/>
          <table:table-cell office:value-type="float" office:value="4400" table:style-name="ce34">
            <text:p>4400</text:p>
          </table:table-cell>
          <table:table-cell office:value-type="string" table:style-name="ce34">
            <text:p>PC</text:p>
          </table:table-cell>
          <table:table-cell office:value-type="float" office:value="8.8000000000000007" table:formula="of:=[.G27]*0.002" table:style-name="ce34">
            <text:p>8.8</text:p>
          </table:table-cell>
          <table:table-cell office:value-type="float" office:value="8.8010000000000002" table:formula="of:=[.I27]+0.001" table:style-name="ce34">
            <text:p>8.8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70985" table:style-name="ce34">
            <text:p>270985</text:p>
          </table:table-cell>
          <table:table-cell office:value-type="string" table:style-name="ce34">
            <text:p>C1730, 60/2</text:p>
          </table:table-cell>
          <table:table-cell table:style-name="ce14"/>
          <table:table-cell office:value-type="float" office:value="43" table:style-name="ce34">
            <text:p>43</text:p>
          </table:table-cell>
          <table:table-cell office:value-type="string" table:style-name="ce34">
            <text:p>CO</text:p>
          </table:table-cell>
          <table:table-cell office:value-type="float" office:value="0.43" table:formula="of:=[.G28]*0.01" table:style-name="ce34">
            <text:p>0.43</text:p>
          </table:table-cell>
          <table:table-cell office:value-type="float" office:value="0.43099999999999999" table:formula="of:=[.I28]+0.001" table:style-name="ce34">
            <text:p>0.43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159665" table:style-name="ce34">
            <text:p>159665</text:p>
          </table:table-cell>
          <table:table-cell office:value-type="string" table:style-name="ce34">
            <text:p>999 WHITE, 50/3</text:p>
          </table:table-cell>
          <table:table-cell table:style-name="ce14"/>
          <table:table-cell office:value-type="float" office:value="5" table:style-name="ce34">
            <text:p>5</text:p>
          </table:table-cell>
          <table:table-cell office:value-type="string" table:style-name="ce34">
            <text:p>CO</text:p>
          </table:table-cell>
          <table:table-cell office:value-type="float" office:value="0.05" table:formula="of:=[.G29]*0.01" table:style-name="ce34">
            <text:p>0.05</text:p>
          </table:table-cell>
          <table:table-cell office:value-type="float" office:value="5.1000000000000004E-2" table:formula="of:=[.I29]+0.001" table:style-name="ce34">
            <text:p>0.05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42826" table:style-name="ce34">
            <text:p>242826</text:p>
          </table:table-cell>
          <table:table-cell office:value-type="string" table:style-name="ce34">
            <text:p>POLYESTER TAPE 5MMX95MM</text:p>
          </table:table-cell>
          <table:table-cell table:style-name="ce14"/>
          <table:table-cell office:value-type="float" office:value="1100" table:style-name="ce34">
            <text:p>1100</text:p>
          </table:table-cell>
          <table:table-cell office:value-type="string" table:style-name="ce34">
            <text:p>PC</text:p>
          </table:table-cell>
          <table:table-cell office:value-type="float" office:value="2.2000000000000002" table:formula="of:=[.G30]*0.002" table:style-name="ce34">
            <text:p>2.2</text:p>
          </table:table-cell>
          <table:table-cell office:value-type="float" office:value="2.2010000000000001" table:formula="of:=[.I30]+0.001" table:style-name="ce34">
            <text:p>2.201</text:p>
          </table:table-cell>
          <table:covered-table-cell/>
          <table:table-cell table:number-columns-repeated="16373"/>
        </table:table-row>
        <table:table-row table:style-name="ro4">
          <table:table-cell table:number-columns-repeated="11" table:style-name="ce31"/>
          <table:table-cell table:number-columns-repeated="16373"/>
        </table:table-row>
        <table:table-row table:number-rows-repeated="1048545" table:style-name="ro4">
          <table:table-cell table:number-columns-repeated="16384"/>
        </table:table-row>
      </table:table>
      <table:table table:name="REDWING020623" table:style-name="ta2">
        <table:table-column table:style-name="co6" table:number-columns-repeated="4" table:default-cell-style-name="ce1"/>
        <table:table-column table:style-name="co28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49" draw:style-name="a199" draw:name="Graphics 1">
              <svg:title/>
              <svg:desc/>
              <text:p text:style-name="a197" text:class-names="" text:cond-style-name=""><text:span text:style-name="a19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4807in" svg:y="0in" svg:width="1.9484in" svg:height="1.1669in" draw:z-index="2" draw:id="id50" draw:style-name="a203" draw:name="Graphics 1">
              <svg:title/>
              <svg:desc/>
              <text:p text:style-name="a201" text:class-names="" text:cond-style-name=""><text:span text:style-name="a20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02-06-2023</text:p>
          </table:table-cell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10">
          <table:table-cell table:number-columns-repeated="4" table:style-name="ce2"/>
          <table:table-cell table:style-name="ce3"/>
          <table:table-cell table:style-name="ce2"/>
          <table:table-cell table:number-columns-spanned="2" table:number-rows-spanned="1" table:style-name="ce12"/>
          <table:covered-table-cell/>
          <table:table-cell table:number-columns-repeated="2" table:style-name="ce2"/>
          <table:table-cell table:style-name="ce4"/>
          <table:table-cell table:style-name="ce5"/>
          <table:table-cell table:number-columns-repeated="16372"/>
        </table:table-row>
        <table:table-row table:style-name="ro11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/>
        </table:table-row>
        <table:table-row table:style-name="ro12">
          <table:table-cell office:value-type="float" office:value="23001078" table:style-name="ce14">
            <text:p>23001078</text:p>
          </table:table-cell>
          <table:table-cell office:value-type="string" table:style-name="ce14">
            <text:p>CVRL RED61105-54 <text:s/>SN23</text:p>
          </table:table-cell>
          <table:table-cell office:value-type="float" office:value="179773" table:style-name="ce14">
            <text:p>179773</text:p>
          </table:table-cell>
          <table:table-cell office:value-type="float" office:value="290836" table:style-name="ce34">
            <text:p>290836</text:p>
          </table:table-cell>
          <table:table-cell office:value-type="string" table:style-name="ce34">
            <text:p>LABEL,HEAT INDICATOR DISK M01ELCK065D01R1</text:p>
          </table:table-cell>
          <table:table-cell table:style-name="ce34"/>
          <table:table-cell office:value-type="float" office:value="1000" table:style-name="ce34">
            <text:p>1000</text:p>
          </table:table-cell>
          <table:table-cell office:value-type="string" table:style-name="ce34">
            <text:p>PC</text:p>
          </table:table-cell>
          <table:table-cell office:value-type="float" office:value="2" table:formula="of:=[.G5]*0.002" table:style-name="ce34">
            <text:p>2</text:p>
          </table:table-cell>
          <table:table-cell office:value-type="float" office:value="2.0499999999999998" table:formula="of:=[.I5]+0.05" table:style-name="ce34">
            <text:p>2.05</text:p>
          </table:table-cell>
          <table:table-cell office:value-type="string" table:style-name="ce14">
            <text:p>1 AMPLOP UP BU IKA GUDANG CLN</text:p>
          </table:table-cell>
          <table:table-cell table:number-columns-repeated="16373" table:style-name="ce1"/>
        </table:table-row>
        <table:table-row table:number-rows-repeated="1048571" table:style-name="ro4">
          <table:table-cell table:number-columns-repeated="16384"/>
        </table:table-row>
      </table:table>
      <table:table table:name="010923" table:style-name="ta3">
        <table:table-column table:style-name="co6" table:number-columns-repeated="3" table:default-cell-style-name="ce1"/>
        <table:table-column table:style-name="co16" table:default-cell-style-name="ce1"/>
        <table:table-column table:style-name="co28" table:default-cell-style-name="ce1"/>
        <table:table-column table:style-name="co6" table:number-columns-repeated="3" table:default-cell-style-name="ce1"/>
        <table:table-column table:style-name="co29" table:default-cell-style-name="ce1"/>
        <table:table-column table:style-name="co6" table:number-columns-repeated="16375" table:default-cell-style-name="ce1"/>
        <table:table-row table:style-name="ro1">
          <table:table-cell office:value-type="string" table:number-columns-spanned="9" table:number-rows-spanned="1" table:style-name="ce11">
            <text:p>PACKING LIST RETURN ACC SEWING</text:p>
            <draw:custom-shape svg:x="0.0689in" svg:y="0.0827in" svg:width="1.9484in" svg:height="1.1669in" draw:z-index="1" draw:id="id51" draw:style-name="a207" draw:name="Graphics 1">
              <svg:title/>
              <svg:desc/>
              <text:p text:style-name="a205" text:class-names="" text:cond-style-name=""><text:span text:style-name="a20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4807in" svg:y="0in" svg:width="1.9484in" svg:height="1.1669in" draw:z-index="2" draw:id="id52" draw:style-name="a211" draw:name="Graphics 1">
              <svg:title/>
              <svg:desc/>
              <text:p text:style-name="a209" text:class-names="" text:cond-style-name=""><text:span text:style-name="a20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8"/>
          <table:table-cell table:style-name="ce5"/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01-09-2023</text:p>
          </table:table-cell>
          <table:covered-table-cell/>
          <table:table-cell table:style-name="ce4"/>
          <table:table-cell table:style-name="ce5"/>
          <table:table-cell table:number-columns-repeated="16374"/>
        </table:table-row>
        <table:table-row table:style-name="ro10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3" table:number-rows-spanned="1" table:style-name="ce48">
            <text:p>TO : PT UNGARAN SARI GARMENTS<text:s/></text:p>
            <text:p>PT UNGARAN SARI GARMENTS</text:p>
            <text:p/>
          </table:table-cell>
          <table:covered-table-cell table:number-columns-repeated="2"/>
          <table:table-cell table:style-name="ce5"/>
          <table:table-cell table:number-columns-repeated="16374"/>
        </table:table-row>
        <table:table-row table:style-name="ro11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4"/>
        </table:table-row>
        <table:table-row table:style-name="ro8">
          <table:table-cell table:number-columns-repeated="3" table:style-name="ce14"/>
          <table:table-cell office:value-type="float" office:value="291723" table:style-name="ce34">
            <text:p>291723</text:p>
          </table:table-cell>
          <table:table-cell office:value-type="string" table:style-name="ce14">
            <text:p>MAIN LABEL AKMLUDQJ194 GRLT ML CITY SHIRT DS.2305.22.0013 SZ:11,4 X 3,5-NAVY HIJAU PUTIH HITAM</text:p>
          </table:table-cell>
          <table:table-cell table:style-name="ce34"/>
          <table:table-cell office:value-type="float" office:value="2100" table:style-name="ce34">
            <text:p>2100</text:p>
          </table:table-cell>
          <table:table-cell office:value-type="string" table:style-name="ce34">
            <text:p>PC</text:p>
          </table:table-cell>
          <table:table-cell office:value-type="string" table:style-name="ce14">
            <text:p>1 BOX</text:p>
          </table:table-cell>
          <table:table-cell table:number-columns-repeated="16375" table:style-name="ce1"/>
        </table:table-row>
        <table:table-row table:number-rows-repeated="2" table:style-name="ro6">
          <table:table-cell table:number-columns-repeated="16384" table:style-name="ce1"/>
        </table:table-row>
        <table:table-row table:style-name="ro6">
          <table:table-cell table:number-columns-repeated="7" table:style-name="ce1"/>
          <table:table-cell table:style-name="ce47"/>
          <table:table-cell table:number-columns-repeated="16376" table:style-name="ce1"/>
        </table:table-row>
        <table:table-row table:number-rows-repeated="1048568" table:style-name="ro4">
          <table:table-cell table:number-columns-repeated="16384"/>
        </table:table-row>
      </table:table>
      <table:table table:name="060923" table:style-name="ta2">
        <table:table-column table:style-name="co6" table:number-columns-repeated="4" table:default-cell-style-name="ce1"/>
        <table:table-column table:style-name="co1" table:default-cell-style-name="ce1"/>
        <table:table-column table:style-name="co6" table:number-columns-repeated="3" table:default-cell-style-name="ce1"/>
        <table:table-column table:style-name="co30" table:default-cell-style-name="ce1"/>
        <table:table-column table:style-name="co6" table:number-columns-repeated="16375" table:default-cell-style-name="ce1"/>
        <table:table-row table:style-name="ro1">
          <table:table-cell office:value-type="string" table:number-columns-spanned="9" table:number-rows-spanned="1" table:style-name="ce11">
            <text:p>PACKING LIST RETURN ACC SEWING</text:p>
            <draw:custom-shape svg:x="0.0689in" svg:y="0.0827in" svg:width="1.9484in" svg:height="1.1669in" draw:z-index="1" draw:id="id53" draw:style-name="a215" draw:name="Graphics 1">
              <svg:title/>
              <svg:desc/>
              <text:p text:style-name="a213" text:class-names="" text:cond-style-name=""><text:span text:style-name="a21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4807in" svg:y="0in" svg:width="1.9484in" svg:height="1.1669in" draw:z-index="2" draw:id="id54" draw:style-name="a219" draw:name="Graphics 1">
              <svg:title/>
              <svg:desc/>
              <text:p text:style-name="a217" text:class-names="" text:cond-style-name=""><text:span text:style-name="a21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8"/>
          <table:table-cell table:style-name="ce5"/>
          <table:table-cell table:number-columns-repeated="16374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06-09-2023</text:p>
          </table:table-cell>
          <table:covered-table-cell/>
          <table:table-cell table:style-name="ce4"/>
          <table:table-cell table:style-name="ce5"/>
          <table:table-cell table:number-columns-repeated="16374"/>
        </table:table-row>
        <table:table-row table:style-name="ro10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3" table:number-rows-spanned="1" table:style-name="ce48">
            <text:p>TO : PT UNGARAN SARI GARMENTS<text:s/></text:p>
            <text:p>PT UNGARAN SARI GARMENTS</text:p>
            <text:p/>
          </table:table-cell>
          <table:covered-table-cell table:number-columns-repeated="2"/>
          <table:table-cell table:style-name="ce5"/>
          <table:table-cell table:number-columns-repeated="16374"/>
        </table:table-row>
        <table:table-row table:style-name="ro11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4"/>
        </table:table-row>
        <table:table-row table:style-name="ro13">
          <table:table-cell table:number-columns-repeated="3" table:style-name="ce14"/>
          <table:table-cell office:value-type="float" office:value="291723" table:style-name="ce34">
            <text:p>291723</text:p>
          </table:table-cell>
          <table:table-cell office:value-type="string" table:style-name="ce14">
            <text:p>MAIN LABEL AKMLUDQJ194 GRLT ML CITY SHIRT DS.2305.22.0013 SZ:11,4 X 3,5-NAVY HIJAU PUTIH HITAM</text:p>
          </table:table-cell>
          <table:table-cell table:style-name="ce34"/>
          <table:table-cell office:value-type="float" office:value="30" table:style-name="ce34">
            <text:p>30</text:p>
          </table:table-cell>
          <table:table-cell office:value-type="string" table:style-name="ce34">
            <text:p>PC</text:p>
          </table:table-cell>
          <table:table-cell office:value-type="string" table:style-name="ce14">
            <text:p>1 AMPLOP</text:p>
          </table:table-cell>
          <table:table-cell table:number-columns-repeated="16375" table:style-name="ce1"/>
        </table:table-row>
        <table:table-row table:number-rows-repeated="1048571" table:style-name="ro4">
          <table:table-cell table:number-columns-repeated="16384"/>
        </table:table-row>
      </table:table>
      <table:table table:name="CLN040923" table:style-name="ta2">
        <table:table-column table:style-name="co6" table:number-columns-repeated="4" table:default-cell-style-name="ce1"/>
        <table:table-column table:style-name="co31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55" draw:style-name="a223" draw:name="Graphics 1">
              <svg:title/>
              <svg:desc/>
              <text:p text:style-name="a221" text:class-names="" text:cond-style-name=""><text:span text:style-name="a22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4807in" svg:y="0in" svg:width="1.9484in" svg:height="1.1669in" draw:z-index="2" draw:id="id56" draw:style-name="a227" draw:name="Graphics 1">
              <svg:title/>
              <svg:desc/>
              <text:p text:style-name="a225" text:class-names="" text:cond-style-name=""><text:span text:style-name="a2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04-09-2023</text:p>
          </table:table-cell>
          <table:covered-table-cell/>
          <table:table-cell table:number-columns-repeated="2" table:style-name="ce6"/>
          <table:table-cell table:style-name="ce4"/>
          <table:table-cell table:style-name="ce5"/>
          <table:table-cell table:number-columns-repeated="16372"/>
        </table:table-row>
        <table:table-row table:style-name="ro14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CLN</text:p>
          </table:table-cell>
          <table:covered-table-cell table:number-columns-repeated="4"/>
          <table:table-cell table:style-name="ce5"/>
          <table:table-cell table:number-columns-repeated="16372"/>
        </table:table-row>
        <table:table-row table:style-name="ro11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/>
        </table:table-row>
        <table:table-row table:style-name="ro8">
          <table:table-cell office:value-type="float" office:value="23001136" table:style-name="ce14">
            <text:p>23001136</text:p>
          </table:table-cell>
          <table:table-cell office:value-type="string" table:style-name="ce14">
            <text:p>CVRL RED61105-57 <text:s/>23R5</text:p>
          </table:table-cell>
          <table:table-cell office:value-type="float" office:value="180648" table:style-name="ce14">
            <text:p>180648</text:p>
          </table:table-cell>
          <table:table-cell office:value-type="float" office:value="290954" table:style-name="ce14">
            <text:p>290954</text:p>
          </table:table-cell>
          <table:table-cell office:value-type="string" table:style-name="ce34">
            <text:p>ZIPPER,CORSCSZ006,6MM,1WAY 16CM,CLOSEND,STDSLIDER,BLK</text:p>
          </table:table-cell>
          <table:table-cell table:style-name="ce34"/>
          <table:table-cell office:value-type="float" office:value="576" table:style-name="ce34">
            <text:p>576</text:p>
          </table:table-cell>
          <table:table-cell office:value-type="string" table:style-name="ce34">
            <text:p>PC</text:p>
          </table:table-cell>
          <table:table-cell office:value-type="float" office:value="1.1520000000000001" table:formula="of:=[.G5]*0.002" table:style-name="ce34">
            <text:p>1.152</text:p>
          </table:table-cell>
          <table:table-cell office:value-type="float" office:value="1.2020000000000002" table:formula="of:=[.I5]+0.05" table:style-name="ce34">
            <text:p>1.202</text:p>
          </table:table-cell>
          <table:table-cell office:value-type="string" table:style-name="ce14">
            <text:p>1 BOX</text:p>
          </table:table-cell>
          <table:table-cell table:number-columns-repeated="16373" table:style-name="ce1"/>
        </table:table-row>
        <table:table-row table:number-rows-repeated="1048571" table:style-name="ro4">
          <table:table-cell table:number-columns-repeated="16384"/>
        </table:table-row>
      </table:table>
      <table:table table:name="CLN181023" table:style-name="ta2">
        <table:table-column table:style-name="co6" table:number-columns-repeated="4" table:default-cell-style-name="ce1"/>
        <table:table-column table:style-name="co31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57" draw:style-name="a231" draw:name="Graphics 1">
              <svg:title/>
              <svg:desc/>
              <text:p text:style-name="a229" text:class-names="" text:cond-style-name=""><text:span text:style-name="a22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4807in" svg:y="0in" svg:width="1.9484in" svg:height="1.1669in" draw:z-index="2" draw:id="id58" draw:style-name="a235" draw:name="Graphics 1">
              <svg:title/>
              <svg:desc/>
              <text:p text:style-name="a233" text:class-names="" text:cond-style-name=""><text:span text:style-name="a23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18-10-2023</text:p>
          </table:table-cell>
          <table:covered-table-cell/>
          <table:table-cell table:number-columns-repeated="2" table:style-name="ce6"/>
          <table:table-cell table:style-name="ce4"/>
          <table:table-cell table:style-name="ce5"/>
          <table:table-cell table:number-columns-repeated="16372"/>
        </table:table-row>
        <table:table-row table:style-name="ro14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CLN</text:p>
          </table:table-cell>
          <table:covered-table-cell table:number-columns-repeated="4"/>
          <table:table-cell table:style-name="ce5"/>
          <table:table-cell table:number-columns-repeated="16372"/>
        </table:table-row>
        <table:table-row table:style-name="ro11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/>
        </table:table-row>
        <table:table-row table:style-name="ro12">
          <table:table-cell office:value-type="float" office:value="23001158" table:style-name="ce14">
            <text:p>23001158</text:p>
          </table:table-cell>
          <table:table-cell office:value-type="string" table:style-name="ce14">
            <text:p>RED WING SHOE COMPANY LLC</text:p>
          </table:table-cell>
          <table:table-cell office:value-type="float" office:value="181057" table:style-name="ce14">
            <text:p>181057</text:p>
          </table:table-cell>
          <table:table-cell office:value-type="float" office:value="290828" table:style-name="ce34">
            <text:p>290828</text:p>
          </table:table-cell>
          <table:table-cell office:value-type="string" table:style-name="ce34">
            <text:p>LABEL, 5 CM X 2 CM MANUFACTURER PLACE/DATE LABEL</text:p>
          </table:table-cell>
          <table:table-cell table:style-name="ce34"/>
          <table:table-cell office:value-type="float" office:value="1000" table:style-name="ce34">
            <text:p>1000</text:p>
          </table:table-cell>
          <table:table-cell office:value-type="string" table:style-name="ce34">
            <text:p>PC</text:p>
          </table:table-cell>
          <table:table-cell office:value-type="float" office:value="0.3" table:style-name="ce34">
            <text:p>0.3</text:p>
          </table:table-cell>
          <table:table-cell office:value-type="float" office:value="0.35" table:formula="of:=[.I5]+0.05" table:style-name="ce34">
            <text:p>0.35</text:p>
          </table:table-cell>
          <table:table-cell office:value-type="string" table:style-name="ce14">
            <text:p>1 AMPLOP UP. BU IKA GUDANG CLN</text:p>
          </table:table-cell>
          <table:table-cell table:number-columns-repeated="16373" table:style-name="ce1"/>
        </table:table-row>
        <table:table-row table:number-rows-repeated="1048571" table:style-name="ro4">
          <table:table-cell table:number-columns-repeated="16384"/>
        </table:table-row>
      </table:table>
      <table:table table:name="PT_MAJU_JAYA" table:style-name="ta2">
        <table:table-column table:style-name="co6" table:number-columns-repeated="4" table:default-cell-style-name="ce1"/>
        <table:table-column table:style-name="co32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59" draw:style-name="a239" draw:name="Graphics 1">
              <svg:title/>
              <svg:desc/>
              <text:p text:style-name="a237" text:class-names="" text:cond-style-name=""><text:span text:style-name="a23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4807in" svg:y="0in" svg:width="1.9484in" svg:height="1.1669in" draw:z-index="2" draw:id="id60" draw:style-name="a243" draw:name="Graphics 1">
              <svg:title/>
              <svg:desc/>
              <text:p text:style-name="a241" text:class-names="" text:cond-style-name=""><text:span text:style-name="a24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1-11-2023</text:p>
          </table:table-cell>
          <table:covered-table-cell/>
          <table:table-cell table:number-columns-repeated="2" table:style-name="ce6"/>
          <table:table-cell table:style-name="ce4"/>
          <table:table-cell table:style-name="ce5"/>
          <table:table-cell table:number-columns-repeated="16372"/>
        </table:table-row>
        <table:table-row table:style-name="ro14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PT. MAJU JAYA</text:p>
          </table:table-cell>
          <table:covered-table-cell table:number-columns-repeated="4"/>
          <table:table-cell table:style-name="ce5"/>
          <table:table-cell table:number-columns-repeated="16372"/>
        </table:table-row>
        <table:table-row table:style-name="ro11">
          <table:table-cell office:value-type="string" table:style-name="ce25">
            <text:p>PO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style-name="ce5"/>
          <table:table-cell table:number-columns-repeated="16372"/>
        </table:table-row>
        <table:table-row table:style-name="ro6">
          <table:table-cell office:value-type="float" office:value="23001447" table:style-name="ce30">
            <text:p>23001447</text:p>
          </table:table-cell>
          <table:table-cell table:number-columns-repeated="2" table:style-name="ce30"/>
          <table:table-cell office:value-type="float" office:value="280911" table:style-name="ce30">
            <text:p>280911</text:p>
          </table:table-cell>
          <table:table-cell office:value-type="string" table:style-name="ce30">
            <text:p>DRAWSTING #4947R+METAL END</text:p>
          </table:table-cell>
          <table:table-cell table:style-name="ce30"/>
          <table:table-cell office:value-type="float" office:value="1000" table:style-name="ce30">
            <text:p>1000</text:p>
          </table:table-cell>
          <table:table-cell office:value-type="string" table:style-name="ce30">
            <text:p>PC</text:p>
          </table:table-cell>
          <table:table-cell table:number-columns-repeated="2" table:style-name="ce31"/>
          <table:table-cell office:value-type="string" table:number-columns-spanned="1" table:number-rows-spanned="2" table:style-name="ce27">
            <text:p>2 BOX</text:p>
          </table:table-cell>
          <table:table-cell table:number-columns-repeated="16373" table:style-name="ce1"/>
        </table:table-row>
        <table:table-row table:style-name="ro6">
          <table:table-cell office:value-type="float" office:value="23001472" table:style-name="ce30">
            <text:p>23001472</text:p>
          </table:table-cell>
          <table:table-cell table:number-columns-repeated="2" table:style-name="ce30"/>
          <table:table-cell office:value-type="float" office:value="291937" table:style-name="ce30">
            <text:p>291937</text:p>
          </table:table-cell>
          <table:table-cell office:value-type="string" table:style-name="ce30">
            <text:p>ROUND DRAWCORD POLYESTER</text:p>
          </table:table-cell>
          <table:table-cell table:style-name="ce30"/>
          <table:table-cell office:value-type="float" office:value="2400" table:style-name="ce30">
            <text:p>2400</text:p>
          </table:table-cell>
          <table:table-cell office:value-type="string" table:style-name="ce30">
            <text:p>PC</text:p>
          </table:table-cell>
          <table:table-cell table:number-columns-repeated="2" table:style-name="ce31"/>
          <table:covered-table-cell/>
          <table:table-cell table:number-columns-repeated="16373" table:style-name="ce1"/>
        </table:table-row>
        <table:table-row table:style-name="ro6">
          <table:table-cell table:number-columns-repeated="11" table:style-name="ce31"/>
          <table:table-cell table:number-columns-repeated="16373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GM2" table:style-name="ta2">
        <table:table-column table:style-name="co6" table:number-columns-repeated="4" table:default-cell-style-name="ce1"/>
        <table:table-column table:style-name="co32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689in" svg:y="0.0827in" svg:width="1.9484in" svg:height="1.1669in" draw:z-index="1" draw:id="id61" draw:style-name="a247" draw:name="Graphics 1">
              <svg:title/>
              <svg:desc/>
              <text:p text:style-name="a245" text:class-names="" text:cond-style-name=""><text:span text:style-name="a24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4807in" svg:y="0in" svg:width="1.9484in" svg:height="1.1669in" draw:z-index="2" draw:id="id62" draw:style-name="a251" draw:name="Graphics 1">
              <svg:title/>
              <svg:desc/>
              <text:p text:style-name="a249" text:class-names="" text:cond-style-name=""><text:span text:style-name="a24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11">
            <text:p>Date: 28-11-2023</text:p>
          </table:table-cell>
          <table:covered-table-cell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15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GM2</text:p>
          </table:table-cell>
          <table:covered-table-cell table:number-columns-repeated="4"/>
          <table:table-cell table:number-columns-repeated="16373"/>
        </table:table-row>
        <table:table-row table:style-name="ro16">
          <table:table-cell office:value-type="string" table:style-name="ce25">
            <text:p><text:s/>CONTRACT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17">
          <table:table-cell office:value-type="float" office:value="23001123" table:style-name="ce30">
            <text:p>23001123</text:p>
          </table:table-cell>
          <table:table-cell table:number-columns-repeated="2" table:style-name="ce30"/>
          <table:table-cell office:value-type="float" office:value="294094" table:style-name="ce30">
            <text:p>294094</text:p>
          </table:table-cell>
          <table:table-cell office:value-type="string" table:style-name="ce30">
            <text:p>ELASTIC WB CLIMALITE EL 7684R</text:p>
          </table:table-cell>
          <table:table-cell table:style-name="ce30"/>
          <table:table-cell office:value-type="float" office:value="0.8" table:style-name="ce30">
            <text:p>0.8</text:p>
          </table:table-cell>
          <table:table-cell office:value-type="string" table:style-name="ce30">
            <text:p>GR</text:p>
          </table:table-cell>
          <table:table-cell table:number-columns-repeated="2" table:style-name="ce31"/>
          <table:table-cell office:value-type="string" table:style-name="ce26">
            <text:p>1 BOX</text:p>
          </table:table-cell>
          <table:table-cell table:number-columns-repeated="16373"/>
        </table:table-row>
        <table:table-row table:style-name="ro6">
          <table:table-cell table:number-columns-repeated="11" table:style-name="ce31"/>
          <table:table-cell table:number-columns-repeated="16373"/>
        </table:table-row>
        <table:table-row table:number-rows-repeated="1048570" table:style-name="ro4">
          <table:table-cell table:number-columns-repeated="16384"/>
        </table:table-row>
      </table:table>
      <table:table table:name="PT_NATIONALLABEL" table:style-name="ta2">
        <table:table-column table:style-name="co6" table:default-cell-style-name="ce1"/>
        <table:table-column table:style-name="co33" table:default-cell-style-name="ce1"/>
        <table:table-column table:style-name="co34" table:default-cell-style-name="ce1"/>
        <table:table-column table:style-name="co16" table:default-cell-style-name="ce1"/>
        <table:table-column table:style-name="co35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63" draw:style-name="a255" draw:name="Graphics 1">
              <svg:title/>
              <svg:desc/>
              <text:p text:style-name="a253" text:class-names="" text:cond-style-name=""><text:span text:style-name="a25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07-12-2023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PT. NATIONAL LABEL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7">
            <text:p>PO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19">
          <table:table-cell office:value-type="float" office:value="23001951" table:style-name="ce43">
            <text:p>23001951</text:p>
          </table:table-cell>
          <table:table-cell table:number-columns-repeated="2" table:style-name="ce31"/>
          <table:table-cell office:value-type="float" office:value="295056" table:style-name="ce53">
            <text:p>295056</text:p>
          </table:table-cell>
          <table:table-cell office:value-type="string" table:style-name="ce54">
            <text:p>CARE LABEL, SKECHERS</text:p>
          </table:table-cell>
          <table:table-cell table:style-name="ce31"/>
          <table:table-cell office:value-type="float" office:value="392" table:style-name="ce53">
            <text:p>392</text:p>
          </table:table-cell>
          <table:table-cell office:value-type="string" table:style-name="ce53">
            <text:p>DZ</text:p>
          </table:table-cell>
          <table:table-cell table:number-columns-repeated="2" table:style-name="ce31"/>
          <table:table-cell office:value-type="string" table:style-name="ce35">
            <text:p>1 BOX</text:p>
          </table:table-cell>
          <table:table-cell table:number-columns-repeated="16373"/>
        </table:table-row>
        <table:table-row table:style-name="ro6">
          <table:table-cell table:number-columns-repeated="11" table:style-name="ce31"/>
          <table:table-cell table:number-columns-repeated="16373"/>
        </table:table-row>
        <table:table-row table:number-rows-repeated="1048566" table:style-name="ro4">
          <table:table-cell table:number-columns-repeated="16384"/>
        </table:table-row>
      </table:table>
      <table:table table:name="PT_MAJUJAYA" table:style-name="ta2">
        <table:table-column table:style-name="co36" table:default-cell-style-name="ce1"/>
        <table:table-column table:style-name="co6" table:number-columns-repeated="3" table:default-cell-style-name="ce1"/>
        <table:table-column table:style-name="co37" table:default-cell-style-name="ce1"/>
        <table:table-column table:style-name="co38" table:default-cell-style-name="ce1"/>
        <table:table-column table:style-name="co6" table:number-columns-repeated="4" table:default-cell-style-name="ce1"/>
        <table:table-column table:style-name="co19" table:default-cell-style-name="ce1"/>
        <table:table-column table:style-name="co6" table:number-columns-repeated="16373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64" draw:style-name="a259" draw:name="Graphics 1">
              <svg:title/>
              <svg:desc/>
              <text:p text:style-name="a257" text:class-names="" text:cond-style-name=""><text:span text:style-name="a25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10-01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PT. MAJU JAYA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7">
            <text:p>PO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6">
          <table:table-cell office:value-type="string" table:style-name="ce31">
            <text:p>23001770/O2</text:p>
          </table:table-cell>
          <table:table-cell table:number-columns-repeated="2" table:style-name="ce31"/>
          <table:table-cell office:value-type="float" office:value="292181" table:style-name="ce31">
            <text:p>292181</text:p>
          </table:table-cell>
          <table:table-cell office:value-type="string" table:style-name="ce31">
            <text:p>FLAT POLY #4153F MJ, 1 CM OLIVE (GREEN)</text:p>
          </table:table-cell>
          <table:table-cell table:style-name="ce31"/>
          <table:table-cell office:value-type="float" office:value="2540" table:style-name="ce31">
            <text:p>2540</text:p>
          </table:table-cell>
          <table:table-cell office:value-type="string" table:style-name="ce31">
            <text:p>PC</text:p>
          </table:table-cell>
          <table:table-cell office:value-type="float" office:value="50.800000000000004" table:formula="of:=[.G9]*0.02" table:style-name="ce31">
            <text:p>50.8</text:p>
          </table:table-cell>
          <table:table-cell office:value-type="float" office:value="50.801000000000002" table:formula="of:=[.I9]+0.001" table:style-name="ce31">
            <text:p>50.801</text:p>
          </table:table-cell>
          <table:table-cell office:value-type="string" table:style-name="ce31">
            <text:p>1 KARUNG</text:p>
          </table:table-cell>
          <table:table-cell table:number-columns-repeated="16373"/>
        </table:table-row>
        <table:table-row table:number-rows-repeated="1048567" table:style-name="ro4">
          <table:table-cell table:number-columns-repeated="16384"/>
        </table:table-row>
      </table:table>
      <table:table table:name="CLN110124" table:style-name="ta2">
        <table:table-column table:style-name="co6" table:number-columns-repeated="4" table:default-cell-style-name="ce1"/>
        <table:table-column table:style-name="co39" table:default-cell-style-name="ce1"/>
        <table:table-column table:style-name="co40" table:default-cell-style-name="ce1"/>
        <table:table-column table:style-name="co6" table:number-columns-repeated="4" table:default-cell-style-name="ce1"/>
        <table:table-column table:style-name="co41" table:default-cell-style-name="ce1"/>
        <table:table-column table:style-name="co6" table:number-columns-repeated="16373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65" draw:style-name="a263" draw:name="Graphics 1">
              <svg:title/>
              <svg:desc/>
              <text:p text:style-name="a261" text:class-names="" text:cond-style-name=""><text:span text:style-name="a26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11-01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CLN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PO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3001185" table:number-columns-spanned="1" table:number-rows-spanned="2" table:style-name="ce27">
            <text:p>23001185</text:p>
          </table:table-cell>
          <table:table-cell table:style-name="ce31"/>
          <table:table-cell office:value-type="float" office:value="181650" table:style-name="ce31">
            <text:p>181650</text:p>
          </table:table-cell>
          <table:table-cell office:value-type="float" office:value="290832" table:style-name="ce31">
            <text:p>290832</text:p>
          </table:table-cell>
          <table:table-cell office:value-type="string" table:style-name="ce31">
            <text:p>LABEL, 5 CM X 2 CM</text:p>
          </table:table-cell>
          <table:table-cell office:value-type="string" table:style-name="ce31">
            <text:p>LOT NUMBER LABEL</text:p>
          </table:table-cell>
          <table:table-cell office:value-type="float" office:value="770" table:style-name="ce31">
            <text:p>770</text:p>
          </table:table-cell>
          <table:table-cell office:value-type="string" table:style-name="ce31">
            <text:p>PC</text:p>
          </table:table-cell>
          <table:table-cell office:value-type="float" office:value="1.54" table:formula="of:=[.G9]*0.002" table:style-name="ce31">
            <text:p>1.54</text:p>
          </table:table-cell>
          <table:table-cell office:value-type="float" office:value="1.5409999999999999" table:formula="of:=[.I9]+0.001" table:style-name="ce31">
            <text:p>1.541</text:p>
          </table:table-cell>
          <table:table-cell office:value-type="string" table:number-columns-spanned="1" table:number-rows-spanned="2" table:style-name="ce28">
            <text:p>1 AMPLOP UP.BU IKA GUDANG</text:p>
          </table:table-cell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649" table:style-name="ce31">
            <text:p>181649</text:p>
          </table:table-cell>
          <table:table-cell office:value-type="float" office:value="290832" table:style-name="ce31">
            <text:p>290832</text:p>
          </table:table-cell>
          <table:table-cell office:value-type="string" table:style-name="ce31">
            <text:p>LABEL, 5 CM X 2 CM</text:p>
          </table:table-cell>
          <table:table-cell office:value-type="string" table:style-name="ce31">
            <text:p>LOT NUMBER LABEL</text:p>
          </table:table-cell>
          <table:table-cell office:value-type="float" office:value="230" table:style-name="ce31">
            <text:p>230</text:p>
          </table:table-cell>
          <table:table-cell office:value-type="string" table:style-name="ce31">
            <text:p>PC</text:p>
          </table:table-cell>
          <table:table-cell office:value-type="float" office:value="0.46" table:formula="of:=[.G10]*0.002" table:style-name="ce31">
            <text:p>0.46</text:p>
          </table:table-cell>
          <table:table-cell office:value-type="float" office:value="0.46100000000000002" table:formula="of:=[.I10]+0.001" table:style-name="ce31">
            <text:p>0.461</text:p>
          </table:table-cell>
          <table:covered-table-cell/>
          <table:table-cell table:number-columns-repeated="16373"/>
        </table:table-row>
        <table:table-row table:style-name="ro6">
          <table:table-cell table:number-columns-repeated="11" table:style-name="ce31"/>
          <table:table-cell table:number-columns-repeated="16373"/>
        </table:table-row>
        <table:table-row table:number-rows-repeated="1048565" table:style-name="ro4">
          <table:table-cell table:number-columns-repeated="16384"/>
        </table:table-row>
      </table:table>
      <table:table table:name="WAHANAKREASI" table:style-name="ta2">
        <table:table-column table:style-name="co42" table:default-cell-style-name="ce1"/>
        <table:table-column table:style-name="co6" table:number-columns-repeated="3" table:default-cell-style-name="ce1"/>
        <table:table-column table:style-name="co43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9" table:number-rows-spanned="1" table:style-name="ce11">
            <text:p>PACKING LIST RETURN ACC SEWING</text:p>
            <draw:custom-shape svg:x="0.04167in" svg:y="0.09375in" svg:width="1.98605in" svg:height="1.35417in" draw:z-index="1" draw:id="id66" draw:style-name="a267" draw:name="Graphics 1">
              <svg:title/>
              <svg:desc/>
              <text:p text:style-name="a265" text:class-names="" text:cond-style-name=""><text:span text:style-name="a26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8"/>
          <table:table-cell table:number-columns-repeated="16375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15-02-2024</text:p>
          </table:table-cell>
          <table:covered-table-cell/>
          <table:table-cell table:style-name="ce51"/>
          <table:table-cell table:number-columns-repeated="16375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3" table:number-rows-spanned="1" table:style-name="ce49">
            <text:p>TO: PT. WAHANA KREASI</text:p>
          </table:table-cell>
          <table:covered-table-cell table:number-columns-repeated="2"/>
          <table:table-cell table:number-columns-repeated="16375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3" table:style-name="ce52"/>
          <table:table-cell table:number-columns-repeated="16375"/>
        </table:table-row>
        <table:table-row table:style-name="ro18">
          <table:table-cell office:value-type="string" table:style-name="ce7">
            <text:p>PO NUMB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REMAKS</text:p>
          </table:table-cell>
          <table:table-cell table:number-columns-repeated="16375"/>
        </table:table-row>
        <table:table-row table:style-name="ro6">
          <table:table-cell office:value-type="string" table:style-name="ce31">
            <text:p>23001472/O2</text:p>
          </table:table-cell>
          <table:table-cell table:style-name="ce31"/>
          <table:table-cell table:style-name="ce56"/>
          <table:table-cell office:value-type="float" office:value="291937" table:style-name="ce57">
            <text:p>291937</text:p>
          </table:table-cell>
          <table:table-cell office:value-type="string" table:style-name="ce58">
            <text:p>ROUND DRAWCORD POLY,125CM</text:p>
          </table:table-cell>
          <table:table-cell table:style-name="ce59"/>
          <table:table-cell office:value-type="float" office:value="555" table:style-name="ce31">
            <text:p>555</text:p>
          </table:table-cell>
          <table:table-cell office:value-type="string" table:style-name="ce31">
            <text:p>PC</text:p>
          </table:table-cell>
          <table:table-cell office:value-type="string" table:style-name="ce31">
            <text:p>1 BOX</text:p>
          </table:table-cell>
          <table:table-cell table:number-columns-repeated="16375"/>
        </table:table-row>
        <table:table-row table:number-rows-repeated="1048567" table:style-name="ro4">
          <table:table-cell table:number-columns-repeated="16384"/>
        </table:table-row>
      </table:table>
      <table:table table:name="GM2(200224)" table:style-name="ta2">
        <table:table-column table:style-name="co6" table:number-columns-repeated="4" table:default-cell-style-name="ce1"/>
        <table:table-column table:style-name="co44" table:default-cell-style-name="ce1"/>
        <table:table-column table:style-name="co45" table:default-cell-style-name="ce1"/>
        <table:table-column table:style-name="co6" table:number-columns-repeated="16378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67" draw:style-name="a271" draw:name="Graphics 1">
              <svg:title/>
              <svg:desc/>
              <text:p text:style-name="a269" text:class-names="" text:cond-style-name=""><text:span text:style-name="a26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20-02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GM2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4001017" table:number-columns-spanned="1" table:number-rows-spanned="77" table:style-name="ce27">
            <text:p>24001017</text:p>
          </table:table-cell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240" table:style-name="ce30">
            <text:p>295240</text:p>
          </table:table-cell>
          <table:table-cell office:value-type="string" table:style-name="ce30">
            <text:p>ELASTIC DGONAL,JRSP342-32 RCYL</text:p>
          </table:table-cell>
          <table:table-cell office:value-type="string" table:style-name="ce30">
            <text:p>RIB ONIX/ONIX/CLEAR ONIX/GREY</text:p>
          </table:table-cell>
          <table:table-cell office:value-type="float" office:value="3.9" table:style-name="ce30">
            <text:p>3.9</text:p>
          </table:table-cell>
          <table:table-cell office:value-type="string" table:style-name="ce30">
            <text:p>GR</text:p>
          </table:table-cell>
          <table:table-cell office:value-type="float" office:value="7.7999999999999996E-3" table:formula="of:=[.G9]*0.002" table:style-name="ce30">
            <text:p>0.0078</text:p>
          </table:table-cell>
          <table:table-cell office:value-type="float" office:value="8.7999999999999988E-3" table:formula="of:=[.I9]+0.001" table:style-name="ce35">
            <text:p>0.0088</text:p>
          </table:table-cell>
          <table:table-cell office:value-type="string" table:number-columns-spanned="1" table:number-rows-spanned="77" table:style-name="ce27">
            <text:p>14 BOX</text:p>
          </table:table-cell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859" table:style-name="ce30">
            <text:p>295859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RECYCLE BLUE SPARK 2/ BR4350</text:p>
          </table:table-cell>
          <table:table-cell office:value-type="float" office:value="0.01" table:style-name="ce30">
            <text:p>0.01</text:p>
          </table:table-cell>
          <table:table-cell office:value-type="string" table:style-name="ce30">
            <text:p>KG</text:p>
          </table:table-cell>
          <table:table-cell office:value-type="float" office:value="0.01" table:formula="of:=[.G10]*1" table:style-name="ce30">
            <text:p>0.01</text:p>
          </table:table-cell>
          <table:table-cell office:value-type="float" office:value="1.0999999999999999E-2" table:formula="of:=[.I10]+0.001" table:style-name="ce35">
            <text:p>0.01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6529" table:style-name="ce30">
            <text:p>296529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NM404, 40/2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CO</text:p>
          </table:table-cell>
          <table:table-cell office:value-type="float" office:value="6.0000000000000001E-3" table:formula="of:=[.G11]*0.002" table:style-name="ce30">
            <text:p>0.006</text:p>
          </table:table-cell>
          <table:table-cell office:value-type="float" office:value="7.0000000000000001E-3" table:formula="of:=[.I11]+0.001" table:style-name="ce35">
            <text:p>0.007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858" table:style-name="ce30">
            <text:p>295858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BLUE SPARK 2/ BR4350</text:p>
          </table:table-cell>
          <table:table-cell office:value-type="float" office:value="0.03" table:style-name="ce30">
            <text:p>0.03</text:p>
          </table:table-cell>
          <table:table-cell office:value-type="string" table:style-name="ce30">
            <text:p>KG</text:p>
          </table:table-cell>
          <table:table-cell office:value-type="float" office:value="0.03" table:formula="of:=[.G12]*1" table:style-name="ce30">
            <text:p>0.03</text:p>
          </table:table-cell>
          <table:table-cell office:value-type="float" office:value="3.1E-2" table:formula="of:=[.I12]+0.001" table:style-name="ce35">
            <text:p>0.03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239" table:style-name="ce30">
            <text:p>295239</text:p>
          </table:table-cell>
          <table:table-cell office:value-type="string" table:style-name="ce30">
            <text:p>ELASTIC SHADOW,JRSP343-32 RCYL</text:p>
          </table:table-cell>
          <table:table-cell office:value-type="string" table:style-name="ce30">
            <text:p>LOGO BLACK/GREY/ONIX</text:p>
          </table:table-cell>
          <table:table-cell office:value-type="float" office:value="0.21" table:style-name="ce30">
            <text:p>0.21</text:p>
          </table:table-cell>
          <table:table-cell office:value-type="string" table:style-name="ce30">
            <text:p>GR</text:p>
          </table:table-cell>
          <table:table-cell office:value-type="float" office:value="4.2000000000000002E-4" table:formula="of:=[.G13]*0.002" table:style-name="ce30">
            <text:p>0.00042</text:p>
          </table:table-cell>
          <table:table-cell office:value-type="float" office:value="1.42E-3" table:formula="of:=[.I13]+0.001" table:style-name="ce35">
            <text:p>0.00142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238" table:style-name="ce30">
            <text:p>295238</text:p>
          </table:table-cell>
          <table:table-cell office:value-type="string" table:style-name="ce30">
            <text:p>ELASTIC DGONAL,JRSP342-32 RCYL</text:p>
          </table:table-cell>
          <table:table-cell office:value-type="string" table:style-name="ce30">
            <text:p>RIB BLACK/BLUE SPRK/BLACK/ONIX</text:p>
          </table:table-cell>
          <table:table-cell office:value-type="float" office:value="4.47" table:style-name="ce30">
            <text:p>4.47</text:p>
          </table:table-cell>
          <table:table-cell office:value-type="string" table:style-name="ce30">
            <text:p>GR</text:p>
          </table:table-cell>
          <table:table-cell office:value-type="float" office:value="8.94E-3" table:formula="of:=[.G14]*0.002" table:style-name="ce30">
            <text:p>0.00894</text:p>
          </table:table-cell>
          <table:table-cell office:value-type="float" office:value="9.9400000000000009E-3" table:formula="of:=[.I14]+0.001" table:style-name="ce35">
            <text:p>0.00994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237" table:style-name="ce30">
            <text:p>295237</text:p>
          </table:table-cell>
          <table:table-cell office:value-type="string" table:style-name="ce30">
            <text:p>ELASTIC SHADOW,JRSP343-32 RCYL</text:p>
          </table:table-cell>
          <table:table-cell office:value-type="string" table:style-name="ce30">
            <text:p>LOGO BLUE SPARK/BLACK/BLACK</text:p>
          </table:table-cell>
          <table:table-cell office:value-type="float" office:value="5.07" table:style-name="ce30">
            <text:p>5.07</text:p>
          </table:table-cell>
          <table:table-cell office:value-type="string" table:style-name="ce30">
            <text:p>GR</text:p>
          </table:table-cell>
          <table:table-cell office:value-type="float" office:value="1.0140000000000001E-2" table:formula="of:=[.G15]*0.002" table:style-name="ce30">
            <text:p>0.01014</text:p>
          </table:table-cell>
          <table:table-cell office:value-type="float" office:value="1.1140000000000001E-2" table:formula="of:=[.I15]+0.001" table:style-name="ce35">
            <text:p>0.01114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110" table:style-name="ce30">
            <text:p>295110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ONIX,XL</text:p>
          </table:table-cell>
          <table:table-cell office:value-type="float" office:value="7" table:style-name="ce30">
            <text:p>7</text:p>
          </table:table-cell>
          <table:table-cell office:value-type="string" table:style-name="ce30">
            <text:p>PC</text:p>
          </table:table-cell>
          <table:table-cell office:value-type="float" office:value="1.4E-2" table:formula="of:=[.G16]*0.002" table:style-name="ce30">
            <text:p>0.014</text:p>
          </table:table-cell>
          <table:table-cell office:value-type="float" office:value="1.4999999999999999E-2" table:formula="of:=[.I16]+0.001" table:style-name="ce35">
            <text:p>0.015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109" table:style-name="ce30">
            <text:p>295109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ONIX,L</text:p>
          </table:table-cell>
          <table:table-cell office:value-type="float" office:value="7" table:style-name="ce30">
            <text:p>7</text:p>
          </table:table-cell>
          <table:table-cell office:value-type="string" table:style-name="ce30">
            <text:p>PC</text:p>
          </table:table-cell>
          <table:table-cell office:value-type="float" office:value="1.4E-2" table:formula="of:=[.G17]*0.002" table:style-name="ce30">
            <text:p>0.014</text:p>
          </table:table-cell>
          <table:table-cell office:value-type="float" office:value="1.4999999999999999E-2" table:formula="of:=[.I17]+0.001" table:style-name="ce35">
            <text:p>0.015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108" table:style-name="ce30">
            <text:p>295108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ONIX,M</text:p>
          </table:table-cell>
          <table:table-cell office:value-type="float" office:value="7" table:style-name="ce30">
            <text:p>7</text:p>
          </table:table-cell>
          <table:table-cell office:value-type="string" table:style-name="ce30">
            <text:p>PC</text:p>
          </table:table-cell>
          <table:table-cell office:value-type="float" office:value="1.4E-2" table:formula="of:=[.G18]*0.002" table:style-name="ce30">
            <text:p>0.014</text:p>
          </table:table-cell>
          <table:table-cell office:value-type="float" office:value="1.4999999999999999E-2" table:formula="of:=[.I18]+0.001" table:style-name="ce35">
            <text:p>0.015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107" table:style-name="ce30">
            <text:p>295107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ONIX,S</text:p>
          </table:table-cell>
          <table:table-cell office:value-type="float" office:value="7" table:style-name="ce30">
            <text:p>7</text:p>
          </table:table-cell>
          <table:table-cell office:value-type="string" table:style-name="ce30">
            <text:p>PC</text:p>
          </table:table-cell>
          <table:table-cell office:value-type="float" office:value="1.4E-2" table:formula="of:=[.G19]*0.002" table:style-name="ce30">
            <text:p>0.014</text:p>
          </table:table-cell>
          <table:table-cell office:value-type="float" office:value="1.4999999999999999E-2" table:formula="of:=[.I19]+0.001" table:style-name="ce35">
            <text:p>0.01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4093" table:style-name="ce30">
            <text:p>294093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XL</text:p>
          </table:table-cell>
          <table:table-cell office:value-type="float" office:value="22" table:style-name="ce30">
            <text:p>22</text:p>
          </table:table-cell>
          <table:table-cell office:value-type="string" table:style-name="ce30">
            <text:p>PC</text:p>
          </table:table-cell>
          <table:table-cell office:value-type="float" office:value="4.3999999999999997E-2" table:formula="of:=[.G20]*0.002" table:style-name="ce30">
            <text:p>0.044</text:p>
          </table:table-cell>
          <table:table-cell office:value-type="float" office:value="4.4999999999999998E-2" table:formula="of:=[.I20]+0.001" table:style-name="ce35">
            <text:p>0.04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4092" table:style-name="ce30">
            <text:p>294092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L</text:p>
          </table:table-cell>
          <table:table-cell office:value-type="float" office:value="22" table:style-name="ce30">
            <text:p>22</text:p>
          </table:table-cell>
          <table:table-cell office:value-type="string" table:style-name="ce30">
            <text:p>PC</text:p>
          </table:table-cell>
          <table:table-cell office:value-type="float" office:value="4.3999999999999997E-2" table:formula="of:=[.G21]*0.002" table:style-name="ce30">
            <text:p>0.044</text:p>
          </table:table-cell>
          <table:table-cell office:value-type="float" office:value="4.4999999999999998E-2" table:formula="of:=[.I21]+0.001" table:style-name="ce35">
            <text:p>0.04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4091" table:style-name="ce30">
            <text:p>294091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M</text:p>
          </table:table-cell>
          <table:table-cell office:value-type="float" office:value="22" table:style-name="ce30">
            <text:p>22</text:p>
          </table:table-cell>
          <table:table-cell office:value-type="string" table:style-name="ce30">
            <text:p>PC</text:p>
          </table:table-cell>
          <table:table-cell office:value-type="float" office:value="4.3999999999999997E-2" table:formula="of:=[.G22]*0.002" table:style-name="ce30">
            <text:p>0.044</text:p>
          </table:table-cell>
          <table:table-cell office:value-type="float" office:value="4.4999999999999998E-2" table:formula="of:=[.I22]+0.001" table:style-name="ce35">
            <text:p>0.04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4090" table:style-name="ce30">
            <text:p>294090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S</text:p>
          </table:table-cell>
          <table:table-cell office:value-type="float" office:value="22" table:style-name="ce30">
            <text:p>22</text:p>
          </table:table-cell>
          <table:table-cell office:value-type="string" table:style-name="ce30">
            <text:p>PC</text:p>
          </table:table-cell>
          <table:table-cell office:value-type="float" office:value="4.3999999999999997E-2" table:formula="of:=[.G23]*0.002" table:style-name="ce30">
            <text:p>0.044</text:p>
          </table:table-cell>
          <table:table-cell office:value-type="float" office:value="4.4999999999999998E-2" table:formula="of:=[.I23]+0.001" table:style-name="ce35">
            <text:p>0.04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88604" table:style-name="ce30">
            <text:p>288604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SV 1831, ONIX</text:p>
          </table:table-cell>
          <table:table-cell office:value-type="float" office:value="0.01" table:style-name="ce30">
            <text:p>0.01</text:p>
          </table:table-cell>
          <table:table-cell office:value-type="string" table:style-name="ce30">
            <text:p>KG</text:p>
          </table:table-cell>
          <table:table-cell office:value-type="float" office:value="0.01" table:formula="of:=[.G24]*1" table:style-name="ce30">
            <text:p>0.01</text:p>
          </table:table-cell>
          <table:table-cell office:value-type="float" office:value="1.0999999999999999E-2" table:formula="of:=[.I24]+0.001" table:style-name="ce35">
            <text:p>0.01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88601" table:style-name="ce30">
            <text:p>288601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BLACK</text:p>
          </table:table-cell>
          <table:table-cell office:value-type="float" office:value="0.01" table:style-name="ce30">
            <text:p>0.01</text:p>
          </table:table-cell>
          <table:table-cell office:value-type="string" table:style-name="ce30">
            <text:p>KG</text:p>
          </table:table-cell>
          <table:table-cell office:value-type="float" office:value="0.01" table:formula="of:=[.G25]*1" table:style-name="ce30">
            <text:p>0.01</text:p>
          </table:table-cell>
          <table:table-cell office:value-type="float" office:value="1.0999999999999999E-2" table:formula="of:=[.I25]+0.001" table:style-name="ce35">
            <text:p>0.01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80718" table:style-name="ce30">
            <text:p>280718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SV 1831, ONIX</text:p>
          </table:table-cell>
          <table:table-cell office:value-type="float" office:value="0.01" table:style-name="ce30">
            <text:p>0.01</text:p>
          </table:table-cell>
          <table:table-cell office:value-type="string" table:style-name="ce30">
            <text:p>KG</text:p>
          </table:table-cell>
          <table:table-cell office:value-type="float" office:value="0.01" table:formula="of:=[.G26]*1" table:style-name="ce30">
            <text:p>0.01</text:p>
          </table:table-cell>
          <table:table-cell office:value-type="float" office:value="1.0999999999999999E-2" table:formula="of:=[.I26]+0.001" table:style-name="ce35">
            <text:p>0.01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80714" table:style-name="ce30">
            <text:p>280714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BLACK</text:p>
          </table:table-cell>
          <table:table-cell office:value-type="float" office:value="0.02" table:style-name="ce30">
            <text:p>0.02</text:p>
          </table:table-cell>
          <table:table-cell office:value-type="string" table:style-name="ce30">
            <text:p>KG</text:p>
          </table:table-cell>
          <table:table-cell office:value-type="float" office:value="0.02" table:formula="of:=[.G27]*1" table:style-name="ce30">
            <text:p>0.02</text:p>
          </table:table-cell>
          <table:table-cell office:value-type="float" office:value="2.1000000000000001E-2" table:formula="of:=[.I27]+0.001" table:style-name="ce35">
            <text:p>0.02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83822" table:style-name="ce30">
            <text:p>283822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C9760, 40/2</text:p>
          </table:table-cell>
          <table:table-cell office:value-type="float" office:value="28" table:style-name="ce30">
            <text:p>28</text:p>
          </table:table-cell>
          <table:table-cell office:value-type="string" table:style-name="ce30">
            <text:p>CO</text:p>
          </table:table-cell>
          <table:table-cell office:value-type="float" office:value="5.6000000000000001E-2" table:formula="of:=[.G28]*0.002" table:style-name="ce30">
            <text:p>0.056</text:p>
          </table:table-cell>
          <table:table-cell office:value-type="float" office:value="5.7000000000000002E-2" table:formula="of:=[.I28]+0.001" table:style-name="ce35">
            <text:p>0.057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88604" table:style-name="ce30">
            <text:p>288604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SV 1831, ONIX</text:p>
          </table:table-cell>
          <table:table-cell office:value-type="float" office:value="0.31" table:style-name="ce30">
            <text:p>0.31</text:p>
          </table:table-cell>
          <table:table-cell office:value-type="string" table:style-name="ce30">
            <text:p>KG</text:p>
          </table:table-cell>
          <table:table-cell office:value-type="float" office:value="0.31" table:formula="of:=[.G29]*1" table:style-name="ce30">
            <text:p>0.31</text:p>
          </table:table-cell>
          <table:table-cell office:value-type="float" office:value="0.311" table:formula="of:=[.I29]+0.001" table:style-name="ce35">
            <text:p>0.31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88601" table:style-name="ce30">
            <text:p>288601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BLACK</text:p>
          </table:table-cell>
          <table:table-cell office:value-type="float" office:value="0.63" table:style-name="ce30">
            <text:p>0.63</text:p>
          </table:table-cell>
          <table:table-cell office:value-type="string" table:style-name="ce30">
            <text:p>KG</text:p>
          </table:table-cell>
          <table:table-cell office:value-type="float" office:value="0.63" table:formula="of:=[.G30]*1" table:style-name="ce30">
            <text:p>0.63</text:p>
          </table:table-cell>
          <table:table-cell office:value-type="float" office:value="0.63100000000000001" table:formula="of:=[.I30]+0.001" table:style-name="ce35">
            <text:p>0.63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4090" table:style-name="ce30">
            <text:p>294090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S</text:p>
          </table:table-cell>
          <table:table-cell office:value-type="float" office:value="1080" table:style-name="ce30">
            <text:p>1080</text:p>
          </table:table-cell>
          <table:table-cell office:value-type="string" table:style-name="ce30">
            <text:p>PC</text:p>
          </table:table-cell>
          <table:table-cell office:value-type="float" office:value="2.16" table:formula="of:=[.G31]*0.002" table:style-name="ce30">
            <text:p>2.16</text:p>
          </table:table-cell>
          <table:table-cell office:value-type="float" office:value="2.161" table:formula="of:=[.I31]+0.001" table:style-name="ce35">
            <text:p>2.16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4091" table:style-name="ce30">
            <text:p>294091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M</text:p>
          </table:table-cell>
          <table:table-cell office:value-type="float" office:value="1080" table:style-name="ce30">
            <text:p>1080</text:p>
          </table:table-cell>
          <table:table-cell office:value-type="string" table:style-name="ce30">
            <text:p>PC</text:p>
          </table:table-cell>
          <table:table-cell office:value-type="float" office:value="2.16" table:formula="of:=[.G32]*0.002" table:style-name="ce30">
            <text:p>2.16</text:p>
          </table:table-cell>
          <table:table-cell office:value-type="float" office:value="2.161" table:formula="of:=[.I32]+0.001" table:style-name="ce35">
            <text:p>2.16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80718" table:style-name="ce30">
            <text:p>280718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SV 1831, ONIX</text:p>
          </table:table-cell>
          <table:table-cell office:value-type="float" office:value="1.17" table:style-name="ce30">
            <text:p>1.17</text:p>
          </table:table-cell>
          <table:table-cell office:value-type="string" table:style-name="ce30">
            <text:p>KG</text:p>
          </table:table-cell>
          <table:table-cell office:value-type="float" office:value="1.17" table:formula="of:=[.G33]*1" table:style-name="ce30">
            <text:p>1.17</text:p>
          </table:table-cell>
          <table:table-cell office:value-type="float" office:value="1.1709999999999998" table:formula="of:=[.I33]+0.001" table:style-name="ce35">
            <text:p>1.17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80714" table:style-name="ce30">
            <text:p>280714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BLACK</text:p>
          </table:table-cell>
          <table:table-cell office:value-type="float" office:value="2.34" table:style-name="ce30">
            <text:p>2.34</text:p>
          </table:table-cell>
          <table:table-cell office:value-type="string" table:style-name="ce30">
            <text:p>KG</text:p>
          </table:table-cell>
          <table:table-cell office:value-type="float" office:value="2.34" table:formula="of:=[.G34]*1" table:style-name="ce30">
            <text:p>2.34</text:p>
          </table:table-cell>
          <table:table-cell office:value-type="float" office:value="2.3409999999999997" table:formula="of:=[.I34]+0.001" table:style-name="ce35">
            <text:p>2.34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76230" table:style-name="ce30">
            <text:p>276230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JD 305, 40/2</text:p>
          </table:table-cell>
          <table:table-cell office:value-type="float" office:value="11" table:style-name="ce30">
            <text:p>11</text:p>
          </table:table-cell>
          <table:table-cell office:value-type="string" table:style-name="ce30">
            <text:p>CO</text:p>
          </table:table-cell>
          <table:table-cell office:value-type="float" office:value="2.1999999999999999E-2" table:formula="of:=[.G35]*0.002" table:style-name="ce30">
            <text:p>0.022</text:p>
          </table:table-cell>
          <table:table-cell office:value-type="float" office:value="2.3E-2" table:formula="of:=[.I35]+0.001" table:style-name="ce35">
            <text:p>0.02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859" table:style-name="ce30">
            <text:p>295859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RECYCLE BLUE SPARK 2/ BR4350</text:p>
          </table:table-cell>
          <table:table-cell office:value-type="float" office:value="0.31" table:style-name="ce30">
            <text:p>0.31</text:p>
          </table:table-cell>
          <table:table-cell office:value-type="string" table:style-name="ce30">
            <text:p>KG</text:p>
          </table:table-cell>
          <table:table-cell office:value-type="float" office:value="0.31" table:formula="of:=[.G36]*1" table:style-name="ce30">
            <text:p>0.31</text:p>
          </table:table-cell>
          <table:table-cell office:value-type="float" office:value="0.311" table:formula="of:=[.I36]+0.001" table:style-name="ce35">
            <text:p>0.31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858" table:style-name="ce30">
            <text:p>295858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BLUE SPARK 2/ BR4350</text:p>
          </table:table-cell>
          <table:table-cell office:value-type="float" office:value="1.17" table:style-name="ce30">
            <text:p>1.17</text:p>
          </table:table-cell>
          <table:table-cell office:value-type="string" table:style-name="ce30">
            <text:p>KG</text:p>
          </table:table-cell>
          <table:table-cell office:value-type="float" office:value="1.17" table:formula="of:=[.G37]*1" table:style-name="ce30">
            <text:p>1.17</text:p>
          </table:table-cell>
          <table:table-cell office:value-type="float" office:value="1.1709999999999998" table:formula="of:=[.I37]+0.001" table:style-name="ce35">
            <text:p>1.17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857" table:style-name="ce30">
            <text:p>295857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PK402, 40/2</text:p>
          </table:table-cell>
          <table:table-cell office:value-type="float" office:value="11" table:style-name="ce30">
            <text:p>11</text:p>
          </table:table-cell>
          <table:table-cell office:value-type="string" table:style-name="ce30">
            <text:p>CO</text:p>
          </table:table-cell>
          <table:table-cell office:value-type="float" office:value="2.1999999999999999E-2" table:formula="of:=[.G38]*0.002" table:style-name="ce30">
            <text:p>0.022</text:p>
          </table:table-cell>
          <table:table-cell office:value-type="float" office:value="2.3E-2" table:formula="of:=[.I38]+0.001" table:style-name="ce35">
            <text:p>0.02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239" table:style-name="ce30">
            <text:p>295239</text:p>
          </table:table-cell>
          <table:table-cell office:value-type="string" table:style-name="ce30">
            <text:p>ELASTIC SHADOW,JRSP343-32 RCYL</text:p>
          </table:table-cell>
          <table:table-cell office:value-type="string" table:style-name="ce30">
            <text:p>LOGO BLACK/GREY/ONIX</text:p>
          </table:table-cell>
          <table:table-cell office:value-type="float" office:value="3.76" table:style-name="ce30">
            <text:p>3.76</text:p>
          </table:table-cell>
          <table:table-cell office:value-type="string" table:style-name="ce30">
            <text:p>GR</text:p>
          </table:table-cell>
          <table:table-cell office:value-type="float" office:value="7.5199999999999998E-3" table:formula="of:=[.G39]*0.002" table:style-name="ce30">
            <text:p>0.00752</text:p>
          </table:table-cell>
          <table:table-cell office:value-type="float" office:value="8.5199999999999998E-3" table:formula="of:=[.I39]+0.001" table:style-name="ce35">
            <text:p>0.00852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239" table:style-name="ce30">
            <text:p>295239</text:p>
          </table:table-cell>
          <table:table-cell office:value-type="string" table:style-name="ce30">
            <text:p>ELASTIC SHADOW,JRSP343-32 RCYL</text:p>
          </table:table-cell>
          <table:table-cell office:value-type="string" table:style-name="ce30">
            <text:p>LOGO BLACK/GREY/ONIX</text:p>
          </table:table-cell>
          <table:table-cell office:value-type="float" office:value="2.9" table:style-name="ce30">
            <text:p>2.9</text:p>
          </table:table-cell>
          <table:table-cell office:value-type="string" table:style-name="ce30">
            <text:p>GR</text:p>
          </table:table-cell>
          <table:table-cell office:value-type="float" office:value="5.7999999999999996E-3" table:formula="of:=[.G40]*0.002" table:style-name="ce30">
            <text:p>0.0058</text:p>
          </table:table-cell>
          <table:table-cell office:value-type="float" office:value="6.7999999999999996E-3" table:formula="of:=[.I40]+0.001" table:style-name="ce35">
            <text:p>0.0068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238" table:style-name="ce30">
            <text:p>295238</text:p>
          </table:table-cell>
          <table:table-cell office:value-type="string" table:style-name="ce30">
            <text:p>ELASTIC DGONAL,JRSP342-32 RCYL</text:p>
          </table:table-cell>
          <table:table-cell office:value-type="string" table:style-name="ce30">
            <text:p>RIB BLACK/BLUE SPRK/BLACK/ONIX</text:p>
          </table:table-cell>
          <table:table-cell office:value-type="float" office:value="2.4" table:style-name="ce30">
            <text:p>2.4</text:p>
          </table:table-cell>
          <table:table-cell office:value-type="string" table:style-name="ce30">
            <text:p>GR</text:p>
          </table:table-cell>
          <table:table-cell office:value-type="float" office:value="4.7999999999999996E-3" table:formula="of:=[.G41]*0.002" table:style-name="ce30">
            <text:p>0.0048</text:p>
          </table:table-cell>
          <table:table-cell office:value-type="float" office:value="5.7999999999999996E-3" table:formula="of:=[.I41]+0.001" table:style-name="ce35">
            <text:p>0.0058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237" table:style-name="ce30">
            <text:p>295237</text:p>
          </table:table-cell>
          <table:table-cell office:value-type="string" table:style-name="ce30">
            <text:p>ELASTIC SHADOW,JRSP343-32 RCYL</text:p>
          </table:table-cell>
          <table:table-cell office:value-type="string" table:style-name="ce30">
            <text:p>LOGO BLUE SPARK/BLACK/BLACK</text:p>
          </table:table-cell>
          <table:table-cell office:value-type="float" office:value="1.8" table:style-name="ce30">
            <text:p>1.8</text:p>
          </table:table-cell>
          <table:table-cell office:value-type="string" table:style-name="ce30">
            <text:p>GR</text:p>
          </table:table-cell>
          <table:table-cell office:value-type="float" office:value="3.6000000000000003E-3" table:formula="of:=[.G42]*0.002" table:style-name="ce30">
            <text:p>0.0036</text:p>
          </table:table-cell>
          <table:table-cell office:value-type="float" office:value="4.5999999999999999E-3" table:formula="of:=[.I42]+0.001" table:style-name="ce35">
            <text:p>0.0046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110" table:style-name="ce30">
            <text:p>295110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ONIX,XL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PC</text:p>
          </table:table-cell>
          <table:table-cell office:value-type="float" office:value="0.72" table:formula="of:=[.G43]*0.002" table:style-name="ce30">
            <text:p>0.72</text:p>
          </table:table-cell>
          <table:table-cell office:value-type="float" office:value="0.72099999999999997" table:formula="of:=[.I43]+0.001" table:style-name="ce35">
            <text:p>0.72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109" table:style-name="ce30">
            <text:p>295109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ONIX,L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PC</text:p>
          </table:table-cell>
          <table:table-cell office:value-type="float" office:value="0.72" table:formula="of:=[.G44]*0.002" table:style-name="ce30">
            <text:p>0.72</text:p>
          </table:table-cell>
          <table:table-cell office:value-type="float" office:value="0.72099999999999997" table:formula="of:=[.I44]+0.001" table:style-name="ce35">
            <text:p>0.72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108" table:style-name="ce30">
            <text:p>295108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ONIX,M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PC</text:p>
          </table:table-cell>
          <table:table-cell office:value-type="float" office:value="0.72" table:formula="of:=[.G45]*0.002" table:style-name="ce30">
            <text:p>0.72</text:p>
          </table:table-cell>
          <table:table-cell office:value-type="float" office:value="0.72099999999999997" table:formula="of:=[.I45]+0.001" table:style-name="ce35">
            <text:p>0.72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5107" table:style-name="ce30">
            <text:p>295107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ONIX,S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PC</text:p>
          </table:table-cell>
          <table:table-cell office:value-type="float" office:value="0.72" table:formula="of:=[.G46]*0.002" table:style-name="ce30">
            <text:p>0.72</text:p>
          </table:table-cell>
          <table:table-cell office:value-type="float" office:value="0.72099999999999997" table:formula="of:=[.I46]+0.001" table:style-name="ce35">
            <text:p>0.72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4093" table:style-name="ce30">
            <text:p>294093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XL</text:p>
          </table:table-cell>
          <table:table-cell office:value-type="float" office:value="1080" table:style-name="ce30">
            <text:p>1080</text:p>
          </table:table-cell>
          <table:table-cell office:value-type="string" table:style-name="ce30">
            <text:p>PC</text:p>
          </table:table-cell>
          <table:table-cell office:value-type="float" office:value="2.16" table:formula="of:=[.G47]*0.002" table:style-name="ce30">
            <text:p>2.16</text:p>
          </table:table-cell>
          <table:table-cell office:value-type="float" office:value="2.161" table:formula="of:=[.I47]+0.001" table:style-name="ce35">
            <text:p>2.16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4092" table:style-name="ce30">
            <text:p>294092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L</text:p>
          </table:table-cell>
          <table:table-cell office:value-type="float" office:value="1080" table:style-name="ce30">
            <text:p>1080</text:p>
          </table:table-cell>
          <table:table-cell office:value-type="string" table:style-name="ce30">
            <text:p>PC</text:p>
          </table:table-cell>
          <table:table-cell office:value-type="float" office:value="2.16" table:formula="of:=[.G48]*0.002" table:style-name="ce30">
            <text:p>2.16</text:p>
          </table:table-cell>
          <table:table-cell office:value-type="float" office:value="2.161" table:formula="of:=[.I48]+0.001" table:style-name="ce35">
            <text:p>2.16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2121" table:style-name="ce30">
            <text:p>292121</text:p>
          </table:table-cell>
          <table:table-cell office:value-type="string" table:style-name="ce30">
            <text:p>91%RCYL PLY 9%SPX SGL JRSY,58"</text:p>
          </table:table-cell>
          <table:table-cell office:value-type="string" table:style-name="ce30">
            <text:p>140G,DX21079-LG,BLUE SPARK,ADS</text:p>
          </table:table-cell>
          <table:table-cell office:value-type="float" office:value="288.7" table:style-name="ce30">
            <text:p>288.7</text:p>
          </table:table-cell>
          <table:table-cell office:value-type="string" table:style-name="ce30">
            <text:p>YD</text:p>
          </table:table-cell>
          <table:table-cell office:value-type="float" office:value="0.57740000000000002" table:formula="of:=[.G49]*0.002" table:style-name="ce30">
            <text:p>0.5774</text:p>
          </table:table-cell>
          <table:table-cell office:value-type="float" office:value="0.57840000000000003" table:formula="of:=[.I49]+0.001" table:style-name="ce35">
            <text:p>0.5784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0060" table:style-name="ce30">
            <text:p>290060</text:p>
          </table:table-cell>
          <table:table-cell office:value-type="string" table:style-name="ce30">
            <text:p>91%RCYL PLY 9%SPX SGL JRSY,58"</text:p>
          </table:table-cell>
          <table:table-cell office:value-type="string" table:style-name="ce30">
            <text:p>140G,DX21079-LG,ONIX,ADS</text:p>
          </table:table-cell>
          <table:table-cell office:value-type="float" office:value="287" table:style-name="ce30">
            <text:p>287</text:p>
          </table:table-cell>
          <table:table-cell office:value-type="string" table:style-name="ce30">
            <text:p>YD</text:p>
          </table:table-cell>
          <table:table-cell office:value-type="float" office:value="0.57400000000000007" table:formula="of:=[.G50]*0.002" table:style-name="ce30">
            <text:p>0.574</text:p>
          </table:table-cell>
          <table:table-cell office:value-type="float" office:value="0.57500000000000007" table:formula="of:=[.I50]+0.001" table:style-name="ce35">
            <text:p>0.57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7" table:style-name="ce30">
            <text:p>181747</text:p>
          </table:table-cell>
          <table:table-cell office:value-type="float" office:value="290059" table:style-name="ce30">
            <text:p>290059</text:p>
          </table:table-cell>
          <table:table-cell office:value-type="string" table:style-name="ce30">
            <text:p>91%RCYL PLY 9%SPX SGL JRSY,58"</text:p>
          </table:table-cell>
          <table:table-cell office:value-type="string" table:style-name="ce30">
            <text:p>140G,DX21079-LG,BLACK,ADS</text:p>
          </table:table-cell>
          <table:table-cell office:value-type="float" office:value="287" table:style-name="ce30">
            <text:p>287</text:p>
          </table:table-cell>
          <table:table-cell office:value-type="string" table:style-name="ce30">
            <text:p>YD</text:p>
          </table:table-cell>
          <table:table-cell office:value-type="float" office:value="0.57400000000000007" table:formula="of:=[.G51]*0.002" table:style-name="ce30">
            <text:p>0.574</text:p>
          </table:table-cell>
          <table:table-cell office:value-type="float" office:value="0.57500000000000007" table:formula="of:=[.I51]+0.001" table:style-name="ce35">
            <text:p>0.57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5227" table:style-name="ce30">
            <text:p>295227</text:p>
          </table:table-cell>
          <table:table-cell office:value-type="string" table:style-name="ce30">
            <text:p>ELASTIC DGONAL,JRSP342-32 RCYL</text:p>
          </table:table-cell>
          <table:table-cell office:value-type="string" table:style-name="ce30">
            <text:p>RIB BLU BRT/ONIX/BLU BRT/GREY</text:p>
          </table:table-cell>
          <table:table-cell office:value-type="float" office:value="6.87" table:style-name="ce30">
            <text:p>6.87</text:p>
          </table:table-cell>
          <table:table-cell office:value-type="string" table:style-name="ce30">
            <text:p>GR</text:p>
          </table:table-cell>
          <table:table-cell office:value-type="float" office:value="1.374E-2" table:formula="of:=[.G52]*0.002" table:style-name="ce30">
            <text:p>0.01374</text:p>
          </table:table-cell>
          <table:table-cell office:value-type="float" office:value="1.474E-2" table:formula="of:=[.I52]+0.001" table:style-name="ce35">
            <text:p>0.01474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4093" table:style-name="ce30">
            <text:p>294093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XL</text:p>
          </table:table-cell>
          <table:table-cell office:value-type="float" office:value="29" table:style-name="ce30">
            <text:p>29</text:p>
          </table:table-cell>
          <table:table-cell office:value-type="string" table:style-name="ce30">
            <text:p>PC</text:p>
          </table:table-cell>
          <table:table-cell office:value-type="float" office:value="5.8000000000000003E-2" table:formula="of:=[.G53]*0.002" table:style-name="ce30">
            <text:p>0.058</text:p>
          </table:table-cell>
          <table:table-cell office:value-type="float" office:value="5.9000000000000004E-2" table:formula="of:=[.I53]+0.001" table:style-name="ce35">
            <text:p>0.059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4090" table:style-name="ce30">
            <text:p>294090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S</text:p>
          </table:table-cell>
          <table:table-cell office:value-type="float" office:value="29" table:style-name="ce30">
            <text:p>29</text:p>
          </table:table-cell>
          <table:table-cell office:value-type="string" table:style-name="ce30">
            <text:p>PC</text:p>
          </table:table-cell>
          <table:table-cell office:value-type="float" office:value="5.8000000000000003E-2" table:formula="of:=[.G54]*0.002" table:style-name="ce30">
            <text:p>0.058</text:p>
          </table:table-cell>
          <table:table-cell office:value-type="float" office:value="5.9000000000000004E-2" table:formula="of:=[.I54]+0.001" table:style-name="ce35">
            <text:p>0.059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8606" table:style-name="ce30">
            <text:p>288606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TECH GREY (071402C)/SILVER1644</text:p>
          </table:table-cell>
          <table:table-cell office:value-type="float" office:value="0.01" table:style-name="ce30">
            <text:p>0.01</text:p>
          </table:table-cell>
          <table:table-cell office:value-type="string" table:style-name="ce30">
            <text:p>KG</text:p>
          </table:table-cell>
          <table:table-cell office:value-type="float" office:value="0.01" table:formula="of:=[.G55]*1" table:style-name="ce30">
            <text:p>0.01</text:p>
          </table:table-cell>
          <table:table-cell office:value-type="float" office:value="1.0999999999999999E-2" table:formula="of:=[.I55]+0.001" table:style-name="ce35">
            <text:p>0.01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8604" table:style-name="ce30">
            <text:p>288604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SV 1831, ONIX</text:p>
          </table:table-cell>
          <table:table-cell office:value-type="float" office:value="0.01" table:style-name="ce30">
            <text:p>0.01</text:p>
          </table:table-cell>
          <table:table-cell office:value-type="string" table:style-name="ce30">
            <text:p>KG</text:p>
          </table:table-cell>
          <table:table-cell office:value-type="float" office:value="0.01" table:formula="of:=[.G56]*1" table:style-name="ce30">
            <text:p>0.01</text:p>
          </table:table-cell>
          <table:table-cell office:value-type="float" office:value="1.0999999999999999E-2" table:formula="of:=[.I56]+0.001" table:style-name="ce35">
            <text:p>0.01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8601" table:style-name="ce30">
            <text:p>288601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BLACK</text:p>
          </table:table-cell>
          <table:table-cell office:value-type="float" office:value="0.01" table:style-name="ce30">
            <text:p>0.01</text:p>
          </table:table-cell>
          <table:table-cell office:value-type="string" table:style-name="ce30">
            <text:p>KG</text:p>
          </table:table-cell>
          <table:table-cell office:value-type="float" office:value="0.01" table:formula="of:=[.G57]*1" table:style-name="ce30">
            <text:p>0.01</text:p>
          </table:table-cell>
          <table:table-cell office:value-type="float" office:value="1.0999999999999999E-2" table:formula="of:=[.I57]+0.001" table:style-name="ce35">
            <text:p>0.01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3823" table:style-name="ce30">
            <text:p>283823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MD402, 40/2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CO</text:p>
          </table:table-cell>
          <table:table-cell office:value-type="float" office:value="2E-3" table:formula="of:=[.G58]*0.002" table:style-name="ce30">
            <text:p>0.002</text:p>
          </table:table-cell>
          <table:table-cell office:value-type="float" office:value="3.0000000000000001E-3" table:formula="of:=[.I58]+0.001" table:style-name="ce35">
            <text:p>0.00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3822" table:style-name="ce30">
            <text:p>283822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C9760, 40/2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CO</text:p>
          </table:table-cell>
          <table:table-cell office:value-type="float" office:value="2E-3" table:formula="of:=[.G59]*0.002" table:style-name="ce30">
            <text:p>0.002</text:p>
          </table:table-cell>
          <table:table-cell office:value-type="float" office:value="3.0000000000000001E-3" table:formula="of:=[.I59]+0.001" table:style-name="ce35">
            <text:p>0.00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0720" table:style-name="ce30">
            <text:p>280720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TECH GREY #071402C/SILVER 1644</text:p>
          </table:table-cell>
          <table:table-cell office:value-type="float" office:value="0.04" table:style-name="ce30">
            <text:p>0.04</text:p>
          </table:table-cell>
          <table:table-cell office:value-type="string" table:style-name="ce30">
            <text:p>KG</text:p>
          </table:table-cell>
          <table:table-cell office:value-type="float" office:value="0.04" table:formula="of:=[.G60]*1" table:style-name="ce30">
            <text:p>0.04</text:p>
          </table:table-cell>
          <table:table-cell office:value-type="float" office:value="4.1000000000000002E-2" table:formula="of:=[.I60]+0.001" table:style-name="ce35">
            <text:p>0.04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0718" table:style-name="ce30">
            <text:p>280718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SV 1831, ONIX</text:p>
          </table:table-cell>
          <table:table-cell office:value-type="float" office:value="0.04" table:style-name="ce30">
            <text:p>0.04</text:p>
          </table:table-cell>
          <table:table-cell office:value-type="string" table:style-name="ce30">
            <text:p>KG</text:p>
          </table:table-cell>
          <table:table-cell office:value-type="float" office:value="0.04" table:formula="of:=[.G61]*1" table:style-name="ce30">
            <text:p>0.04</text:p>
          </table:table-cell>
          <table:table-cell office:value-type="float" office:value="4.1000000000000002E-2" table:formula="of:=[.I61]+0.001" table:style-name="ce35">
            <text:p>0.04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0714" table:style-name="ce30">
            <text:p>280714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BLACK</text:p>
          </table:table-cell>
          <table:table-cell office:value-type="float" office:value="7.0000000000000007E-2" table:style-name="ce30">
            <text:p>0.07</text:p>
          </table:table-cell>
          <table:table-cell office:value-type="string" table:style-name="ce30">
            <text:p>KG</text:p>
          </table:table-cell>
          <table:table-cell office:value-type="float" office:value="7.0000000000000007E-2" table:formula="of:=[.G62]*1" table:style-name="ce30">
            <text:p>0.07</text:p>
          </table:table-cell>
          <table:table-cell office:value-type="float" office:value="7.1000000000000008E-2" table:formula="of:=[.I62]+0.001" table:style-name="ce35">
            <text:p>0.07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6523" table:style-name="ce30">
            <text:p>296523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C2431, 40/2</text:p>
          </table:table-cell>
          <table:table-cell office:value-type="float" office:value="6" table:style-name="ce30">
            <text:p>6</text:p>
          </table:table-cell>
          <table:table-cell office:value-type="string" table:style-name="ce30">
            <text:p>CO</text:p>
          </table:table-cell>
          <table:table-cell office:value-type="float" office:value="1.2E-2" table:formula="of:=[.G63]*0.002" table:style-name="ce30">
            <text:p>0.012</text:p>
          </table:table-cell>
          <table:table-cell office:value-type="float" office:value="1.3000000000000001E-2" table:formula="of:=[.I63]+0.001" table:style-name="ce35">
            <text:p>0.01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5553" table:style-name="ce30">
            <text:p>295553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RECYCLE BLUE SPARK/ BR4355</text:p>
          </table:table-cell>
          <table:table-cell office:value-type="float" office:value="0.3" table:style-name="ce30">
            <text:p>0.3</text:p>
          </table:table-cell>
          <table:table-cell office:value-type="string" table:style-name="ce30">
            <text:p>KG</text:p>
          </table:table-cell>
          <table:table-cell office:value-type="float" office:value="0.3" table:formula="of:=[.G64]*1" table:style-name="ce30">
            <text:p>0.3</text:p>
          </table:table-cell>
          <table:table-cell office:value-type="float" office:value="0.30099999999999999" table:formula="of:=[.I64]+0.001" table:style-name="ce35">
            <text:p>0.30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5552" table:style-name="ce30">
            <text:p>295552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48MPT, 40/2</text:p>
          </table:table-cell>
          <table:table-cell office:value-type="float" office:value="12" table:style-name="ce30">
            <text:p>12</text:p>
          </table:table-cell>
          <table:table-cell office:value-type="string" table:style-name="ce30">
            <text:p>CO</text:p>
          </table:table-cell>
          <table:table-cell office:value-type="float" office:value="2.4E-2" table:formula="of:=[.G65]*0.002" table:style-name="ce30">
            <text:p>0.024</text:p>
          </table:table-cell>
          <table:table-cell office:value-type="float" office:value="2.5000000000000001E-2" table:formula="of:=[.I65]+0.001" table:style-name="ce35">
            <text:p>0.02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5551" table:style-name="ce30">
            <text:p>295551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BLUE SPARK/ BR4355</text:p>
          </table:table-cell>
          <table:table-cell office:value-type="float" office:value="1.28" table:style-name="ce30">
            <text:p>1.28</text:p>
          </table:table-cell>
          <table:table-cell office:value-type="string" table:style-name="ce30">
            <text:p>KG</text:p>
          </table:table-cell>
          <table:table-cell office:value-type="float" office:value="1.28" table:formula="of:=[.G66]*1" table:style-name="ce30">
            <text:p>1.28</text:p>
          </table:table-cell>
          <table:table-cell office:value-type="float" office:value="1.2809999999999999" table:formula="of:=[.I66]+0.001" table:style-name="ce35">
            <text:p>1.28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4092" table:style-name="ce30">
            <text:p>294092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L</text:p>
          </table:table-cell>
          <table:table-cell office:value-type="float" office:value="29" table:style-name="ce30">
            <text:p>29</text:p>
          </table:table-cell>
          <table:table-cell office:value-type="string" table:style-name="ce30">
            <text:p>PC</text:p>
          </table:table-cell>
          <table:table-cell office:value-type="float" office:value="5.8000000000000003E-2" table:formula="of:=[.G67]*0.002" table:style-name="ce30">
            <text:p>0.058</text:p>
          </table:table-cell>
          <table:table-cell office:value-type="float" office:value="5.9000000000000004E-2" table:formula="of:=[.I67]+0.001" table:style-name="ce35">
            <text:p>0.059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4091" table:style-name="ce30">
            <text:p>294091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M</text:p>
          </table:table-cell>
          <table:table-cell office:value-type="float" office:value="29" table:style-name="ce30">
            <text:p>29</text:p>
          </table:table-cell>
          <table:table-cell office:value-type="string" table:style-name="ce30">
            <text:p>PC</text:p>
          </table:table-cell>
          <table:table-cell office:value-type="float" office:value="5.8000000000000003E-2" table:formula="of:=[.G68]*0.002" table:style-name="ce30">
            <text:p>0.058</text:p>
          </table:table-cell>
          <table:table-cell office:value-type="float" office:value="5.9000000000000004E-2" table:formula="of:=[.I68]+0.001" table:style-name="ce35">
            <text:p>0.059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4092" table:style-name="ce30">
            <text:p>294092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L</text:p>
          </table:table-cell>
          <table:table-cell office:value-type="float" office:value="1440" table:style-name="ce30">
            <text:p>1440</text:p>
          </table:table-cell>
          <table:table-cell office:value-type="string" table:style-name="ce30">
            <text:p>PC</text:p>
          </table:table-cell>
          <table:table-cell office:value-type="float" office:value="2.88" table:formula="of:=[.G69]*0.002" table:style-name="ce30">
            <text:p>2.88</text:p>
          </table:table-cell>
          <table:table-cell office:value-type="float" office:value="2.8809999999999998" table:formula="of:=[.I69]+0.001" table:style-name="ce35">
            <text:p>2.88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4091" table:style-name="ce30">
            <text:p>294091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M</text:p>
          </table:table-cell>
          <table:table-cell office:value-type="float" office:value="1440" table:style-name="ce30">
            <text:p>1440</text:p>
          </table:table-cell>
          <table:table-cell office:value-type="string" table:style-name="ce30">
            <text:p>PC</text:p>
          </table:table-cell>
          <table:table-cell office:value-type="float" office:value="2.88" table:formula="of:=[.G70]*0.002" table:style-name="ce30">
            <text:p>2.88</text:p>
          </table:table-cell>
          <table:table-cell office:value-type="float" office:value="2.8809999999999998" table:formula="of:=[.I70]+0.001" table:style-name="ce35">
            <text:p>2.88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4090" table:style-name="ce30">
            <text:p>294090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S</text:p>
          </table:table-cell>
          <table:table-cell office:value-type="float" office:value="1440" table:style-name="ce30">
            <text:p>1440</text:p>
          </table:table-cell>
          <table:table-cell office:value-type="string" table:style-name="ce30">
            <text:p>PC</text:p>
          </table:table-cell>
          <table:table-cell office:value-type="float" office:value="2.88" table:formula="of:=[.G71]*0.002" table:style-name="ce30">
            <text:p>2.88</text:p>
          </table:table-cell>
          <table:table-cell office:value-type="float" office:value="2.8809999999999998" table:formula="of:=[.I71]+0.001" table:style-name="ce35">
            <text:p>2.88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8606" table:style-name="ce30">
            <text:p>288606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TECH GREY (071402C)/SILVER1644</text:p>
          </table:table-cell>
          <table:table-cell office:value-type="float" office:value="0.28999999999999998" table:style-name="ce30">
            <text:p>0.29</text:p>
          </table:table-cell>
          <table:table-cell office:value-type="string" table:style-name="ce30">
            <text:p>KG</text:p>
          </table:table-cell>
          <table:table-cell office:value-type="float" office:value="0.28999999999999998" table:formula="of:=[.G72]*1" table:style-name="ce30">
            <text:p>0.29</text:p>
          </table:table-cell>
          <table:table-cell office:value-type="float" office:value="0.29099999999999998" table:formula="of:=[.I72]+0.001" table:style-name="ce35">
            <text:p>0.29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8604" table:style-name="ce30">
            <text:p>288604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SV 1831, ONIX</text:p>
          </table:table-cell>
          <table:table-cell office:value-type="float" office:value="0.28999999999999998" table:style-name="ce30">
            <text:p>0.29</text:p>
          </table:table-cell>
          <table:table-cell office:value-type="string" table:style-name="ce30">
            <text:p>KG</text:p>
          </table:table-cell>
          <table:table-cell office:value-type="float" office:value="0.28999999999999998" table:formula="of:=[.G73]*1" table:style-name="ce30">
            <text:p>0.29</text:p>
          </table:table-cell>
          <table:table-cell office:value-type="float" office:value="0.29099999999999998" table:formula="of:=[.I73]+0.001" table:style-name="ce35">
            <text:p>0.29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8601" table:style-name="ce30">
            <text:p>288601</text:p>
          </table:table-cell>
          <table:table-cell office:value-type="string" table:style-name="ce30">
            <text:p>THREAD POLYESTER 150D, RECYCLE</text:p>
          </table:table-cell>
          <table:table-cell office:value-type="string" table:style-name="ce30">
            <text:p>BLACK</text:p>
          </table:table-cell>
          <table:table-cell office:value-type="float" office:value="0.28999999999999998" table:style-name="ce30">
            <text:p>0.29</text:p>
          </table:table-cell>
          <table:table-cell office:value-type="string" table:style-name="ce30">
            <text:p>KG</text:p>
          </table:table-cell>
          <table:table-cell office:value-type="float" office:value="0.28999999999999998" table:formula="of:=[.G74]*1" table:style-name="ce30">
            <text:p>0.29</text:p>
          </table:table-cell>
          <table:table-cell office:value-type="float" office:value="0.29099999999999998" table:formula="of:=[.I74]+0.001" table:style-name="ce35">
            <text:p>0.29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3823" table:style-name="ce30">
            <text:p>283823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MD402, 40/2</text:p>
          </table:table-cell>
          <table:table-cell office:value-type="float" office:value="11" table:style-name="ce30">
            <text:p>11</text:p>
          </table:table-cell>
          <table:table-cell office:value-type="string" table:style-name="ce30">
            <text:p>CO</text:p>
          </table:table-cell>
          <table:table-cell office:value-type="float" office:value="2.1999999999999999E-2" table:formula="of:=[.G75]*0.002" table:style-name="ce30">
            <text:p>0.022</text:p>
          </table:table-cell>
          <table:table-cell office:value-type="float" office:value="2.3E-2" table:formula="of:=[.I75]+0.001" table:style-name="ce35">
            <text:p>0.02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3822" table:style-name="ce30">
            <text:p>283822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C9760, 40/2</text:p>
          </table:table-cell>
          <table:table-cell office:value-type="float" office:value="14" table:style-name="ce30">
            <text:p>14</text:p>
          </table:table-cell>
          <table:table-cell office:value-type="string" table:style-name="ce30">
            <text:p>CO</text:p>
          </table:table-cell>
          <table:table-cell office:value-type="float" office:value="2.8000000000000001E-2" table:formula="of:=[.G76]*0.002" table:style-name="ce30">
            <text:p>0.028</text:p>
          </table:table-cell>
          <table:table-cell office:value-type="float" office:value="2.9000000000000001E-2" table:formula="of:=[.I76]+0.001" table:style-name="ce35">
            <text:p>0.029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0720" table:style-name="ce30">
            <text:p>280720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TECH GREY #071402C/SILVER 1644</text:p>
          </table:table-cell>
          <table:table-cell office:value-type="float" office:value="1.24" table:style-name="ce30">
            <text:p>1.24</text:p>
          </table:table-cell>
          <table:table-cell office:value-type="string" table:style-name="ce30">
            <text:p>KG</text:p>
          </table:table-cell>
          <table:table-cell office:value-type="float" office:value="1.24" table:formula="of:=[.G77]*1" table:style-name="ce30">
            <text:p>1.24</text:p>
          </table:table-cell>
          <table:table-cell office:value-type="float" office:value="1.2409999999999999" table:formula="of:=[.I77]+0.001" table:style-name="ce35">
            <text:p>1.24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0718" table:style-name="ce30">
            <text:p>280718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SV 1831, ONIX</text:p>
          </table:table-cell>
          <table:table-cell office:value-type="float" office:value="1.24" table:style-name="ce30">
            <text:p>1.24</text:p>
          </table:table-cell>
          <table:table-cell office:value-type="string" table:style-name="ce30">
            <text:p>KG</text:p>
          </table:table-cell>
          <table:table-cell office:value-type="float" office:value="1.24" table:formula="of:=[.G78]*1" table:style-name="ce30">
            <text:p>1.24</text:p>
          </table:table-cell>
          <table:table-cell office:value-type="float" office:value="1.2409999999999999" table:formula="of:=[.I78]+0.001" table:style-name="ce35">
            <text:p>1.24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80714" table:style-name="ce30">
            <text:p>280714</text:p>
          </table:table-cell>
          <table:table-cell office:value-type="string" table:style-name="ce30">
            <text:p>THREAD NYLON 70/2</text:p>
          </table:table-cell>
          <table:table-cell office:value-type="string" table:style-name="ce30">
            <text:p>BLACK</text:p>
          </table:table-cell>
          <table:table-cell office:value-type="float" office:value="2.4900000000000002" table:style-name="ce30">
            <text:p>2.49</text:p>
          </table:table-cell>
          <table:table-cell office:value-type="string" table:style-name="ce30">
            <text:p>KG</text:p>
          </table:table-cell>
          <table:table-cell office:value-type="float" office:value="2.4900000000000002" table:formula="of:=[.G79]*1" table:style-name="ce30">
            <text:p>2.49</text:p>
          </table:table-cell>
          <table:table-cell office:value-type="float" office:value="2.4910000000000001" table:formula="of:=[.I79]+0.001" table:style-name="ce35">
            <text:p>2.49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76230" table:style-name="ce30">
            <text:p>276230</text:p>
          </table:table-cell>
          <table:table-cell office:value-type="string" table:style-name="ce30">
            <text:p>THREAD,ASTRA ECOVERDE@5000MT</text:p>
          </table:table-cell>
          <table:table-cell office:value-type="string" table:style-name="ce30">
            <text:p>JD 305, 40/2</text:p>
          </table:table-cell>
          <table:table-cell office:value-type="float" office:value="11" table:style-name="ce30">
            <text:p>11</text:p>
          </table:table-cell>
          <table:table-cell office:value-type="string" table:style-name="ce30">
            <text:p>CO</text:p>
          </table:table-cell>
          <table:table-cell office:value-type="float" office:value="2.1999999999999999E-2" table:formula="of:=[.G80]*0.002" table:style-name="ce30">
            <text:p>0.022</text:p>
          </table:table-cell>
          <table:table-cell office:value-type="float" office:value="2.3E-2" table:formula="of:=[.I80]+0.001" table:style-name="ce35">
            <text:p>0.02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2116" table:style-name="ce30">
            <text:p>292116</text:p>
          </table:table-cell>
          <table:table-cell office:value-type="string" table:style-name="ce30">
            <text:p>91%RCYL PLY 9%SPX SGL JRSY,58"</text:p>
          </table:table-cell>
          <table:table-cell office:value-type="string" table:style-name="ce30">
            <text:p>140G,DX21079-LG,BLUE BURST,ADS</text:p>
          </table:table-cell>
          <table:table-cell office:value-type="float" office:value="339.7" table:style-name="ce30">
            <text:p>339.7</text:p>
          </table:table-cell>
          <table:table-cell office:value-type="string" table:style-name="ce30">
            <text:p>YD</text:p>
          </table:table-cell>
          <table:table-cell office:value-type="float" office:value="0.6794" table:formula="of:=[.G81]*0.002" table:style-name="ce30">
            <text:p>0.6794</text:p>
          </table:table-cell>
          <table:table-cell office:value-type="float" office:value="0.6804" table:formula="of:=[.I81]+0.001" table:style-name="ce35">
            <text:p>0.6804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0061" table:style-name="ce30">
            <text:p>290061</text:p>
          </table:table-cell>
          <table:table-cell office:value-type="string" table:style-name="ce30">
            <text:p>91%RCYL PLY 9%SPX SGL JRSY,58"</text:p>
          </table:table-cell>
          <table:table-cell office:value-type="string" table:style-name="ce30">
            <text:p>140G,DX21079-LG,GREY,ADS</text:p>
          </table:table-cell>
          <table:table-cell office:value-type="float" office:value="339.2" table:style-name="ce30">
            <text:p>339.2</text:p>
          </table:table-cell>
          <table:table-cell office:value-type="string" table:style-name="ce30">
            <text:p>YD</text:p>
          </table:table-cell>
          <table:table-cell office:value-type="float" office:value="0.6784" table:formula="of:=[.G82]*0.002" table:style-name="ce30">
            <text:p>0.6784</text:p>
          </table:table-cell>
          <table:table-cell office:value-type="float" office:value="0.6794" table:formula="of:=[.I82]+0.001" table:style-name="ce35">
            <text:p>0.6794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4093" table:style-name="ce30">
            <text:p>294093</text:p>
          </table:table-cell>
          <table:table-cell office:value-type="string" table:style-name="ce30">
            <text:p>HTL-91% POLY 9% SPDX, 140GSM</text:p>
          </table:table-cell>
          <table:table-cell office:value-type="string" table:style-name="ce30">
            <text:p>LP.10494 AEROREADY,LT ONIX,XL</text:p>
          </table:table-cell>
          <table:table-cell office:value-type="float" office:value="1440" table:style-name="ce30">
            <text:p>1440</text:p>
          </table:table-cell>
          <table:table-cell office:value-type="string" table:style-name="ce30">
            <text:p>PC</text:p>
          </table:table-cell>
          <table:table-cell office:value-type="float" office:value="2.88" table:formula="of:=[.G83]*0.002" table:style-name="ce30">
            <text:p>2.88</text:p>
          </table:table-cell>
          <table:table-cell office:value-type="float" office:value="2.8809999999999998" table:formula="of:=[.I83]+0.001" table:style-name="ce35">
            <text:p>2.88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0059" table:style-name="ce30">
            <text:p>290059</text:p>
          </table:table-cell>
          <table:table-cell office:value-type="string" table:style-name="ce30">
            <text:p>91%RCYL PLY 9%SPX SGL JRSY,58"</text:p>
          </table:table-cell>
          <table:table-cell office:value-type="string" table:style-name="ce30">
            <text:p>140G,DX21079-LG,BLACK,ADS</text:p>
          </table:table-cell>
          <table:table-cell office:value-type="float" office:value="337" table:style-name="ce30">
            <text:p>337</text:p>
          </table:table-cell>
          <table:table-cell office:value-type="string" table:style-name="ce30">
            <text:p>YD</text:p>
          </table:table-cell>
          <table:table-cell office:value-type="float" office:value="0.67400000000000004" table:formula="of:=[.G84]*0.002" table:style-name="ce30">
            <text:p>0.674</text:p>
          </table:table-cell>
          <table:table-cell office:value-type="float" office:value="0.67500000000000004" table:formula="of:=[.I84]+0.001" table:style-name="ce35">
            <text:p>0.67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1749" table:style-name="ce30">
            <text:p>181749</text:p>
          </table:table-cell>
          <table:table-cell office:value-type="float" office:value="290060" table:style-name="ce30">
            <text:p>290060</text:p>
          </table:table-cell>
          <table:table-cell office:value-type="string" table:style-name="ce30">
            <text:p>91%RCYL PLY 9%SPX SGL JRSY,58"</text:p>
          </table:table-cell>
          <table:table-cell office:value-type="string" table:style-name="ce30">
            <text:p>140G,DX21079-LG,ONIX,ADS</text:p>
          </table:table-cell>
          <table:table-cell office:value-type="float" office:value="339.8" table:style-name="ce30">
            <text:p>339.8</text:p>
          </table:table-cell>
          <table:table-cell office:value-type="string" table:style-name="ce30">
            <text:p>YD</text:p>
          </table:table-cell>
          <table:table-cell office:value-type="float" office:value="0.67959999999999998" table:formula="of:=[.G85]*0.002" table:style-name="ce30">
            <text:p>0.6796</text:p>
          </table:table-cell>
          <table:table-cell office:value-type="float" office:value="0.68059999999999998" table:formula="of:=[.I85]+0.001" table:style-name="ce35">
            <text:p>0.6806</text:p>
          </table:table-cell>
          <table:covered-table-cell/>
          <table:table-cell table:number-columns-repeated="16373"/>
        </table:table-row>
        <table:table-row table:style-name="ro4">
          <table:table-cell table:number-columns-repeated="11" table:style-name="ce31"/>
          <table:table-cell table:number-columns-repeated="16373"/>
        </table:table-row>
        <table:table-row table:number-rows-repeated="1048490" table:style-name="ro4">
          <table:table-cell table:number-columns-repeated="16384"/>
        </table:table-row>
      </table:table>
      <table:table table:name="060324" table:style-name="ta2">
        <table:table-column table:style-name="co6" table:number-columns-repeated="4" table:default-cell-style-name="ce1"/>
        <table:table-column table:style-name="co46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9" table:number-rows-spanned="1" table:style-name="ce11">
            <text:p>PACKING LIST RETURN ACC SEWING</text:p>
            <draw:custom-shape svg:x="0.04167in" svg:y="0.09375in" svg:width="1.98605in" svg:height="1.35417in" draw:z-index="1" draw:id="id68" draw:style-name="a275" draw:name="Graphics 1">
              <svg:title/>
              <svg:desc/>
              <text:p text:style-name="a273" text:class-names="" text:cond-style-name=""><text:span text:style-name="a27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8"/>
          <table:table-cell table:number-columns-repeated="16375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06-03-2024</text:p>
          </table:table-cell>
          <table:covered-table-cell/>
          <table:table-cell table:style-name="ce51"/>
          <table:table-cell table:number-columns-repeated="16375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3" table:number-rows-spanned="1" table:style-name="ce49">
            <text:p>TO: PT. WAHANA KREASI</text:p>
          </table:table-cell>
          <table:covered-table-cell table:number-columns-repeated="2"/>
          <table:table-cell table:number-columns-repeated="16375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3" table:style-name="ce52"/>
          <table:table-cell table:number-columns-repeated="16375"/>
        </table:table-row>
        <table:table-row table:style-name="ro18">
          <table:table-cell office:value-type="string" table:style-name="ce25">
            <text:p>PO NUMB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number-columns-repeated="16375"/>
        </table:table-row>
        <table:table-row table:style-name="ro6">
          <table:table-cell office:value-type="float" office:value="24001012" table:style-name="ce31">
            <text:p>24001012</text:p>
          </table:table-cell>
          <table:table-cell table:number-columns-repeated="2" table:style-name="ce31"/>
          <table:table-cell office:value-type="float" office:value="281681" table:style-name="ce31">
            <text:p>281681</text:p>
          </table:table-cell>
          <table:table-cell office:value-type="string" table:style-name="ce60">
            <text:p>METAL EYELET, 12MM+POLYWASHER</text:p>
          </table:table-cell>
          <table:table-cell table:style-name="ce31"/>
          <table:table-cell office:value-type="float" office:value="2090" table:style-name="ce31">
            <text:p>2090</text:p>
          </table:table-cell>
          <table:table-cell office:value-type="string" table:style-name="ce31">
            <text:p>PC</text:p>
          </table:table-cell>
          <table:table-cell office:value-type="string" table:style-name="ce31">
            <text:p>1 BOX</text:p>
          </table:table-cell>
          <table:table-cell table:number-columns-repeated="16375"/>
        </table:table-row>
        <table:table-row table:style-name="ro6">
          <table:table-cell table:number-columns-repeated="9" table:style-name="ce31"/>
          <table:table-cell table:number-columns-repeated="16375"/>
        </table:table-row>
        <table:table-row table:number-rows-repeated="1048566" table:style-name="ro4">
          <table:table-cell table:number-columns-repeated="16384"/>
        </table:table-row>
      </table:table>
      <table:table table:name="080324" table:style-name="ta2">
        <table:table-column table:style-name="co6" table:number-columns-repeated="4" table:default-cell-style-name="ce1"/>
        <table:table-column table:style-name="co47" table:default-cell-style-name="ce1"/>
        <table:table-column table:style-name="co48" table:default-cell-style-name="ce1"/>
        <table:table-column table:style-name="co6" table:number-columns-repeated="16378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69" draw:style-name="a279" draw:name="Graphics 1">
              <svg:title/>
              <svg:desc/>
              <text:p text:style-name="a277" text:class-names="" text:cond-style-name=""><text:span text:style-name="a27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08-03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GM2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4001021" table:number-columns-spanned="1" table:number-rows-spanned="7" table:style-name="ce62">
            <text:p>24001021</text:p>
          </table:table-cell>
          <table:table-cell table:number-columns-spanned="1" table:number-rows-spanned="7" table:style-name="ce15"/>
          <table:table-cell office:value-type="float" office:value="182170" table:number-columns-spanned="1" table:number-rows-spanned="7" table:style-name="ce62">
            <text:p>182170</text:p>
          </table:table-cell>
          <table:table-cell office:value-type="float" office:value="283822" table:style-name="ce34">
            <text:p>283822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C9760, 40/2</text:p>
          </table:table-cell>
          <table:table-cell office:value-type="float" office:value="128" table:style-name="ce34">
            <text:p>128</text:p>
          </table:table-cell>
          <table:table-cell office:value-type="string" table:style-name="ce34">
            <text:p>CO</text:p>
          </table:table-cell>
          <table:table-cell office:value-type="float" office:value="6.4" table:formula="of:=[.G9]*0.05" table:style-name="ce31">
            <text:p>6.4</text:p>
          </table:table-cell>
          <table:table-cell office:value-type="float" office:value="6.4010000000000007" table:formula="of:=[.I9]+0.001" table:style-name="ce31">
            <text:p>6.401</text:p>
          </table:table-cell>
          <table:table-cell office:value-type="string" table:number-columns-spanned="1" table:number-rows-spanned="7" table:style-name="ce27">
            <text:p>36 BOX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5806" table:style-name="ce34">
            <text:p>285806</text:p>
          </table:table-cell>
          <table:table-cell office:value-type="string" table:style-name="ce61">
            <text:p>HTL- 57%CTN 38%POLY 5%SPX,150G</text:p>
          </table:table-cell>
          <table:table-cell office:value-type="string" table:style-name="ce61">
            <text:p>LP. 9076 AEROREADY, L-ONIX,M</text:p>
          </table:table-cell>
          <table:table-cell office:value-type="float" office:value="5076" table:style-name="ce34">
            <text:p>5076</text:p>
          </table:table-cell>
          <table:table-cell office:value-type="string" table:style-name="ce34">
            <text:p>PC</text:p>
          </table:table-cell>
          <table:table-cell office:value-type="float" office:value="5.0760000000000005" table:formula="of:=[.G10]*0.001" table:style-name="ce31">
            <text:p>5.076</text:p>
          </table:table-cell>
          <table:table-cell office:value-type="float" office:value="5.0770000000000008" table:formula="of:=[.I10]+0.001" table:style-name="ce31">
            <text:p>5.077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5807" table:style-name="ce34">
            <text:p>285807</text:p>
          </table:table-cell>
          <table:table-cell office:value-type="string" table:style-name="ce61">
            <text:p>HTL- 57%CTN 38%POLY 5%SPX,150G</text:p>
          </table:table-cell>
          <table:table-cell office:value-type="string" table:style-name="ce61">
            <text:p>LP. 9076 AEROREADY, L-ONIX,L</text:p>
          </table:table-cell>
          <table:table-cell office:value-type="float" office:value="4104" table:style-name="ce34">
            <text:p>4104</text:p>
          </table:table-cell>
          <table:table-cell office:value-type="string" table:style-name="ce34">
            <text:p>PC</text:p>
          </table:table-cell>
          <table:table-cell office:value-type="float" office:value="4.1040000000000001" table:formula="of:=[.G11]*0.001" table:style-name="ce31">
            <text:p>4.104</text:p>
          </table:table-cell>
          <table:table-cell office:value-type="float" office:value="4.1050000000000004" table:formula="of:=[.I11]+0.001" table:style-name="ce31">
            <text:p>4.105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5808" table:style-name="ce34">
            <text:p>285808</text:p>
          </table:table-cell>
          <table:table-cell office:value-type="string" table:style-name="ce61">
            <text:p>HTL- 57%CTN 38%POLY 5%SPX,150G</text:p>
          </table:table-cell>
          <table:table-cell office:value-type="string" table:style-name="ce61">
            <text:p>LP. 9076 AEROREADY, L-ONIX,XL</text:p>
          </table:table-cell>
          <table:table-cell office:value-type="float" office:value="1512" table:style-name="ce34">
            <text:p>1512</text:p>
          </table:table-cell>
          <table:table-cell office:value-type="string" table:style-name="ce34">
            <text:p>PC</text:p>
          </table:table-cell>
          <table:table-cell office:value-type="float" office:value="1.512" table:formula="of:=[.G12]*0.001" table:style-name="ce31">
            <text:p>1.512</text:p>
          </table:table-cell>
          <table:table-cell office:value-type="float" office:value="1.5129999999999999" table:formula="of:=[.I12]+0.001" table:style-name="ce31">
            <text:p>1.513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4380" table:style-name="ce34">
            <text:p>294380</text:p>
          </table:table-cell>
          <table:table-cell office:value-type="string" table:style-name="ce61">
            <text:p>ELASTIC WB RECYCLED, CLIMALITE</text:p>
          </table:table-cell>
          <table:table-cell office:value-type="string" table:style-name="ce61">
            <text:p>EL6653/EL6548R BLACK/ONIX</text:p>
          </table:table-cell>
          <table:table-cell office:value-type="float" office:value="64.930000000000007" table:style-name="ce34">
            <text:p>64.93</text:p>
          </table:table-cell>
          <table:table-cell office:value-type="string" table:style-name="ce34">
            <text:p>GR</text:p>
          </table:table-cell>
          <table:table-cell office:value-type="float" office:value="0.12986" table:formula="of:=[.G13]*0.002" table:style-name="ce31">
            <text:p>0.12986</text:p>
          </table:table-cell>
          <table:table-cell office:value-type="float" office:value="0.13086" table:formula="of:=[.I13]+0.001" table:style-name="ce31">
            <text:p>0.13086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131439" table:style-name="ce34">
            <text:p>131439</text:p>
          </table:table-cell>
          <table:table-cell office:value-type="string" table:style-name="ce61">
            <text:p>RUBBER TAPE</text:p>
          </table:table-cell>
          <table:table-cell office:value-type="string" table:style-name="ce61">
            <text:p>6MM/0.4MM, COL. BLACK</text:p>
          </table:table-cell>
          <table:table-cell office:value-type="float" office:value="13686" table:style-name="ce34">
            <text:p>13686</text:p>
          </table:table-cell>
          <table:table-cell office:value-type="string" table:style-name="ce34">
            <text:p>YD</text:p>
          </table:table-cell>
          <table:table-cell office:value-type="float" office:value="13.686" table:formula="of:=[.G14]*0.001" table:style-name="ce31">
            <text:p>13.686</text:p>
          </table:table-cell>
          <table:table-cell office:value-type="float" office:value="13.686999999999999" table:formula="of:=[.I14]+0.001" table:style-name="ce31">
            <text:p>13.687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0714" table:style-name="ce34">
            <text:p>280714</text:p>
          </table:table-cell>
          <table:table-cell office:value-type="string" table:style-name="ce61">
            <text:p>THREAD NYLON 70/2</text:p>
          </table:table-cell>
          <table:table-cell office:value-type="string" table:style-name="ce61">
            <text:p>BLACK</text:p>
          </table:table-cell>
          <table:table-cell office:value-type="float" office:value="16.21" table:style-name="ce34">
            <text:p>16.21</text:p>
          </table:table-cell>
          <table:table-cell office:value-type="string" table:style-name="ce34">
            <text:p>KG</text:p>
          </table:table-cell>
          <table:table-cell office:value-type="float" office:value="0.81050000000000011" table:formula="of:=[.G15]*0.05" table:style-name="ce31">
            <text:p>0.8105</text:p>
          </table:table-cell>
          <table:table-cell office:value-type="float" office:value="0.81150000000000011" table:formula="of:=[.I15]+0.001" table:style-name="ce31">
            <text:p>0.8115</text:p>
          </table:table-cell>
          <table:covered-table-cell/>
          <table:table-cell table:number-columns-repeated="16373"/>
        </table:table-row>
        <table:table-row table:style-name="ro6">
          <table:table-cell table:number-columns-repeated="11" table:style-name="ce31"/>
          <table:table-cell table:number-columns-repeated="16373"/>
        </table:table-row>
        <table:table-row table:number-rows-repeated="1048560" table:style-name="ro4">
          <table:table-cell table:number-columns-repeated="16384"/>
        </table:table-row>
      </table:table>
      <table:table table:name="140324" table:style-name="ta2">
        <table:table-column table:style-name="co6" table:number-columns-repeated="4" table:default-cell-style-name="ce1"/>
        <table:table-column table:style-name="co47" table:default-cell-style-name="ce1"/>
        <table:table-column table:style-name="co49" table:default-cell-style-name="ce1"/>
        <table:table-column table:style-name="co6" table:number-columns-repeated="16378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70" draw:style-name="a283" draw:name="Graphics 1">
              <svg:title/>
              <svg:desc/>
              <text:p text:style-name="a281" text:class-names="" text:cond-style-name=""><text:span text:style-name="a28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14-03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GM2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4001021" table:number-columns-spanned="1" table:number-rows-spanned="18" table:style-name="ce27">
            <text:p>24001021</text:p>
          </table:table-cell>
          <table:table-cell table:style-name="ce31"/>
          <table:table-cell office:value-type="float" office:value="182169" table:number-columns-spanned="1" table:number-rows-spanned="18" table:style-name="ce62">
            <text:p>182169</text:p>
          </table:table-cell>
          <table:table-cell office:value-type="float" office:value="280719" table:style-name="ce34">
            <text:p>280719</text:p>
          </table:table-cell>
          <table:table-cell office:value-type="string" table:style-name="ce61">
            <text:p>THREAD NYLON 70/2</text:p>
          </table:table-cell>
          <table:table-cell office:value-type="string" table:style-name="ce61">
            <text:p>TEAM ROYAL BLUE</text:p>
          </table:table-cell>
          <table:table-cell office:value-type="float" office:value="1.51" table:style-name="ce34">
            <text:p>1.51</text:p>
          </table:table-cell>
          <table:table-cell office:value-type="string" table:style-name="ce34">
            <text:p>KG</text:p>
          </table:table-cell>
          <table:table-cell office:value-type="float" office:value="7.5500000000000012E-2" table:formula="of:=[.G9]*0.05" table:style-name="ce31">
            <text:p>0.0755</text:p>
          </table:table-cell>
          <table:table-cell office:value-type="float" office:value="7.6500000000000012E-2" table:formula="of:=[.I9]+0.001" table:style-name="ce31">
            <text:p>0.0765</text:p>
          </table:table-cell>
          <table:table-cell office:value-type="string" table:number-columns-spanned="1" table:number-rows-spanned="18" table:style-name="ce27">
            <text:p>15 BOX</text:p>
          </table:table-cell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83824" table:style-name="ce34">
            <text:p>283824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A0013, 40/2</text:p>
          </table:table-cell>
          <table:table-cell office:value-type="float" office:value="21" table:style-name="ce34">
            <text:p>21</text:p>
          </table:table-cell>
          <table:table-cell office:value-type="string" table:style-name="ce34">
            <text:p>CO</text:p>
          </table:table-cell>
          <table:table-cell office:value-type="float" office:value="1.05" table:formula="of:=[.G10]*0.05" table:style-name="ce31">
            <text:p>1.05</text:p>
          </table:table-cell>
          <table:table-cell office:value-type="float" office:value="1.0509999999999999" table:formula="of:=[.I10]+0.001" table:style-name="ce31">
            <text:p>1.05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85806" table:style-name="ce34">
            <text:p>285806</text:p>
          </table:table-cell>
          <table:table-cell office:value-type="string" table:style-name="ce61">
            <text:p>HTL- 57%CTN 38%POLY 5%SPX,150G</text:p>
          </table:table-cell>
          <table:table-cell office:value-type="string" table:style-name="ce61">
            <text:p>LP. 9076 AEROREADY, L-ONIX,M</text:p>
          </table:table-cell>
          <table:table-cell office:value-type="float" office:value="1836" table:style-name="ce34">
            <text:p>1836</text:p>
          </table:table-cell>
          <table:table-cell office:value-type="string" table:style-name="ce34">
            <text:p>PC</text:p>
          </table:table-cell>
          <table:table-cell office:value-type="float" office:value="1.8360000000000001" table:formula="of:=[.G11]*0.001" table:style-name="ce31">
            <text:p>1.836</text:p>
          </table:table-cell>
          <table:table-cell office:value-type="float" office:value="1.837" table:formula="of:=[.I11]+0.001" table:style-name="ce31">
            <text:p>1.837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85807" table:style-name="ce34">
            <text:p>285807</text:p>
          </table:table-cell>
          <table:table-cell office:value-type="string" table:style-name="ce61">
            <text:p>HTL- 57%CTN 38%POLY 5%SPX,150G</text:p>
          </table:table-cell>
          <table:table-cell office:value-type="string" table:style-name="ce61">
            <text:p>LP. 9076 AEROREADY, L-ONIX,L</text:p>
          </table:table-cell>
          <table:table-cell office:value-type="float" office:value="1218" table:style-name="ce34">
            <text:p>1218</text:p>
          </table:table-cell>
          <table:table-cell office:value-type="string" table:style-name="ce34">
            <text:p>PC</text:p>
          </table:table-cell>
          <table:table-cell office:value-type="float" office:value="1.218" table:formula="of:=[.G12]*0.001" table:style-name="ce31">
            <text:p>1.218</text:p>
          </table:table-cell>
          <table:table-cell office:value-type="float" office:value="1.2189999999999999" table:formula="of:=[.I12]+0.001" table:style-name="ce31">
            <text:p>1.219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85807" table:style-name="ce34">
            <text:p>285807</text:p>
          </table:table-cell>
          <table:table-cell office:value-type="string" table:style-name="ce61">
            <text:p>HTL- 57%CTN 38%POLY 5%SPX,150G</text:p>
          </table:table-cell>
          <table:table-cell office:value-type="string" table:style-name="ce61">
            <text:p>LP. 9076 AEROREADY, L-ONIX,L</text:p>
          </table:table-cell>
          <table:table-cell office:value-type="float" office:value="618" table:style-name="ce34">
            <text:p>618</text:p>
          </table:table-cell>
          <table:table-cell office:value-type="string" table:style-name="ce34">
            <text:p>PC</text:p>
          </table:table-cell>
          <table:table-cell office:value-type="float" office:value="0.61799999999999999" table:formula="of:=[.G13]*0.001" table:style-name="ce31">
            <text:p>0.618</text:p>
          </table:table-cell>
          <table:table-cell office:value-type="float" office:value="0.61899999999999999" table:formula="of:=[.I13]+0.001" table:style-name="ce31">
            <text:p>0.619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85808" table:style-name="ce34">
            <text:p>285808</text:p>
          </table:table-cell>
          <table:table-cell office:value-type="string" table:style-name="ce61">
            <text:p>HTL- 57%CTN 38%POLY 5%SPX,150G</text:p>
          </table:table-cell>
          <table:table-cell office:value-type="string" table:style-name="ce61">
            <text:p>LP. 9076 AEROREADY, L-ONIX,XL</text:p>
          </table:table-cell>
          <table:table-cell office:value-type="float" office:value="1080" table:style-name="ce34">
            <text:p>1080</text:p>
          </table:table-cell>
          <table:table-cell office:value-type="string" table:style-name="ce34">
            <text:p>PC</text:p>
          </table:table-cell>
          <table:table-cell office:value-type="float" office:value="1.08" table:formula="of:=[.G14]*0.001" table:style-name="ce31">
            <text:p>1.08</text:p>
          </table:table-cell>
          <table:table-cell office:value-type="float" office:value="1.081" table:formula="of:=[.I14]+0.001" table:style-name="ce31">
            <text:p>1.08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88603" table:style-name="ce34">
            <text:p>288603</text:p>
          </table:table-cell>
          <table:table-cell office:value-type="string" table:style-name="ce61">
            <text:p>THREAD POLYESTER 150D, RECYCLE</text:p>
          </table:table-cell>
          <table:table-cell office:value-type="string" table:style-name="ce61">
            <text:p>LEGEND INK</text:p>
          </table:table-cell>
          <table:table-cell office:value-type="float" office:value="0.54" table:style-name="ce34">
            <text:p>0.54</text:p>
          </table:table-cell>
          <table:table-cell office:value-type="string" table:style-name="ce34">
            <text:p>KG</text:p>
          </table:table-cell>
          <table:table-cell office:value-type="float" office:value="2.7000000000000003E-2" table:formula="of:=[.G15]*0.05" table:style-name="ce31">
            <text:p>0.027</text:p>
          </table:table-cell>
          <table:table-cell office:value-type="float" office:value="2.8000000000000004E-2" table:formula="of:=[.I15]+0.001" table:style-name="ce31">
            <text:p>0.028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88604" table:style-name="ce34">
            <text:p>288604</text:p>
          </table:table-cell>
          <table:table-cell office:value-type="string" table:style-name="ce61">
            <text:p>THREAD POLYESTER 150D, RECYCLE</text:p>
          </table:table-cell>
          <table:table-cell office:value-type="string" table:style-name="ce61">
            <text:p>SV 1831, ONIX</text:p>
          </table:table-cell>
          <table:table-cell office:value-type="float" office:value="0.54" table:style-name="ce34">
            <text:p>0.54</text:p>
          </table:table-cell>
          <table:table-cell office:value-type="string" table:style-name="ce34">
            <text:p>KG</text:p>
          </table:table-cell>
          <table:table-cell office:value-type="float" office:value="2.7000000000000003E-2" table:formula="of:=[.G16]*0.05" table:style-name="ce31">
            <text:p>0.027</text:p>
          </table:table-cell>
          <table:table-cell office:value-type="float" office:value="2.8000000000000004E-2" table:formula="of:=[.I16]+0.001" table:style-name="ce31">
            <text:p>0.028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88605" table:style-name="ce34">
            <text:p>288605</text:p>
          </table:table-cell>
          <table:table-cell office:value-type="string" table:style-name="ce61">
            <text:p>THREAD POLYESTER 150D, RECYCLE</text:p>
          </table:table-cell>
          <table:table-cell office:value-type="string" table:style-name="ce61">
            <text:p>TEAM ROYAL BLUE</text:p>
          </table:table-cell>
          <table:table-cell office:value-type="float" office:value="0.54" table:style-name="ce34">
            <text:p>0.54</text:p>
          </table:table-cell>
          <table:table-cell office:value-type="string" table:style-name="ce34">
            <text:p>KG</text:p>
          </table:table-cell>
          <table:table-cell office:value-type="float" office:value="2.7000000000000003E-2" table:formula="of:=[.G17]*0.05" table:style-name="ce31">
            <text:p>0.027</text:p>
          </table:table-cell>
          <table:table-cell office:value-type="float" office:value="2.8000000000000004E-2" table:formula="of:=[.I17]+0.001" table:style-name="ce31">
            <text:p>0.028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93178" table:style-name="ce34">
            <text:p>293178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09 FPC, 40/2</text:p>
          </table:table-cell>
          <table:table-cell office:value-type="float" office:value="5" table:style-name="ce34">
            <text:p>5</text:p>
          </table:table-cell>
          <table:table-cell office:value-type="string" table:style-name="ce34">
            <text:p>CO</text:p>
          </table:table-cell>
          <table:table-cell office:value-type="float" office:value="0.25" table:formula="of:=[.G18]*0.05" table:style-name="ce31">
            <text:p>0.25</text:p>
          </table:table-cell>
          <table:table-cell office:value-type="float" office:value="0.251" table:formula="of:=[.I18]+0.001" table:style-name="ce31">
            <text:p>0.25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covered-table-cell/>
          <table:table-cell office:value-type="float" office:value="293179" table:style-name="ce34">
            <text:p>293179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03 EPT, 40/2</text:p>
          </table:table-cell>
          <table:table-cell office:value-type="float" office:value="5" table:style-name="ce34">
            <text:p>5</text:p>
          </table:table-cell>
          <table:table-cell office:value-type="string" table:style-name="ce34">
            <text:p>CO</text:p>
          </table:table-cell>
          <table:table-cell office:value-type="float" office:value="0.25" table:formula="of:=[.G19]*0.05" table:style-name="ce31">
            <text:p>0.25</text:p>
          </table:table-cell>
          <table:table-cell office:value-type="float" office:value="0.251" table:formula="of:=[.I19]+0.001" table:style-name="ce31">
            <text:p>0.25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covered-table-cell/>
          <table:table-cell office:value-type="float" office:value="293741" table:style-name="ce34">
            <text:p>293741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R 9137, 40/2</text:p>
          </table:table-cell>
          <table:table-cell office:value-type="float" office:value="17" table:style-name="ce34">
            <text:p>17</text:p>
          </table:table-cell>
          <table:table-cell office:value-type="string" table:style-name="ce34">
            <text:p>CO</text:p>
          </table:table-cell>
          <table:table-cell office:value-type="float" office:value="0.85000000000000009" table:formula="of:=[.G20]*0.05" table:style-name="ce31">
            <text:p>0.85</text:p>
          </table:table-cell>
          <table:table-cell office:value-type="float" office:value="0.85100000000000009" table:formula="of:=[.I20]+0.001" table:style-name="ce31">
            <text:p>0.85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covered-table-cell/>
          <table:table-cell office:value-type="float" office:value="294381" table:style-name="ce34">
            <text:p>294381</text:p>
          </table:table-cell>
          <table:table-cell office:value-type="string" table:style-name="ce61">
            <text:p>ELASTIC WB RECYCLED, CLIMALITE</text:p>
          </table:table-cell>
          <table:table-cell office:value-type="string" table:style-name="ce61">
            <text:p>EL6653/EL6548R TM RY BLU/L.INK</text:p>
          </table:table-cell>
          <table:table-cell office:value-type="float" office:value="9.3800000000000008" table:style-name="ce34">
            <text:p>9.38</text:p>
          </table:table-cell>
          <table:table-cell office:value-type="string" table:style-name="ce34">
            <text:p>GR</text:p>
          </table:table-cell>
          <table:table-cell office:value-type="float" office:value="0.46900000000000008" table:formula="of:=[.G21]*0.05" table:style-name="ce31">
            <text:p>0.469</text:p>
          </table:table-cell>
          <table:table-cell office:value-type="float" office:value="0.47000000000000008" table:formula="of:=[.I21]+0.001" table:style-name="ce31">
            <text:p>0.47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covered-table-cell/>
          <table:table-cell office:value-type="float" office:value="294382" table:style-name="ce34">
            <text:p>294382</text:p>
          </table:table-cell>
          <table:table-cell office:value-type="string" table:style-name="ce61">
            <text:p>ELASTIC WB RECYCLED, CLIMALITE</text:p>
          </table:table-cell>
          <table:table-cell office:value-type="string" table:style-name="ce61">
            <text:p>EL6653/EL6548R ONIX/LEGEND INK</text:p>
          </table:table-cell>
          <table:table-cell office:value-type="float" office:value="9.3800000000000008" table:style-name="ce34">
            <text:p>9.38</text:p>
          </table:table-cell>
          <table:table-cell office:value-type="string" table:style-name="ce34">
            <text:p>GR</text:p>
          </table:table-cell>
          <table:table-cell office:value-type="float" office:value="0.46900000000000008" table:formula="of:=[.G22]*0.05" table:style-name="ce31">
            <text:p>0.469</text:p>
          </table:table-cell>
          <table:table-cell office:value-type="float" office:value="0.47000000000000008" table:formula="of:=[.I22]+0.001" table:style-name="ce31">
            <text:p>0.47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covered-table-cell/>
          <table:table-cell office:value-type="float" office:value="294383" table:style-name="ce34">
            <text:p>294383</text:p>
          </table:table-cell>
          <table:table-cell office:value-type="string" table:style-name="ce61">
            <text:p>ELASTIC WB RECYCLED, CLIMALITE</text:p>
          </table:table-cell>
          <table:table-cell office:value-type="string" table:style-name="ce61">
            <text:p>EL6653/EL6548R LEGEND INK/ONIX</text:p>
          </table:table-cell>
          <table:table-cell office:value-type="float" office:value="9.3800000000000008" table:style-name="ce34">
            <text:p>9.38</text:p>
          </table:table-cell>
          <table:table-cell office:value-type="string" table:style-name="ce34">
            <text:p>GR</text:p>
          </table:table-cell>
          <table:table-cell office:value-type="float" office:value="0.46900000000000008" table:formula="of:=[.G23]*0.05" table:style-name="ce31">
            <text:p>0.469</text:p>
          </table:table-cell>
          <table:table-cell office:value-type="float" office:value="0.47000000000000008" table:formula="of:=[.I23]+0.001" table:style-name="ce31">
            <text:p>0.47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covered-table-cell/>
          <table:table-cell office:value-type="float" office:value="276230" table:style-name="ce34">
            <text:p>276230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JD 305, 40/2</text:p>
          </table:table-cell>
          <table:table-cell office:value-type="float" office:value="17" table:style-name="ce34">
            <text:p>17</text:p>
          </table:table-cell>
          <table:table-cell office:value-type="string" table:style-name="ce34">
            <text:p>CO</text:p>
          </table:table-cell>
          <table:table-cell office:value-type="float" office:value="0.85000000000000009" table:formula="of:=[.G24]*0.05" table:style-name="ce31">
            <text:p>0.85</text:p>
          </table:table-cell>
          <table:table-cell office:value-type="float" office:value="0.85100000000000009" table:formula="of:=[.I24]+0.001" table:style-name="ce31">
            <text:p>0.85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covered-table-cell/>
          <table:table-cell office:value-type="float" office:value="280717" table:style-name="ce34">
            <text:p>280717</text:p>
          </table:table-cell>
          <table:table-cell office:value-type="string" table:style-name="ce61">
            <text:p>THREAD NYLON 70/2</text:p>
          </table:table-cell>
          <table:table-cell office:value-type="string" table:style-name="ce61">
            <text:p>LEGEND INK</text:p>
          </table:table-cell>
          <table:table-cell office:value-type="float" office:value="1.51" table:style-name="ce34">
            <text:p>1.51</text:p>
          </table:table-cell>
          <table:table-cell office:value-type="string" table:style-name="ce34">
            <text:p>KG</text:p>
          </table:table-cell>
          <table:table-cell office:value-type="float" office:value="7.5500000000000012E-2" table:formula="of:=[.G25]*0.05" table:style-name="ce31">
            <text:p>0.0755</text:p>
          </table:table-cell>
          <table:table-cell office:value-type="float" office:value="7.6500000000000012E-2" table:formula="of:=[.I25]+0.001" table:style-name="ce31">
            <text:p>0.076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covered-table-cell/>
          <table:table-cell office:value-type="float" office:value="280718" table:style-name="ce34">
            <text:p>280718</text:p>
          </table:table-cell>
          <table:table-cell office:value-type="string" table:style-name="ce61">
            <text:p>THREAD NYLON 70/2</text:p>
          </table:table-cell>
          <table:table-cell office:value-type="string" table:style-name="ce61">
            <text:p>SV 1831, ONIX</text:p>
          </table:table-cell>
          <table:table-cell office:value-type="float" office:value="1.51" table:style-name="ce34">
            <text:p>1.51</text:p>
          </table:table-cell>
          <table:table-cell office:value-type="string" table:style-name="ce34">
            <text:p>KG</text:p>
          </table:table-cell>
          <table:table-cell office:value-type="float" office:value="7.5500000000000012E-2" table:formula="of:=[.G26]*0.05" table:style-name="ce31">
            <text:p>0.0755</text:p>
          </table:table-cell>
          <table:table-cell office:value-type="float" office:value="7.6500000000000012E-2" table:formula="of:=[.I26]+0.001" table:style-name="ce31">
            <text:p>0.0765</text:p>
          </table:table-cell>
          <table:covered-table-cell/>
          <table:table-cell table:number-columns-repeated="16373"/>
        </table:table-row>
        <table:table-row table:style-name="ro4">
          <table:table-cell table:number-columns-repeated="11" table:style-name="ce31"/>
          <table:table-cell table:number-columns-repeated="16373"/>
        </table:table-row>
        <table:table-row table:number-rows-repeated="1048549" table:style-name="ro4">
          <table:table-cell table:number-columns-repeated="16384"/>
        </table:table-row>
      </table:table>
      <table:table table:name="220324" table:style-name="ta2">
        <table:table-column table:style-name="co6" table:number-columns-repeated="4" table:default-cell-style-name="ce1"/>
        <table:table-column table:style-name="co46" table:default-cell-style-name="ce1"/>
        <table:table-column table:style-name="co50" table:default-cell-style-name="ce1"/>
        <table:table-column table:style-name="co6" table:number-columns-repeated="16378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71" draw:style-name="a287" draw:name="Graphics 1">
              <svg:title/>
              <svg:desc/>
              <text:p text:style-name="a285" text:class-names="" text:cond-style-name=""><text:span text:style-name="a28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22-03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CLN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4001021" table:number-columns-spanned="1" table:number-rows-spanned="47" table:style-name="ce27">
            <text:p>24001021</text:p>
          </table:table-cell>
          <table:table-cell office:value-type="string" table:number-columns-spanned="1" table:number-rows-spanned="26" table:style-name="ce21">
            <text:p>LSL <text:s/>SMO0050012041SN24</text:p>
          </table:table-cell>
          <table:table-cell office:value-type="float" office:value="182319" table:number-columns-spanned="1" table:number-rows-spanned="26" table:style-name="ce62">
            <text:p>182319</text:p>
          </table:table-cell>
          <table:table-cell office:value-type="float" office:value="287759" table:style-name="ce34">
            <text:p>287759</text:p>
          </table:table-cell>
          <table:table-cell office:value-type="string" table:style-name="ce61">
            <text:p>PIPING TAPE,65% POLY 35% CTN</text:p>
          </table:table-cell>
          <table:table-cell office:value-type="string" table:style-name="ce61">
            <text:p>(600P6), #681, GREY</text:p>
          </table:table-cell>
          <table:table-cell office:value-type="float" office:value="1040" table:style-name="ce34">
            <text:p>1040</text:p>
          </table:table-cell>
          <table:table-cell office:value-type="string" table:style-name="ce34">
            <text:p>MT</text:p>
          </table:table-cell>
          <table:table-cell office:value-type="float" office:value="2.08" table:formula="of:=[.G9]*0.002" table:style-name="ce30">
            <text:p>2.08</text:p>
          </table:table-cell>
          <table:table-cell office:value-type="float" office:value="2.081" table:formula="of:=[.I9]+0.001" table:style-name="ce30">
            <text:p>2.081</text:p>
          </table:table-cell>
          <table:table-cell office:value-type="string" table:number-columns-spanned="1" table:number-rows-spanned="47" table:style-name="ce27">
            <text:p>4 BOX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7761" table:style-name="ce34">
            <text:p>287761</text:p>
          </table:table-cell>
          <table:table-cell office:value-type="string" table:style-name="ce61">
            <text:p>STAY TAPE,100% COTTON STRAIGHT</text:p>
          </table:table-cell>
          <table:table-cell office:value-type="string" table:style-name="ce61">
            <text:p>20MM, WHITE</text:p>
          </table:table-cell>
          <table:table-cell office:value-type="float" office:value="1200" table:style-name="ce34">
            <text:p>1200</text:p>
          </table:table-cell>
          <table:table-cell office:value-type="string" table:style-name="ce34">
            <text:p>MT</text:p>
          </table:table-cell>
          <table:table-cell office:value-type="float" office:value="2.4" table:formula="of:=[.G10]*0.002" table:style-name="ce30">
            <text:p>2.4</text:p>
          </table:table-cell>
          <table:table-cell office:value-type="float" office:value="2.4009999999999998" table:formula="of:=[.I10]+0.001" table:style-name="ce30">
            <text:p>2.401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7792" table:style-name="ce34">
            <text:p>287792</text:p>
          </table:table-cell>
          <table:table-cell office:value-type="string" table:style-name="ce61">
            <text:p>LABEL,NYLON PRINTED LABEL CUT</text:p>
          </table:table-cell>
          <table:table-cell office:value-type="string" table:style-name="ce61">
            <text:p>TB-SLB, 30MM X 75MM</text:p>
          </table:table-cell>
          <table:table-cell office:value-type="float" office:value="917" table:style-name="ce34">
            <text:p>917</text:p>
          </table:table-cell>
          <table:table-cell office:value-type="string" table:style-name="ce34">
            <text:p>PC</text:p>
          </table:table-cell>
          <table:table-cell office:value-type="float" office:value="0.91700000000000004" table:formula="of:=[.G11]*0.001" table:style-name="ce30">
            <text:p>0.917</text:p>
          </table:table-cell>
          <table:table-cell office:value-type="float" office:value="0.91800000000000004" table:formula="of:=[.I11]+0.001" table:style-name="ce30">
            <text:p>0.918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7800" table:style-name="ce34">
            <text:p>287800</text:p>
          </table:table-cell>
          <table:table-cell office:value-type="string" table:style-name="ce61">
            <text:p>THREAD,RAYON 100%,120D-1X2</text:p>
          </table:table-cell>
          <table:table-cell office:value-type="string" table:style-name="ce61">
            <text:p>COL. 99 - RED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O</text:p>
          </table:table-cell>
          <table:table-cell office:value-type="float" office:value="2E-3" table:formula="of:=[.G12]*0.002" table:style-name="ce30">
            <text:p>0.002</text:p>
          </table:table-cell>
          <table:table-cell office:value-type="float" office:value="3.0000000000000001E-3" table:formula="of:=[.I12]+0.001" table:style-name="ce30">
            <text:p>0.003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7914" table:style-name="ce34">
            <text:p>287914</text:p>
          </table:table-cell>
          <table:table-cell office:value-type="string" table:style-name="ce61">
            <text:p>THREAD,SAMJIN@5000MT</text:p>
          </table:table-cell>
          <table:table-cell office:value-type="string" table:style-name="ce61">
            <text:p>11-1178B , 40/2</text:p>
          </table:table-cell>
          <table:table-cell office:value-type="float" office:value="48" table:style-name="ce34">
            <text:p>48</text:p>
          </table:table-cell>
          <table:table-cell office:value-type="string" table:style-name="ce34">
            <text:p>CO</text:p>
          </table:table-cell>
          <table:table-cell office:value-type="float" office:value="9.6000000000000002E-2" table:formula="of:=[.G13]*0.002" table:style-name="ce30">
            <text:p>0.096</text:p>
          </table:table-cell>
          <table:table-cell office:value-type="float" office:value="9.7000000000000003E-2" table:formula="of:=[.I13]+0.001" table:style-name="ce30">
            <text:p>0.097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8008" table:style-name="ce34">
            <text:p>288008</text:p>
          </table:table-cell>
          <table:table-cell office:value-type="string" table:style-name="ce61">
            <text:p>THREAD,SAMJIN@5000MT</text:p>
          </table:table-cell>
          <table:table-cell office:value-type="string" table:style-name="ce61">
            <text:p>04-1056R OPT.A , 40/2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O</text:p>
          </table:table-cell>
          <table:table-cell office:value-type="float" office:value="4.0000000000000001E-3" table:formula="of:=[.G14]*0.002" table:style-name="ce30">
            <text:p>0.004</text:p>
          </table:table-cell>
          <table:table-cell office:value-type="float" office:value="5.0000000000000001E-3" table:formula="of:=[.I14]+0.001" table:style-name="ce30">
            <text:p>0.005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8369" table:style-name="ce34">
            <text:p>288369</text:p>
          </table:table-cell>
          <table:table-cell office:value-type="string" table:style-name="ce61">
            <text:p>THREAD,SAMJIN@5000MT</text:p>
          </table:table-cell>
          <table:table-cell office:value-type="string" table:style-name="ce61">
            <text:p>3940, 40/2</text:p>
          </table:table-cell>
          <table:table-cell office:value-type="float" office:value="36" table:style-name="ce34">
            <text:p>36</text:p>
          </table:table-cell>
          <table:table-cell office:value-type="string" table:style-name="ce34">
            <text:p>CO</text:p>
          </table:table-cell>
          <table:table-cell office:value-type="float" office:value="7.2000000000000008E-2" table:formula="of:=[.G15]*0.002" table:style-name="ce30">
            <text:p>0.072</text:p>
          </table:table-cell>
          <table:table-cell office:value-type="float" office:value="7.3000000000000009E-2" table:formula="of:=[.I15]+0.001" table:style-name="ce30">
            <text:p>0.073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0988" table:style-name="ce34">
            <text:p>290988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S</text:p>
          </table:table-cell>
          <table:table-cell office:value-type="float" office:value="32" table:style-name="ce34">
            <text:p>32</text:p>
          </table:table-cell>
          <table:table-cell office:value-type="string" table:style-name="ce34">
            <text:p>PC</text:p>
          </table:table-cell>
          <table:table-cell office:value-type="float" office:value="3.2000000000000001E-2" table:formula="of:=[.G16]*0.001" table:style-name="ce30">
            <text:p>0.032</text:p>
          </table:table-cell>
          <table:table-cell office:value-type="float" office:value="3.3000000000000002E-2" table:formula="of:=[.I16]+0.001" table:style-name="ce30">
            <text:p>0.033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0989" table:style-name="ce34">
            <text:p>290989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M</text:p>
          </table:table-cell>
          <table:table-cell office:value-type="float" office:value="221" table:style-name="ce34">
            <text:p>221</text:p>
          </table:table-cell>
          <table:table-cell office:value-type="string" table:style-name="ce34">
            <text:p>PC</text:p>
          </table:table-cell>
          <table:table-cell office:value-type="float" office:value="0.221" table:formula="of:=[.G17]*0.001" table:style-name="ce30">
            <text:p>0.221</text:p>
          </table:table-cell>
          <table:table-cell office:value-type="float" office:value="0.222" table:formula="of:=[.I17]+0.001" table:style-name="ce30">
            <text:p>0.222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0990" table:style-name="ce34">
            <text:p>290990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L</text:p>
          </table:table-cell>
          <table:table-cell office:value-type="float" office:value="95" table:style-name="ce34">
            <text:p>95</text:p>
          </table:table-cell>
          <table:table-cell office:value-type="string" table:style-name="ce34">
            <text:p>PC</text:p>
          </table:table-cell>
          <table:table-cell office:value-type="float" office:value="9.5000000000000001E-2" table:formula="of:=[.G18]*0.001" table:style-name="ce30">
            <text:p>0.095</text:p>
          </table:table-cell>
          <table:table-cell office:value-type="float" office:value="9.6000000000000002E-2" table:formula="of:=[.I18]+0.001" table:style-name="ce30">
            <text:p>0.096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0991" table:style-name="ce34">
            <text:p>290991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LL</text:p>
          </table:table-cell>
          <table:table-cell office:value-type="float" office:value="95" table:style-name="ce34">
            <text:p>95</text:p>
          </table:table-cell>
          <table:table-cell office:value-type="string" table:style-name="ce34">
            <text:p>PC</text:p>
          </table:table-cell>
          <table:table-cell office:value-type="float" office:value="9.5000000000000001E-2" table:formula="of:=[.G19]*0.001" table:style-name="ce30">
            <text:p>0.095</text:p>
          </table:table-cell>
          <table:table-cell office:value-type="float" office:value="9.6000000000000002E-2" table:formula="of:=[.I19]+0.001" table:style-name="ce30">
            <text:p>0.096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992" table:style-name="ce34">
            <text:p>290992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3L</text:p>
          </table:table-cell>
          <table:table-cell office:value-type="float" office:value="189" table:style-name="ce34">
            <text:p>189</text:p>
          </table:table-cell>
          <table:table-cell office:value-type="string" table:style-name="ce34">
            <text:p>PC</text:p>
          </table:table-cell>
          <table:table-cell office:value-type="float" office:value="0.189" table:formula="of:=[.G20]*0.001" table:style-name="ce30">
            <text:p>0.189</text:p>
          </table:table-cell>
          <table:table-cell office:value-type="float" office:value="0.19" table:formula="of:=[.I20]+0.001" table:style-name="ce30">
            <text:p>0.1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993" table:style-name="ce34">
            <text:p>290993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4L</text:p>
          </table:table-cell>
          <table:table-cell office:value-type="float" office:value="158" table:style-name="ce34">
            <text:p>158</text:p>
          </table:table-cell>
          <table:table-cell office:value-type="string" table:style-name="ce34">
            <text:p>PC</text:p>
          </table:table-cell>
          <table:table-cell office:value-type="float" office:value="0.158" table:formula="of:=[.G21]*0.001" table:style-name="ce30">
            <text:p>0.158</text:p>
          </table:table-cell>
          <table:table-cell office:value-type="float" office:value="0.159" table:formula="of:=[.I21]+0.001" table:style-name="ce30">
            <text:p>0.15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994" table:style-name="ce34">
            <text:p>290994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5L</text:p>
          </table:table-cell>
          <table:table-cell office:value-type="float" office:value="63" table:style-name="ce34">
            <text:p>63</text:p>
          </table:table-cell>
          <table:table-cell office:value-type="string" table:style-name="ce34">
            <text:p>PC</text:p>
          </table:table-cell>
          <table:table-cell office:value-type="float" office:value="6.3E-2" table:formula="of:=[.G22]*0.001" table:style-name="ce30">
            <text:p>0.063</text:p>
          </table:table-cell>
          <table:table-cell office:value-type="float" office:value="6.4000000000000001E-2" table:formula="of:=[.I22]+0.001" table:style-name="ce30">
            <text:p>0.064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995" table:style-name="ce34">
            <text:p>290995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6L</text:p>
          </table:table-cell>
          <table:table-cell office:value-type="float" office:value="32" table:style-name="ce34">
            <text:p>32</text:p>
          </table:table-cell>
          <table:table-cell office:value-type="string" table:style-name="ce34">
            <text:p>PC</text:p>
          </table:table-cell>
          <table:table-cell office:value-type="float" office:value="3.2000000000000001E-2" table:formula="of:=[.G23]*0.001" table:style-name="ce30">
            <text:p>0.032</text:p>
          </table:table-cell>
          <table:table-cell office:value-type="float" office:value="3.3000000000000002E-2" table:formula="of:=[.I23]+0.001" table:style-name="ce30">
            <text:p>0.03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996" table:style-name="ce34">
            <text:p>290996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7L</text:p>
          </table:table-cell>
          <table:table-cell office:value-type="float" office:value="32" table:style-name="ce34">
            <text:p>32</text:p>
          </table:table-cell>
          <table:table-cell office:value-type="string" table:style-name="ce34">
            <text:p>PC</text:p>
          </table:table-cell>
          <table:table-cell office:value-type="float" office:value="3.2000000000000001E-2" table:formula="of:=[.G24]*0.001" table:style-name="ce30">
            <text:p>0.032</text:p>
          </table:table-cell>
          <table:table-cell office:value-type="float" office:value="3.3000000000000002E-2" table:formula="of:=[.I24]+0.001" table:style-name="ce30">
            <text:p>0.03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513" table:style-name="ce34">
            <text:p>291513</text:p>
          </table:table-cell>
          <table:table-cell office:value-type="string" table:style-name="ce61">
            <text:p>NAME LABEL,60MM x 45MM, LB-NL</text:p>
          </table:table-cell>
          <table:table-cell office:value-type="string" table:style-name="ce61">
            <text:p>POLYESTER PRINTED LABEL CUT</text:p>
          </table:table-cell>
          <table:table-cell office:value-type="float" office:value="917" table:style-name="ce34">
            <text:p>917</text:p>
          </table:table-cell>
          <table:table-cell office:value-type="string" table:style-name="ce34">
            <text:p>PC</text:p>
          </table:table-cell>
          <table:table-cell office:value-type="float" office:value="0.91700000000000004" table:formula="of:=[.G25]*0.001" table:style-name="ce30">
            <text:p>0.917</text:p>
          </table:table-cell>
          <table:table-cell office:value-type="float" office:value="0.91800000000000004" table:formula="of:=[.I25]+0.001" table:style-name="ce30">
            <text:p>0.918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822" table:style-name="ce34">
            <text:p>291822</text:p>
          </table:table-cell>
          <table:table-cell office:value-type="string" table:style-name="ce61">
            <text:p>LABEL, LB-CSLS</text:p>
          </table:table-cell>
          <table:table-cell office:value-type="string" table:style-name="ce61">
            <text:p>POLYESTER PRINTED LABEL CUT</text:p>
          </table:table-cell>
          <table:table-cell office:value-type="float" office:value="917" table:style-name="ce34">
            <text:p>917</text:p>
          </table:table-cell>
          <table:table-cell office:value-type="string" table:style-name="ce34">
            <text:p>PC</text:p>
          </table:table-cell>
          <table:table-cell office:value-type="float" office:value="0.91700000000000004" table:formula="of:=[.G26]*0.001" table:style-name="ce30">
            <text:p>0.917</text:p>
          </table:table-cell>
          <table:table-cell office:value-type="float" office:value="0.91800000000000004" table:formula="of:=[.I26]+0.001" table:style-name="ce30">
            <text:p>0.918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6889" table:style-name="ce34">
            <text:p>296889</text:p>
          </table:table-cell>
          <table:table-cell office:value-type="string" table:style-name="ce61">
            <text:p>MAIN LABEL, POLY WOVEN LANEL</text:p>
          </table:table-cell>
          <table:table-cell office:value-type="string" table:style-name="ce61">
            <text:p>LB-ETTU, 18MM x 80MM</text:p>
          </table:table-cell>
          <table:table-cell office:value-type="float" office:value="917" table:style-name="ce34">
            <text:p>917</text:p>
          </table:table-cell>
          <table:table-cell office:value-type="string" table:style-name="ce34">
            <text:p>PC</text:p>
          </table:table-cell>
          <table:table-cell office:value-type="float" office:value="0.91700000000000004" table:formula="of:=[.G27]*0.001" table:style-name="ce30">
            <text:p>0.917</text:p>
          </table:table-cell>
          <table:table-cell office:value-type="float" office:value="0.91800000000000004" table:formula="of:=[.I27]+0.001" table:style-name="ce30">
            <text:p>0.918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2" table:style-name="ce34">
            <text:p>287752</text:p>
          </table:table-cell>
          <table:table-cell office:value-type="string" table:style-name="ce61">
            <text:p>NYLON FSTENER TAPE,A22381/1QNN</text:p>
          </table:table-cell>
          <table:table-cell office:value-type="string" table:style-name="ce61">
            <text:p>20MM x 60MM CUT, #0133 RED</text:p>
          </table:table-cell>
          <table:table-cell office:value-type="float" office:value="1834" table:style-name="ce34">
            <text:p>1834</text:p>
          </table:table-cell>
          <table:table-cell office:value-type="string" table:style-name="ce34">
            <text:p>PC</text:p>
          </table:table-cell>
          <table:table-cell office:value-type="float" office:value="1.8340000000000001" table:formula="of:=[.G28]*0.001" table:style-name="ce30">
            <text:p>1.834</text:p>
          </table:table-cell>
          <table:table-cell office:value-type="float" office:value="1.835" table:formula="of:=[.I28]+0.001" table:style-name="ce30">
            <text:p>1.83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3" table:style-name="ce34">
            <text:p>287753</text:p>
          </table:table-cell>
          <table:table-cell office:value-type="string" table:style-name="ce61">
            <text:p>NYLON FSTENER TAPE,N28481/2QN</text:p>
          </table:table-cell>
          <table:table-cell office:value-type="string" table:style-name="ce61">
            <text:p>20MM x 60MM CUT, #0133 RED</text:p>
          </table:table-cell>
          <table:table-cell office:value-type="float" office:value="1834" table:style-name="ce34">
            <text:p>1834</text:p>
          </table:table-cell>
          <table:table-cell office:value-type="string" table:style-name="ce34">
            <text:p>PC</text:p>
          </table:table-cell>
          <table:table-cell office:value-type="float" office:value="1.8340000000000001" table:formula="of:=[.G29]*0.001" table:style-name="ce30">
            <text:p>1.834</text:p>
          </table:table-cell>
          <table:table-cell office:value-type="float" office:value="1.835" table:formula="of:=[.I29]+0.001" table:style-name="ce30">
            <text:p>1.83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4" table:style-name="ce34">
            <text:p>287754</text:p>
          </table:table-cell>
          <table:table-cell office:value-type="string" table:style-name="ce61">
            <text:p>POLYACETAL MADE-SG-600</text:p>
          </table:table-cell>
          <table:table-cell office:value-type="string" table:style-name="ce61">
            <text:p>DOTTING BUTTON-CAP,13MM,#580</text:p>
          </table:table-cell>
          <table:table-cell office:value-type="float" office:value="5502" table:style-name="ce34">
            <text:p>5502</text:p>
          </table:table-cell>
          <table:table-cell office:value-type="string" table:style-name="ce34">
            <text:p>PC</text:p>
          </table:table-cell>
          <table:table-cell office:value-type="float" office:value="11.004" table:formula="of:=[.G30]*0.002" table:style-name="ce30">
            <text:p>11.004</text:p>
          </table:table-cell>
          <table:table-cell office:value-type="float" office:value="11.004999999999999" table:formula="of:=[.I30]+0.001" table:style-name="ce30">
            <text:p>11.00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5" table:style-name="ce34">
            <text:p>287755</text:p>
          </table:table-cell>
          <table:table-cell office:value-type="string" table:style-name="ce61">
            <text:p>POLYACETAL MADE-SG600B</text:p>
          </table:table-cell>
          <table:table-cell office:value-type="string" table:style-name="ce61">
            <text:p>DOTING BUTTON-SOCKET,13MM,#580</text:p>
          </table:table-cell>
          <table:table-cell office:value-type="float" office:value="2751" table:style-name="ce34">
            <text:p>2751</text:p>
          </table:table-cell>
          <table:table-cell office:value-type="string" table:style-name="ce34">
            <text:p>PC</text:p>
          </table:table-cell>
          <table:table-cell office:value-type="float" office:value="5.5019999999999998" table:formula="of:=[.G31]*0.002" table:style-name="ce30">
            <text:p>5.502</text:p>
          </table:table-cell>
          <table:table-cell office:value-type="float" office:value="5.5030000000000001" table:formula="of:=[.I31]+0.001" table:style-name="ce30">
            <text:p>5.50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6" table:style-name="ce34">
            <text:p>287756</text:p>
          </table:table-cell>
          <table:table-cell office:value-type="string" table:style-name="ce61">
            <text:p>POLYACETAL MADE-SG600C</text:p>
          </table:table-cell>
          <table:table-cell office:value-type="string" table:style-name="ce61">
            <text:p>DOTTING BUTTON-STUD,13MM,#580</text:p>
          </table:table-cell>
          <table:table-cell office:value-type="float" office:value="2751" table:style-name="ce34">
            <text:p>2751</text:p>
          </table:table-cell>
          <table:table-cell office:value-type="string" table:style-name="ce34">
            <text:p>PC</text:p>
          </table:table-cell>
          <table:table-cell office:value-type="float" office:value="5.5019999999999998" table:formula="of:=[.G32]*0.002" table:style-name="ce30">
            <text:p>5.502</text:p>
          </table:table-cell>
          <table:table-cell office:value-type="float" office:value="5.5030000000000001" table:formula="of:=[.I32]+0.001" table:style-name="ce30">
            <text:p>5.50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7" table:style-name="ce34">
            <text:p>287757</text:p>
          </table:table-cell>
          <table:table-cell office:value-type="string" table:style-name="ce61">
            <text:p>REF-10X50 REFLECTIVE TAPE-CUT</text:p>
          </table:table-cell>
          <table:table-cell office:value-type="string" table:style-name="ce61">
            <text:p>SILVER</text:p>
          </table:table-cell>
          <table:table-cell office:value-type="float" office:value="917" table:style-name="ce34">
            <text:p>917</text:p>
          </table:table-cell>
          <table:table-cell office:value-type="string" table:style-name="ce34">
            <text:p>PC</text:p>
          </table:table-cell>
          <table:table-cell office:value-type="float" office:value="1.8340000000000001" table:formula="of:=[.G33]*0.002" table:style-name="ce30">
            <text:p>1.834</text:p>
          </table:table-cell>
          <table:table-cell office:value-type="float" office:value="1.835" table:formula="of:=[.I33]+0.001" table:style-name="ce30">
            <text:p>1.83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8" table:style-name="ce34">
            <text:p>287758</text:p>
          </table:table-cell>
          <table:table-cell office:value-type="string" table:style-name="ce61">
            <text:p>REFRECTIVE PIPING-TAPE</text:p>
          </table:table-cell>
          <table:table-cell office:value-type="string" table:style-name="ce61">
            <text:p>M4320PF5X5-POLY &amp; CTN,SILVER</text:p>
          </table:table-cell>
          <table:table-cell office:value-type="float" office:value="1125" table:style-name="ce34">
            <text:p>1125</text:p>
          </table:table-cell>
          <table:table-cell office:value-type="string" table:style-name="ce34">
            <text:p>MT</text:p>
          </table:table-cell>
          <table:table-cell office:value-type="float" office:value="2.25" table:formula="of:=[.G34]*0.002" table:style-name="ce30">
            <text:p>2.25</text:p>
          </table:table-cell>
          <table:table-cell office:value-type="float" office:value="2.2509999999999999" table:formula="of:=[.I34]+0.001" table:style-name="ce30">
            <text:p>2.25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office:value-type="string" table:number-columns-spanned="1" table:number-rows-spanned="21" table:style-name="ce21">
            <text:p>LSL <text:s/>SMO0050011901SN24</text:p>
          </table:table-cell>
          <table:table-cell office:value-type="float" office:value="182320" table:number-columns-spanned="1" table:number-rows-spanned="21" table:style-name="ce62">
            <text:p>182320</text:p>
          </table:table-cell>
          <table:table-cell office:value-type="float" office:value="287761" table:style-name="ce34">
            <text:p>287761</text:p>
          </table:table-cell>
          <table:table-cell office:value-type="string" table:style-name="ce61">
            <text:p>STAY TAPE,100% COTTON STRAIGHT</text:p>
          </table:table-cell>
          <table:table-cell office:value-type="string" table:style-name="ce61">
            <text:p>20MM, WHITE</text:p>
          </table:table-cell>
          <table:table-cell office:value-type="float" office:value="700" table:style-name="ce34">
            <text:p>700</text:p>
          </table:table-cell>
          <table:table-cell office:value-type="string" table:style-name="ce34">
            <text:p>MT</text:p>
          </table:table-cell>
          <table:table-cell office:value-type="float" office:value="1.4000000000000001" table:formula="of:=[.G35]*0.002" table:style-name="ce30">
            <text:p>1.4</text:p>
          </table:table-cell>
          <table:table-cell office:value-type="float" office:value="1.401" table:formula="of:=[.I35]+0.001" table:style-name="ce30">
            <text:p>1.40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92" table:style-name="ce34">
            <text:p>287792</text:p>
          </table:table-cell>
          <table:table-cell office:value-type="string" table:style-name="ce61">
            <text:p>LABEL,NYLON PRINTED LABEL CUT</text:p>
          </table:table-cell>
          <table:table-cell office:value-type="string" table:style-name="ce61">
            <text:p>TB-SLB, 30MM X 75MM</text:p>
          </table:table-cell>
          <table:table-cell office:value-type="float" office:value="537" table:style-name="ce34">
            <text:p>537</text:p>
          </table:table-cell>
          <table:table-cell office:value-type="string" table:style-name="ce34">
            <text:p>PC</text:p>
          </table:table-cell>
          <table:table-cell office:value-type="float" office:value="1.0740000000000001" table:formula="of:=[.G36]*0.002" table:style-name="ce30">
            <text:p>1.074</text:p>
          </table:table-cell>
          <table:table-cell office:value-type="float" office:value="1.075" table:formula="of:=[.I36]+0.001" table:style-name="ce30">
            <text:p>1.07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914" table:style-name="ce34">
            <text:p>287914</text:p>
          </table:table-cell>
          <table:table-cell office:value-type="string" table:style-name="ce61">
            <text:p>THREAD,SAMJIN@5000MT</text:p>
          </table:table-cell>
          <table:table-cell office:value-type="string" table:style-name="ce61">
            <text:p>11-1178B , 40/2</text:p>
          </table:table-cell>
          <table:table-cell office:value-type="float" office:value="28" table:style-name="ce34">
            <text:p>28</text:p>
          </table:table-cell>
          <table:table-cell office:value-type="string" table:style-name="ce34">
            <text:p>CO</text:p>
          </table:table-cell>
          <table:table-cell office:value-type="float" office:value="5.6000000000000001E-2" table:formula="of:=[.G37]*0.002" table:style-name="ce30">
            <text:p>0.056</text:p>
          </table:table-cell>
          <table:table-cell office:value-type="float" office:value="5.7000000000000002E-2" table:formula="of:=[.I37]+0.001" table:style-name="ce30">
            <text:p>0.057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8008" table:style-name="ce34">
            <text:p>288008</text:p>
          </table:table-cell>
          <table:table-cell office:value-type="string" table:style-name="ce61">
            <text:p>THREAD,SAMJIN@5000MT</text:p>
          </table:table-cell>
          <table:table-cell office:value-type="string" table:style-name="ce61">
            <text:p>04-1056R OPT.A , 40/2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O</text:p>
          </table:table-cell>
          <table:table-cell office:value-type="float" office:value="4.0000000000000001E-3" table:formula="of:=[.G38]*0.002" table:style-name="ce30">
            <text:p>0.004</text:p>
          </table:table-cell>
          <table:table-cell office:value-type="float" office:value="5.0000000000000001E-3" table:formula="of:=[.I38]+0.001" table:style-name="ce30">
            <text:p>0.00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8369" table:style-name="ce34">
            <text:p>288369</text:p>
          </table:table-cell>
          <table:table-cell office:value-type="string" table:style-name="ce61">
            <text:p>THREAD,SAMJIN@5000MT</text:p>
          </table:table-cell>
          <table:table-cell office:value-type="string" table:style-name="ce61">
            <text:p>3940, 40/2</text:p>
          </table:table-cell>
          <table:table-cell office:value-type="float" office:value="21" table:style-name="ce34">
            <text:p>21</text:p>
          </table:table-cell>
          <table:table-cell office:value-type="string" table:style-name="ce34">
            <text:p>CO</text:p>
          </table:table-cell>
          <table:table-cell office:value-type="float" office:value="4.2000000000000003E-2" table:formula="of:=[.G39]*0.002" table:style-name="ce30">
            <text:p>0.042</text:p>
          </table:table-cell>
          <table:table-cell office:value-type="float" office:value="4.3000000000000003E-2" table:formula="of:=[.I39]+0.001" table:style-name="ce30">
            <text:p>0.04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994" table:style-name="ce34">
            <text:p>290994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5L</text:p>
          </table:table-cell>
          <table:table-cell office:value-type="float" office:value="315" table:style-name="ce34">
            <text:p>315</text:p>
          </table:table-cell>
          <table:table-cell office:value-type="string" table:style-name="ce34">
            <text:p>PC</text:p>
          </table:table-cell>
          <table:table-cell office:value-type="float" office:value="0.315" table:formula="of:=[.G40]*0.001" table:style-name="ce30">
            <text:p>0.315</text:p>
          </table:table-cell>
          <table:table-cell office:value-type="float" office:value="0.316" table:formula="of:=[.I40]+0.001" table:style-name="ce30">
            <text:p>0.316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995" table:style-name="ce34">
            <text:p>290995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6L</text:p>
          </table:table-cell>
          <table:table-cell office:value-type="float" office:value="95" table:style-name="ce34">
            <text:p>95</text:p>
          </table:table-cell>
          <table:table-cell office:value-type="string" table:style-name="ce34">
            <text:p>PC</text:p>
          </table:table-cell>
          <table:table-cell office:value-type="float" office:value="9.5000000000000001E-2" table:formula="of:=[.G41]*0.001" table:style-name="ce30">
            <text:p>0.095</text:p>
          </table:table-cell>
          <table:table-cell office:value-type="float" office:value="9.6000000000000002E-2" table:formula="of:=[.I41]+0.001" table:style-name="ce30">
            <text:p>0.096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996" table:style-name="ce34">
            <text:p>290996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7L</text:p>
          </table:table-cell>
          <table:table-cell office:value-type="float" office:value="53" table:style-name="ce34">
            <text:p>53</text:p>
          </table:table-cell>
          <table:table-cell office:value-type="string" table:style-name="ce34">
            <text:p>PC</text:p>
          </table:table-cell>
          <table:table-cell office:value-type="float" office:value="5.2999999999999999E-2" table:formula="of:=[.G42]*0.001" table:style-name="ce30">
            <text:p>0.053</text:p>
          </table:table-cell>
          <table:table-cell office:value-type="float" office:value="5.3999999999999999E-2" table:formula="of:=[.I42]+0.001" table:style-name="ce30">
            <text:p>0.054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0997" table:style-name="ce34">
            <text:p>290997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8L</text:p>
          </table:table-cell>
          <table:table-cell office:value-type="float" office:value="53" table:style-name="ce34">
            <text:p>53</text:p>
          </table:table-cell>
          <table:table-cell office:value-type="string" table:style-name="ce34">
            <text:p>PC</text:p>
          </table:table-cell>
          <table:table-cell office:value-type="float" office:value="5.2999999999999999E-2" table:formula="of:=[.G43]*0.001" table:style-name="ce30">
            <text:p>0.053</text:p>
          </table:table-cell>
          <table:table-cell office:value-type="float" office:value="5.3999999999999999E-2" table:formula="of:=[.I43]+0.001" table:style-name="ce30">
            <text:p>0.054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513" table:style-name="ce34">
            <text:p>291513</text:p>
          </table:table-cell>
          <table:table-cell office:value-type="string" table:style-name="ce61">
            <text:p>NAME LABEL,60MM x 45MM, LB-NL</text:p>
          </table:table-cell>
          <table:table-cell office:value-type="string" table:style-name="ce61">
            <text:p>POLYESTER PRINTED LABEL CUT</text:p>
          </table:table-cell>
          <table:table-cell office:value-type="float" office:value="537" table:style-name="ce34">
            <text:p>537</text:p>
          </table:table-cell>
          <table:table-cell office:value-type="string" table:style-name="ce34">
            <text:p>PC</text:p>
          </table:table-cell>
          <table:table-cell office:value-type="float" office:value="0.53700000000000003" table:formula="of:=[.G44]*0.001" table:style-name="ce30">
            <text:p>0.537</text:p>
          </table:table-cell>
          <table:table-cell office:value-type="float" office:value="0.53800000000000003" table:formula="of:=[.I44]+0.001" table:style-name="ce30">
            <text:p>0.538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514" table:style-name="ce34">
            <text:p>291514</text:p>
          </table:table-cell>
          <table:table-cell office:value-type="string" table:style-name="ce61">
            <text:p>LABEL, 30MM x 50MM, LB-TCSLS</text:p>
          </table:table-cell>
          <table:table-cell office:value-type="string" table:style-name="ce61">
            <text:p>POLYESTER PRINTED LABEL CUT</text:p>
          </table:table-cell>
          <table:table-cell office:value-type="float" office:value="537" table:style-name="ce34">
            <text:p>537</text:p>
          </table:table-cell>
          <table:table-cell office:value-type="string" table:style-name="ce34">
            <text:p>PC</text:p>
          </table:table-cell>
          <table:table-cell office:value-type="float" office:value="0.53700000000000003" table:formula="of:=[.G45]*0.001" table:style-name="ce30">
            <text:p>0.537</text:p>
          </table:table-cell>
          <table:table-cell office:value-type="float" office:value="0.53800000000000003" table:formula="of:=[.I45]+0.001" table:style-name="ce30">
            <text:p>0.538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1702" table:style-name="ce34">
            <text:p>291702</text:p>
          </table:table-cell>
          <table:table-cell office:value-type="string" table:style-name="ce61">
            <text:p>LABEL, POLYESTER WOVEN LABEL</text:p>
          </table:table-cell>
          <table:table-cell office:value-type="string" table:style-name="ce61">
            <text:p>10MM X 37MM (SF100), 9L</text:p>
          </table:table-cell>
          <table:table-cell office:value-type="float" office:value="21" table:style-name="ce34">
            <text:p>21</text:p>
          </table:table-cell>
          <table:table-cell office:value-type="string" table:style-name="ce34">
            <text:p>PC</text:p>
          </table:table-cell>
          <table:table-cell office:value-type="float" office:value="2.1000000000000001E-2" table:formula="of:=[.G46]*0.001" table:style-name="ce30">
            <text:p>0.021</text:p>
          </table:table-cell>
          <table:table-cell office:value-type="float" office:value="2.2000000000000002E-2" table:formula="of:=[.I46]+0.001" table:style-name="ce30">
            <text:p>0.022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6889" table:style-name="ce34">
            <text:p>296889</text:p>
          </table:table-cell>
          <table:table-cell office:value-type="string" table:style-name="ce61">
            <text:p>MAIN LABEL, POLY WOVEN LANEL</text:p>
          </table:table-cell>
          <table:table-cell office:value-type="string" table:style-name="ce61">
            <text:p>LB-ETTU, 18MM x 80MM</text:p>
          </table:table-cell>
          <table:table-cell office:value-type="float" office:value="537" table:style-name="ce34">
            <text:p>537</text:p>
          </table:table-cell>
          <table:table-cell office:value-type="string" table:style-name="ce34">
            <text:p>PC</text:p>
          </table:table-cell>
          <table:table-cell office:value-type="float" office:value="0.53700000000000003" table:formula="of:=[.G47]*0.001" table:style-name="ce30">
            <text:p>0.537</text:p>
          </table:table-cell>
          <table:table-cell office:value-type="float" office:value="0.53800000000000003" table:formula="of:=[.I47]+0.001" table:style-name="ce30">
            <text:p>0.538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2" table:style-name="ce34">
            <text:p>287752</text:p>
          </table:table-cell>
          <table:table-cell office:value-type="string" table:style-name="ce61">
            <text:p>NYLON FSTENER TAPE,A22381/1QNN</text:p>
          </table:table-cell>
          <table:table-cell office:value-type="string" table:style-name="ce61">
            <text:p>20MM x 60MM CUT, #0133 RED</text:p>
          </table:table-cell>
          <table:table-cell office:value-type="float" office:value="1074" table:style-name="ce34">
            <text:p>1074</text:p>
          </table:table-cell>
          <table:table-cell office:value-type="string" table:style-name="ce34">
            <text:p>PC</text:p>
          </table:table-cell>
          <table:table-cell office:value-type="float" office:value="2.1480000000000001" table:formula="of:=[.G48]*0.002" table:style-name="ce30">
            <text:p>2.148</text:p>
          </table:table-cell>
          <table:table-cell office:value-type="float" office:value="2.149" table:formula="of:=[.I48]+0.001" table:style-name="ce30">
            <text:p>2.14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3" table:style-name="ce34">
            <text:p>287753</text:p>
          </table:table-cell>
          <table:table-cell office:value-type="string" table:style-name="ce61">
            <text:p>NYLON FSTENER TAPE,N28481/2QN</text:p>
          </table:table-cell>
          <table:table-cell office:value-type="string" table:style-name="ce61">
            <text:p>20MM x 60MM CUT, #0133 RED</text:p>
          </table:table-cell>
          <table:table-cell office:value-type="float" office:value="1074" table:style-name="ce34">
            <text:p>1074</text:p>
          </table:table-cell>
          <table:table-cell office:value-type="string" table:style-name="ce34">
            <text:p>PC</text:p>
          </table:table-cell>
          <table:table-cell office:value-type="float" office:value="2.1480000000000001" table:formula="of:=[.G49]*0.002" table:style-name="ce30">
            <text:p>2.148</text:p>
          </table:table-cell>
          <table:table-cell office:value-type="float" office:value="2.149" table:formula="of:=[.I49]+0.001" table:style-name="ce30">
            <text:p>2.149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4" table:style-name="ce34">
            <text:p>287754</text:p>
          </table:table-cell>
          <table:table-cell office:value-type="string" table:style-name="ce61">
            <text:p>POLYACETAL MADE-SG-600</text:p>
          </table:table-cell>
          <table:table-cell office:value-type="string" table:style-name="ce61">
            <text:p>DOTTING BUTTON-CAP,13MM,#580</text:p>
          </table:table-cell>
          <table:table-cell office:value-type="float" office:value="3222" table:style-name="ce34">
            <text:p>3222</text:p>
          </table:table-cell>
          <table:table-cell office:value-type="string" table:style-name="ce34">
            <text:p>PC</text:p>
          </table:table-cell>
          <table:table-cell office:value-type="float" office:value="6.444" table:formula="of:=[.G50]*0.002" table:style-name="ce30">
            <text:p>6.444</text:p>
          </table:table-cell>
          <table:table-cell office:value-type="float" office:value="6.4450000000000003" table:formula="of:=[.I50]+0.001" table:style-name="ce30">
            <text:p>6.44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5" table:style-name="ce34">
            <text:p>287755</text:p>
          </table:table-cell>
          <table:table-cell office:value-type="string" table:style-name="ce61">
            <text:p>POLYACETAL MADE-SG600B</text:p>
          </table:table-cell>
          <table:table-cell office:value-type="string" table:style-name="ce61">
            <text:p>DOTING BUTTON-SOCKET,13MM,#580</text:p>
          </table:table-cell>
          <table:table-cell office:value-type="float" office:value="1611" table:style-name="ce34">
            <text:p>1611</text:p>
          </table:table-cell>
          <table:table-cell office:value-type="string" table:style-name="ce34">
            <text:p>PC</text:p>
          </table:table-cell>
          <table:table-cell office:value-type="float" office:value="3.222" table:formula="of:=[.G51]*0.002" table:style-name="ce30">
            <text:p>3.222</text:p>
          </table:table-cell>
          <table:table-cell office:value-type="float" office:value="3.2229999999999999" table:formula="of:=[.I51]+0.001" table:style-name="ce30">
            <text:p>3.22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6" table:style-name="ce34">
            <text:p>287756</text:p>
          </table:table-cell>
          <table:table-cell office:value-type="string" table:style-name="ce61">
            <text:p>POLYACETAL MADE-SG600C</text:p>
          </table:table-cell>
          <table:table-cell office:value-type="string" table:style-name="ce61">
            <text:p>DOTTING BUTTON-STUD,13MM,#580</text:p>
          </table:table-cell>
          <table:table-cell office:value-type="float" office:value="1611" table:style-name="ce34">
            <text:p>1611</text:p>
          </table:table-cell>
          <table:table-cell office:value-type="string" table:style-name="ce34">
            <text:p>PC</text:p>
          </table:table-cell>
          <table:table-cell office:value-type="float" office:value="3.222" table:formula="of:=[.G52]*0.002" table:style-name="ce30">
            <text:p>3.222</text:p>
          </table:table-cell>
          <table:table-cell office:value-type="float" office:value="3.2229999999999999" table:formula="of:=[.I52]+0.001" table:style-name="ce30">
            <text:p>3.22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7" table:style-name="ce34">
            <text:p>287757</text:p>
          </table:table-cell>
          <table:table-cell office:value-type="string" table:style-name="ce61">
            <text:p>REF-10X50 REFLECTIVE TAPE-CUT</text:p>
          </table:table-cell>
          <table:table-cell office:value-type="string" table:style-name="ce61">
            <text:p>SILVER</text:p>
          </table:table-cell>
          <table:table-cell office:value-type="float" office:value="537" table:style-name="ce34">
            <text:p>537</text:p>
          </table:table-cell>
          <table:table-cell office:value-type="string" table:style-name="ce34">
            <text:p>PC</text:p>
          </table:table-cell>
          <table:table-cell office:value-type="float" office:value="1.0740000000000001" table:formula="of:=[.G53]*0.002" table:style-name="ce30">
            <text:p>1.074</text:p>
          </table:table-cell>
          <table:table-cell office:value-type="float" office:value="1.075" table:formula="of:=[.I53]+0.001" table:style-name="ce30">
            <text:p>1.075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8" table:style-name="ce34">
            <text:p>287758</text:p>
          </table:table-cell>
          <table:table-cell office:value-type="string" table:style-name="ce61">
            <text:p>REFRECTIVE PIPING-TAPE</text:p>
          </table:table-cell>
          <table:table-cell office:value-type="string" table:style-name="ce61">
            <text:p>M4320PF5X5-POLY &amp; CTN,SILVER</text:p>
          </table:table-cell>
          <table:table-cell office:value-type="float" office:value="630" table:style-name="ce34">
            <text:p>630</text:p>
          </table:table-cell>
          <table:table-cell office:value-type="string" table:style-name="ce34">
            <text:p>MT</text:p>
          </table:table-cell>
          <table:table-cell office:value-type="float" office:value="1.26" table:formula="of:=[.G54]*0.002" table:style-name="ce30">
            <text:p>1.26</text:p>
          </table:table-cell>
          <table:table-cell office:value-type="float" office:value="1.2609999999999999" table:formula="of:=[.I54]+0.001" table:style-name="ce30">
            <text:p>1.26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9" table:style-name="ce34">
            <text:p>287759</text:p>
          </table:table-cell>
          <table:table-cell office:value-type="string" table:style-name="ce61">
            <text:p>PIPING TAPE,65% POLY 35% CTN</text:p>
          </table:table-cell>
          <table:table-cell office:value-type="string" table:style-name="ce61">
            <text:p>(600P6), #681, GREY</text:p>
          </table:table-cell>
          <table:table-cell office:value-type="float" office:value="618" table:style-name="ce34">
            <text:p>618</text:p>
          </table:table-cell>
          <table:table-cell office:value-type="string" table:style-name="ce34">
            <text:p>MT</text:p>
          </table:table-cell>
          <table:table-cell office:value-type="float" office:value="1.236" table:formula="of:=[.G55]*0.002" table:style-name="ce30">
            <text:p>1.236</text:p>
          </table:table-cell>
          <table:table-cell office:value-type="float" office:value="1.2369999999999999" table:formula="of:=[.I55]+0.001" table:style-name="ce30">
            <text:p>1.237</text:p>
          </table:table-cell>
          <table:covered-table-cell/>
          <table:table-cell table:number-columns-repeated="16373"/>
        </table:table-row>
        <table:table-row table:style-name="ro4">
          <table:table-cell table:number-columns-repeated="11" table:style-name="ce31"/>
          <table:table-cell table:number-columns-repeated="16373"/>
        </table:table-row>
        <table:table-row table:number-rows-repeated="1048520" table:style-name="ro4">
          <table:table-cell table:number-columns-repeated="16384"/>
        </table:table-row>
      </table:table>
      <table:table table:name="270324" table:style-name="ta2">
        <table:table-column table:style-name="co6" table:number-columns-repeated="4" table:default-cell-style-name="ce1"/>
        <table:table-column table:style-name="co51" table:default-cell-style-name="ce1"/>
        <table:table-column table:style-name="co52" table:default-cell-style-name="ce1"/>
        <table:table-column table:style-name="co6" table:number-columns-repeated="16378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72" draw:style-name="a291" draw:name="Graphics 1">
              <svg:title/>
              <svg:desc/>
              <text:p text:style-name="a289" text:class-names="" text:cond-style-name=""><text:span text:style-name="a28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27-03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CLN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4001021" table:number-columns-spanned="1" table:number-rows-spanned="14" table:style-name="ce27">
            <text:p>24001021</text:p>
          </table:table-cell>
          <table:table-cell office:value-type="string" table:number-columns-spanned="1" table:number-rows-spanned="8" table:style-name="ce21">
            <text:p>LSL <text:s/>SMO0050012041SN24</text:p>
          </table:table-cell>
          <table:table-cell office:value-type="float" office:value="182319" table:number-columns-spanned="1" table:number-rows-spanned="8" table:style-name="ce62">
            <text:p>182319</text:p>
          </table:table-cell>
          <table:table-cell office:value-type="float" office:value="296880" table:style-name="ce34">
            <text:p>296880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55CM,580</text:p>
          </table:table-cell>
          <table:table-cell office:value-type="float" office:value="32" table:style-name="ce34">
            <text:p>32</text:p>
          </table:table-cell>
          <table:table-cell office:value-type="string" table:style-name="ce34">
            <text:p>PC</text:p>
          </table:table-cell>
          <table:table-cell office:value-type="float" office:value="6.4000000000000001E-2" table:formula="of:=[.G9]*0.002" table:style-name="ce34">
            <text:p>0.064</text:p>
          </table:table-cell>
          <table:table-cell office:value-type="float" office:value="6.5000000000000002E-2" table:formula="of:=[.I9]+0.001" table:style-name="ce34">
            <text:p>0.065</text:p>
          </table:table-cell>
          <table:table-cell office:value-type="string" table:number-columns-spanned="1" table:number-rows-spanned="14" table:style-name="ce27">
            <text:p>2 BOX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6881" table:style-name="ce34">
            <text:p>296881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58CM,580</text:p>
          </table:table-cell>
          <table:table-cell office:value-type="float" office:value="221" table:style-name="ce34">
            <text:p>221</text:p>
          </table:table-cell>
          <table:table-cell office:value-type="string" table:style-name="ce34">
            <text:p>PC</text:p>
          </table:table-cell>
          <table:table-cell office:value-type="float" office:value="0.442" table:formula="of:=[.G10]*0.002" table:style-name="ce34">
            <text:p>0.442</text:p>
          </table:table-cell>
          <table:table-cell office:value-type="float" office:value="0.443" table:formula="of:=[.I10]+0.001" table:style-name="ce34">
            <text:p>0.443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6882" table:style-name="ce34">
            <text:p>296882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61CM,580</text:p>
          </table:table-cell>
          <table:table-cell office:value-type="float" office:value="95" table:style-name="ce34">
            <text:p>95</text:p>
          </table:table-cell>
          <table:table-cell office:value-type="string" table:style-name="ce34">
            <text:p>PC</text:p>
          </table:table-cell>
          <table:table-cell office:value-type="float" office:value="0.19" table:formula="of:=[.G11]*0.002" table:style-name="ce34">
            <text:p>0.19</text:p>
          </table:table-cell>
          <table:table-cell office:value-type="float" office:value="0.191" table:formula="of:=[.I11]+0.001" table:style-name="ce34">
            <text:p>0.191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6883" table:style-name="ce34">
            <text:p>296883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64CM,580</text:p>
          </table:table-cell>
          <table:table-cell office:value-type="float" office:value="95" table:style-name="ce34">
            <text:p>95</text:p>
          </table:table-cell>
          <table:table-cell office:value-type="string" table:style-name="ce34">
            <text:p>PC</text:p>
          </table:table-cell>
          <table:table-cell office:value-type="float" office:value="0.19" table:formula="of:=[.G12]*0.002" table:style-name="ce34">
            <text:p>0.19</text:p>
          </table:table-cell>
          <table:table-cell office:value-type="float" office:value="0.191" table:formula="of:=[.I12]+0.001" table:style-name="ce34">
            <text:p>0.191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6884" table:style-name="ce34">
            <text:p>296884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66CM,580</text:p>
          </table:table-cell>
          <table:table-cell office:value-type="float" office:value="189" table:style-name="ce34">
            <text:p>189</text:p>
          </table:table-cell>
          <table:table-cell office:value-type="string" table:style-name="ce34">
            <text:p>PC</text:p>
          </table:table-cell>
          <table:table-cell office:value-type="float" office:value="0.378" table:formula="of:=[.G13]*0.002" table:style-name="ce34">
            <text:p>0.378</text:p>
          </table:table-cell>
          <table:table-cell office:value-type="float" office:value="0.379" table:formula="of:=[.I13]+0.001" table:style-name="ce34">
            <text:p>0.379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6885" table:style-name="ce34">
            <text:p>296885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68CM,580</text:p>
          </table:table-cell>
          <table:table-cell office:value-type="float" office:value="221" table:style-name="ce34">
            <text:p>221</text:p>
          </table:table-cell>
          <table:table-cell office:value-type="string" table:style-name="ce34">
            <text:p>PC</text:p>
          </table:table-cell>
          <table:table-cell office:value-type="float" office:value="0.442" table:formula="of:=[.G14]*0.002" table:style-name="ce34">
            <text:p>0.442</text:p>
          </table:table-cell>
          <table:table-cell office:value-type="float" office:value="0.443" table:formula="of:=[.I14]+0.001" table:style-name="ce34">
            <text:p>0.443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6886" table:style-name="ce34">
            <text:p>296886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70CM,580</text:p>
          </table:table-cell>
          <table:table-cell office:value-type="float" office:value="64" table:style-name="ce34">
            <text:p>64</text:p>
          </table:table-cell>
          <table:table-cell office:value-type="string" table:style-name="ce34">
            <text:p>PC</text:p>
          </table:table-cell>
          <table:table-cell office:value-type="float" office:value="0.128" table:formula="of:=[.G15]*0.002" table:style-name="ce34">
            <text:p>0.128</text:p>
          </table:table-cell>
          <table:table-cell office:value-type="float" office:value="0.129" table:formula="of:=[.I15]+0.001" table:style-name="ce34">
            <text:p>0.129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87914" table:style-name="ce34">
            <text:p>287914</text:p>
          </table:table-cell>
          <table:table-cell office:value-type="string" table:style-name="ce61">
            <text:p>THREAD,SAMJIN@5000MT</text:p>
          </table:table-cell>
          <table:table-cell office:value-type="string" table:style-name="ce61">
            <text:p>11-1178B , 40/2</text:p>
          </table:table-cell>
          <table:table-cell office:value-type="float" office:value="5" table:style-name="ce34">
            <text:p>5</text:p>
          </table:table-cell>
          <table:table-cell office:value-type="string" table:style-name="ce34">
            <text:p>CO</text:p>
          </table:table-cell>
          <table:table-cell office:value-type="float" office:value="1.25" table:formula="of:=[.G16]*0.25" table:style-name="ce34">
            <text:p>1.25</text:p>
          </table:table-cell>
          <table:table-cell office:value-type="float" office:value="1.2509999999999999" table:formula="of:=[.I16]+0.001" table:style-name="ce34">
            <text:p>1.25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office:value-type="string" table:number-columns-spanned="1" table:number-rows-spanned="6" table:style-name="ce21">
            <text:p>LSL <text:s/>SMO0050011901SN24</text:p>
          </table:table-cell>
          <table:table-cell office:value-type="float" office:value="182320" table:number-columns-spanned="1" table:number-rows-spanned="6" table:style-name="ce62">
            <text:p>182320</text:p>
          </table:table-cell>
          <table:table-cell office:value-type="float" office:value="287752" table:style-name="ce34">
            <text:p>287752</text:p>
          </table:table-cell>
          <table:table-cell office:value-type="string" table:style-name="ce61">
            <text:p>NYLON FSTENER TAPE,A22381/1QNN</text:p>
          </table:table-cell>
          <table:table-cell office:value-type="string" table:style-name="ce61">
            <text:p>20MM x 60MM CUT, #0133 RED</text:p>
          </table:table-cell>
          <table:table-cell office:value-type="float" office:value="48" table:style-name="ce34">
            <text:p>48</text:p>
          </table:table-cell>
          <table:table-cell office:value-type="string" table:style-name="ce34">
            <text:p>PC</text:p>
          </table:table-cell>
          <table:table-cell office:value-type="float" office:value="9.6000000000000002E-2" table:formula="of:=[.G17]*0.002" table:style-name="ce34">
            <text:p>0.096</text:p>
          </table:table-cell>
          <table:table-cell office:value-type="float" office:value="9.7000000000000003E-2" table:formula="of:=[.I17]+0.001" table:style-name="ce34">
            <text:p>0.097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6887" table:style-name="ce34">
            <text:p>296887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72CM,580</text:p>
          </table:table-cell>
          <table:table-cell office:value-type="float" office:value="21" table:style-name="ce34">
            <text:p>21</text:p>
          </table:table-cell>
          <table:table-cell office:value-type="string" table:style-name="ce34">
            <text:p>PC</text:p>
          </table:table-cell>
          <table:table-cell office:value-type="float" office:value="4.2000000000000003E-2" table:formula="of:=[.G18]*0.002" table:style-name="ce34">
            <text:p>0.042</text:p>
          </table:table-cell>
          <table:table-cell office:value-type="float" office:value="4.3000000000000003E-2" table:formula="of:=[.I18]+0.001" table:style-name="ce34">
            <text:p>0.043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table-cell office:value-type="float" office:value="296885" table:style-name="ce34">
            <text:p>296885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68CM,580</text:p>
          </table:table-cell>
          <table:table-cell office:value-type="float" office:value="315" table:style-name="ce34">
            <text:p>315</text:p>
          </table:table-cell>
          <table:table-cell office:value-type="string" table:style-name="ce34">
            <text:p>PC</text:p>
          </table:table-cell>
          <table:table-cell office:value-type="float" office:value="0.63" table:formula="of:=[.G19]*0.002" table:style-name="ce34">
            <text:p>0.63</text:p>
          </table:table-cell>
          <table:table-cell office:value-type="float" office:value="0.63100000000000001" table:formula="of:=[.I19]+0.001" table:style-name="ce34">
            <text:p>0.631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96886" table:style-name="ce34">
            <text:p>296886</text:p>
          </table:table-cell>
          <table:table-cell office:value-type="string" table:style-name="ce61">
            <text:p>ZIPPER,CIFOR-56 DA9 EQJ PB16</text:p>
          </table:table-cell>
          <table:table-cell office:value-type="string" table:style-name="ce61">
            <text:p>GRN-F N-ANTI NCF-08,70CM,580</text:p>
          </table:table-cell>
          <table:table-cell office:value-type="float" office:value="201" table:style-name="ce34">
            <text:p>201</text:p>
          </table:table-cell>
          <table:table-cell office:value-type="string" table:style-name="ce34">
            <text:p>PC</text:p>
          </table:table-cell>
          <table:table-cell office:value-type="float" office:value="0.40200000000000002" table:formula="of:=[.G20]*0.002" table:style-name="ce34">
            <text:p>0.402</text:p>
          </table:table-cell>
          <table:table-cell office:value-type="float" office:value="0.40300000000000002" table:formula="of:=[.I20]+0.001" table:style-name="ce34">
            <text:p>0.403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753" table:style-name="ce34">
            <text:p>287753</text:p>
          </table:table-cell>
          <table:table-cell office:value-type="string" table:style-name="ce61">
            <text:p>NYLON FSTENER TAPE,N28481/2QN</text:p>
          </table:table-cell>
          <table:table-cell office:value-type="string" table:style-name="ce61">
            <text:p>20MM x 60MM CUT, #0133 RED</text:p>
          </table:table-cell>
          <table:table-cell office:value-type="float" office:value="48" table:style-name="ce34">
            <text:p>48</text:p>
          </table:table-cell>
          <table:table-cell office:value-type="string" table:style-name="ce34">
            <text:p>PC</text:p>
          </table:table-cell>
          <table:table-cell office:value-type="float" office:value="9.6000000000000002E-2" table:formula="of:=[.G21]*0.002" table:style-name="ce34">
            <text:p>0.096</text:p>
          </table:table-cell>
          <table:table-cell office:value-type="float" office:value="9.7000000000000003E-2" table:formula="of:=[.I21]+0.001" table:style-name="ce34">
            <text:p>0.097</text:p>
          </table:table-cell>
          <table:covered-table-cell/>
          <table:table-cell table:number-columns-repeated="16373"/>
        </table:table-row>
        <table:table-row table:style-name="ro4">
          <table:covered-table-cell/>
          <table:covered-table-cell/>
          <table:covered-table-cell/>
          <table:table-cell office:value-type="float" office:value="287914" table:style-name="ce34">
            <text:p>287914</text:p>
          </table:table-cell>
          <table:table-cell office:value-type="string" table:style-name="ce61">
            <text:p>THREAD,SAMJIN@5000MT</text:p>
          </table:table-cell>
          <table:table-cell office:value-type="string" table:style-name="ce61">
            <text:p>11-1178B , 40/2</text:p>
          </table:table-cell>
          <table:table-cell office:value-type="float" office:value="3" table:style-name="ce34">
            <text:p>3</text:p>
          </table:table-cell>
          <table:table-cell office:value-type="string" table:style-name="ce34">
            <text:p>CO</text:p>
          </table:table-cell>
          <table:table-cell office:value-type="float" office:value="0.75" table:formula="of:=[.G22]*0.25" table:style-name="ce34">
            <text:p>0.75</text:p>
          </table:table-cell>
          <table:table-cell office:value-type="float" office:value="0.751" table:formula="of:=[.I22]+0.001" table:style-name="ce34">
            <text:p>0.751</text:p>
          </table:table-cell>
          <table:covered-table-cell/>
          <table:table-cell table:number-columns-repeated="16373"/>
        </table:table-row>
        <table:table-row table:style-name="ro4">
          <table:table-cell table:number-columns-repeated="11" table:style-name="ce31"/>
          <table:table-cell table:number-columns-repeated="16373"/>
        </table:table-row>
        <table:table-row table:number-rows-repeated="1048553" table:style-name="ro4">
          <table:table-cell table:number-columns-repeated="16384"/>
        </table:table-row>
      </table:table>
      <table:table table:name="010424" table:style-name="ta2">
        <table:table-column table:style-name="co6" table:default-cell-style-name="ce1"/>
        <table:table-column table:style-name="co53" table:default-cell-style-name="ce1"/>
        <table:table-column table:style-name="co6" table:number-columns-repeated="2" table:default-cell-style-name="ce1"/>
        <table:table-column table:style-name="co54" table:default-cell-style-name="ce1"/>
        <table:table-column table:style-name="co55" table:default-cell-style-name="ce1"/>
        <table:table-column table:style-name="co6" table:number-columns-repeated="16378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73" draw:style-name="a295" draw:name="Graphics 1">
              <svg:title/>
              <svg:desc/>
              <text:p text:style-name="a293" text:class-names="" text:cond-style-name=""><text:span text:style-name="a29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01-04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CLN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7">
            <text:p>KONKER</text:p>
          </table:table-cell>
          <table:table-cell office:value-type="string" table:style-name="ce7">
            <text:p>STYLE</text:p>
          </table:table-cell>
          <table:table-cell office:value-type="string" table:style-name="ce7">
            <text:p>WO</text:p>
          </table:table-cell>
          <table:table-cell office:value-type="string" table:style-name="ce7">
            <text:p>ITEM NUMBER</text:p>
          </table:table-cell>
          <table:table-cell office:value-type="string" table:style-name="ce7">
            <text:p>DESCRIPTION-1</text:p>
          </table:table-cell>
          <table:table-cell office:value-type="string" table:style-name="ce7">
            <text:p>DESCRIPTION-2</text:p>
          </table:table-cell>
          <table:table-cell office:value-type="string" table:style-name="ce7">
            <text:p>QTY KIRIM</text:p>
          </table:table-cell>
          <table:table-cell office:value-type="string" table:style-name="ce7">
            <text:p>UM</text:p>
          </table:table-cell>
          <table:table-cell office:value-type="string" table:style-name="ce7">
            <text:p>NW</text:p>
          </table:table-cell>
          <table:table-cell office:value-type="string" table:style-name="ce7">
            <text:p>GW</text:p>
          </table:table-cell>
          <table:table-cell office:value-type="string" table:style-name="ce7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4001021" table:style-name="ce31">
            <text:p>24001021</text:p>
          </table:table-cell>
          <table:table-cell office:value-type="string" table:style-name="ce31">
            <text:p>LSL <text:s/>SMO0050012041SN24</text:p>
          </table:table-cell>
          <table:table-cell office:value-type="float" office:value="182319" table:style-name="ce31">
            <text:p>182319</text:p>
          </table:table-cell>
          <table:table-cell office:value-type="float" office:value="287799" table:style-name="ce31">
            <text:p>287799</text:p>
          </table:table-cell>
          <table:table-cell office:value-type="string" table:style-name="ce31">
            <text:p>THREAD,RAYON 100%,120D-1X2</text:p>
          </table:table-cell>
          <table:table-cell office:value-type="string" table:style-name="ce31">
            <text:p>COL. 98 - WHITE</text:p>
          </table:table-cell>
          <table:table-cell office:value-type="float" office:value="8" table:style-name="ce31">
            <text:p>8</text:p>
          </table:table-cell>
          <table:table-cell office:value-type="string" table:style-name="ce31">
            <text:p>CO</text:p>
          </table:table-cell>
          <table:table-cell office:value-type="float" office:value="2" table:formula="of:=[.G9]*0.25" table:style-name="ce31">
            <text:p>2</text:p>
          </table:table-cell>
          <table:table-cell office:value-type="float" office:value="2.0019999999999998" table:formula="of:=[.I9]+0.002" table:style-name="ce31">
            <text:p>2.002</text:p>
          </table:table-cell>
          <table:table-cell office:value-type="string" table:style-name="ce31">
            <text:p>1 BOX</text:p>
          </table:table-cell>
          <table:table-cell table:number-columns-repeated="16373"/>
        </table:table-row>
        <table:table-row table:style-name="ro6">
          <table:table-cell table:number-columns-repeated="11" table:style-name="ce31"/>
          <table:table-cell table:number-columns-repeated="16373"/>
        </table:table-row>
        <table:table-row table:number-rows-repeated="1048566" table:style-name="ro4">
          <table:table-cell table:number-columns-repeated="16384"/>
        </table:table-row>
      </table:table>
      <table:table table:name="300524" table:style-name="ta2">
        <table:table-column table:style-name="co6" table:default-cell-style-name="ce1"/>
        <table:table-column table:style-name="co56" table:default-cell-style-name="ce1"/>
        <table:table-column table:style-name="co16" table:default-cell-style-name="ce1"/>
        <table:table-column table:style-name="co53" table:default-cell-style-name="ce1"/>
        <table:table-column table:style-name="co6" table:number-columns-repeated="3" table:default-cell-style-name="ce1"/>
        <table:table-column table:style-name="co57" table:default-cell-style-name="ce1"/>
        <table:table-column table:style-name="co6" table:number-columns-repeated="16376" table:default-cell-style-name="ce1"/>
        <table:table-row table:style-name="ro6">
          <table:table-cell office:value-type="string" table:number-columns-spanned="8" table:number-rows-spanned="1" table:style-name="ce11">
            <text:p>PACKING LIST RETURN ACC SEWING</text:p>
            <draw:custom-shape svg:x="0.04167in" svg:y="0.09375in" svg:width="1.98605in" svg:height="1.35417in" draw:z-index="1" draw:id="id74" draw:style-name="a299" draw:name="Graphics 1">
              <svg:title/>
              <svg:desc/>
              <text:p text:style-name="a297" text:class-names="" text:cond-style-name=""><text:span text:style-name="a29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30-05-2024</text:p>
          </table:table-cell>
          <table:covered-table-cell/>
          <table:table-cell table:style-name="ce51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3" table:number-rows-spanned="1" table:style-name="ce49">
            <text:p>TO: PT. SUNGWON BUTTON INDONESIA</text:p>
          </table:table-cell>
          <table:covered-table-cell table:number-columns-repeated="2"/>
          <table:table-cell table:number-columns-repeated="16376"/>
        </table:table-row>
        <table:table-row table:number-rows-repeated="4" table:style-name="ro6">
          <table:table-cell table:number-columns-repeated="3" table:style-name="ce2"/>
          <table:table-cell table:style-name="ce3"/>
          <table:table-cell table:style-name="ce2"/>
          <table:table-cell table:number-columns-repeated="3" table:style-name="ce52"/>
          <table:table-cell table:number-columns-repeated="16376"/>
        </table:table-row>
        <table:table-row table:style-name="ro18">
          <table:table-cell office:value-type="string" table:style-name="ce25">
            <text:p>PO NUMBER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number-columns-repeated="16376"/>
        </table:table-row>
        <table:table-row table:style-name="ro6">
          <table:table-cell office:value-type="float" office:value="24001627" table:style-name="ce31">
            <text:p>24001627</text:p>
          </table:table-cell>
          <table:table-cell table:style-name="ce31"/>
          <table:table-cell office:value-type="float" office:value="296755" table:style-name="ce31">
            <text:p>296755</text:p>
          </table:table-cell>
          <table:table-cell office:value-type="string" table:style-name="ce31">
            <text:p>BUTTON CHALK EIGER 24L</text:p>
          </table:table-cell>
          <table:table-cell office:value-type="string" table:style-name="ce31">
            <text:p>NAVY</text:p>
          </table:table-cell>
          <table:table-cell office:value-type="float" office:value="10200" table:style-name="ce31">
            <text:p>10200</text:p>
          </table:table-cell>
          <table:table-cell office:value-type="string" table:style-name="ce31">
            <text:p>PC</text:p>
          </table:table-cell>
          <table:table-cell office:value-type="string" table:style-name="ce31">
            <text:p>1 BOX</text:p>
          </table:table-cell>
          <table:table-cell table:number-columns-repeated="16376"/>
        </table:table-row>
        <table:table-row table:style-name="ro6">
          <table:table-cell table:number-columns-repeated="8" table:style-name="ce31"/>
          <table:table-cell table:number-columns-repeated="16376"/>
        </table:table-row>
        <table:table-row table:number-rows-repeated="1048566" table:style-name="ro4">
          <table:table-cell table:number-columns-repeated="16384"/>
        </table:table-row>
      </table:table>
      <table:table table:name="GM2(310524)" table:style-name="ta2">
        <table:table-column table:style-name="co6" table:number-columns-repeated="4" table:default-cell-style-name="ce1"/>
        <table:table-column table:style-name="co44" table:default-cell-style-name="ce1"/>
        <table:table-column table:style-name="co58" table:default-cell-style-name="ce1"/>
        <table:table-column table:style-name="co6" table:number-columns-repeated="16378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75" draw:style-name="a303" draw:name="Graphics 1">
              <svg:title/>
              <svg:desc/>
              <text:p text:style-name="a301" text:class-names="" text:cond-style-name=""><text:span text:style-name="a30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31-05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GM2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4001038" table:number-columns-spanned="1" table:number-rows-spanned="44" table:style-name="ce27">
            <text:p>24001038</text:p>
          </table:table-cell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5822" table:style-name="ce31">
            <text:p>285822</text:p>
          </table:table-cell>
          <table:table-cell office:value-type="string" table:style-name="ce31">
            <text:p>HTL-91%POLY 9%SPANDEX,140 GSM</text:p>
          </table:table-cell>
          <table:table-cell office:value-type="string" table:style-name="ce31">
            <text:p>LP. 9072 AEROREADY, L-ONIX,L</text:p>
          </table:table-cell>
          <table:table-cell office:value-type="float" office:value="3312" table:style-name="ce31">
            <text:p>3312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table-cell office:value-type="string" table:number-columns-spanned="1" table:number-rows-spanned="44" table:style-name="ce28">
            <text:p>44 BOX+2 BAG</text:p>
          </table:table-cell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8470" table:style-name="ce31">
            <text:p>288470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GN 402, 40/2</text:p>
          </table:table-cell>
          <table:table-cell office:value-type="float" office:value="26" table:style-name="ce31">
            <text:p>26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8604" table:style-name="ce31">
            <text:p>288604</text:p>
          </table:table-cell>
          <table:table-cell office:value-type="string" table:style-name="ce31">
            <text:p>THREAD POLYESTER 150D, RECYCLE</text:p>
          </table:table-cell>
          <table:table-cell office:value-type="string" table:style-name="ce31">
            <text:p>SV 1831, ONIX</text:p>
          </table:table-cell>
          <table:table-cell office:value-type="float" office:value="0.87" table:style-name="ce31">
            <text:p>0.87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8605" table:style-name="ce31">
            <text:p>288605</text:p>
          </table:table-cell>
          <table:table-cell office:value-type="string" table:style-name="ce31">
            <text:p>THREAD POLYESTER 150D, RECYCLE</text:p>
          </table:table-cell>
          <table:table-cell office:value-type="string" table:style-name="ce31">
            <text:p>TEAM ROYAL BLUE</text:p>
          </table:table-cell>
          <table:table-cell office:value-type="float" office:value="0.87" table:style-name="ce31">
            <text:p>0.87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8606" table:style-name="ce31">
            <text:p>288606</text:p>
          </table:table-cell>
          <table:table-cell office:value-type="string" table:style-name="ce31">
            <text:p>THREAD POLYESTER 150D, RECYCLE</text:p>
          </table:table-cell>
          <table:table-cell office:value-type="string" table:style-name="ce31">
            <text:p>TECH GREY (071402C)/SILVER1644</text:p>
          </table:table-cell>
          <table:table-cell office:value-type="float" office:value="0.87" table:style-name="ce31">
            <text:p>0.87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90118" table:style-name="ce31">
            <text:p>290118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CG 310, 40/2</text:p>
          </table:table-cell>
          <table:table-cell office:value-type="float" office:value="43" table:style-name="ce31">
            <text:p>43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90120" table:style-name="ce31">
            <text:p>290120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C 9665, 40/2</text:p>
          </table:table-cell>
          <table:table-cell office:value-type="float" office:value="17" table:style-name="ce31">
            <text:p>17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90122" table:style-name="ce31">
            <text:p>290122</text:p>
          </table:table-cell>
          <table:table-cell office:value-type="string" table:style-name="ce31">
            <text:p>THREAD POLYESTER 150D, RECYCLE</text:p>
          </table:table-cell>
          <table:table-cell office:value-type="string" table:style-name="ce31">
            <text:p>GSTâ€“101303,CLEGIAT NAVY/NV1374</text:p>
          </table:table-cell>
          <table:table-cell office:value-type="float" office:value="0.87" table:style-name="ce31">
            <text:p>0.87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94409" table:style-name="ce31">
            <text:p>294409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GREY/COLGT NAVY</text:p>
          </table:table-cell>
          <table:table-cell office:value-type="float" office:value="22.5" table:style-name="ce31">
            <text:p>22.5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94409" table:style-name="ce31">
            <text:p>294409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GREY/COLGT NAVY</text:p>
          </table:table-cell>
          <table:table-cell office:value-type="float" office:value="1.67" table:style-name="ce31">
            <text:p>1.67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94409" table:style-name="ce31">
            <text:p>294409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GREY/COLGT NAVY</text:p>
          </table:table-cell>
          <table:table-cell office:value-type="float" office:value="5.45" table:style-name="ce31">
            <text:p>5.45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94411" table:style-name="ce31">
            <text:p>294411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CLGT NAVY/GREY</text:p>
          </table:table-cell>
          <table:table-cell office:value-type="float" office:value="29.62" table:style-name="ce31">
            <text:p>29.62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5821" table:style-name="ce31">
            <text:p>285821</text:p>
          </table:table-cell>
          <table:table-cell office:value-type="string" table:style-name="ce31">
            <text:p>HTL-91%POLY 9%SPANDEX,140 GSM</text:p>
          </table:table-cell>
          <table:table-cell office:value-type="string" table:style-name="ce31">
            <text:p>LP. 9072 AEROREADY, L-ONIX,S</text:p>
          </table:table-cell>
          <table:table-cell office:value-type="float" office:value="1728" table:style-name="ce31">
            <text:p>1728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3868" table:style-name="ce31">
            <text:p>283868</text:p>
          </table:table-cell>
          <table:table-cell office:value-type="string" table:style-name="ce31">
            <text:p>HTL-91%POLY 9%SPANDEX,140 GSM</text:p>
          </table:table-cell>
          <table:table-cell office:value-type="string" table:style-name="ce31">
            <text:p>LP. 9072 AEROREADY, L-ONIX,M</text:p>
          </table:table-cell>
          <table:table-cell office:value-type="float" office:value="3312" table:style-name="ce31">
            <text:p>3312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3823" table:style-name="ce31">
            <text:p>283823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MD402, 40/2</text:p>
          </table:table-cell>
          <table:table-cell office:value-type="float" office:value="26" table:style-name="ce31">
            <text:p>26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0727" table:style-name="ce31">
            <text:p>280727</text:p>
          </table:table-cell>
          <table:table-cell office:value-type="string" table:style-name="ce31">
            <text:p>THREAD NYLON 70/2</text:p>
          </table:table-cell>
          <table:table-cell office:value-type="string" table:style-name="ce31">
            <text:p>101303B/NV1374 COLLEGIATE NAVY</text:p>
          </table:table-cell>
          <table:table-cell office:value-type="float" office:value="2.48" table:style-name="ce31">
            <text:p>2.48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0720" table:style-name="ce31">
            <text:p>280720</text:p>
          </table:table-cell>
          <table:table-cell office:value-type="string" table:style-name="ce31">
            <text:p>THREAD NYLON 70/2</text:p>
          </table:table-cell>
          <table:table-cell office:value-type="string" table:style-name="ce31">
            <text:p>TECH GREY #071402C/SILVER 1644</text:p>
          </table:table-cell>
          <table:table-cell office:value-type="float" office:value="2.48" table:style-name="ce31">
            <text:p>2.48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0719" table:style-name="ce31">
            <text:p>280719</text:p>
          </table:table-cell>
          <table:table-cell office:value-type="string" table:style-name="ce31">
            <text:p>THREAD NYLON 70/2</text:p>
          </table:table-cell>
          <table:table-cell office:value-type="string" table:style-name="ce31">
            <text:p>TEAM ROYAL BLUE</text:p>
          </table:table-cell>
          <table:table-cell office:value-type="float" office:value="2.48" table:style-name="ce31">
            <text:p>2.48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0718" table:style-name="ce31">
            <text:p>280718</text:p>
          </table:table-cell>
          <table:table-cell office:value-type="string" table:style-name="ce31">
            <text:p>THREAD NYLON 70/2</text:p>
          </table:table-cell>
          <table:table-cell office:value-type="string" table:style-name="ce31">
            <text:p>SV 1831, ONIX</text:p>
          </table:table-cell>
          <table:table-cell office:value-type="float" office:value="2.48" table:style-name="ce31">
            <text:p>2.48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76230" table:style-name="ce31">
            <text:p>276230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JD 305, 40/2</text:p>
          </table:table-cell>
          <table:table-cell office:value-type="float" office:value="26" table:style-name="ce31">
            <text:p>26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6" table:style-name="ce31">
            <text:p>182696</text:p>
          </table:table-cell>
          <table:table-cell office:value-type="float" office:value="285823" table:style-name="ce31">
            <text:p>285823</text:p>
          </table:table-cell>
          <table:table-cell office:value-type="string" table:style-name="ce31">
            <text:p>HTL-91%POLY 9%SPANDEX,140 GSM</text:p>
          </table:table-cell>
          <table:table-cell office:value-type="string" table:style-name="ce31">
            <text:p>LP. 9072 AEROREADY, L-ONIX,XL</text:p>
          </table:table-cell>
          <table:table-cell office:value-type="float" office:value="1872" table:style-name="ce31">
            <text:p>1872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5822" table:style-name="ce31">
            <text:p>285822</text:p>
          </table:table-cell>
          <table:table-cell office:value-type="string" table:style-name="ce31">
            <text:p>HTL-91%POLY 9%SPANDEX,140 GSM</text:p>
          </table:table-cell>
          <table:table-cell office:value-type="string" table:style-name="ce31">
            <text:p>LP. 9072 AEROREADY, L-ONIX,L</text:p>
          </table:table-cell>
          <table:table-cell office:value-type="float" office:value="3168" table:style-name="ce31">
            <text:p>3168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5823" table:style-name="ce31">
            <text:p>285823</text:p>
          </table:table-cell>
          <table:table-cell office:value-type="string" table:style-name="ce31">
            <text:p>HTL-91%POLY 9%SPANDEX,140 GSM</text:p>
          </table:table-cell>
          <table:table-cell office:value-type="string" table:style-name="ce31">
            <text:p>LP. 9072 AEROREADY, L-ONIX,XL</text:p>
          </table:table-cell>
          <table:table-cell office:value-type="float" office:value="1728" table:style-name="ce31">
            <text:p>1728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8604" table:style-name="ce31">
            <text:p>288604</text:p>
          </table:table-cell>
          <table:table-cell office:value-type="string" table:style-name="ce31">
            <text:p>THREAD POLYESTER 150D, RECYCLE</text:p>
          </table:table-cell>
          <table:table-cell office:value-type="string" table:style-name="ce31">
            <text:p>SV 1831, ONIX</text:p>
          </table:table-cell>
          <table:table-cell office:value-type="float" office:value="0.82" table:style-name="ce31">
            <text:p>0.82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8606" table:style-name="ce31">
            <text:p>288606</text:p>
          </table:table-cell>
          <table:table-cell office:value-type="string" table:style-name="ce31">
            <text:p>THREAD POLYESTER 150D, RECYCLE</text:p>
          </table:table-cell>
          <table:table-cell office:value-type="string" table:style-name="ce31">
            <text:p>TECH GREY (071402C)/SILVER1644</text:p>
          </table:table-cell>
          <table:table-cell office:value-type="float" office:value="0.82" table:style-name="ce31">
            <text:p>0.82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0118" table:style-name="ce31">
            <text:p>290118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CG 310, 40/2</text:p>
          </table:table-cell>
          <table:table-cell office:value-type="float" office:value="32" table:style-name="ce31">
            <text:p>32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0122" table:style-name="ce31">
            <text:p>290122</text:p>
          </table:table-cell>
          <table:table-cell office:value-type="string" table:style-name="ce31">
            <text:p>THREAD POLYESTER 150D, RECYCLE</text:p>
          </table:table-cell>
          <table:table-cell office:value-type="string" table:style-name="ce31">
            <text:p>GST–101303,CLEGIAT NAVY/NV1374</text:p>
          </table:table-cell>
          <table:table-cell office:value-type="float" office:value="0.82" table:style-name="ce31">
            <text:p>0.82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0875" table:style-name="ce31">
            <text:p>290875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C 7532, 40/2</text:p>
          </table:table-cell>
          <table:table-cell office:value-type="float" office:value="8" table:style-name="ce31">
            <text:p>8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0878" table:style-name="ce31">
            <text:p>290878</text:p>
          </table:table-cell>
          <table:table-cell office:value-type="string" table:style-name="ce31">
            <text:p>THREAD POLYESTER 150D, RECYCLE</text:p>
          </table:table-cell>
          <table:table-cell office:value-type="string" table:style-name="ce31">
            <text:p>CREW BLUE</text:p>
          </table:table-cell>
          <table:table-cell office:value-type="float" office:value="0.82" table:style-name="ce31">
            <text:p>0.82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6415" table:style-name="ce31">
            <text:p>296415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CG NAVY/CRW BLU</text:p>
          </table:table-cell>
          <table:table-cell office:value-type="float" office:value="4.4000000000000004" table:style-name="ce31">
            <text:p>4.4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6415" table:style-name="ce31">
            <text:p>296415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CG NAVY/CRW BLU</text:p>
          </table:table-cell>
          <table:table-cell office:value-type="float" office:value="9.58" table:style-name="ce31">
            <text:p>9.58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6417" table:style-name="ce31">
            <text:p>296417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CRW BLU/CG NAVY</text:p>
          </table:table-cell>
          <table:table-cell office:value-type="float" office:value="4.58" table:style-name="ce31">
            <text:p>4.58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6417" table:style-name="ce31">
            <text:p>296417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CRW BLU/CG NAVY</text:p>
          </table:table-cell>
          <table:table-cell office:value-type="float" office:value="2.5" table:style-name="ce31">
            <text:p>2.5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6417" table:style-name="ce31">
            <text:p>296417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CRW BLU/CG NAVY</text:p>
          </table:table-cell>
          <table:table-cell office:value-type="float" office:value="4.4000000000000004" table:style-name="ce31">
            <text:p>4.4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5821" table:style-name="ce31">
            <text:p>285821</text:p>
          </table:table-cell>
          <table:table-cell office:value-type="string" table:style-name="ce31">
            <text:p>HTL-91%POLY 9%SPANDEX,140 GSM</text:p>
          </table:table-cell>
          <table:table-cell office:value-type="string" table:style-name="ce31">
            <text:p>LP. 9072 AEROREADY, L-ONIX,S</text:p>
          </table:table-cell>
          <table:table-cell office:value-type="float" office:value="1584" table:style-name="ce31">
            <text:p>1584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3868" table:style-name="ce31">
            <text:p>283868</text:p>
          </table:table-cell>
          <table:table-cell office:value-type="string" table:style-name="ce31">
            <text:p>HTL-91%POLY 9%SPANDEX,140 GSM</text:p>
          </table:table-cell>
          <table:table-cell office:value-type="string" table:style-name="ce31">
            <text:p>LP. 9072 AEROREADY, L-ONIX,M</text:p>
          </table:table-cell>
          <table:table-cell office:value-type="float" office:value="3168" table:style-name="ce31">
            <text:p>3168</text:p>
          </table:table-cell>
          <table:table-cell office:value-type="string" table:style-name="ce31">
            <text:p>PC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96417" table:style-name="ce31">
            <text:p>296417</text:p>
          </table:table-cell>
          <table:table-cell office:value-type="string" table:style-name="ce31">
            <text:p>ELASTIC WB RECYCLED, CLIMALITE</text:p>
          </table:table-cell>
          <table:table-cell office:value-type="string" table:style-name="ce31">
            <text:p>EL6653/EL6548R CRW BLU/CG NAVY</text:p>
          </table:table-cell>
          <table:table-cell office:value-type="float" office:value="2.5" table:style-name="ce31">
            <text:p>2.5</text:p>
          </table:table-cell>
          <table:table-cell office:value-type="string" table:style-name="ce31">
            <text:p>GR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3823" table:style-name="ce31">
            <text:p>283823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MD402, 40/2</text:p>
          </table:table-cell>
          <table:table-cell office:value-type="float" office:value="24" table:style-name="ce31">
            <text:p>24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1520" table:style-name="ce31">
            <text:p>281520</text:p>
          </table:table-cell>
          <table:table-cell office:value-type="string" table:style-name="ce31">
            <text:p>THREAD NYLON 70/2</text:p>
          </table:table-cell>
          <table:table-cell office:value-type="string" table:style-name="ce31">
            <text:p>CREW BLUE</text:p>
          </table:table-cell>
          <table:table-cell office:value-type="float" office:value="2.34" table:style-name="ce31">
            <text:p>2.34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0727" table:style-name="ce31">
            <text:p>280727</text:p>
          </table:table-cell>
          <table:table-cell office:value-type="string" table:style-name="ce31">
            <text:p>THREAD NYLON 70/2</text:p>
          </table:table-cell>
          <table:table-cell office:value-type="string" table:style-name="ce31">
            <text:p>101303B/NV1374 COLLEGIATE NAVY</text:p>
          </table:table-cell>
          <table:table-cell office:value-type="float" office:value="2.34" table:style-name="ce31">
            <text:p>2.34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0720" table:style-name="ce31">
            <text:p>280720</text:p>
          </table:table-cell>
          <table:table-cell office:value-type="string" table:style-name="ce31">
            <text:p>THREAD NYLON 70/2</text:p>
          </table:table-cell>
          <table:table-cell office:value-type="string" table:style-name="ce31">
            <text:p>TECH GREY #071402C/SILVER 1644</text:p>
          </table:table-cell>
          <table:table-cell office:value-type="float" office:value="2.34" table:style-name="ce31">
            <text:p>2.34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0718" table:style-name="ce31">
            <text:p>280718</text:p>
          </table:table-cell>
          <table:table-cell office:value-type="string" table:style-name="ce31">
            <text:p>THREAD NYLON 70/2</text:p>
          </table:table-cell>
          <table:table-cell office:value-type="string" table:style-name="ce31">
            <text:p>SV 1831, ONIX</text:p>
          </table:table-cell>
          <table:table-cell office:value-type="float" office:value="2.34" table:style-name="ce31">
            <text:p>2.34</text:p>
          </table:table-cell>
          <table:table-cell office:value-type="string" table:style-name="ce31">
            <text:p>KG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76230" table:style-name="ce31">
            <text:p>276230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JD 305, 40/2</text:p>
          </table:table-cell>
          <table:table-cell office:value-type="float" office:value="24" table:style-name="ce31">
            <text:p>24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699" table:style-name="ce31">
            <text:p>182699</text:p>
          </table:table-cell>
          <table:table-cell office:value-type="float" office:value="283829" table:style-name="ce31">
            <text:p>283829</text:p>
          </table:table-cell>
          <table:table-cell office:value-type="string" table:style-name="ce31">
            <text:p>THREAD,ASTRA ECOVERDE@5000MT</text:p>
          </table:table-cell>
          <table:table-cell office:value-type="string" table:style-name="ce31">
            <text:p>JJ401, 40/2</text:p>
          </table:table-cell>
          <table:table-cell office:value-type="float" office:value="24" table:style-name="ce31">
            <text:p>24</text:p>
          </table:table-cell>
          <table:table-cell office:value-type="string" table:style-name="ce31">
            <text:p>CO</text:p>
          </table:table-cell>
          <table:table-cell table:number-columns-repeated="2" table:style-name="ce31"/>
          <table:covered-table-cell/>
          <table:table-cell table:number-columns-repeated="16373"/>
        </table:table-row>
        <table:table-row table:style-name="ro4">
          <table:table-cell table:number-columns-repeated="11" table:style-name="ce31"/>
          <table:table-cell table:number-columns-repeated="16373"/>
        </table:table-row>
        <table:table-row table:number-rows-repeated="1048523" table:style-name="ro4">
          <table:table-cell table:number-columns-repeated="16384"/>
        </table:table-row>
      </table:table>
      <table:table table:name="SRIINDAH300524" table:style-name="ta2">
        <table:table-column table:style-name="co6" table:number-columns-repeated="3" table:default-cell-style-name="ce1"/>
        <table:table-column table:style-name="co59" table:default-cell-style-name="ce1"/>
        <table:table-column table:style-name="co60" table:default-cell-style-name="ce1"/>
        <table:table-column table:style-name="co6" table:number-columns-repeated="2" table:default-cell-style-name="ce1"/>
        <table:table-column table:style-name="co61" table:default-cell-style-name="ce1"/>
        <table:table-column table:style-name="co6" table:number-columns-repeated="16376" table:default-cell-style-name="ce1"/>
        <table:table-row table:style-name="ro6">
          <table:table-cell office:value-type="string" table:number-columns-spanned="8" table:number-rows-spanned="1" table:style-name="ce11">
            <text:p>PACKING LIST RETURN ACC SEWING</text:p>
            <draw:custom-shape svg:x="0.04167in" svg:y="0.09375in" svg:width="1.98605in" svg:height="1.35417in" draw:z-index="1" draw:id="id76" draw:style-name="a307" draw:name="Graphics 1">
              <svg:title/>
              <svg:desc/>
              <text:p text:style-name="a305" text:class-names="" text:cond-style-name=""><text:span text:style-name="a30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30-05-2024</text:p>
          </table:table-cell>
          <table:covered-table-cell/>
          <table:table-cell table:style-name="ce51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3" table:number-rows-spanned="1" table:style-name="ce49">
            <text:p>TO: PT. SRI INDAH LABETAMA</text:p>
          </table:table-cell>
          <table:covered-table-cell table:number-columns-repeated="2"/>
          <table:table-cell table:number-columns-repeated="16376"/>
        </table:table-row>
        <table:table-row table:number-rows-repeated="4" table:style-name="ro6">
          <table:table-cell table:number-columns-repeated="3" table:style-name="ce2"/>
          <table:table-cell table:style-name="ce3"/>
          <table:table-cell table:style-name="ce2"/>
          <table:table-cell table:number-columns-repeated="3" table:style-name="ce52"/>
          <table:table-cell table:number-columns-repeated="16376"/>
        </table:table-row>
        <table:table-row table:style-name="ro18">
          <table:table-cell office:value-type="string" table:style-name="ce25">
            <text:p>PO NUMBER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number-columns-repeated="16376"/>
        </table:table-row>
        <table:table-row table:style-name="ro6">
          <table:table-cell office:value-type="float" office:value="24001542" table:style-name="ce31">
            <text:p>24001542</text:p>
          </table:table-cell>
          <table:table-cell table:style-name="ce31"/>
          <table:table-cell office:value-type="float" office:value="298609" table:style-name="ce31">
            <text:p>298609</text:p>
          </table:table-cell>
          <table:table-cell office:value-type="string" table:style-name="ce31">
            <text:p>RUBBER BADGE</text:p>
          </table:table-cell>
          <table:table-cell office:value-type="string" table:style-name="ce31">
            <text:p>BE KIND TO OUR PLANET,H: 3.5CM</text:p>
          </table:table-cell>
          <table:table-cell office:value-type="float" office:value="500" table:style-name="ce31">
            <text:p>500</text:p>
          </table:table-cell>
          <table:table-cell office:value-type="string" table:style-name="ce31">
            <text:p>PC</text:p>
          </table:table-cell>
          <table:table-cell office:value-type="string" table:style-name="ce31">
            <text:p>1 AMPLOP</text:p>
          </table:table-cell>
          <table:table-cell table:number-columns-repeated="16376"/>
        </table:table-row>
        <table:table-row table:style-name="ro6">
          <table:table-cell table:number-columns-repeated="8" table:style-name="ce31"/>
          <table:table-cell table:number-columns-repeated="16376"/>
        </table:table-row>
        <table:table-row table:number-rows-repeated="1048566" table:style-name="ro4">
          <table:table-cell table:number-columns-repeated="16384"/>
        </table:table-row>
      </table:table>
      <table:table table:name="CLN310524" table:style-name="ta2">
        <table:table-column table:style-name="co6" table:number-columns-repeated="4" table:default-cell-style-name="ce1"/>
        <table:table-column table:style-name="co44" table:default-cell-style-name="ce1"/>
        <table:table-column table:style-name="co62" table:default-cell-style-name="ce1"/>
        <table:table-column table:style-name="co6" table:number-columns-repeated="16378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77" draw:style-name="a311" draw:name="Graphics 1">
              <svg:title/>
              <svg:desc/>
              <text:p text:style-name="a309" text:class-names="" text:cond-style-name=""><text:span text:style-name="a30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31-05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CLN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 table:visibility="filter">
          <table:table-cell office:value-type="float" office:value="24001047" table:number-columns-spanned="1" table:number-rows-spanned="58" table:style-name="ce27">
            <text:p>24001047</text:p>
          </table:table-cell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0129" table:style-name="ce30">
            <text:p>280129</text:p>
          </table:table-cell>
          <table:table-cell office:value-type="string" table:style-name="ce30">
            <text:p>THREAD,SEAMSOFT@5000MT</text:p>
          </table:table-cell>
          <table:table-cell office:value-type="string" table:style-name="ce30">
            <text:p>C9760 F785/140 (Tex24)</text:p>
          </table:table-cell>
          <table:table-cell office:value-type="float" office:value="4" table:style-name="ce30">
            <text:p>4</text:p>
          </table:table-cell>
          <table:table-cell office:value-type="string" table:style-name="ce30">
            <text:p>CO</text:p>
          </table:table-cell>
          <table:table-cell office:value-type="float" office:value="1" table:formula="of:=[.G9]*0.25" table:style-name="ce31">
            <text:p>1</text:p>
          </table:table-cell>
          <table:table-cell office:value-type="float" office:value="1.0009999999999999" table:formula="of:=[.I9]+0.001" table:style-name="ce31">
            <text:p>1.001</text:p>
          </table:table-cell>
          <table:table-cell office:value-type="string" table:number-columns-spanned="1" table:number-rows-spanned="58" table:style-name="ce27">
            <text:p>6 BOX</text:p>
          </table:table-cell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209" table:style-name="ce30">
            <text:p>290209</text:p>
          </table:table-cell>
          <table:table-cell office:value-type="string" table:style-name="ce30">
            <text:p>HT0053 (INDONESIA) WOMEN, XX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PC</text:p>
          </table:table-cell>
          <table:table-cell office:value-type="float" office:value="3.0000000000000001E-3" table:formula="of:=[.G10]*0.001" table:style-name="ce31">
            <text:p>0.003</text:p>
          </table:table-cell>
          <table:table-cell office:value-type="float" office:value="4.0000000000000001E-3" table:formula="of:=[.I10]+0.001" table:style-name="ce31">
            <text:p>0.004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201" table:style-name="ce30">
            <text:p>290201</text:p>
          </table:table-cell>
          <table:table-cell office:value-type="string" table:style-name="ce30">
            <text:p>HT0053 (INDONESIA) WOMEN, X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5" table:style-name="ce30">
            <text:p>5</text:p>
          </table:table-cell>
          <table:table-cell office:value-type="string" table:style-name="ce30">
            <text:p>PC</text:p>
          </table:table-cell>
          <table:table-cell office:value-type="float" office:value="5.0000000000000001E-3" table:formula="of:=[.G11]*0.001" table:style-name="ce31">
            <text:p>0.005</text:p>
          </table:table-cell>
          <table:table-cell office:value-type="float" office:value="6.0000000000000001E-3" table:formula="of:=[.I11]+0.001" table:style-name="ce31">
            <text:p>0.006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200" table:style-name="ce30">
            <text:p>290200</text:p>
          </table:table-cell>
          <table:table-cell office:value-type="string" table:style-name="ce30">
            <text:p>HT0053 (INDONESIA) WOMEN, 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10" table:style-name="ce30">
            <text:p>10</text:p>
          </table:table-cell>
          <table:table-cell office:value-type="string" table:style-name="ce30">
            <text:p>PC</text:p>
          </table:table-cell>
          <table:table-cell office:value-type="float" office:value="0.01" table:formula="of:=[.G12]*0.001" table:style-name="ce31">
            <text:p>0.01</text:p>
          </table:table-cell>
          <table:table-cell office:value-type="float" office:value="1.0999999999999999E-2" table:formula="of:=[.I12]+0.001" table:style-name="ce31">
            <text:p>0.011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199" table:style-name="ce30">
            <text:p>290199</text:p>
          </table:table-cell>
          <table:table-cell office:value-type="string" table:style-name="ce30">
            <text:p>HT0053 (INDONESIA) WOMEN, M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8" table:style-name="ce30">
            <text:p>8</text:p>
          </table:table-cell>
          <table:table-cell office:value-type="string" table:style-name="ce30">
            <text:p>PC</text:p>
          </table:table-cell>
          <table:table-cell office:value-type="float" office:value="8.0000000000000002E-3" table:formula="of:=[.G13]*0.001" table:style-name="ce31">
            <text:p>0.008</text:p>
          </table:table-cell>
          <table:table-cell office:value-type="float" office:value="9.0000000000000011E-3" table:formula="of:=[.I13]+0.001" table:style-name="ce31">
            <text:p>0.009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198" table:style-name="ce30">
            <text:p>290198</text:p>
          </table:table-cell>
          <table:table-cell office:value-type="string" table:style-name="ce30">
            <text:p>HT0053 (INDONESIA) WOMEN, S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8" table:style-name="ce30">
            <text:p>8</text:p>
          </table:table-cell>
          <table:table-cell office:value-type="string" table:style-name="ce30">
            <text:p>PC</text:p>
          </table:table-cell>
          <table:table-cell office:value-type="float" office:value="8.0000000000000002E-3" table:formula="of:=[.G14]*0.001" table:style-name="ce31">
            <text:p>0.008</text:p>
          </table:table-cell>
          <table:table-cell office:value-type="float" office:value="9.0000000000000011E-3" table:formula="of:=[.I14]+0.001" table:style-name="ce31">
            <text:p>0.009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194" table:style-name="ce30">
            <text:p>290194</text:p>
          </table:table-cell>
          <table:table-cell office:value-type="string" table:style-name="ce30">
            <text:p>HTL,RT-4772-C750 3M,87MM LNGTH</text:p>
          </table:table-cell>
          <table:table-cell office:value-type="string" table:style-name="ce30">
            <text:p>SILVER REFLECTIVE DOT</text:p>
          </table:table-cell>
          <table:table-cell office:value-type="float" office:value="11" table:style-name="ce30">
            <text:p>11</text:p>
          </table:table-cell>
          <table:table-cell office:value-type="string" table:style-name="ce30">
            <text:p>PC</text:p>
          </table:table-cell>
          <table:table-cell office:value-type="float" office:value="1.0999999999999999E-2" table:formula="of:=[.G15]*0.001" table:style-name="ce31">
            <text:p>0.011</text:p>
          </table:table-cell>
          <table:table-cell office:value-type="float" office:value="1.2E-2" table:formula="of:=[.I15]+0.001" table:style-name="ce31">
            <text:p>0.012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6444" table:style-name="ce30">
            <text:p>286444</text:p>
          </table:table-cell>
          <table:table-cell office:value-type="string" table:style-name="ce30">
            <text:p>HTL MEC BRAND,HT0056 MOUNTAIN</text:p>
          </table:table-cell>
          <table:table-cell office:value-type="string" table:style-name="ce30">
            <text:p>20X45.1MM,SILVER REFLECTIVE</text:p>
          </table:table-cell>
          <table:table-cell office:value-type="float" office:value="13" table:style-name="ce30">
            <text:p>13</text:p>
          </table:table-cell>
          <table:table-cell office:value-type="string" table:style-name="ce30">
            <text:p>PC</text:p>
          </table:table-cell>
          <table:table-cell office:value-type="float" office:value="1.3000000000000001E-2" table:formula="of:=[.G16]*0.001" table:style-name="ce31">
            <text:p>0.013</text:p>
          </table:table-cell>
          <table:table-cell office:value-type="float" office:value="1.4000000000000002E-2" table:formula="of:=[.I16]+0.001" table:style-name="ce31">
            <text:p>0.014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2743" table:style-name="ce30">
            <text:p>282743</text:p>
          </table:table-cell>
          <table:table-cell office:value-type="string" table:style-name="ce30">
            <text:p>THREAD,ASTRA@5000MT</text:p>
          </table:table-cell>
          <table:table-cell office:value-type="string" table:style-name="ce30">
            <text:p>C9760 8754/120 (TEX 27)</text:p>
          </table:table-cell>
          <table:table-cell office:value-type="float" office:value="2" table:style-name="ce30">
            <text:p>2</text:p>
          </table:table-cell>
          <table:table-cell office:value-type="string" table:style-name="ce30">
            <text:p>CO</text:p>
          </table:table-cell>
          <table:table-cell office:value-type="float" office:value="0.5" table:formula="of:=[.G17]*0.25" table:style-name="ce31">
            <text:p>0.5</text:p>
          </table:table-cell>
          <table:table-cell office:value-type="float" office:value="0.501" table:formula="of:=[.I17]+0.001" table:style-name="ce31">
            <text:p>0.501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2321" table:style-name="ce30">
            <text:p>282321</text:p>
          </table:table-cell>
          <table:table-cell office:value-type="string" table:style-name="ce30">
            <text:p>RE1048013 ELASTIC</text:p>
          </table:table-cell>
          <table:table-cell office:value-type="string" table:style-name="ce30">
            <text:p>1.5”, COL. BLACK</text:p>
          </table:table-cell>
          <table:table-cell office:value-type="float" office:value="23" table:style-name="ce30">
            <text:p>23</text:p>
          </table:table-cell>
          <table:table-cell office:value-type="string" table:style-name="ce30">
            <text:p>YD</text:p>
          </table:table-cell>
          <table:table-cell office:value-type="float" office:value="2.3E-2" table:formula="of:=[.G18]*0.001" table:style-name="ce31">
            <text:p>0.023</text:p>
          </table:table-cell>
          <table:table-cell office:value-type="float" office:value="2.4E-2" table:formula="of:=[.I18]+0.001" table:style-name="ce31">
            <text:p>0.024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2260" table:style-name="ce30">
            <text:p>282260</text:p>
          </table:table-cell>
          <table:table-cell office:value-type="string" table:style-name="ce30">
            <text:p>E554108,STRETCH ELASTIC WEBING</text:p>
          </table:table-cell>
          <table:table-cell office:value-type="string" table:style-name="ce30">
            <text:p>7 MM, COL. BLACK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YD</text:p>
          </table:table-cell>
          <table:table-cell office:value-type="float" office:value="1E-3" table:formula="of:=[.G19]*0.001" table:style-name="ce31">
            <text:p>0.001</text:p>
          </table:table-cell>
          <table:table-cell office:value-type="float" office:value="2E-3" table:formula="of:=[.I19]+0.001" table:style-name="ce31">
            <text:p>0.002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1615" table:style-name="ce30">
            <text:p>281615</text:p>
          </table:table-cell>
          <table:table-cell office:value-type="string" table:style-name="ce30">
            <text:p>MEC TRACKING PRINT LABEL</text:p>
          </table:table-cell>
          <table:table-cell office:value-type="string" table:style-name="ce30">
            <text:p><text:s/></text:p>
          </table:table-cell>
          <table:table-cell office:value-type="float" office:value="8" table:style-name="ce30">
            <text:p>8</text:p>
          </table:table-cell>
          <table:table-cell office:value-type="string" table:style-name="ce30">
            <text:p>PC</text:p>
          </table:table-cell>
          <table:table-cell office:value-type="float" office:value="8.0000000000000002E-3" table:formula="of:=[.G20]*0.001" table:style-name="ce31">
            <text:p>0.008</text:p>
          </table:table-cell>
          <table:table-cell office:value-type="float" office:value="9.0000000000000011E-3" table:formula="of:=[.I20]+0.001" table:style-name="ce31">
            <text:p>0.009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7071" table:style-name="ce30">
            <text:p>297071</text:p>
          </table:table-cell>
          <table:table-cell office:value-type="string" table:style-name="ce30">
            <text:p>CARE LABEL, MEC-CL-0006</text:p>
          </table:table-cell>
          <table:table-cell office:value-type="string" table:style-name="ce30">
            <text:p>SOFT STAIN LABEL, COL. WHITE</text:p>
          </table:table-cell>
          <table:table-cell office:value-type="float" office:value="8" table:style-name="ce30">
            <text:p>8</text:p>
          </table:table-cell>
          <table:table-cell office:value-type="string" table:style-name="ce30">
            <text:p>PC</text:p>
          </table:table-cell>
          <table:table-cell office:value-type="float" office:value="8.0000000000000002E-3" table:formula="of:=[.G21]*0.001" table:style-name="ce31">
            <text:p>0.008</text:p>
          </table:table-cell>
          <table:table-cell office:value-type="float" office:value="9.0000000000000011E-3" table:formula="of:=[.I21]+0.001" table:style-name="ce31">
            <text:p>0.009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583" table:style-name="ce30">
            <text:p>290583</text:p>
          </table:table-cell>
          <table:table-cell office:value-type="string" table:style-name="ce30">
            <text:p>ZIPPER CFC39 DSBYG V3 P12T-B-O</text:p>
          </table:table-cell>
          <table:table-cell office:value-type="string" table:style-name="ce30">
            <text:p>4.25", COL. YKK580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PC</text:p>
          </table:table-cell>
          <table:table-cell office:value-type="float" office:value="3.0000000000000001E-3" table:formula="of:=[.G22]*0.001" table:style-name="ce31">
            <text:p>0.003</text:p>
          </table:table-cell>
          <table:table-cell office:value-type="float" office:value="4.0000000000000001E-3" table:formula="of:=[.I22]+0.001" table:style-name="ce31">
            <text:p>0.004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2746" table:style-name="ce30">
            <text:p>282746</text:p>
          </table:table-cell>
          <table:table-cell office:value-type="string" table:style-name="ce30">
            <text:p>THREAD,ASTRA@5000MT</text:p>
          </table:table-cell>
          <table:table-cell office:value-type="string" table:style-name="ce30">
            <text:p>C1712 8754/120 (TEX 27)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CO</text:p>
          </table:table-cell>
          <table:table-cell office:value-type="float" office:value="0.25" table:formula="of:=[.G23]*0.25" table:style-name="ce31">
            <text:p>0.25</text:p>
          </table:table-cell>
          <table:table-cell office:value-type="float" office:value="0.251" table:formula="of:=[.I23]+0.001" table:style-name="ce31">
            <text:p>0.251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6444" table:style-name="ce30">
            <text:p>286444</text:p>
          </table:table-cell>
          <table:table-cell office:value-type="string" table:style-name="ce30">
            <text:p>HTL MEC BRAND,HT0056 MOUNTAIN</text:p>
          </table:table-cell>
          <table:table-cell office:value-type="string" table:style-name="ce30">
            <text:p>20X45.1MM,SILVER REFLECTIVE</text:p>
          </table:table-cell>
          <table:table-cell office:value-type="float" office:value="1002" table:style-name="ce30">
            <text:p>1002</text:p>
          </table:table-cell>
          <table:table-cell office:value-type="string" table:style-name="ce30">
            <text:p>PC</text:p>
          </table:table-cell>
          <table:table-cell office:value-type="float" office:value="1.002" table:formula="of:=[.G24]*0.001" table:style-name="ce31">
            <text:p>1.002</text:p>
          </table:table-cell>
          <table:table-cell office:value-type="float" office:value="1.0029999999999999" table:formula="of:=[.I24]+0.001" table:style-name="ce31">
            <text:p>1.003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2743" table:style-name="ce30">
            <text:p>282743</text:p>
          </table:table-cell>
          <table:table-cell office:value-type="string" table:style-name="ce30">
            <text:p>THREAD,ASTRA@5000MT</text:p>
          </table:table-cell>
          <table:table-cell office:value-type="string" table:style-name="ce30">
            <text:p>C9760 8754/120 (TEX 27)</text:p>
          </table:table-cell>
          <table:table-cell office:value-type="float" office:value="30" table:style-name="ce30">
            <text:p>30</text:p>
          </table:table-cell>
          <table:table-cell office:value-type="string" table:style-name="ce30">
            <text:p>CO</text:p>
          </table:table-cell>
          <table:table-cell office:value-type="float" office:value="7.5" table:formula="of:=[.G25]*0.25" table:style-name="ce31">
            <text:p>7.5</text:p>
          </table:table-cell>
          <table:table-cell office:value-type="float" office:value="7.5010000000000003" table:formula="of:=[.I25]+0.001" table:style-name="ce31">
            <text:p>7.501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2321" table:style-name="ce30">
            <text:p>282321</text:p>
          </table:table-cell>
          <table:table-cell office:value-type="string" table:style-name="ce30">
            <text:p>RE1048013 ELASTIC</text:p>
          </table:table-cell>
          <table:table-cell office:value-type="string" table:style-name="ce30">
            <text:p>1.5”, COL. BLACK</text:p>
          </table:table-cell>
          <table:table-cell office:value-type="float" office:value="972" table:style-name="ce30">
            <text:p>972</text:p>
          </table:table-cell>
          <table:table-cell office:value-type="string" table:style-name="ce30">
            <text:p>YD</text:p>
          </table:table-cell>
          <table:table-cell office:value-type="float" office:value="0.97199999999999998" table:formula="of:=[.G26]*0.001" table:style-name="ce31">
            <text:p>0.972</text:p>
          </table:table-cell>
          <table:table-cell office:value-type="float" office:value="0.97299999999999998" table:formula="of:=[.I26]+0.001" table:style-name="ce31">
            <text:p>0.973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2260" table:style-name="ce30">
            <text:p>282260</text:p>
          </table:table-cell>
          <table:table-cell office:value-type="string" table:style-name="ce30">
            <text:p>E554108,STRETCH ELASTIC WEBING</text:p>
          </table:table-cell>
          <table:table-cell office:value-type="string" table:style-name="ce30">
            <text:p>7 MM, COL. BLACK</text:p>
          </table:table-cell>
          <table:table-cell office:value-type="float" office:value="1242" table:style-name="ce30">
            <text:p>1242</text:p>
          </table:table-cell>
          <table:table-cell office:value-type="string" table:style-name="ce30">
            <text:p>YD</text:p>
          </table:table-cell>
          <table:table-cell office:value-type="float" office:value="1.242" table:formula="of:=[.G27]*0.001" table:style-name="ce31">
            <text:p>1.242</text:p>
          </table:table-cell>
          <table:table-cell office:value-type="float" office:value="1.2429999999999999" table:formula="of:=[.I27]+0.001" table:style-name="ce31">
            <text:p>1.243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1615" table:style-name="ce30">
            <text:p>281615</text:p>
          </table:table-cell>
          <table:table-cell office:value-type="string" table:style-name="ce30">
            <text:p>MEC TRACKING PRINT LABEL</text:p>
          </table:table-cell>
          <table:table-cell office:value-type="string" table:style-name="ce30">
            <text:p><text:s/></text:p>
          </table:table-cell>
          <table:table-cell office:value-type="float" office:value="1002" table:style-name="ce30">
            <text:p>1002</text:p>
          </table:table-cell>
          <table:table-cell office:value-type="string" table:style-name="ce30">
            <text:p>PC</text:p>
          </table:table-cell>
          <table:table-cell office:value-type="float" office:value="1.002" table:formula="of:=[.G28]*0.001" table:style-name="ce31">
            <text:p>1.002</text:p>
          </table:table-cell>
          <table:table-cell office:value-type="float" office:value="1.0029999999999999" table:formula="of:=[.I28]+0.001" table:style-name="ce31">
            <text:p>1.003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80129" table:style-name="ce30">
            <text:p>280129</text:p>
          </table:table-cell>
          <table:table-cell office:value-type="string" table:style-name="ce30">
            <text:p>THREAD,SEAMSOFT@5000MT</text:p>
          </table:table-cell>
          <table:table-cell office:value-type="string" table:style-name="ce30">
            <text:p>C9760 F785/140 (Tex24)</text:p>
          </table:table-cell>
          <table:table-cell office:value-type="float" office:value="42" table:style-name="ce30">
            <text:p>42</text:p>
          </table:table-cell>
          <table:table-cell office:value-type="string" table:style-name="ce30">
            <text:p>CO</text:p>
          </table:table-cell>
          <table:table-cell office:value-type="float" office:value="10.5" table:formula="of:=[.G29]*0.25" table:style-name="ce31">
            <text:p>10.5</text:p>
          </table:table-cell>
          <table:table-cell office:value-type="float" office:value="10.500999999999999" table:formula="of:=[.I29]+0.001" table:style-name="ce31">
            <text:p>10.501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7071" table:style-name="ce30">
            <text:p>297071</text:p>
          </table:table-cell>
          <table:table-cell office:value-type="string" table:style-name="ce30">
            <text:p>CARE LABEL, MEC-CL-0006</text:p>
          </table:table-cell>
          <table:table-cell office:value-type="string" table:style-name="ce30">
            <text:p>SOFT STAIN LABEL, COL. WHITE</text:p>
          </table:table-cell>
          <table:table-cell office:value-type="float" office:value="1002" table:style-name="ce30">
            <text:p>1002</text:p>
          </table:table-cell>
          <table:table-cell office:value-type="string" table:style-name="ce30">
            <text:p>PC</text:p>
          </table:table-cell>
          <table:table-cell office:value-type="float" office:value="1.002" table:formula="of:=[.G30]*0.001" table:style-name="ce31">
            <text:p>1.002</text:p>
          </table:table-cell>
          <table:table-cell office:value-type="float" office:value="1.0029999999999999" table:formula="of:=[.I30]+0.001" table:style-name="ce31">
            <text:p>1.003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583" table:style-name="ce30">
            <text:p>290583</text:p>
          </table:table-cell>
          <table:table-cell office:value-type="string" table:style-name="ce30">
            <text:p>ZIPPER CFC39 DSBYG V3 P12T-B-O</text:p>
          </table:table-cell>
          <table:table-cell office:value-type="string" table:style-name="ce30">
            <text:p>4.25", COL. YKK580</text:p>
          </table:table-cell>
          <table:table-cell office:value-type="float" office:value="1002" table:style-name="ce30">
            <text:p>1002</text:p>
          </table:table-cell>
          <table:table-cell office:value-type="string" table:style-name="ce30">
            <text:p>PC</text:p>
          </table:table-cell>
          <table:table-cell office:value-type="float" office:value="1.002" table:formula="of:=[.G31]*0.001" table:style-name="ce31">
            <text:p>1.002</text:p>
          </table:table-cell>
          <table:table-cell office:value-type="float" office:value="1.0029999999999999" table:formula="of:=[.I31]+0.001" table:style-name="ce31">
            <text:p>1.003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209" table:style-name="ce30">
            <text:p>290209</text:p>
          </table:table-cell>
          <table:table-cell office:value-type="string" table:style-name="ce30">
            <text:p>HT0053 (INDONESIA) WOMEN, XX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50" table:style-name="ce30">
            <text:p>50</text:p>
          </table:table-cell>
          <table:table-cell office:value-type="string" table:style-name="ce30">
            <text:p>PC</text:p>
          </table:table-cell>
          <table:table-cell office:value-type="float" office:value="0.05" table:formula="of:=[.G32]*0.001" table:style-name="ce31">
            <text:p>0.05</text:p>
          </table:table-cell>
          <table:table-cell office:value-type="float" office:value="5.1000000000000004E-2" table:formula="of:=[.I32]+0.001" table:style-name="ce31">
            <text:p>0.051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201" table:style-name="ce30">
            <text:p>290201</text:p>
          </table:table-cell>
          <table:table-cell office:value-type="string" table:style-name="ce30">
            <text:p>HT0053 (INDONESIA) WOMEN, X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PC</text:p>
          </table:table-cell>
          <table:table-cell office:value-type="float" office:value="0.1" table:formula="of:=[.G33]*0.001" table:style-name="ce31">
            <text:p>0.1</text:p>
          </table:table-cell>
          <table:table-cell office:value-type="float" office:value="0.10100000000000001" table:formula="of:=[.I33]+0.001" table:style-name="ce31">
            <text:p>0.101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200" table:style-name="ce30">
            <text:p>290200</text:p>
          </table:table-cell>
          <table:table-cell office:value-type="string" table:style-name="ce30">
            <text:p>HT0053 (INDONESIA) WOMEN, 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300" table:style-name="ce30">
            <text:p>300</text:p>
          </table:table-cell>
          <table:table-cell office:value-type="string" table:style-name="ce30">
            <text:p>PC</text:p>
          </table:table-cell>
          <table:table-cell office:value-type="float" office:value="0.3" table:formula="of:=[.G34]*0.001" table:style-name="ce31">
            <text:p>0.3</text:p>
          </table:table-cell>
          <table:table-cell office:value-type="float" office:value="0.30099999999999999" table:formula="of:=[.I34]+0.001" table:style-name="ce31">
            <text:p>0.301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199" table:style-name="ce30">
            <text:p>290199</text:p>
          </table:table-cell>
          <table:table-cell office:value-type="string" table:style-name="ce30">
            <text:p>HT0053 (INDONESIA) WOMEN, M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402" table:style-name="ce30">
            <text:p>402</text:p>
          </table:table-cell>
          <table:table-cell office:value-type="string" table:style-name="ce30">
            <text:p>PC</text:p>
          </table:table-cell>
          <table:table-cell office:value-type="float" office:value="0.40200000000000002" table:formula="of:=[.G35]*0.001" table:style-name="ce31">
            <text:p>0.402</text:p>
          </table:table-cell>
          <table:table-cell office:value-type="float" office:value="0.40300000000000002" table:formula="of:=[.I35]+0.001" table:style-name="ce31">
            <text:p>0.403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194" table:style-name="ce30">
            <text:p>290194</text:p>
          </table:table-cell>
          <table:table-cell office:value-type="string" table:style-name="ce30">
            <text:p>HTL,RT-4772-C750 3M,87MM LNGTH</text:p>
          </table:table-cell>
          <table:table-cell office:value-type="string" table:style-name="ce30">
            <text:p>SILVER REFLECTIVE DOT</text:p>
          </table:table-cell>
          <table:table-cell office:value-type="float" office:value="2004" table:style-name="ce30">
            <text:p>2004</text:p>
          </table:table-cell>
          <table:table-cell office:value-type="string" table:style-name="ce30">
            <text:p>PC</text:p>
          </table:table-cell>
          <table:table-cell office:value-type="float" office:value="2.004" table:formula="of:=[.G36]*0.001" table:style-name="ce31">
            <text:p>2.004</text:p>
          </table:table-cell>
          <table:table-cell office:value-type="float" office:value="2.0049999999999999" table:formula="of:=[.I36]+0.001" table:style-name="ce31">
            <text:p>2.005</text:p>
          </table:table-cell>
          <table:covered-table-cell/>
          <table:table-cell table:number-columns-repeated="16373"/>
        </table:table-row>
        <table:table-row table:style-name="ro6" table:visibility="filter">
          <table:covered-table-cell/>
          <table:table-cell table:style-name="ce31"/>
          <table:table-cell office:value-type="float" office:value="182853" table:style-name="ce63">
            <text:p>182853</text:p>
          </table:table-cell>
          <table:table-cell office:value-type="float" office:value="290198" table:style-name="ce30">
            <text:p>290198</text:p>
          </table:table-cell>
          <table:table-cell office:value-type="string" table:style-name="ce30">
            <text:p>HT0053 (INDONESIA) WOMEN, S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PC</text:p>
          </table:table-cell>
          <table:table-cell office:value-type="float" office:value="0.15" table:formula="of:=[.G37]*0.001" table:style-name="ce31">
            <text:p>0.15</text:p>
          </table:table-cell>
          <table:table-cell office:value-type="float" office:value="0.151" table:formula="of:=[.I37]+0.001" table:style-name="ce31">
            <text:p>0.15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582" table:style-name="ce30">
            <text:p>290582</text:p>
          </table:table-cell>
          <table:table-cell office:value-type="string" table:style-name="ce30">
            <text:p>M1843320, C/C PRINT LABEL</text:p>
          </table:table-cell>
          <table:table-cell office:value-type="string" table:style-name="ce30">
            <text:p>CC284_05V2, COL. WHITE</text:p>
          </table:table-cell>
          <table:table-cell office:value-type="float" office:value="1003" table:style-name="ce30">
            <text:p>1003</text:p>
          </table:table-cell>
          <table:table-cell office:value-type="string" table:style-name="ce30">
            <text:p>PC</text:p>
          </table:table-cell>
          <table:table-cell office:value-type="float" office:value="1.0030000000000001" table:formula="of:=[.G38]*0.001" table:style-name="ce31">
            <text:p>1.003</text:p>
          </table:table-cell>
          <table:table-cell office:value-type="float" office:value="1.004" table:formula="of:=[.I38]+0.001" table:style-name="ce31">
            <text:p>1.004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7071" table:style-name="ce30">
            <text:p>297071</text:p>
          </table:table-cell>
          <table:table-cell office:value-type="string" table:style-name="ce30">
            <text:p>CARE LABEL, MEC-CL-0006</text:p>
          </table:table-cell>
          <table:table-cell office:value-type="string" table:style-name="ce30">
            <text:p>SOFT STAIN LABEL, COL. WHITE</text:p>
          </table:table-cell>
          <table:table-cell office:value-type="float" office:value="8" table:style-name="ce30">
            <text:p>8</text:p>
          </table:table-cell>
          <table:table-cell office:value-type="string" table:style-name="ce30">
            <text:p>PC</text:p>
          </table:table-cell>
          <table:table-cell office:value-type="float" office:value="8.0000000000000002E-3" table:formula="of:=[.G39]*0.001" table:style-name="ce31">
            <text:p>0.008</text:p>
          </table:table-cell>
          <table:table-cell office:value-type="float" office:value="9.0000000000000011E-3" table:formula="of:=[.I39]+0.001" table:style-name="ce31">
            <text:p>0.009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581" table:style-name="ce30">
            <text:p>290581</text:p>
          </table:table-cell>
          <table:table-cell office:value-type="string" table:style-name="ce30">
            <text:p>ZIPPER DFY582A, V3, 7.5”</text:p>
          </table:table-cell>
          <table:table-cell office:value-type="string" table:style-name="ce30">
            <text:p>CHC-31, COL. YKK580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PC</text:p>
          </table:table-cell>
          <table:table-cell office:value-type="float" office:value="3.0000000000000001E-3" table:formula="of:=[.G40]*0.001" table:style-name="ce31">
            <text:p>0.003</text:p>
          </table:table-cell>
          <table:table-cell office:value-type="float" office:value="4.0000000000000001E-3" table:formula="of:=[.I40]+0.001" table:style-name="ce31">
            <text:p>0.004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201" table:style-name="ce30">
            <text:p>290201</text:p>
          </table:table-cell>
          <table:table-cell office:value-type="string" table:style-name="ce30">
            <text:p>HT0053 (INDONESIA) WOMEN, X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4" table:style-name="ce30">
            <text:p>4</text:p>
          </table:table-cell>
          <table:table-cell office:value-type="string" table:style-name="ce30">
            <text:p>PC</text:p>
          </table:table-cell>
          <table:table-cell office:value-type="float" office:value="4.0000000000000001E-3" table:formula="of:=[.G41]*0.001" table:style-name="ce31">
            <text:p>0.004</text:p>
          </table:table-cell>
          <table:table-cell office:value-type="float" office:value="5.0000000000000001E-3" table:formula="of:=[.I41]+0.001" table:style-name="ce31">
            <text:p>0.005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200" table:style-name="ce30">
            <text:p>290200</text:p>
          </table:table-cell>
          <table:table-cell office:value-type="string" table:style-name="ce30">
            <text:p>HT0053 (INDONESIA) WOMEN, 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9" table:style-name="ce30">
            <text:p>9</text:p>
          </table:table-cell>
          <table:table-cell office:value-type="string" table:style-name="ce30">
            <text:p>PC</text:p>
          </table:table-cell>
          <table:table-cell office:value-type="float" office:value="9.0000000000000011E-3" table:formula="of:=[.G42]*0.001" table:style-name="ce31">
            <text:p>0.009</text:p>
          </table:table-cell>
          <table:table-cell office:value-type="float" office:value="1.0000000000000002E-2" table:formula="of:=[.I42]+0.001" table:style-name="ce31">
            <text:p>0.0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9" table:style-name="ce30">
            <text:p>290199</text:p>
          </table:table-cell>
          <table:table-cell office:value-type="string" table:style-name="ce30">
            <text:p>HT0053 (INDONESIA) WOMEN, M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9" table:style-name="ce30">
            <text:p>9</text:p>
          </table:table-cell>
          <table:table-cell office:value-type="string" table:style-name="ce30">
            <text:p>PC</text:p>
          </table:table-cell>
          <table:table-cell office:value-type="float" office:value="9.0000000000000011E-3" table:formula="of:=[.G43]*0.001" table:style-name="ce31">
            <text:p>0.009</text:p>
          </table:table-cell>
          <table:table-cell office:value-type="float" office:value="1.0000000000000002E-2" table:formula="of:=[.I43]+0.001" table:style-name="ce31">
            <text:p>0.0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8" table:style-name="ce30">
            <text:p>290198</text:p>
          </table:table-cell>
          <table:table-cell office:value-type="string" table:style-name="ce30">
            <text:p>HT0053 (INDONESIA) WOMEN, S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8" table:style-name="ce30">
            <text:p>8</text:p>
          </table:table-cell>
          <table:table-cell office:value-type="string" table:style-name="ce30">
            <text:p>PC</text:p>
          </table:table-cell>
          <table:table-cell office:value-type="float" office:value="8.0000000000000002E-3" table:formula="of:=[.G44]*0.001" table:style-name="ce31">
            <text:p>0.008</text:p>
          </table:table-cell>
          <table:table-cell office:value-type="float" office:value="9.0000000000000011E-3" table:formula="of:=[.I44]+0.001" table:style-name="ce31">
            <text:p>0.009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7" table:style-name="ce30">
            <text:p>290197</text:p>
          </table:table-cell>
          <table:table-cell office:value-type="string" table:style-name="ce30">
            <text:p>HT0053 (INDONESIA) WOMEN, XS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5" table:style-name="ce30">
            <text:p>5</text:p>
          </table:table-cell>
          <table:table-cell office:value-type="string" table:style-name="ce30">
            <text:p>PC</text:p>
          </table:table-cell>
          <table:table-cell office:value-type="float" office:value="5.0000000000000001E-3" table:formula="of:=[.G45]*0.001" table:style-name="ce31">
            <text:p>0.005</text:p>
          </table:table-cell>
          <table:table-cell office:value-type="float" office:value="6.0000000000000001E-3" table:formula="of:=[.I45]+0.001" table:style-name="ce31">
            <text:p>0.006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5" table:style-name="ce30">
            <text:p>290195</text:p>
          </table:table-cell>
          <table:table-cell office:value-type="string" table:style-name="ce30">
            <text:p>ELASTIC E31397</text:p>
          </table:table-cell>
          <table:table-cell office:value-type="string" table:style-name="ce30">
            <text:p>0.5", BLACK</text:p>
          </table:table-cell>
          <table:table-cell office:value-type="float" office:value="43" table:style-name="ce30">
            <text:p>43</text:p>
          </table:table-cell>
          <table:table-cell office:value-type="string" table:style-name="ce30">
            <text:p>YD</text:p>
          </table:table-cell>
          <table:table-cell office:value-type="float" office:value="4.3000000000000003E-2" table:formula="of:=[.G46]*0.001" table:style-name="ce31">
            <text:p>0.043</text:p>
          </table:table-cell>
          <table:table-cell office:value-type="float" office:value="4.4000000000000004E-2" table:formula="of:=[.I46]+0.001" table:style-name="ce31">
            <text:p>0.044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4" table:style-name="ce30">
            <text:p>290194</text:p>
          </table:table-cell>
          <table:table-cell office:value-type="string" table:style-name="ce30">
            <text:p>HTL,RT-4772-C750 3M,87MM LNGTH</text:p>
          </table:table-cell>
          <table:table-cell office:value-type="string" table:style-name="ce30">
            <text:p>SILVER REFLECTIVE DOT</text:p>
          </table:table-cell>
          <table:table-cell office:value-type="float" office:value="11" table:style-name="ce30">
            <text:p>11</text:p>
          </table:table-cell>
          <table:table-cell office:value-type="string" table:style-name="ce30">
            <text:p>PC</text:p>
          </table:table-cell>
          <table:table-cell office:value-type="float" office:value="1.0999999999999999E-2" table:formula="of:=[.G47]*0.001" table:style-name="ce31">
            <text:p>0.011</text:p>
          </table:table-cell>
          <table:table-cell office:value-type="float" office:value="1.2E-2" table:formula="of:=[.I47]+0.001" table:style-name="ce31">
            <text:p>0.012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6444" table:style-name="ce30">
            <text:p>286444</text:p>
          </table:table-cell>
          <table:table-cell office:value-type="string" table:style-name="ce30">
            <text:p>HTL MEC BRAND,HT0056 MOUNTAIN</text:p>
          </table:table-cell>
          <table:table-cell office:value-type="string" table:style-name="ce30">
            <text:p>20X45.1MM,SILVER REFLECTIVE</text:p>
          </table:table-cell>
          <table:table-cell office:value-type="float" office:value="13" table:style-name="ce30">
            <text:p>13</text:p>
          </table:table-cell>
          <table:table-cell office:value-type="string" table:style-name="ce30">
            <text:p>PC</text:p>
          </table:table-cell>
          <table:table-cell office:value-type="float" office:value="1.3000000000000001E-2" table:formula="of:=[.G48]*0.001" table:style-name="ce31">
            <text:p>0.013</text:p>
          </table:table-cell>
          <table:table-cell office:value-type="float" office:value="1.4000000000000002E-2" table:formula="of:=[.I48]+0.001" table:style-name="ce31">
            <text:p>0.014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2260" table:style-name="ce30">
            <text:p>282260</text:p>
          </table:table-cell>
          <table:table-cell office:value-type="string" table:style-name="ce30">
            <text:p>E554108,STRETCH ELASTIC WEBING</text:p>
          </table:table-cell>
          <table:table-cell office:value-type="string" table:style-name="ce30">
            <text:p>7 MM, COL. BLACK</text:p>
          </table:table-cell>
          <table:table-cell office:value-type="float" office:value="21" table:style-name="ce30">
            <text:p>21</text:p>
          </table:table-cell>
          <table:table-cell office:value-type="string" table:style-name="ce30">
            <text:p>YD</text:p>
          </table:table-cell>
          <table:table-cell office:value-type="float" office:value="2.1000000000000001E-2" table:formula="of:=[.G49]*0.001" table:style-name="ce31">
            <text:p>0.021</text:p>
          </table:table-cell>
          <table:table-cell office:value-type="float" office:value="2.2000000000000002E-2" table:formula="of:=[.I49]+0.001" table:style-name="ce31">
            <text:p>0.022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1615" table:style-name="ce30">
            <text:p>281615</text:p>
          </table:table-cell>
          <table:table-cell office:value-type="string" table:style-name="ce30">
            <text:p>MEC TRACKING PRINT LABEL</text:p>
          </table:table-cell>
          <table:table-cell office:value-type="string" table:style-name="ce30">
            <text:p><text:s/></text:p>
          </table:table-cell>
          <table:table-cell office:value-type="float" office:value="8" table:style-name="ce30">
            <text:p>8</text:p>
          </table:table-cell>
          <table:table-cell office:value-type="string" table:style-name="ce30">
            <text:p>PC</text:p>
          </table:table-cell>
          <table:table-cell office:value-type="float" office:value="8.0000000000000002E-3" table:formula="of:=[.G50]*0.001" table:style-name="ce31">
            <text:p>0.008</text:p>
          </table:table-cell>
          <table:table-cell office:value-type="float" office:value="9.0000000000000011E-3" table:formula="of:=[.I50]+0.001" table:style-name="ce31">
            <text:p>0.009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0129" table:style-name="ce30">
            <text:p>280129</text:p>
          </table:table-cell>
          <table:table-cell office:value-type="string" table:style-name="ce30">
            <text:p>THREAD,SEAMSOFT@5000MT</text:p>
          </table:table-cell>
          <table:table-cell office:value-type="string" table:style-name="ce30">
            <text:p>C9760 F785/140 (Tex24)</text:p>
          </table:table-cell>
          <table:table-cell office:value-type="float" office:value="9" table:style-name="ce30">
            <text:p>9</text:p>
          </table:table-cell>
          <table:table-cell office:value-type="string" table:style-name="ce30">
            <text:p>CO</text:p>
          </table:table-cell>
          <table:table-cell office:value-type="float" office:value="2.25" table:formula="of:=[.G51]*0.25" table:style-name="ce31">
            <text:p>2.25</text:p>
          </table:table-cell>
          <table:table-cell office:value-type="float" office:value="2.2509999999999999" table:formula="of:=[.I51]+0.001" table:style-name="ce31">
            <text:p>2.25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2746" table:style-name="ce30">
            <text:p>282746</text:p>
          </table:table-cell>
          <table:table-cell office:value-type="string" table:style-name="ce30">
            <text:p>THREAD,ASTRA@5000MT</text:p>
          </table:table-cell>
          <table:table-cell office:value-type="string" table:style-name="ce30">
            <text:p>C1712 8754/120 (TEX 27)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CO</text:p>
          </table:table-cell>
          <table:table-cell office:value-type="float" office:value="0.25" table:formula="of:=[.G52]*0.25" table:style-name="ce31">
            <text:p>0.25</text:p>
          </table:table-cell>
          <table:table-cell office:value-type="float" office:value="0.251" table:formula="of:=[.I52]+0.001" table:style-name="ce31">
            <text:p>0.25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5" table:style-name="ce30">
            <text:p>290195</text:p>
          </table:table-cell>
          <table:table-cell office:value-type="string" table:style-name="ce30">
            <text:p>ELASTIC E31397</text:p>
          </table:table-cell>
          <table:table-cell office:value-type="string" table:style-name="ce30">
            <text:p>0.5", BLACK</text:p>
          </table:table-cell>
          <table:table-cell office:value-type="float" office:value="862" table:style-name="ce30">
            <text:p>862</text:p>
          </table:table-cell>
          <table:table-cell office:value-type="string" table:style-name="ce30">
            <text:p>YD</text:p>
          </table:table-cell>
          <table:table-cell office:value-type="float" office:value="0.86199999999999999" table:formula="of:=[.G53]*0.001" table:style-name="ce31">
            <text:p>0.862</text:p>
          </table:table-cell>
          <table:table-cell office:value-type="float" office:value="0.86299999999999999" table:formula="of:=[.I53]+0.001" table:style-name="ce31">
            <text:p>0.86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4" table:style-name="ce30">
            <text:p>290194</text:p>
          </table:table-cell>
          <table:table-cell office:value-type="string" table:style-name="ce30">
            <text:p>HTL,RT-4772-C750 3M,87MM LNGTH</text:p>
          </table:table-cell>
          <table:table-cell office:value-type="string" table:style-name="ce30">
            <text:p>SILVER REFLECTIVE DOT</text:p>
          </table:table-cell>
          <table:table-cell office:value-type="float" office:value="2004" table:style-name="ce30">
            <text:p>2004</text:p>
          </table:table-cell>
          <table:table-cell office:value-type="string" table:style-name="ce30">
            <text:p>PC</text:p>
          </table:table-cell>
          <table:table-cell office:value-type="float" office:value="2.004" table:formula="of:=[.G54]*0.001" table:style-name="ce31">
            <text:p>2.004</text:p>
          </table:table-cell>
          <table:table-cell office:value-type="float" office:value="2.0049999999999999" table:formula="of:=[.I54]+0.001" table:style-name="ce31">
            <text:p>2.005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2743" table:style-name="ce30">
            <text:p>282743</text:p>
          </table:table-cell>
          <table:table-cell office:value-type="string" table:style-name="ce30">
            <text:p>THREAD,ASTRA@5000MT</text:p>
          </table:table-cell>
          <table:table-cell office:value-type="string" table:style-name="ce30">
            <text:p>C9760 8754/120 (TEX 27)</text:p>
          </table:table-cell>
          <table:table-cell office:value-type="float" office:value="32" table:style-name="ce30">
            <text:p>32</text:p>
          </table:table-cell>
          <table:table-cell office:value-type="string" table:style-name="ce30">
            <text:p>CO</text:p>
          </table:table-cell>
          <table:table-cell office:value-type="float" office:value="8" table:formula="of:=[.G55]*0.25" table:style-name="ce31">
            <text:p>8</text:p>
          </table:table-cell>
          <table:table-cell office:value-type="float" office:value="8.0009999999999994" table:formula="of:=[.I55]+0.001" table:style-name="ce31">
            <text:p>8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2260" table:style-name="ce30">
            <text:p>282260</text:p>
          </table:table-cell>
          <table:table-cell office:value-type="string" table:style-name="ce30">
            <text:p>E554108,STRETCH ELASTIC WEBING</text:p>
          </table:table-cell>
          <table:table-cell office:value-type="string" table:style-name="ce30">
            <text:p>7 MM, COL. BLACK</text:p>
          </table:table-cell>
          <table:table-cell office:value-type="float" office:value="862" table:style-name="ce30">
            <text:p>862</text:p>
          </table:table-cell>
          <table:table-cell office:value-type="string" table:style-name="ce30">
            <text:p>YD</text:p>
          </table:table-cell>
          <table:table-cell office:value-type="float" office:value="0.86199999999999999" table:formula="of:=[.G56]*0.001" table:style-name="ce31">
            <text:p>0.862</text:p>
          </table:table-cell>
          <table:table-cell office:value-type="float" office:value="0.86299999999999999" table:formula="of:=[.I56]+0.001" table:style-name="ce31">
            <text:p>0.86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1615" table:style-name="ce30">
            <text:p>281615</text:p>
          </table:table-cell>
          <table:table-cell office:value-type="string" table:style-name="ce30">
            <text:p>MEC TRACKING PRINT LABEL</text:p>
          </table:table-cell>
          <table:table-cell office:value-type="string" table:style-name="ce30">
            <text:p><text:s/></text:p>
          </table:table-cell>
          <table:table-cell office:value-type="float" office:value="1002" table:style-name="ce30">
            <text:p>1002</text:p>
          </table:table-cell>
          <table:table-cell office:value-type="string" table:style-name="ce30">
            <text:p>PC</text:p>
          </table:table-cell>
          <table:table-cell office:value-type="float" office:value="1.002" table:formula="of:=[.G57]*0.001" table:style-name="ce31">
            <text:p>1.002</text:p>
          </table:table-cell>
          <table:table-cell office:value-type="float" office:value="1.0029999999999999" table:formula="of:=[.I57]+0.001" table:style-name="ce31">
            <text:p>1.00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0129" table:style-name="ce30">
            <text:p>280129</text:p>
          </table:table-cell>
          <table:table-cell office:value-type="string" table:style-name="ce30">
            <text:p>THREAD,SEAMSOFT@5000MT</text:p>
          </table:table-cell>
          <table:table-cell office:value-type="string" table:style-name="ce30">
            <text:p>C9760 F785/140 (Tex24)</text:p>
          </table:table-cell>
          <table:table-cell office:value-type="float" office:value="40" table:style-name="ce30">
            <text:p>40</text:p>
          </table:table-cell>
          <table:table-cell office:value-type="string" table:style-name="ce30">
            <text:p>CO</text:p>
          </table:table-cell>
          <table:table-cell office:value-type="float" office:value="10" table:formula="of:=[.G58]*0.25" table:style-name="ce31">
            <text:p>10</text:p>
          </table:table-cell>
          <table:table-cell office:value-type="float" office:value="10.000999999999999" table:formula="of:=[.I58]+0.001" table:style-name="ce31">
            <text:p>10.001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7071" table:style-name="ce30">
            <text:p>297071</text:p>
          </table:table-cell>
          <table:table-cell office:value-type="string" table:style-name="ce30">
            <text:p>CARE LABEL, MEC-CL-0006</text:p>
          </table:table-cell>
          <table:table-cell office:value-type="string" table:style-name="ce30">
            <text:p>SOFT STAIN LABEL, COL. WHITE</text:p>
          </table:table-cell>
          <table:table-cell office:value-type="float" office:value="1002" table:style-name="ce30">
            <text:p>1002</text:p>
          </table:table-cell>
          <table:table-cell office:value-type="string" table:style-name="ce30">
            <text:p>PC</text:p>
          </table:table-cell>
          <table:table-cell office:value-type="float" office:value="1.002" table:formula="of:=[.G59]*0.001" table:style-name="ce31">
            <text:p>1.002</text:p>
          </table:table-cell>
          <table:table-cell office:value-type="float" office:value="1.0029999999999999" table:formula="of:=[.I59]+0.001" table:style-name="ce31">
            <text:p>1.00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581" table:style-name="ce30">
            <text:p>290581</text:p>
          </table:table-cell>
          <table:table-cell office:value-type="string" table:style-name="ce30">
            <text:p>ZIPPER DFY582A, V3, 7.5”</text:p>
          </table:table-cell>
          <table:table-cell office:value-type="string" table:style-name="ce30">
            <text:p>CHC-31, COL. YKK580</text:p>
          </table:table-cell>
          <table:table-cell office:value-type="float" office:value="1002" table:style-name="ce30">
            <text:p>1002</text:p>
          </table:table-cell>
          <table:table-cell office:value-type="string" table:style-name="ce30">
            <text:p>PC</text:p>
          </table:table-cell>
          <table:table-cell office:value-type="float" office:value="1.002" table:formula="of:=[.G60]*0.001" table:style-name="ce31">
            <text:p>1.002</text:p>
          </table:table-cell>
          <table:table-cell office:value-type="float" office:value="1.0029999999999999" table:formula="of:=[.I60]+0.001" table:style-name="ce31">
            <text:p>1.00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201" table:style-name="ce30">
            <text:p>290201</text:p>
          </table:table-cell>
          <table:table-cell office:value-type="string" table:style-name="ce30">
            <text:p>HT0053 (INDONESIA) WOMEN, X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86" table:style-name="ce30">
            <text:p>86</text:p>
          </table:table-cell>
          <table:table-cell office:value-type="string" table:style-name="ce30">
            <text:p>PC</text:p>
          </table:table-cell>
          <table:table-cell office:value-type="float" office:value="8.6000000000000007E-2" table:formula="of:=[.G61]*0.001" table:style-name="ce31">
            <text:p>0.086</text:p>
          </table:table-cell>
          <table:table-cell office:value-type="float" office:value="8.7000000000000008E-2" table:formula="of:=[.I61]+0.001" table:style-name="ce31">
            <text:p>0.087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200" table:style-name="ce30">
            <text:p>290200</text:p>
          </table:table-cell>
          <table:table-cell office:value-type="string" table:style-name="ce30">
            <text:p>HT0053 (INDONESIA) WOMEN, L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201" table:style-name="ce30">
            <text:p>201</text:p>
          </table:table-cell>
          <table:table-cell office:value-type="string" table:style-name="ce30">
            <text:p>PC</text:p>
          </table:table-cell>
          <table:table-cell office:value-type="float" office:value="0.20100000000000001" table:formula="of:=[.G62]*0.001" table:style-name="ce31">
            <text:p>0.201</text:p>
          </table:table-cell>
          <table:table-cell office:value-type="float" office:value="0.20200000000000001" table:formula="of:=[.I62]+0.001" table:style-name="ce31">
            <text:p>0.202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9" table:style-name="ce30">
            <text:p>290199</text:p>
          </table:table-cell>
          <table:table-cell office:value-type="string" table:style-name="ce30">
            <text:p>HT0053 (INDONESIA) WOMEN, M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351" table:style-name="ce30">
            <text:p>351</text:p>
          </table:table-cell>
          <table:table-cell office:value-type="string" table:style-name="ce30">
            <text:p>PC</text:p>
          </table:table-cell>
          <table:table-cell office:value-type="float" office:value="0.35100000000000003" table:formula="of:=[.G63]*0.001" table:style-name="ce31">
            <text:p>0.351</text:p>
          </table:table-cell>
          <table:table-cell office:value-type="float" office:value="0.35200000000000004" table:formula="of:=[.I63]+0.001" table:style-name="ce31">
            <text:p>0.352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8" table:style-name="ce30">
            <text:p>290198</text:p>
          </table:table-cell>
          <table:table-cell office:value-type="string" table:style-name="ce30">
            <text:p>HT0053 (INDONESIA) WOMEN, S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262" table:style-name="ce30">
            <text:p>262</text:p>
          </table:table-cell>
          <table:table-cell office:value-type="string" table:style-name="ce30">
            <text:p>PC</text:p>
          </table:table-cell>
          <table:table-cell office:value-type="float" office:value="0.26200000000000001" table:formula="of:=[.G64]*0.001" table:style-name="ce31">
            <text:p>0.262</text:p>
          </table:table-cell>
          <table:table-cell office:value-type="float" office:value="0.26300000000000001" table:formula="of:=[.I64]+0.001" table:style-name="ce31">
            <text:p>0.26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90197" table:style-name="ce30">
            <text:p>290197</text:p>
          </table:table-cell>
          <table:table-cell office:value-type="string" table:style-name="ce30">
            <text:p>HT0053 (INDONESIA) WOMEN, XS</text:p>
          </table:table-cell>
          <table:table-cell office:value-type="string" table:style-name="ce30">
            <text:p>COO &amp; SIZE LABEL,ET 701-COLGRY</text:p>
          </table:table-cell>
          <table:table-cell office:value-type="float" office:value="102" table:style-name="ce30">
            <text:p>102</text:p>
          </table:table-cell>
          <table:table-cell office:value-type="string" table:style-name="ce30">
            <text:p>PC</text:p>
          </table:table-cell>
          <table:table-cell office:value-type="float" office:value="0.10200000000000001" table:formula="of:=[.G65]*0.001" table:style-name="ce31">
            <text:p>0.102</text:p>
          </table:table-cell>
          <table:table-cell office:value-type="float" office:value="0.10300000000000001" table:formula="of:=[.I65]+0.001" table:style-name="ce31">
            <text:p>0.103</text:p>
          </table:table-cell>
          <table:covered-table-cell/>
          <table:table-cell table:number-columns-repeated="16373"/>
        </table:table-row>
        <table:table-row table:style-name="ro4">
          <table:covered-table-cell/>
          <table:table-cell table:style-name="ce31"/>
          <table:table-cell office:value-type="float" office:value="182854" table:style-name="ce63">
            <text:p>182854</text:p>
          </table:table-cell>
          <table:table-cell office:value-type="float" office:value="286444" table:style-name="ce30">
            <text:p>286444</text:p>
          </table:table-cell>
          <table:table-cell office:value-type="string" table:style-name="ce30">
            <text:p>HTL MEC BRAND,HT0056 MOUNTAIN</text:p>
          </table:table-cell>
          <table:table-cell office:value-type="string" table:style-name="ce30">
            <text:p>20X45.1MM,SILVER REFLECTIVE</text:p>
          </table:table-cell>
          <table:table-cell office:value-type="float" office:value="1002" table:style-name="ce30">
            <text:p>1002</text:p>
          </table:table-cell>
          <table:table-cell office:value-type="string" table:style-name="ce30">
            <text:p>PC</text:p>
          </table:table-cell>
          <table:table-cell office:value-type="float" office:value="1.002" table:formula="of:=[.G66]*0.001" table:style-name="ce31">
            <text:p>1.002</text:p>
          </table:table-cell>
          <table:table-cell office:value-type="float" office:value="1.0029999999999999" table:formula="of:=[.I66]+0.001" table:style-name="ce31">
            <text:p>1.003</text:p>
          </table:table-cell>
          <table:covered-table-cell/>
          <table:table-cell table:number-columns-repeated="16373"/>
        </table:table-row>
        <table:table-row table:style-name="ro4">
          <table:table-cell table:number-columns-repeated="11" table:style-name="ce31"/>
          <table:table-cell table:number-columns-repeated="16373"/>
        </table:table-row>
        <table:table-row table:number-rows-repeated="1048509" table:style-name="ro4">
          <table:table-cell table:number-columns-repeated="16384"/>
        </table:table-row>
      </table:table>
      <table:table table:name="SRIINDAH030624" table:style-name="ta2">
        <table:table-column table:style-name="co6" table:number-columns-repeated="3" table:default-cell-style-name="ce1"/>
        <table:table-column table:style-name="co59" table:default-cell-style-name="ce1"/>
        <table:table-column table:style-name="co60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8" table:number-rows-spanned="1" table:style-name="ce11">
            <text:p>PACKING LIST RETURN ACC SEWING</text:p>
            <draw:custom-shape svg:x="0.04167in" svg:y="0.09375in" svg:width="1.98605in" svg:height="1.35417in" draw:z-index="1" draw:id="id78" draw:style-name="a315" draw:name="Graphics 1">
              <svg:title/>
              <svg:desc/>
              <text:p text:style-name="a313" text:class-names="" text:cond-style-name=""><text:span text:style-name="a31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01-06-2024</text:p>
          </table:table-cell>
          <table:covered-table-cell/>
          <table:table-cell table:style-name="ce51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3" table:number-rows-spanned="1" table:style-name="ce49">
            <text:p>TO: PT. SRI INDAH LABETAMA</text:p>
          </table:table-cell>
          <table:covered-table-cell table:number-columns-repeated="2"/>
          <table:table-cell table:number-columns-repeated="16376"/>
        </table:table-row>
        <table:table-row table:number-rows-repeated="4" table:style-name="ro6">
          <table:table-cell table:number-columns-repeated="3" table:style-name="ce2"/>
          <table:table-cell table:style-name="ce3"/>
          <table:table-cell table:style-name="ce2"/>
          <table:table-cell table:number-columns-repeated="3" table:style-name="ce52"/>
          <table:table-cell table:number-columns-repeated="16376"/>
        </table:table-row>
        <table:table-row table:style-name="ro18">
          <table:table-cell office:value-type="string" table:style-name="ce25">
            <text:p>PO NUMBER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number-columns-repeated="16376"/>
        </table:table-row>
        <table:table-row table:style-name="ro6">
          <table:table-cell office:value-type="float" office:value="24001542" table:style-name="ce31">
            <text:p>24001542</text:p>
          </table:table-cell>
          <table:table-cell table:style-name="ce31"/>
          <table:table-cell office:value-type="float" office:value="298609" table:style-name="ce31">
            <text:p>298609</text:p>
          </table:table-cell>
          <table:table-cell office:value-type="string" table:style-name="ce31">
            <text:p>RUBBER BADGE</text:p>
          </table:table-cell>
          <table:table-cell office:value-type="string" table:style-name="ce31">
            <text:p>BE KIND TO OUR PLANET,H: 3.5CM</text:p>
          </table:table-cell>
          <table:table-cell office:value-type="float" office:value="400" table:style-name="ce31">
            <text:p>400</text:p>
          </table:table-cell>
          <table:table-cell office:value-type="string" table:style-name="ce31">
            <text:p>PC</text:p>
          </table:table-cell>
          <table:table-cell office:value-type="string" table:style-name="ce31">
            <text:p>1 AMPLOP</text:p>
          </table:table-cell>
          <table:table-cell table:number-columns-repeated="16376"/>
        </table:table-row>
        <table:table-row table:style-name="ro6">
          <table:table-cell table:number-columns-repeated="8" table:style-name="ce31"/>
          <table:table-cell table:number-columns-repeated="16376"/>
        </table:table-row>
        <table:table-row table:number-rows-repeated="1048566" table:style-name="ro4">
          <table:table-cell table:number-columns-repeated="16384"/>
        </table:table-row>
      </table:table>
      <table:table table:name="GM2(030624)" table:style-name="ta2">
        <table:table-column table:style-name="co6" table:number-columns-repeated="4" table:default-cell-style-name="ce1"/>
        <table:table-column table:style-name="co63" table:default-cell-style-name="ce1"/>
        <table:table-column table:style-name="co64" table:default-cell-style-name="ce1"/>
        <table:table-column table:style-name="co6" table:number-columns-repeated="16378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79" draw:style-name="a319" draw:name="Graphics 1">
              <svg:title/>
              <svg:desc/>
              <text:p text:style-name="a317" text:class-names="" text:cond-style-name=""><text:span text:style-name="a316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03-06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49">
            <text:p>TO: GM2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4001039" table:number-columns-spanned="1" table:number-rows-spanned="6" table:style-name="ce27">
            <text:p>24001039</text:p>
          </table:table-cell>
          <table:table-cell table:style-name="ce31"/>
          <table:table-cell office:value-type="float" office:value="182699" table:style-name="ce34">
            <text:p>182699</text:p>
          </table:table-cell>
          <table:table-cell office:value-type="float" office:value="276230" table:style-name="ce34">
            <text:p>276230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JD 305, 40/2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O</text:p>
          </table:table-cell>
          <table:table-cell office:value-type="float" office:value="0.25" table:formula="of:=[.G9]*0.25" table:style-name="ce31">
            <text:p>0.25</text:p>
          </table:table-cell>
          <table:table-cell office:value-type="float" office:value="1E-3" table:formula="of:=[.I7]+0.001" table:style-name="ce31">
            <text:p>0.001</text:p>
          </table:table-cell>
          <table:table-cell office:value-type="string" table:number-columns-spanned="1" table:number-rows-spanned="6" table:style-name="ce27">
            <text:p>4 BOX</text:p>
          </table:table-cell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9" table:style-name="ce34">
            <text:p>182699</text:p>
          </table:table-cell>
          <table:table-cell office:value-type="float" office:value="296418" table:style-name="ce34">
            <text:p>296418</text:p>
          </table:table-cell>
          <table:table-cell office:value-type="string" table:style-name="ce61">
            <text:p>ELASTIC WB RECYCLED, CLIMALITE</text:p>
          </table:table-cell>
          <table:table-cell office:value-type="string" table:style-name="ce61">
            <text:p>EL6653/EL6548R ONIX/GREY</text:p>
          </table:table-cell>
          <table:table-cell office:value-type="float" office:value="10" table:style-name="ce34">
            <text:p>10</text:p>
          </table:table-cell>
          <table:table-cell office:value-type="string" table:style-name="ce34">
            <text:p>GR</text:p>
          </table:table-cell>
          <table:table-cell office:value-type="float" office:value="0.2" table:formula="of:=[.G10]*0.02" table:style-name="ce31">
            <text:p>0.2</text:p>
          </table:table-cell>
          <table:table-cell office:value-type="float" office:value="0" table:formula="of:=[.I8]+0.001" table:style-name="ce31">
            <text:p>#VALUE!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9" table:style-name="ce34">
            <text:p>182699</text:p>
          </table:table-cell>
          <table:table-cell office:value-type="float" office:value="283829" table:style-name="ce34">
            <text:p>283829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JJ401, 40/2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O</text:p>
          </table:table-cell>
          <table:table-cell office:value-type="float" office:value="0.25" table:formula="of:=[.G11]*0.25" table:style-name="ce31">
            <text:p>0.25</text:p>
          </table:table-cell>
          <table:table-cell office:value-type="float" office:value="0.251" table:formula="of:=[.I9]+0.001" table:style-name="ce31">
            <text:p>0.25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6" table:style-name="ce34">
            <text:p>182696</text:p>
          </table:table-cell>
          <table:table-cell office:value-type="float" office:value="290120" table:style-name="ce34">
            <text:p>290120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C 9665, 40/2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O</text:p>
          </table:table-cell>
          <table:table-cell office:value-type="float" office:value="0.25" table:formula="of:=[.G12]*0.25" table:style-name="ce31">
            <text:p>0.25</text:p>
          </table:table-cell>
          <table:table-cell office:value-type="float" office:value="0.20100000000000001" table:formula="of:=[.I10]+0.001" table:style-name="ce31">
            <text:p>0.20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9" table:style-name="ce34">
            <text:p>182699</text:p>
          </table:table-cell>
          <table:table-cell office:value-type="float" office:value="290120" table:style-name="ce34">
            <text:p>290120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C 9665, 40/2</text:p>
          </table:table-cell>
          <table:table-cell office:value-type="float" office:value="7" table:style-name="ce34">
            <text:p>7</text:p>
          </table:table-cell>
          <table:table-cell office:value-type="string" table:style-name="ce34">
            <text:p>CO</text:p>
          </table:table-cell>
          <table:table-cell office:value-type="float" office:value="1.75" table:formula="of:=[.G13]*0.25" table:style-name="ce31">
            <text:p>1.75</text:p>
          </table:table-cell>
          <table:table-cell office:value-type="float" office:value="0.251" table:formula="of:=[.I11]+0.001" table:style-name="ce31">
            <text:p>0.251</text:p>
          </table:table-cell>
          <table:covered-table-cell/>
          <table:table-cell table:number-columns-repeated="16373"/>
        </table:table-row>
        <table:table-row table:style-name="ro6">
          <table:covered-table-cell/>
          <table:table-cell table:style-name="ce31"/>
          <table:table-cell office:value-type="float" office:value="182699" table:style-name="ce34">
            <text:p>182699</text:p>
          </table:table-cell>
          <table:table-cell office:value-type="float" office:value="293066" table:style-name="ce34">
            <text:p>293066</text:p>
          </table:table-cell>
          <table:table-cell office:value-type="string" table:style-name="ce61">
            <text:p>THREAD,ASTRA ECOVERDE@5000MT</text:p>
          </table:table-cell>
          <table:table-cell office:value-type="string" table:style-name="ce61">
            <text:p>10 MNK, 40/2</text:p>
          </table:table-cell>
          <table:table-cell office:value-type="float" office:value="8" table:style-name="ce34">
            <text:p>8</text:p>
          </table:table-cell>
          <table:table-cell office:value-type="string" table:style-name="ce34">
            <text:p>CO</text:p>
          </table:table-cell>
          <table:table-cell office:value-type="float" office:value="2" table:formula="of:=[.G14]*0.25" table:style-name="ce31">
            <text:p>2</text:p>
          </table:table-cell>
          <table:table-cell office:value-type="float" office:value="0.251" table:formula="of:=[.I12]+0.001" table:style-name="ce31">
            <text:p>0.251</text:p>
          </table:table-cell>
          <table:covered-table-cell/>
          <table:table-cell table:number-columns-repeated="16373"/>
        </table:table-row>
        <table:table-row table:style-name="ro6">
          <table:table-cell table:number-columns-repeated="11" table:style-name="ce31"/>
          <table:table-cell table:number-columns-repeated="16373"/>
        </table:table-row>
        <table:table-row table:number-rows-repeated="1048561" table:style-name="ro4">
          <table:table-cell table:number-columns-repeated="16384"/>
        </table:table-row>
      </table:table>
      <table:table table:name="230724" table:style-name="ta2">
        <table:table-column table:style-name="co6" table:number-columns-repeated="4" table:default-cell-style-name="ce1"/>
        <table:table-column table:style-name="co65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80" draw:style-name="a323" draw:name="Graphics 1">
              <svg:title/>
              <svg:desc/>
              <text:p text:style-name="a321" text:class-names="" text:cond-style-name=""><text:span text:style-name="a32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23-07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64">
            <text:p>TO: CLN</text:p>
          </table:table-cell>
          <table:covered-table-cell table:number-columns-repeated="4"/>
          <table:table-cell table:number-columns-repeated="16373"/>
        </table:table-row>
        <table:table-row table:number-rows-repeated="4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REMAKS</text:p>
          </table:table-cell>
          <table:table-cell table:number-columns-repeated="16373"/>
        </table:table-row>
        <table:table-row table:style-name="ro6">
          <table:table-cell office:value-type="float" office:value="24001061" table:number-columns-spanned="1" table:number-rows-spanned="3" table:style-name="ce27">
            <text:p>24001061</text:p>
          </table:table-cell>
          <table:table-cell table:number-columns-spanned="1" table:number-rows-spanned="3" table:style-name="ce15"/>
          <table:table-cell office:value-type="float" office:value="183115" table:style-name="ce34">
            <text:p>183115</text:p>
          </table:table-cell>
          <table:table-cell office:value-type="float" office:value="290837" table:style-name="ce34">
            <text:p>290837</text:p>
          </table:table-cell>
          <table:table-cell office:value-type="string" table:style-name="ce61">
            <text:p>HEAT SEAL LABEL,FG TM-4 SYMBOL</text:p>
          </table:table-cell>
          <table:table-cell office:value-type="string" table:style-name="ce61">
            <text:p>LP157.3503</text:p>
          </table:table-cell>
          <table:table-cell office:value-type="float" office:value="10" table:style-name="ce34">
            <text:p>10</text:p>
          </table:table-cell>
          <table:table-cell office:value-type="string" table:style-name="ce34">
            <text:p>PC</text:p>
          </table:table-cell>
          <table:table-cell office:value-type="float" office:value="0.01" table:formula="of:=[.G9]*0.001" table:style-name="ce31">
            <text:p>0.01</text:p>
          </table:table-cell>
          <table:table-cell office:value-type="float" office:value="1.2E-2" table:formula="of:=[.I9]+0.002" table:style-name="ce31">
            <text:p>0.012</text:p>
          </table:table-cell>
          <table:table-cell office:value-type="string" table:number-columns-spanned="1" table:number-rows-spanned="3" table:style-name="ce27">
            <text:p>1 BOX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float" office:value="183114" table:style-name="ce34">
            <text:p>183114</text:p>
          </table:table-cell>
          <table:table-cell office:value-type="float" office:value="290837" table:style-name="ce34">
            <text:p>290837</text:p>
          </table:table-cell>
          <table:table-cell office:value-type="string" table:style-name="ce61">
            <text:p>HEAT SEAL LABEL,FG TM-4 SYMBOL</text:p>
          </table:table-cell>
          <table:table-cell office:value-type="string" table:style-name="ce61">
            <text:p>LP157.3503</text:p>
          </table:table-cell>
          <table:table-cell office:value-type="float" office:value="1133" table:style-name="ce34">
            <text:p>1133</text:p>
          </table:table-cell>
          <table:table-cell office:value-type="string" table:style-name="ce34">
            <text:p>PC</text:p>
          </table:table-cell>
          <table:table-cell office:value-type="float" office:value="1.133" table:formula="of:=[.G10]*0.001" table:style-name="ce31">
            <text:p>1.133</text:p>
          </table:table-cell>
          <table:table-cell office:value-type="float" office:value="1.135" table:formula="of:=[.I10]+0.002" table:style-name="ce31">
            <text:p>1.135</text:p>
          </table:table-cell>
          <table:covered-table-cell/>
          <table:table-cell table:number-columns-repeated="16373"/>
        </table:table-row>
        <table:table-row table:style-name="ro6">
          <table:covered-table-cell/>
          <table:covered-table-cell/>
          <table:table-cell office:value-type="float" office:value="183113" table:style-name="ce34">
            <text:p>183113</text:p>
          </table:table-cell>
          <table:table-cell office:value-type="float" office:value="290837" table:style-name="ce34">
            <text:p>290837</text:p>
          </table:table-cell>
          <table:table-cell office:value-type="string" table:style-name="ce61">
            <text:p>HEAT SEAL LABEL,FG TM-4 SYMBOL</text:p>
          </table:table-cell>
          <table:table-cell office:value-type="string" table:style-name="ce61">
            <text:p>LP157.3503</text:p>
          </table:table-cell>
          <table:table-cell office:value-type="float" office:value="1857" table:style-name="ce34">
            <text:p>1857</text:p>
          </table:table-cell>
          <table:table-cell office:value-type="string" table:style-name="ce34">
            <text:p>PC</text:p>
          </table:table-cell>
          <table:table-cell office:value-type="float" office:value="1.857" table:formula="of:=[.G11]*0.001" table:style-name="ce31">
            <text:p>1.857</text:p>
          </table:table-cell>
          <table:table-cell office:value-type="float" office:value="1.859" table:formula="of:=[.I11]+0.002" table:style-name="ce31">
            <text:p>1.859</text:p>
          </table:table-cell>
          <table:covered-table-cell/>
          <table:table-cell table:number-columns-repeated="16373"/>
        </table:table-row>
        <table:table-row table:style-name="ro6">
          <table:table-cell table:number-columns-repeated="11" table:style-name="ce31"/>
          <table:table-cell table:number-columns-repeated="16373"/>
        </table:table-row>
        <table:table-row table:number-rows-repeated="1048564" table:style-name="ro4">
          <table:table-cell table:number-columns-repeated="16384"/>
        </table:table-row>
      </table:table>
      <table:table table:name="SRIINDAH(010824)" table:style-name="ta2">
        <table:table-column table:style-name="co6" table:number-columns-repeated="3" table:default-cell-style-name="ce1"/>
        <table:table-column table:style-name="co66" table:default-cell-style-name="ce1"/>
        <table:table-column table:style-name="co67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8" table:number-rows-spanned="1" table:style-name="ce11">
            <text:p>PACKING LIST RETURN ACC SEWING</text:p>
            <draw:custom-shape svg:x="0.04167in" svg:y="0.09375in" svg:width="1.98605in" svg:height="1.35417in" draw:z-index="1" draw:id="id81" draw:style-name="a327" draw:name="Graphics 1">
              <svg:title/>
              <svg:desc/>
              <text:p text:style-name="a325" text:class-names="" text:cond-style-name=""><text:span text:style-name="a3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01-08-2024</text:p>
          </table:table-cell>
          <table:covered-table-cell/>
          <table:table-cell table:style-name="ce51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3" table:number-rows-spanned="1" table:style-name="ce49">
            <text:p>TO: PT. SRI INDAH LABETAMA</text:p>
          </table:table-cell>
          <table:covered-table-cell table:number-columns-repeated="2"/>
          <table:table-cell table:number-columns-repeated="16376"/>
        </table:table-row>
        <table:table-row table:number-rows-repeated="4" table:style-name="ro6">
          <table:table-cell table:number-columns-repeated="3" table:style-name="ce2"/>
          <table:table-cell table:style-name="ce3"/>
          <table:table-cell table:style-name="ce2"/>
          <table:table-cell table:number-columns-repeated="3" table:style-name="ce52"/>
          <table:table-cell table:number-columns-repeated="16376"/>
        </table:table-row>
        <table:table-row table:style-name="ro18">
          <table:table-cell office:value-type="string" table:style-name="ce25">
            <text:p>PO NUMBER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number-columns-repeated="16376"/>
        </table:table-row>
        <table:table-row table:style-name="ro6">
          <table:table-cell office:value-type="float" office:value="24001737" table:style-name="ce31">
            <text:p>24001737</text:p>
          </table:table-cell>
          <table:table-cell table:style-name="ce31"/>
          <table:table-cell office:value-type="float" office:value="285087" table:style-name="ce31">
            <text:p>285087</text:p>
          </table:table-cell>
          <table:table-cell office:value-type="string" table:style-name="ce31">
            <text:p>CARE LABEL ARKLINE</text:p>
          </table:table-cell>
          <table:table-cell office:value-type="string" table:style-name="ce31">
            <text:p>WITHOUT HOODIE</text:p>
          </table:table-cell>
          <table:table-cell office:value-type="float" office:value="780" table:style-name="ce31">
            <text:p>780</text:p>
          </table:table-cell>
          <table:table-cell office:value-type="string" table:style-name="ce31">
            <text:p>PC</text:p>
          </table:table-cell>
          <table:table-cell office:value-type="string" table:style-name="ce31">
            <text:p>1 AMPLOP</text:p>
          </table:table-cell>
          <table:table-cell table:number-columns-repeated="16376"/>
        </table:table-row>
        <table:table-row table:style-name="ro6">
          <table:table-cell table:number-columns-repeated="8" table:style-name="ce31"/>
          <table:table-cell table:number-columns-repeated="16376"/>
        </table:table-row>
        <table:table-row table:number-rows-repeated="1048566" table:style-name="ro4">
          <table:table-cell table:number-columns-repeated="16384"/>
        </table:table-row>
      </table:table>
      <table:table table:name="VICTORIALBL(020824)" table:style-name="ta2">
        <table:table-column table:style-name="co6" table:number-columns-repeated="3" table:default-cell-style-name="ce1"/>
        <table:table-column table:style-name="co68" table:default-cell-style-name="ce1"/>
        <table:table-column table:style-name="co69" table:default-cell-style-name="ce1"/>
        <table:table-column table:style-name="co6" table:number-columns-repeated="16379" table:default-cell-style-name="ce1"/>
        <table:table-row table:style-name="ro6">
          <table:table-cell office:value-type="string" table:number-columns-spanned="8" table:number-rows-spanned="1" table:style-name="ce11">
            <text:p>PACKING LIST RETURN ACC SEWING</text:p>
            <draw:custom-shape svg:x="0.04167in" svg:y="0.09375in" svg:width="1.98605in" svg:height="1.35417in" draw:z-index="1" draw:id="id82" draw:style-name="a331" draw:name="Graphics 1">
              <svg:title/>
              <svg:desc/>
              <text:p text:style-name="a329" text:class-names="" text:cond-style-name=""><text:span text:style-name="a32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02-08-2024</text:p>
          </table:table-cell>
          <table:covered-table-cell/>
          <table:table-cell table:style-name="ce51"/>
          <table:table-cell table:number-columns-repeated="16376"/>
        </table:table-row>
        <table:table-row table:style-name="ro6"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3" table:number-rows-spanned="1" table:style-name="ce49">
            <text:p>TO: PT. VICTORIA LABEL</text:p>
          </table:table-cell>
          <table:covered-table-cell table:number-columns-repeated="2"/>
          <table:table-cell table:number-columns-repeated="16376"/>
        </table:table-row>
        <table:table-row table:number-rows-repeated="4" table:style-name="ro6">
          <table:table-cell table:number-columns-repeated="3" table:style-name="ce2"/>
          <table:table-cell table:style-name="ce3"/>
          <table:table-cell table:style-name="ce2"/>
          <table:table-cell table:number-columns-repeated="3" table:style-name="ce52"/>
          <table:table-cell table:number-columns-repeated="16376"/>
        </table:table-row>
        <table:table-row table:style-name="ro18">
          <table:table-cell office:value-type="string" table:style-name="ce25">
            <text:p>PO NUMBER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REMAKS</text:p>
          </table:table-cell>
          <table:table-cell table:number-columns-repeated="16376"/>
        </table:table-row>
        <table:table-row table:style-name="ro6">
          <table:table-cell office:value-type="float" office:value="24001504" table:style-name="ce31">
            <text:p>24001504</text:p>
          </table:table-cell>
          <table:table-cell table:style-name="ce31"/>
          <table:table-cell office:value-type="float" office:value="298267" table:style-name="ce31">
            <text:p>298267</text:p>
          </table:table-cell>
          <table:table-cell office:value-type="string" table:style-name="ce31">
            <text:p>SIZE LABEL, EIGER</text:p>
          </table:table-cell>
          <table:table-cell office:value-type="string" table:style-name="ce31">
            <text:p>XS-7048, WHISPER WHITE, 2XL</text:p>
          </table:table-cell>
          <table:table-cell office:value-type="float" office:value="312" table:style-name="ce31">
            <text:p>312</text:p>
          </table:table-cell>
          <table:table-cell office:value-type="string" table:style-name="ce31">
            <text:p>PC</text:p>
          </table:table-cell>
          <table:table-cell office:value-type="string" table:style-name="ce31">
            <text:p>1 AMPLOP</text:p>
          </table:table-cell>
          <table:table-cell table:number-columns-repeated="16376"/>
        </table:table-row>
        <table:table-row table:style-name="ro6">
          <table:table-cell table:number-columns-repeated="8" table:style-name="ce31"/>
          <table:table-cell table:number-columns-repeated="16376"/>
        </table:table-row>
        <table:table-row table:number-rows-repeated="1048566" table:style-name="ro4">
          <table:table-cell table:number-columns-repeated="16384"/>
        </table:table-row>
      </table:table>
      <table:table table:name="200824" table:style-name="ta2">
        <table:table-column table:style-name="co6" table:number-columns-repeated="4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6" table:number-columns-repeated="16376" table:default-cell-style-name="ce1"/>
        <table:table-row table:style-name="ro6">
          <table:table-cell office:value-type="string" table:number-columns-spanned="11" table:number-rows-spanned="1" table:style-name="ce11">
            <text:p>PACKING LIST RETURN ACC SEWING</text:p>
            <draw:custom-shape svg:x="0.04167in" svg:y="0.0827in" svg:width="1.97563in" svg:height="1.1673in" draw:z-index="1" draw:id="id83" draw:style-name="a335" draw:name="Graphics 1">
              <svg:title/>
              <svg:desc/>
              <text:p text:style-name="a333" text:class-names="" text:cond-style-name=""><text:span text:style-name="a332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 table:number-columns-repeated="10"/>
          <table:table-cell table:number-columns-repeated="16373" table:style-name="ce1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2" table:number-rows-spanned="1" table:style-name="ce55">
            <text:p>Date: 20-08-2024</text:p>
          </table:table-cell>
          <table:covered-table-cell/>
          <table:table-cell table:number-columns-repeated="2" table:style-name="ce50"/>
          <table:table-cell table:style-name="ce51"/>
          <table:table-cell table:number-columns-repeated="16373" table:style-name="ce1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number-columns-spanned="5" table:number-rows-spanned="1" table:style-name="ce64">
            <text:p>TO: CLN</text:p>
          </table:table-cell>
          <table:covered-table-cell table:number-columns-repeated="4"/>
          <table:table-cell table:number-columns-repeated="16373" table:style-name="ce1"/>
        </table:table-row>
        <table:table-row table:style-name="ro6">
          <table:table-cell table:number-columns-repeated="4" table:style-name="ce2"/>
          <table:table-cell table:style-name="ce3"/>
          <table:table-cell table:style-name="ce2"/>
          <table:table-cell office:value-type="string" table:style-name="ce52">
            <text:p>Tgl Pengiriman</text:p>
          </table:table-cell>
          <table:table-cell office:value-type="string" table:style-name="ce52">
            <text:p>mm/dd/yyyy</text:p>
          </table:table-cell>
          <table:table-cell table:number-columns-repeated="3" table:style-name="ce52"/>
          <table:table-cell table:number-columns-repeated="16373" table:style-name="ce1"/>
        </table:table-row>
        <table:table-row table:number-rows-repeated="3" table:style-name="ro6">
          <table:table-cell table:number-columns-repeated="4" table:style-name="ce2"/>
          <table:table-cell table:style-name="ce3"/>
          <table:table-cell table:style-name="ce2"/>
          <table:table-cell table:number-columns-repeated="5" table:style-name="ce52"/>
          <table:table-cell table:number-columns-repeated="16373" table:style-name="ce1"/>
        </table:table-row>
        <table:table-row table:style-name="ro18">
          <table:table-cell office:value-type="string" table:style-name="ce25">
            <text:p>KONKER</text:p>
          </table:table-cell>
          <table:table-cell office:value-type="string" table:style-name="ce25">
            <text:p>STYLE</text:p>
          </table:table-cell>
          <table:table-cell office:value-type="string" table:style-name="ce25">
            <text:p>WO</text:p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DESCRIPTION-1</text:p>
          </table:table-cell>
          <table:table-cell office:value-type="string" table:style-name="ce25">
            <text:p>DESCRIPTION-2</text:p>
          </table:table-cell>
          <table:table-cell office:value-type="string" table:style-name="ce25">
            <text:p>QTY KIRIM</text:p>
          </table:table-cell>
          <table:table-cell office:value-type="string" table:style-name="ce25">
            <text:p>UM</text:p>
          </table:table-cell>
          <table:table-cell office:value-type="string" table:style-name="ce25">
            <text:p>NW</text:p>
          </table:table-cell>
          <table:table-cell office:value-type="string" table:style-name="ce25">
            <text:p>GW</text:p>
          </table:table-cell>
          <table:table-cell office:value-type="string" table:style-name="ce25">
            <text:p>qty kemasan</text:p>
          </table:table-cell>
          <table:table-cell office:value-type="string" table:style-name="ce65">
            <text:p>satuan kemasan</text:p>
          </table:table-cell>
          <table:table-cell table:number-columns-repeated="16372"/>
        </table:table-row>
        <table:table-row table:style-name="ro6">
          <table:table-cell office:value-type="float" office:value="24001061" table:style-name="ce31">
            <text:p>24001061</text:p>
          </table:table-cell>
          <table:table-cell table:style-name="ce31"/>
          <table:table-cell office:value-type="float" office:value="183110" table:style-name="ce34">
            <text:p>183110</text:p>
          </table:table-cell>
          <table:table-cell office:value-type="float" office:value="290952" table:style-name="ce34">
            <text:p>290952</text:p>
          </table:table-cell>
          <table:table-cell office:value-type="string" table:style-name="ce61">
            <text:p>ZIPPER,CORCBLS006,6MM,2WAY</text:p>
          </table:table-cell>
          <table:table-cell office:value-type="string" table:style-name="ce61">
            <text:p>61CM,CLOSEND,LOGO/STDSLIDR,BLK</text:p>
          </table:table-cell>
          <table:table-cell office:value-type="float" office:value="280" table:style-name="ce34">
            <text:p>280</text:p>
          </table:table-cell>
          <table:table-cell office:value-type="string" table:style-name="ce34">
            <text:p>PC</text:p>
          </table:table-cell>
          <table:table-cell office:value-type="float" office:value="5.6000000000000005" table:formula="of:=[.G9]*0.02" table:style-name="ce31">
            <text:p>5.6</text:p>
          </table:table-cell>
          <table:table-cell office:value-type="float" office:value="5.6010000000000009" table:formula="of:=[.I9]+0.001" table:style-name="ce31">
            <text:p>5.601</text:p>
          </table:table-cell>
          <table:table-cell office:value-type="float" office:value="1" table:style-name="ce56">
            <text:p>1</text:p>
          </table:table-cell>
          <table:table-cell office:value-type="string" table:style-name="ce31">
            <text:p>box</text:p>
          </table:table-cell>
          <table:table-cell table:number-columns-repeated="16372"/>
        </table:table-row>
        <table:table-row table:style-name="ro6">
          <table:table-cell table:number-columns-repeated="10" table:style-name="ce31"/>
          <table:table-cell table:style-name="ce56"/>
          <table:table-cell table:style-name="ce31"/>
          <table:table-cell table:number-columns-repeated="16372"/>
        </table:table-row>
        <table:table-row table:number-rows-repeated="1048566" table:style-name="ro4">
          <table:table-cell table:number-columns-repeated="16384"/>
        </table:table-row>
      </table:table>
      <table:named-expressions>
        <table:named-expression table:name="Excel_BuiltIn__FilterDatabase_1" table:expression="of:=0" table:base-cell-address="KAZEN.$A$1"/>
      </table:named-expressions>
      <table:database-ranges>
        <table:database-range table:target-range-address="EIGER.A4:EIGER.AMJ95" table:display-filter-buttons="true"/>
        <table:database-range table:target-range-address="CLN310524.A8:CLN310524.K66" table:display-filter-buttons="true">
          <table:filter>
            <table:filter-condition table:field-number="2" table:value="182854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byssinica SIL1" svg:font-family="&quot;Abyssinica SIL1&quot;"/>
    <style:font-face style:name="Abyssinica SIL" svg:font-family="&quot;Abyssinica SIL&quot;"/>
    <style:font-face style:name="Calibri1" svg:font-family="Calibri1"/>
    <style:font-face style:name="Franklin Gothic Book ,sans-seri" svg:font-family="&quot;Franklin Gothic Book ,sans-seri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BuiltIn_20_37__32_-_32_Accent1" style:display-name="Excel_BuiltIn_20% - Accent1" style:family="table-cell" style:data-style-name="N0">
      <style:table-cell-properties style:vertical-align="automatic" fo:background-color="#CC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86" xlink:href="media/image1.png" xlink:show="embed" xlink:actuate="onLoad"/>
    <draw:fill-image draw:name="a50" xlink:href="media/image1.png" xlink:show="embed" xlink:actuate="onLoad"/>
    <draw:fill-image draw:name="a310" xlink:href="media/image1.png" xlink:show="embed" xlink:actuate="onLoad"/>
    <draw:fill-image draw:name="a282" xlink:href="media/image1.png" xlink:show="embed" xlink:actuate="onLoad"/>
    <draw:fill-image draw:name="a126" xlink:href="media/image1.png" xlink:show="embed" xlink:actuate="onLoad"/>
    <draw:fill-image draw:name="a54" xlink:href="media/image1.png" xlink:show="embed" xlink:actuate="onLoad"/>
    <draw:fill-image draw:name="a314" xlink:href="media/image1.png" xlink:show="embed" xlink:actuate="onLoad"/>
    <draw:fill-image draw:name="a286" xlink:href="media/image1.png" xlink:show="embed" xlink:actuate="onLoad"/>
    <draw:fill-image draw:name="a250" xlink:href="media/image1.png" xlink:show="embed" xlink:actuate="onLoad"/>
    <draw:fill-image draw:name="a58" xlink:href="media/image1.png" xlink:show="embed" xlink:actuate="onLoad"/>
    <draw:fill-image draw:name="a318" xlink:href="media/image1.png" xlink:show="embed" xlink:actuate="onLoad"/>
    <draw:fill-image draw:name="a254" xlink:href="media/image1.png" xlink:show="embed" xlink:actuate="onLoad"/>
    <draw:fill-image draw:name="a22" xlink:href="media/image1.png" xlink:show="embed" xlink:actuate="onLoad"/>
    <draw:fill-image draw:name="a190" xlink:href="media/image1.png" xlink:show="embed" xlink:actuate="onLoad"/>
    <draw:fill-image draw:name="a258" xlink:href="media/image1.png" xlink:show="embed" xlink:actuate="onLoad"/>
    <draw:fill-image draw:name="a26" xlink:href="media/image1.png" xlink:show="embed" xlink:actuate="onLoad"/>
    <draw:fill-image draw:name="a194" xlink:href="media/image1.png" xlink:show="embed" xlink:actuate="onLoad"/>
    <draw:fill-image draw:name="a222" xlink:href="media/image1.png" xlink:show="embed" xlink:actuate="onLoad"/>
    <draw:fill-image draw:name="a198" xlink:href="media/image1.png" xlink:show="embed" xlink:actuate="onLoad"/>
    <draw:fill-image draw:name="a226" xlink:href="media/image1.png" xlink:show="embed" xlink:actuate="onLoad"/>
    <draw:fill-image draw:name="a162" xlink:href="media/image1.png" xlink:show="embed" xlink:actuate="onLoad"/>
    <draw:fill-image draw:name="a90" xlink:href="media/image1.png" xlink:show="embed" xlink:actuate="onLoad"/>
    <draw:fill-image draw:name="a166" xlink:href="media/image1.png" xlink:show="embed" xlink:actuate="onLoad"/>
    <draw:fill-image draw:name="a130" xlink:href="media/image1.png" xlink:show="embed" xlink:actuate="onLoad"/>
    <draw:fill-image draw:name="a94" xlink:href="media/image1.png" xlink:show="embed" xlink:actuate="onLoad"/>
    <draw:fill-image draw:name="a290" xlink:href="media/image1.png" xlink:show="embed" xlink:actuate="onLoad"/>
    <draw:fill-image draw:name="a134" xlink:href="media/image1.png" xlink:show="embed" xlink:actuate="onLoad"/>
    <draw:fill-image draw:name="a98" xlink:href="media/image1.png" xlink:show="embed" xlink:actuate="onLoad"/>
    <draw:fill-image draw:name="a62" xlink:href="media/image1.png" xlink:show="embed" xlink:actuate="onLoad"/>
    <draw:fill-image draw:name="a322" xlink:href="media/image1.png" xlink:show="embed" xlink:actuate="onLoad"/>
    <draw:fill-image draw:name="a294" xlink:href="media/image1.png" xlink:show="embed" xlink:actuate="onLoad"/>
    <draw:fill-image draw:name="a138" xlink:href="media/image1.png" xlink:show="embed" xlink:actuate="onLoad"/>
    <draw:fill-image draw:name="a102" xlink:href="media/image1.png" xlink:show="embed" xlink:actuate="onLoad"/>
    <draw:fill-image draw:name="a66" xlink:href="media/image1.png" xlink:show="embed" xlink:actuate="onLoad"/>
    <draw:fill-image draw:name="a326" xlink:href="media/image1.png" xlink:show="embed" xlink:actuate="onLoad"/>
    <draw:fill-image draw:name="a298" xlink:href="media/image1.png" xlink:show="embed" xlink:actuate="onLoad"/>
    <draw:fill-image draw:name="a2" xlink:href="media/image1.png" xlink:show="embed" xlink:actuate="onLoad"/>
    <draw:fill-image draw:name="a30" xlink:href="media/image1.png" xlink:show="embed" xlink:actuate="onLoad"/>
    <draw:fill-image draw:name="a262" xlink:href="media/image1.png" xlink:show="embed" xlink:actuate="onLoad"/>
    <draw:fill-image draw:name="a106" xlink:href="media/image1.png" xlink:show="embed" xlink:actuate="onLoad"/>
    <draw:fill-image draw:name="a6" xlink:href="media/image1.png" xlink:show="embed" xlink:actuate="onLoad"/>
    <draw:fill-image draw:name="a34" xlink:href="media/image1.png" xlink:show="embed" xlink:actuate="onLoad"/>
    <draw:fill-image draw:name="a266" xlink:href="media/image1.png" xlink:show="embed" xlink:actuate="onLoad"/>
    <draw:fill-image draw:name="a230" xlink:href="media/image1.png" xlink:show="embed" xlink:actuate="onLoad"/>
    <draw:fill-image draw:name="a38" xlink:href="media/image1.png" xlink:show="embed" xlink:actuate="onLoad"/>
    <draw:fill-image draw:name="a234" xlink:href="media/image1.png" xlink:show="embed" xlink:actuate="onLoad"/>
    <draw:fill-image draw:name="a170" xlink:href="media/image1.png" xlink:show="embed" xlink:actuate="onLoad"/>
    <draw:fill-image draw:name="a238" xlink:href="media/image1.png" xlink:show="embed" xlink:actuate="onLoad"/>
    <draw:fill-image draw:name="a174" xlink:href="media/image1.png" xlink:show="embed" xlink:actuate="onLoad"/>
    <draw:fill-image draw:name="a202" xlink:href="media/image1.png" xlink:show="embed" xlink:actuate="onLoad"/>
    <draw:fill-image draw:name="a206" xlink:href="media/image1.png" xlink:show="embed" xlink:actuate="onLoad"/>
    <draw:fill-image draw:name="a178" xlink:href="media/image1.png" xlink:show="embed" xlink:actuate="onLoad"/>
    <draw:fill-image draw:name="a142" xlink:href="media/image1.png" xlink:show="embed" xlink:actuate="onLoad"/>
    <draw:fill-image draw:name="a70" xlink:href="media/image1.png" xlink:show="embed" xlink:actuate="onLoad"/>
    <draw:fill-image draw:name="a330" xlink:href="media/image1.png" xlink:show="embed" xlink:actuate="onLoad"/>
    <draw:fill-image draw:name="a146" xlink:href="media/image1.png" xlink:show="embed" xlink:actuate="onLoad"/>
    <draw:fill-image draw:name="a110" xlink:href="media/image1.png" xlink:show="embed" xlink:actuate="onLoad"/>
    <draw:fill-image draw:name="a74" xlink:href="media/image1.png" xlink:show="embed" xlink:actuate="onLoad"/>
    <draw:fill-image draw:name="a334" xlink:href="media/image1.png" xlink:show="embed" xlink:actuate="onLoad"/>
    <draw:fill-image draw:name="a270" xlink:href="media/image1.png" xlink:show="embed" xlink:actuate="onLoad"/>
    <draw:fill-image draw:name="a114" xlink:href="media/image1.png" xlink:show="embed" xlink:actuate="onLoad"/>
    <draw:fill-image draw:name="a78" xlink:href="media/image1.png" xlink:show="embed" xlink:actuate="onLoad"/>
    <draw:fill-image draw:name="a274" xlink:href="media/image1.png" xlink:show="embed" xlink:actuate="onLoad"/>
    <draw:fill-image draw:name="a302" xlink:href="media/image1.png" xlink:show="embed" xlink:actuate="onLoad"/>
    <draw:fill-image draw:name="a42" xlink:href="media/image1.png" xlink:show="embed" xlink:actuate="onLoad"/>
    <draw:fill-image draw:name="a118" xlink:href="media/image1.png" xlink:show="embed" xlink:actuate="onLoad"/>
    <draw:fill-image draw:name="a278" xlink:href="media/image1.png" xlink:show="embed" xlink:actuate="onLoad"/>
    <draw:fill-image draw:name="a306" xlink:href="media/image1.png" xlink:show="embed" xlink:actuate="onLoad"/>
    <draw:fill-image draw:name="a46" xlink:href="media/image1.png" xlink:show="embed" xlink:actuate="onLoad"/>
    <draw:fill-image draw:name="a10" xlink:href="media/image1.png" xlink:show="embed" xlink:actuate="onLoad"/>
    <draw:fill-image draw:name="a242" xlink:href="media/image1.png" xlink:show="embed" xlink:actuate="onLoad"/>
    <draw:fill-image draw:name="a14" xlink:href="media/image1.png" xlink:show="embed" xlink:actuate="onLoad"/>
    <draw:fill-image draw:name="a246" xlink:href="media/image1.png" xlink:show="embed" xlink:actuate="onLoad"/>
    <draw:fill-image draw:name="a182" xlink:href="media/image1.png" xlink:show="embed" xlink:actuate="onLoad"/>
    <draw:fill-image draw:name="a210" xlink:href="media/image1.png" xlink:show="embed" xlink:actuate="onLoad"/>
    <draw:fill-image draw:name="a18" xlink:href="media/image1.png" xlink:show="embed" xlink:actuate="onLoad"/>
    <draw:fill-image draw:name="a186" xlink:href="media/image1.png" xlink:show="embed" xlink:actuate="onLoad"/>
    <draw:fill-image draw:name="a214" xlink:href="media/image1.png" xlink:show="embed" xlink:actuate="onLoad"/>
    <draw:fill-image draw:name="a150" xlink:href="media/image1.png" xlink:show="embed" xlink:actuate="onLoad"/>
    <draw:fill-image draw:name="a218" xlink:href="media/image1.png" xlink:show="embed" xlink:actuate="onLoad"/>
    <draw:fill-image draw:name="a154" xlink:href="media/image1.png" xlink:show="embed" xlink:actuate="onLoad"/>
    <draw:fill-image draw:name="a82" xlink:href="media/image1.png" xlink:show="embed" xlink:actuate="onLoad"/>
    <draw:fill-image draw:name="a158" xlink:href="media/image1.png" xlink:show="embed" xlink:actuate="onLoad"/>
    <draw:fill-image draw:name="a122" xlink:href="media/image1.png" xlink:show="embed" xlink:actuate="onLoad"/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025</meta:generator>
    <meta:initial-creator>meilani suwasti</meta:initial-creator>
    <dc:creator>ASUS Vivobook</dc:creator>
    <meta:creation-date>2022-10-25T14:30:37Z</meta:creation-date>
    <dc:date>2024-10-17T03:27:19Z</dc:date>
    <meta:editing-cycles>67</meta:editing-cycles>
    <meta:editing-duration>PT99798S</meta:editing-duration>
  </office:meta>
</office:document-meta>
</file>